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3" style:family="table-cell" style:parent-style-name="Default" style:data-style-name="N0">
      <style:table-cell-properties fo:border="thin solid #000000" style:vertical-align="automatic" fo:background-color="transparent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9" style:family="table-cell" style:parent-style-name="Default" style:data-style-name="N0">
      <style:table-cell-properties fo:border="thin solid #000000" fo:background-color="transparent"/>
      <style:text-properties fo:font-size="9pt" style:font-size-asian="9pt" style:font-size-complex="9pt"/>
    </style:style>
    <style:style style:name="ce10" style:family="table-cell" style:parent-style-name="Default" style:data-style-name="N1">
      <style:table-cell-properties fo:border="thin solid #000000" fo:background-color="transparent"/>
      <style:text-properties fo:font-size="9pt" style:font-size-asian="9pt" style:font-size-complex="9pt"/>
    </style:style>
    <style:style style:name="ce11" style:family="table-cell" style:parent-style-name="Default" style:data-style-name="N4">
      <style:table-cell-properties fo:border="thin solid #000000" fo:background-color="transparent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.353cm"/>
      <style:text-properties fo:font-size="9pt" style:font-size-asian="9pt" style:font-size-complex="9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15" style:family="table-cell" style:parent-style-name="Default" style:data-style-name="N4">
      <style:table-cell-properties fo:border="2pt solid #000000" style:vertical-align="middle" fo:background-color="transparent"/>
      <style:text-properties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20">
      <style:table-cell-properties fo:border="thin solid #000000" fo:background-color="transparent"/>
      <style:text-properties fo:font-size="9pt" style:font-size-asian="9pt" style:font-size-complex="9pt"/>
    </style:style>
    <style:style style:name="ce18" style:family="table-cell" style:parent-style-name="Default" style:data-style-name="N2">
      <style:table-cell-properties fo:background-color="transparent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fo:font-size="9pt" style:font-size-asian="9pt" style:font-size-complex="9pt"/>
    </style:style>
    <style:style style:name="ce20" style:family="table-cell" style:parent-style-name="Default" style:data-style-name="N20">
      <style:table-cell-properties fo:border-top="none" fo:border-bottom="none" fo:border-left="2pt solid #000000" fo:border-right="none" fo:background-color="transparent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fo:border-top="none" fo:border-bottom="none" fo:border-left="none" fo:border-right="2pt solid #000000" fo:background-color="transparent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fo:border-top="none" fo:border-bottom="none" fo:border-left="2pt solid #000000" fo:border-right="none"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fo:background-color="transparent"/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fo:border-top="none" fo:border-bottom="2pt solid #000000" fo:border-left="none" fo:border-right="2pt solid #000000" fo:background-color="transparent"/>
      <style:text-properties fo:font-size="9pt" style:font-size-asian="9pt" style:font-size-complex="9pt"/>
    </style:style>
    <style:style style:name="ce26" style:family="table-cell" style:parent-style-name="Default" style:data-style-name="N0">
      <style:table-cell-properties fo:border="thin solid #000000"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4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36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start" fo:margin-left="0.353cm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30" style:family="table-cell" style:parent-style-name="Default" style:data-style-name="N0">
      <style:table-cell-properties fo:background-color="transparent"/>
      <style:text-properties fo:font-size="9pt" style:font-size-asian="9pt" style:font-size-complex="9pt" fo:font-style="italic" style:font-style-asian="italic" style:font-style-complex="italic" style:font-family-generic="swiss"/>
    </style:style>
    <style:style style:name="ce31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end" fo:margin-right="1.059cm"/>
    </style:style>
    <style:style style:name="ce32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end" fo:margin-right="1.059cm"/>
    </style:style>
    <style:style style:name="ce3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transparent" style:repeat-content="false"/>
      <style:paragraph-properties fo:text-align="start" fo:margin-left="0.353cm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3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39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41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42" style:family="table-cell" style:parent-style-name="Default" style:data-style-name="N19">
      <style:table-cell-properties fo:background-color="transparent"/>
      <style:text-properties fo:font-size="9pt" style:font-size-asian="9pt" style:font-size-complex="9pt"/>
    </style:style>
    <style:style style:name="ce43" style:family="table-cell" style:parent-style-name="Default" style:data-style-name="N0">
      <style:table-cell-properties fo:border="thin solid #000000" fo:background-color="transparent"/>
      <style:text-properties fo:font-size="9pt" style:font-size-asian="9pt" style:font-size-complex="9pt" style:font-family-generic="swiss"/>
    </style:style>
    <style:style style:name="ce4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46" style:family="table-cell" style:parent-style-name="Default" style:data-style-name="N0">
      <style:table-cell-properties fo:border="thin solid #000000" style:vertical-align="automatic" fo:background-color="transparent"/>
      <style:text-properties fo:font-size="9pt" style:font-size-asian="9pt" style:font-size-complex="9pt"/>
    </style:style>
    <style:style style:name="ce4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.353cm"/>
      <style:text-properties fo:font-size="9pt" style:font-size-asian="9pt" style:font-size-complex="9pt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end" fo:margin-right="0.353cm"/>
    </style:style>
    <style:style style:name="ce49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.353cm"/>
    </style:style>
    <style:style style:name="ce5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.706cm"/>
      <style:text-properties fo:font-size="9pt" style:font-size-asian="9pt" style:font-size-complex="9pt"/>
    </style:style>
    <style:style style:name="ce51" style:family="table-cell" style:parent-style-name="Default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ce52" style:family="table-cell" style:parent-style-name="Default" style:data-style-name="N0">
      <style:table-cell-properties style:vertical-align="automatic" fo:background-color="transparent"/>
      <style:text-properties fo:font-size="9pt" style:font-size-asian="9pt" style:font-size-complex="9pt"/>
    </style:style>
    <style:style style:name="ce5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  <style:text-properties fo:font-size="9pt" style:font-size-asian="9pt" style:font-size-complex="9pt"/>
    </style:style>
    <style:style style:name="ce54" style:family="table-cell" style:parent-style-name="Default" style:data-style-name="N19">
      <style:table-cell-properties fo:border-top="none" fo:border-bottom="none" fo:border-left="2pt solid #000000" fo:border-right="none" style:vertical-align="automatic" fo:background-color="transparent"/>
      <style:text-properties fo:font-size="9pt" style:font-size-asian="9pt" style:font-size-complex="9pt"/>
    </style:style>
    <style:style style:name="ce55" style:family="table-cell" style:parent-style-name="Default" style:data-style-name="N0">
      <style:table-cell-properties style:vertical-align="automatic"/>
    </style:style>
    <style:style style:name="ce56" style:family="table-cell" style:parent-style-name="Default" style:data-style-name="N20">
      <style:table-cell-properties fo:border="thin solid #000000" style:vertical-align="automatic" fo:background-color="transparent"/>
      <style:text-properties fo:font-size="9pt" style:font-size-asian="9pt" style:font-size-complex="9pt"/>
    </style:style>
    <style:style style:name="ce57" style:family="table-cell" style:parent-style-name="Default" style:data-style-name="N20">
      <style:table-cell-properties fo:border="thin solid #000000" style:vertical-align="automatic"/>
      <style:text-properties fo:font-size="9pt" style:font-size-asian="9pt" style:font-size-complex="9pt"/>
    </style:style>
    <style:style style:name="ce58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61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/>
      <style:text-properties fo:font-size="9pt" style:font-size-asian="9pt" style:font-size-complex="9pt"/>
    </style:style>
    <style:style style:name="ce67" style:family="table-cell" style:parent-style-name="Default" style:data-style-name="N21">
      <style:table-cell-properties fo:border-top="none" fo:border-bottom="none" fo:border-left="2pt solid #000000" fo:border-right="none" style:vertical-align="automatic" fo:background-color="transparent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0.211666666666667cm"/>
    </style:style>
    <style:style style:name="co9" style:family="table-column">
      <style:table-column-properties fo:break-before="auto" style:column-width="0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2.35479166666667cm" style:use-optimal-column-width="true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.9pt" style:use-optimal-row-height="false" fo:break-before="auto"/>
    </style:style>
    <style:style style:name="ro4" style:family="table-row">
      <style:table-row-properties style:row-height="9.9pt" style:use-optimal-row-height="false" fo:break-before="auto"/>
    </style:style>
    <style:style style:name="ro5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onth_01" table:style-name="ta1" table:print-ranges="Month_01.A1:Month_01.H5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4" table:default-cell-style-name="ce1" table:visibility="collapse"/>
        <table:table-column table:style-name="co10" table:number-columns-repeated="16371" table:default-cell-style-name="ce1"/>
        <table:table-row table:style-name="ro1">
          <table:table-cell office:value-type="string" table:number-columns-spanned="8" table:number-rows-spanned="1" table:style-name="ce44">
            <text:p>EXPENSES CLAIM FORM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45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47">
            <text:p>Enter X if vat registered leave blank if not registered or flat rate scheme</text:p>
          </table:table-cell>
          <table:covered-table-cell table:number-columns-repeated="5"/>
          <table:table-cell office:value-type="string" table:style-name="ce16">
            <text:p>x</text:p>
          </table:table-cell>
          <table:table-cell table:number-columns-repeated="16377" table:style-name="ce1"/>
        </table:table-row>
        <table:table-row table:style-name="ro3">
          <table:table-cell table:number-columns-spanned="8" table:number-rows-spanned="1" table:style-name="ce51"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Name</text:p>
          </table:table-cell>
          <table:table-cell table:number-columns-spanned="3" table:number-rows-spanned="1" table:style-name="ce46"/>
          <table:covered-table-cell table:number-columns-repeated="2"/>
          <table:table-cell table:style-name="ce1"/>
          <table:table-cell office:value-type="string" table:number-columns-spanned="2" table:number-rows-spanned="1" table:style-name="ce45">
            <text:p>Vat rate applied</text:p>
          </table:table-cell>
          <table:covered-table-cell/>
          <table:table-cell office:value-type="float" office:value="20" table:style-name="ce41">
            <text:p>20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ddress</text:p>
          </table:table-cell>
          <table:table-cell table:number-columns-spanned="3" table:number-rows-spanned="1" table:style-name="ce46"/>
          <table:covered-table-cell table:number-columns-repeated="2"/>
          <table:table-cell table:style-name="ce1"/>
          <table:table-cell office:value-type="string" table:style-name="ce1">
            <text:p>Date From:</text:p>
          </table:table-cell>
          <table:table-cell office:value-type="date" office:date-value="2013-04-01T00:00:00" table:number-columns-spanned="2" table:number-rows-spanned="1" table:style-name="ce56">
            <text:p>01-Apr-13</text:p>
          </table:table-cell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table:style-name="ce4"/>
          <table:table-cell office:value-type="string" table:style-name="ce5">
            <text:p>Post Code</text:p>
          </table:table-cell>
          <table:table-cell table:style-name="ce3"/>
          <table:table-cell table:style-name="ce1"/>
          <table:table-cell office:value-type="string" table:style-name="ce1">
            <text:p>Date To:</text:p>
          </table:table-cell>
          <table:table-cell office:value-type="date" office:date-value="2013-04-30T00:00:00" table:number-columns-spanned="2" table:number-rows-spanned="1" table:style-name="ce56">
            <text:p>30-Apr-13</text:p>
          </table:table-cell>
          <table:covered-table-cell/>
          <table:table-cell table:number-columns-repeated="16376" table:style-name="ce1"/>
        </table:table-row>
        <table:table-row table:style-name="ro4">
          <table:table-cell table:style-name="ce6"/>
          <table:table-cell table:number-columns-repeated="3" table:style-name="ce7"/>
          <table:table-cell table:number-columns-repeated="4" table:style-name="ce6"/>
          <table:table-cell table:number-columns-repeated="16376" table:style-name="ce1"/>
        </table:table-row>
        <table:table-row table:style-name="ro5">
          <table:table-cell office:value-type="string" table:style-name="ce37">
            <text:p>Date</text:p>
          </table:table-cell>
          <table:table-cell office:value-type="string" table:style-name="ce37">
            <text:p>Description of Expense</text:p>
          </table:table-cell>
          <table:table-cell office:value-type="string" table:style-name="ce37">
            <text:p>Destination and Purpose</text:p>
          </table:table-cell>
          <table:table-cell office:value-type="string" table:style-name="ce37">
            <text:p>Mileage</text:p>
          </table:table-cell>
          <table:table-cell office:value-type="string" table:style-name="ce37">
            <text:p>Expense Type</text:p>
          </table:table-cell>
          <table:table-cell office:value-type="string" table:style-name="ce37">
            <text:p>Total Claimed</text:p>
          </table:table-cell>
          <table:table-cell office:value-type="string" table:style-name="ce37">
            <text:p>Vat</text:p>
          </table:table-cell>
          <table:table-cell office:value-type="string" table:style-name="ce37">
            <text:p>Net Expense</text:p>
          </table:table-cell>
          <table:table-cell table:style-name="ce8"/>
          <table:table-cell office:value-type="string" table:style-name="ce8">
            <text:p>General Admin</text:p>
          </table:table-cell>
          <table:table-cell office:value-type="string" table:style-name="ce8">
            <text:p>Hotel &amp; Travel</text:p>
          </table:table-cell>
          <table:table-cell office:value-type="string" table:style-name="ce8">
            <text:p>Vehicle or Mileage</text:p>
          </table:table-cell>
          <table:table-cell office:value-type="string" table:style-name="ce8">
            <text:p>Other Expenses</text:p>
          </table:table-cell>
          <table:table-cell table:number-columns-repeated="16371" table:style-name="ce8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0&gt;0,IF(G$3=&quot;X&quot;,F10*H$5/100/(1+H$5/100),&quot; &quot;),&quot; &quot;)" table:style-name="ce11">
            <text:p><text:s/></text:p>
          </table:table-cell>
          <table:table-cell office:value-type="string" office:string-value=" " table:formula="msoxl:=IF(F10&gt;0,IF(G10=&quot; &quot;,F10,F10-G10),&quot; &quot;)" table:style-name="ce11">
            <text:p><text:s/></text:p>
          </table:table-cell>
          <table:table-cell table:style-name="ce1"/>
          <table:table-cell office:value-type="string" office:string-value=" " table:formula="msoxl:=IF(E10=&quot;General Admin&quot;,H10,&quot; &quot;)" table:style-name="ce28">
            <text:p><text:s/></text:p>
          </table:table-cell>
          <table:table-cell office:value-type="string" office:string-value=" " table:formula="msoxl:=IF(E10=&quot;Hotel &amp; Travel&quot;,H10,&quot; &quot;)" table:style-name="ce28">
            <text:p><text:s/></text:p>
          </table:table-cell>
          <table:table-cell office:value-type="string" office:string-value=" " table:formula="msoxl:=IF(E10=&quot;Vehicle or Mileage&quot;,H10,&quot; &quot;)" table:style-name="ce28">
            <text:p><text:s/></text:p>
          </table:table-cell>
          <table:table-cell office:value-type="string" office:string-value=" " table:formula="msoxl:=IF(E10=&quot;Other Expenses&quot;,H1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1&gt;0,IF(G$3=&quot;X&quot;,F11*H$5/100/(1+H$5/100),&quot; &quot;),&quot; &quot;)" table:style-name="ce11">
            <text:p><text:s/></text:p>
          </table:table-cell>
          <table:table-cell office:value-type="string" office:string-value=" " table:formula="msoxl:=IF(F11&gt;0,IF(G11=&quot; &quot;,F11,F11-G11),&quot; &quot;)" table:style-name="ce11">
            <text:p><text:s/></text:p>
          </table:table-cell>
          <table:table-cell table:style-name="ce1"/>
          <table:table-cell office:value-type="string" office:string-value=" " table:formula="msoxl:=IF(E11=&quot;General Admin&quot;,H11,&quot; &quot;)" table:style-name="ce28">
            <text:p><text:s/></text:p>
          </table:table-cell>
          <table:table-cell office:value-type="string" office:string-value=" " table:formula="msoxl:=IF(E11=&quot;Hotel &amp; Travel&quot;,H11,&quot; &quot;)" table:style-name="ce28">
            <text:p><text:s/></text:p>
          </table:table-cell>
          <table:table-cell office:value-type="string" office:string-value=" " table:formula="msoxl:=IF(E11=&quot;Vehicle or Mileage&quot;,H11,&quot; &quot;)" table:style-name="ce28">
            <text:p><text:s/></text:p>
          </table:table-cell>
          <table:table-cell office:value-type="string" office:string-value=" " table:formula="msoxl:=IF(E11=&quot;Other Expenses&quot;,H1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2&gt;0,IF(G$3=&quot;X&quot;,F12*H$5/100/(1+H$5/100),&quot; &quot;),&quot; &quot;)" table:style-name="ce11">
            <text:p><text:s/></text:p>
          </table:table-cell>
          <table:table-cell office:value-type="string" office:string-value=" " table:formula="msoxl:=IF(F12&gt;0,IF(G12=&quot; &quot;,F12,F12-G12),&quot; &quot;)" table:style-name="ce11">
            <text:p><text:s/></text:p>
          </table:table-cell>
          <table:table-cell table:style-name="ce1"/>
          <table:table-cell office:value-type="string" office:string-value=" " table:formula="msoxl:=IF(E12=&quot;General Admin&quot;,H12,&quot; &quot;)" table:style-name="ce28">
            <text:p><text:s/></text:p>
          </table:table-cell>
          <table:table-cell office:value-type="string" office:string-value=" " table:formula="msoxl:=IF(E12=&quot;Hotel &amp; Travel&quot;,H12,&quot; &quot;)" table:style-name="ce28">
            <text:p><text:s/></text:p>
          </table:table-cell>
          <table:table-cell office:value-type="string" office:string-value=" " table:formula="msoxl:=IF(E12=&quot;Vehicle or Mileage&quot;,H12,&quot; &quot;)" table:style-name="ce28">
            <text:p><text:s/></text:p>
          </table:table-cell>
          <table:table-cell office:value-type="string" office:string-value=" " table:formula="msoxl:=IF(E12=&quot;Other Expenses&quot;,H1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3&gt;0,IF(G$3=&quot;X&quot;,F13*H$5/100/(1+H$5/100),&quot; &quot;),&quot; &quot;)" table:style-name="ce11">
            <text:p><text:s/></text:p>
          </table:table-cell>
          <table:table-cell office:value-type="string" office:string-value=" " table:formula="msoxl:=IF(F13&gt;0,IF(G13=&quot; &quot;,F13,F13-G13),&quot; &quot;)" table:style-name="ce11">
            <text:p><text:s/></text:p>
          </table:table-cell>
          <table:table-cell table:style-name="ce1"/>
          <table:table-cell office:value-type="string" office:string-value=" " table:formula="msoxl:=IF(E13=&quot;General Admin&quot;,H13,&quot; &quot;)" table:style-name="ce28">
            <text:p><text:s/></text:p>
          </table:table-cell>
          <table:table-cell office:value-type="string" office:string-value=" " table:formula="msoxl:=IF(E13=&quot;Hotel &amp; Travel&quot;,H13,&quot; &quot;)" table:style-name="ce28">
            <text:p><text:s/></text:p>
          </table:table-cell>
          <table:table-cell office:value-type="string" office:string-value=" " table:formula="msoxl:=IF(E13=&quot;Vehicle or Mileage&quot;,H13,&quot; &quot;)" table:style-name="ce28">
            <text:p><text:s/></text:p>
          </table:table-cell>
          <table:table-cell office:value-type="string" office:string-value=" " table:formula="msoxl:=IF(E13=&quot;Other Expenses&quot;,H1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4&gt;0,IF(G$3=&quot;X&quot;,F14*H$5/100/(1+H$5/100),&quot; &quot;),&quot; &quot;)" table:style-name="ce11">
            <text:p><text:s/></text:p>
          </table:table-cell>
          <table:table-cell office:value-type="string" office:string-value=" " table:formula="msoxl:=IF(F14&gt;0,IF(G14=&quot; &quot;,F14,F14-G14),&quot; &quot;)" table:style-name="ce11">
            <text:p><text:s/></text:p>
          </table:table-cell>
          <table:table-cell table:style-name="ce1"/>
          <table:table-cell office:value-type="string" office:string-value=" " table:formula="msoxl:=IF(E14=&quot;General Admin&quot;,H14,&quot; &quot;)" table:style-name="ce28">
            <text:p><text:s/></text:p>
          </table:table-cell>
          <table:table-cell office:value-type="string" office:string-value=" " table:formula="msoxl:=IF(E14=&quot;Hotel &amp; Travel&quot;,H14,&quot; &quot;)" table:style-name="ce28">
            <text:p><text:s/></text:p>
          </table:table-cell>
          <table:table-cell office:value-type="string" office:string-value=" " table:formula="msoxl:=IF(E14=&quot;Vehicle or Mileage&quot;,H14,&quot; &quot;)" table:style-name="ce28">
            <text:p><text:s/></text:p>
          </table:table-cell>
          <table:table-cell office:value-type="string" office:string-value=" " table:formula="msoxl:=IF(E14=&quot;Other Expenses&quot;,H1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5&gt;0,IF(G$3=&quot;X&quot;,F15*H$5/100/(1+H$5/100),&quot; &quot;),&quot; &quot;)" table:style-name="ce11">
            <text:p><text:s/></text:p>
          </table:table-cell>
          <table:table-cell office:value-type="string" office:string-value=" " table:formula="msoxl:=IF(F15&gt;0,IF(G15=&quot; &quot;,F15,F15-G15),&quot; &quot;)" table:style-name="ce11">
            <text:p><text:s/></text:p>
          </table:table-cell>
          <table:table-cell table:style-name="ce1"/>
          <table:table-cell office:value-type="string" office:string-value=" " table:formula="msoxl:=IF(E15=&quot;General Admin&quot;,H15,&quot; &quot;)" table:style-name="ce28">
            <text:p><text:s/></text:p>
          </table:table-cell>
          <table:table-cell office:value-type="string" office:string-value=" " table:formula="msoxl:=IF(E15=&quot;Hotel &amp; Travel&quot;,H15,&quot; &quot;)" table:style-name="ce28">
            <text:p><text:s/></text:p>
          </table:table-cell>
          <table:table-cell office:value-type="string" office:string-value=" " table:formula="msoxl:=IF(E15=&quot;Vehicle or Mileage&quot;,H15,&quot; &quot;)" table:style-name="ce28">
            <text:p><text:s/></text:p>
          </table:table-cell>
          <table:table-cell office:value-type="string" office:string-value=" " table:formula="msoxl:=IF(E15=&quot;Other Expenses&quot;,H1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6&gt;0,IF(G$3=&quot;X&quot;,F16*H$5/100/(1+H$5/100),&quot; &quot;),&quot; &quot;)" table:style-name="ce11">
            <text:p><text:s/></text:p>
          </table:table-cell>
          <table:table-cell office:value-type="string" office:string-value=" " table:formula="msoxl:=IF(F16&gt;0,IF(G16=&quot; &quot;,F16,F16-G16),&quot; &quot;)" table:style-name="ce11">
            <text:p><text:s/></text:p>
          </table:table-cell>
          <table:table-cell table:style-name="ce1"/>
          <table:table-cell office:value-type="string" office:string-value=" " table:formula="msoxl:=IF(E16=&quot;General Admin&quot;,H16,&quot; &quot;)" table:style-name="ce28">
            <text:p><text:s/></text:p>
          </table:table-cell>
          <table:table-cell office:value-type="string" office:string-value=" " table:formula="msoxl:=IF(E16=&quot;Hotel &amp; Travel&quot;,H16,&quot; &quot;)" table:style-name="ce28">
            <text:p><text:s/></text:p>
          </table:table-cell>
          <table:table-cell office:value-type="string" office:string-value=" " table:formula="msoxl:=IF(E16=&quot;Vehicle or Mileage&quot;,H16,&quot; &quot;)" table:style-name="ce28">
            <text:p><text:s/></text:p>
          </table:table-cell>
          <table:table-cell office:value-type="string" office:string-value=" " table:formula="msoxl:=IF(E16=&quot;Other Expenses&quot;,H1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7&gt;0,IF(G$3=&quot;X&quot;,F17*H$5/100/(1+H$5/100),&quot; &quot;),&quot; &quot;)" table:style-name="ce11">
            <text:p><text:s/></text:p>
          </table:table-cell>
          <table:table-cell office:value-type="string" office:string-value=" " table:formula="msoxl:=IF(F17&gt;0,IF(G17=&quot; &quot;,F17,F17-G17),&quot; &quot;)" table:style-name="ce11">
            <text:p><text:s/></text:p>
          </table:table-cell>
          <table:table-cell table:style-name="ce1"/>
          <table:table-cell office:value-type="string" office:string-value=" " table:formula="msoxl:=IF(E17=&quot;General Admin&quot;,H17,&quot; &quot;)" table:style-name="ce28">
            <text:p><text:s/></text:p>
          </table:table-cell>
          <table:table-cell office:value-type="string" office:string-value=" " table:formula="msoxl:=IF(E17=&quot;Hotel &amp; Travel&quot;,H17,&quot; &quot;)" table:style-name="ce28">
            <text:p><text:s/></text:p>
          </table:table-cell>
          <table:table-cell office:value-type="string" office:string-value=" " table:formula="msoxl:=IF(E17=&quot;Vehicle or Mileage&quot;,H17,&quot; &quot;)" table:style-name="ce28">
            <text:p><text:s/></text:p>
          </table:table-cell>
          <table:table-cell office:value-type="string" office:string-value=" " table:formula="msoxl:=IF(E17=&quot;Other Expenses&quot;,H1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8&gt;0,IF(G$3=&quot;X&quot;,F18*H$5/100/(1+H$5/100),&quot; &quot;),&quot; &quot;)" table:style-name="ce11">
            <text:p><text:s/></text:p>
          </table:table-cell>
          <table:table-cell office:value-type="string" office:string-value=" " table:formula="msoxl:=IF(F18&gt;0,IF(G18=&quot; &quot;,F18,F18-G18),&quot; &quot;)" table:style-name="ce11">
            <text:p><text:s/></text:p>
          </table:table-cell>
          <table:table-cell table:style-name="ce1"/>
          <table:table-cell office:value-type="string" office:string-value=" " table:formula="msoxl:=IF(E18=&quot;General Admin&quot;,H18,&quot; &quot;)" table:style-name="ce28">
            <text:p><text:s/></text:p>
          </table:table-cell>
          <table:table-cell office:value-type="string" office:string-value=" " table:formula="msoxl:=IF(E18=&quot;Hotel &amp; Travel&quot;,H18,&quot; &quot;)" table:style-name="ce28">
            <text:p><text:s/></text:p>
          </table:table-cell>
          <table:table-cell office:value-type="string" office:string-value=" " table:formula="msoxl:=IF(E18=&quot;Vehicle or Mileage&quot;,H18,&quot; &quot;)" table:style-name="ce28">
            <text:p><text:s/></text:p>
          </table:table-cell>
          <table:table-cell office:value-type="string" office:string-value=" " table:formula="msoxl:=IF(E18=&quot;Other Expenses&quot;,H1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9&gt;0,IF(G$3=&quot;X&quot;,F19*H$5/100/(1+H$5/100),&quot; &quot;),&quot; &quot;)" table:style-name="ce11">
            <text:p><text:s/></text:p>
          </table:table-cell>
          <table:table-cell office:value-type="string" office:string-value=" " table:formula="msoxl:=IF(F19&gt;0,IF(G19=&quot; &quot;,F19,F19-G19),&quot; &quot;)" table:style-name="ce11">
            <text:p><text:s/></text:p>
          </table:table-cell>
          <table:table-cell table:style-name="ce1"/>
          <table:table-cell office:value-type="string" office:string-value=" " table:formula="msoxl:=IF(E19=&quot;General Admin&quot;,H19,&quot; &quot;)" table:style-name="ce28">
            <text:p><text:s/></text:p>
          </table:table-cell>
          <table:table-cell office:value-type="string" office:string-value=" " table:formula="msoxl:=IF(E19=&quot;Hotel &amp; Travel&quot;,H19,&quot; &quot;)" table:style-name="ce28">
            <text:p><text:s/></text:p>
          </table:table-cell>
          <table:table-cell office:value-type="string" office:string-value=" " table:formula="msoxl:=IF(E19=&quot;Vehicle or Mileage&quot;,H19,&quot; &quot;)" table:style-name="ce28">
            <text:p><text:s/></text:p>
          </table:table-cell>
          <table:table-cell office:value-type="string" office:string-value=" " table:formula="msoxl:=IF(E19=&quot;Other Expenses&quot;,H1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0&gt;0,IF(G$3=&quot;X&quot;,F20*H$5/100/(1+H$5/100),&quot; &quot;),&quot; &quot;)" table:style-name="ce11">
            <text:p><text:s/></text:p>
          </table:table-cell>
          <table:table-cell office:value-type="string" office:string-value=" " table:formula="msoxl:=IF(F20&gt;0,IF(G20=&quot; &quot;,F20,F20-G20),&quot; &quot;)" table:style-name="ce11">
            <text:p><text:s/></text:p>
          </table:table-cell>
          <table:table-cell table:style-name="ce1"/>
          <table:table-cell office:value-type="string" office:string-value=" " table:formula="msoxl:=IF(E20=&quot;General Admin&quot;,H20,&quot; &quot;)" table:style-name="ce28">
            <text:p><text:s/></text:p>
          </table:table-cell>
          <table:table-cell office:value-type="string" office:string-value=" " table:formula="msoxl:=IF(E20=&quot;Hotel &amp; Travel&quot;,H20,&quot; &quot;)" table:style-name="ce28">
            <text:p><text:s/></text:p>
          </table:table-cell>
          <table:table-cell office:value-type="string" office:string-value=" " table:formula="msoxl:=IF(E20=&quot;Vehicle or Mileage&quot;,H20,&quot; &quot;)" table:style-name="ce28">
            <text:p><text:s/></text:p>
          </table:table-cell>
          <table:table-cell office:value-type="string" office:string-value=" " table:formula="msoxl:=IF(E20=&quot;Other Expenses&quot;,H2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1&gt;0,IF(G$3=&quot;X&quot;,F21*H$5/100/(1+H$5/100),&quot; &quot;),&quot; &quot;)" table:style-name="ce11">
            <text:p><text:s/></text:p>
          </table:table-cell>
          <table:table-cell office:value-type="string" office:string-value=" " table:formula="msoxl:=IF(F21&gt;0,IF(G21=&quot; &quot;,F21,F21-G21),&quot; &quot;)" table:style-name="ce11">
            <text:p><text:s/></text:p>
          </table:table-cell>
          <table:table-cell table:style-name="ce1"/>
          <table:table-cell office:value-type="string" office:string-value=" " table:formula="msoxl:=IF(E21=&quot;General Admin&quot;,H21,&quot; &quot;)" table:style-name="ce28">
            <text:p><text:s/></text:p>
          </table:table-cell>
          <table:table-cell office:value-type="string" office:string-value=" " table:formula="msoxl:=IF(E21=&quot;Hotel &amp; Travel&quot;,H21,&quot; &quot;)" table:style-name="ce28">
            <text:p><text:s/></text:p>
          </table:table-cell>
          <table:table-cell office:value-type="string" office:string-value=" " table:formula="msoxl:=IF(E21=&quot;Vehicle or Mileage&quot;,H21,&quot; &quot;)" table:style-name="ce28">
            <text:p><text:s/></text:p>
          </table:table-cell>
          <table:table-cell office:value-type="string" office:string-value=" " table:formula="msoxl:=IF(E21=&quot;Other Expenses&quot;,H2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2&gt;0,IF(G$3=&quot;X&quot;,F22*H$5/100/(1+H$5/100),&quot; &quot;),&quot; &quot;)" table:style-name="ce11">
            <text:p><text:s/></text:p>
          </table:table-cell>
          <table:table-cell office:value-type="string" office:string-value=" " table:formula="msoxl:=IF(F22&gt;0,IF(G22=&quot; &quot;,F22,F22-G22),&quot; &quot;)" table:style-name="ce11">
            <text:p><text:s/></text:p>
          </table:table-cell>
          <table:table-cell table:style-name="ce1"/>
          <table:table-cell office:value-type="string" office:string-value=" " table:formula="msoxl:=IF(E22=&quot;General Admin&quot;,H22,&quot; &quot;)" table:style-name="ce28">
            <text:p><text:s/></text:p>
          </table:table-cell>
          <table:table-cell office:value-type="string" office:string-value=" " table:formula="msoxl:=IF(E22=&quot;Hotel &amp; Travel&quot;,H22,&quot; &quot;)" table:style-name="ce28">
            <text:p><text:s/></text:p>
          </table:table-cell>
          <table:table-cell office:value-type="string" office:string-value=" " table:formula="msoxl:=IF(E22=&quot;Vehicle or Mileage&quot;,H22,&quot; &quot;)" table:style-name="ce28">
            <text:p><text:s/></text:p>
          </table:table-cell>
          <table:table-cell office:value-type="string" office:string-value=" " table:formula="msoxl:=IF(E22=&quot;Other Expenses&quot;,H2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3&gt;0,IF(G$3=&quot;X&quot;,F23*H$5/100/(1+H$5/100),&quot; &quot;),&quot; &quot;)" table:style-name="ce11">
            <text:p><text:s/></text:p>
          </table:table-cell>
          <table:table-cell office:value-type="string" office:string-value=" " table:formula="msoxl:=IF(F23&gt;0,IF(G23=&quot; &quot;,F23,F23-G23),&quot; &quot;)" table:style-name="ce11">
            <text:p><text:s/></text:p>
          </table:table-cell>
          <table:table-cell table:style-name="ce1"/>
          <table:table-cell office:value-type="string" office:string-value=" " table:formula="msoxl:=IF(E23=&quot;General Admin&quot;,H23,&quot; &quot;)" table:style-name="ce28">
            <text:p><text:s/></text:p>
          </table:table-cell>
          <table:table-cell office:value-type="string" office:string-value=" " table:formula="msoxl:=IF(E23=&quot;Hotel &amp; Travel&quot;,H23,&quot; &quot;)" table:style-name="ce28">
            <text:p><text:s/></text:p>
          </table:table-cell>
          <table:table-cell office:value-type="string" office:string-value=" " table:formula="msoxl:=IF(E23=&quot;Vehicle or Mileage&quot;,H23,&quot; &quot;)" table:style-name="ce28">
            <text:p><text:s/></text:p>
          </table:table-cell>
          <table:table-cell office:value-type="string" office:string-value=" " table:formula="msoxl:=IF(E23=&quot;Other Expenses&quot;,H2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4&gt;0,IF(G$3=&quot;X&quot;,F24*H$5/100/(1+H$5/100),&quot; &quot;),&quot; &quot;)" table:style-name="ce11">
            <text:p><text:s/></text:p>
          </table:table-cell>
          <table:table-cell office:value-type="string" office:string-value=" " table:formula="msoxl:=IF(F24&gt;0,IF(G24=&quot; &quot;,F24,F24-G24),&quot; &quot;)" table:style-name="ce11">
            <text:p><text:s/></text:p>
          </table:table-cell>
          <table:table-cell table:style-name="ce1"/>
          <table:table-cell office:value-type="string" office:string-value=" " table:formula="msoxl:=IF(E24=&quot;General Admin&quot;,H24,&quot; &quot;)" table:style-name="ce28">
            <text:p><text:s/></text:p>
          </table:table-cell>
          <table:table-cell office:value-type="string" office:string-value=" " table:formula="msoxl:=IF(E24=&quot;Hotel &amp; Travel&quot;,H24,&quot; &quot;)" table:style-name="ce28">
            <text:p><text:s/></text:p>
          </table:table-cell>
          <table:table-cell office:value-type="string" office:string-value=" " table:formula="msoxl:=IF(E24=&quot;Vehicle or Mileage&quot;,H24,&quot; &quot;)" table:style-name="ce28">
            <text:p><text:s/></text:p>
          </table:table-cell>
          <table:table-cell office:value-type="string" office:string-value=" " table:formula="msoxl:=IF(E24=&quot;Other Expenses&quot;,H2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5&gt;0,IF(G$3=&quot;X&quot;,F25*H$5/100/(1+H$5/100),&quot; &quot;),&quot; &quot;)" table:style-name="ce11">
            <text:p><text:s/></text:p>
          </table:table-cell>
          <table:table-cell office:value-type="string" office:string-value=" " table:formula="msoxl:=IF(F25&gt;0,IF(G25=&quot; &quot;,F25,F25-G25),&quot; &quot;)" table:style-name="ce11">
            <text:p><text:s/></text:p>
          </table:table-cell>
          <table:table-cell table:style-name="ce1"/>
          <table:table-cell office:value-type="string" office:string-value=" " table:formula="msoxl:=IF(E25=&quot;General Admin&quot;,H25,&quot; &quot;)" table:style-name="ce28">
            <text:p><text:s/></text:p>
          </table:table-cell>
          <table:table-cell office:value-type="string" office:string-value=" " table:formula="msoxl:=IF(E25=&quot;Hotel &amp; Travel&quot;,H25,&quot; &quot;)" table:style-name="ce28">
            <text:p><text:s/></text:p>
          </table:table-cell>
          <table:table-cell office:value-type="string" office:string-value=" " table:formula="msoxl:=IF(E25=&quot;Vehicle or Mileage&quot;,H25,&quot; &quot;)" table:style-name="ce28">
            <text:p><text:s/></text:p>
          </table:table-cell>
          <table:table-cell office:value-type="string" office:string-value=" " table:formula="msoxl:=IF(E25=&quot;Other Expenses&quot;,H2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6&gt;0,IF(G$3=&quot;X&quot;,F26*H$5/100/(1+H$5/100),&quot; &quot;),&quot; &quot;)" table:style-name="ce11">
            <text:p><text:s/></text:p>
          </table:table-cell>
          <table:table-cell office:value-type="string" office:string-value=" " table:formula="msoxl:=IF(F26&gt;0,IF(G26=&quot; &quot;,F26,F26-G26),&quot; &quot;)" table:style-name="ce11">
            <text:p><text:s/></text:p>
          </table:table-cell>
          <table:table-cell table:style-name="ce1"/>
          <table:table-cell office:value-type="string" office:string-value=" " table:formula="msoxl:=IF(E26=&quot;General Admin&quot;,H26,&quot; &quot;)" table:style-name="ce28">
            <text:p><text:s/></text:p>
          </table:table-cell>
          <table:table-cell office:value-type="string" office:string-value=" " table:formula="msoxl:=IF(E26=&quot;Hotel &amp; Travel&quot;,H26,&quot; &quot;)" table:style-name="ce28">
            <text:p><text:s/></text:p>
          </table:table-cell>
          <table:table-cell office:value-type="string" office:string-value=" " table:formula="msoxl:=IF(E26=&quot;Vehicle or Mileage&quot;,H26,&quot; &quot;)" table:style-name="ce28">
            <text:p><text:s/></text:p>
          </table:table-cell>
          <table:table-cell office:value-type="string" office:string-value=" " table:formula="msoxl:=IF(E26=&quot;Other Expenses&quot;,H2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7&gt;0,IF(G$3=&quot;X&quot;,F27*H$5/100/(1+H$5/100),&quot; &quot;),&quot; &quot;)" table:style-name="ce11">
            <text:p><text:s/></text:p>
          </table:table-cell>
          <table:table-cell office:value-type="string" office:string-value=" " table:formula="msoxl:=IF(F27&gt;0,IF(G27=&quot; &quot;,F27,F27-G27),&quot; &quot;)" table:style-name="ce11">
            <text:p><text:s/></text:p>
          </table:table-cell>
          <table:table-cell table:style-name="ce1"/>
          <table:table-cell office:value-type="string" office:string-value=" " table:formula="msoxl:=IF(E27=&quot;General Admin&quot;,H27,&quot; &quot;)" table:style-name="ce28">
            <text:p><text:s/></text:p>
          </table:table-cell>
          <table:table-cell office:value-type="string" office:string-value=" " table:formula="msoxl:=IF(E27=&quot;Hotel &amp; Travel&quot;,H27,&quot; &quot;)" table:style-name="ce28">
            <text:p><text:s/></text:p>
          </table:table-cell>
          <table:table-cell office:value-type="string" office:string-value=" " table:formula="msoxl:=IF(E27=&quot;Vehicle or Mileage&quot;,H27,&quot; &quot;)" table:style-name="ce28">
            <text:p><text:s/></text:p>
          </table:table-cell>
          <table:table-cell office:value-type="string" office:string-value=" " table:formula="msoxl:=IF(E27=&quot;Other Expenses&quot;,H2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8&gt;0,IF(G$3=&quot;X&quot;,F28*H$5/100/(1+H$5/100),&quot; &quot;),&quot; &quot;)" table:style-name="ce11">
            <text:p><text:s/></text:p>
          </table:table-cell>
          <table:table-cell office:value-type="string" office:string-value=" " table:formula="msoxl:=IF(F28&gt;0,IF(G28=&quot; &quot;,F28,F28-G28),&quot; &quot;)" table:style-name="ce11">
            <text:p><text:s/></text:p>
          </table:table-cell>
          <table:table-cell table:style-name="ce1"/>
          <table:table-cell office:value-type="string" office:string-value=" " table:formula="msoxl:=IF(E28=&quot;General Admin&quot;,H28,&quot; &quot;)" table:style-name="ce28">
            <text:p><text:s/></text:p>
          </table:table-cell>
          <table:table-cell office:value-type="string" office:string-value=" " table:formula="msoxl:=IF(E28=&quot;Hotel &amp; Travel&quot;,H28,&quot; &quot;)" table:style-name="ce28">
            <text:p><text:s/></text:p>
          </table:table-cell>
          <table:table-cell office:value-type="string" office:string-value=" " table:formula="msoxl:=IF(E28=&quot;Vehicle or Mileage&quot;,H28,&quot; &quot;)" table:style-name="ce28">
            <text:p><text:s/></text:p>
          </table:table-cell>
          <table:table-cell office:value-type="string" office:string-value=" " table:formula="msoxl:=IF(E28=&quot;Other Expenses&quot;,H2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9&gt;0,IF(G$3=&quot;X&quot;,F29*H$5/100/(1+H$5/100),&quot; &quot;),&quot; &quot;)" table:style-name="ce11">
            <text:p><text:s/></text:p>
          </table:table-cell>
          <table:table-cell office:value-type="string" office:string-value=" " table:formula="msoxl:=IF(F29&gt;0,IF(G29=&quot; &quot;,F29,F29-G29),&quot; &quot;)" table:style-name="ce11">
            <text:p><text:s/></text:p>
          </table:table-cell>
          <table:table-cell table:style-name="ce1"/>
          <table:table-cell office:value-type="string" office:string-value=" " table:formula="msoxl:=IF(E29=&quot;General Admin&quot;,H29,&quot; &quot;)" table:style-name="ce28">
            <text:p><text:s/></text:p>
          </table:table-cell>
          <table:table-cell office:value-type="string" office:string-value=" " table:formula="msoxl:=IF(E29=&quot;Hotel &amp; Travel&quot;,H29,&quot; &quot;)" table:style-name="ce28">
            <text:p><text:s/></text:p>
          </table:table-cell>
          <table:table-cell office:value-type="string" office:string-value=" " table:formula="msoxl:=IF(E29=&quot;Vehicle or Mileage&quot;,H29,&quot; &quot;)" table:style-name="ce28">
            <text:p><text:s/></text:p>
          </table:table-cell>
          <table:table-cell office:value-type="string" office:string-value=" " table:formula="msoxl:=IF(E29=&quot;Other Expenses&quot;,H2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6"/>
          <table:table-cell office:value-type="string" office:string-value="Mileage Claim @ 45p" table:formula="msoxl:=&quot;Mileage Claim @ &quot; &amp; TEXT(C30*100,0) &amp; &quot;p&quot;" table:style-name="ce12">
            <text:p>Mileage Claim @ 45p</text:p>
          </table:table-cell>
          <table:table-cell office:value-type="float" office:value="0.45" table:style-name="ce18">
            <text:p>0.45</text:p>
          </table:table-cell>
          <table:table-cell office:value-type="float" office:value="0" table:formula="msoxl:=SUM(D10:D29)" table:style-name="ce10">
            <text:p>0</text:p>
          </table:table-cell>
          <table:table-cell office:value-type="string" table:style-name="ce26">
            <text:p>Vehicle or Mileage</text:p>
          </table:table-cell>
          <table:table-cell office:value-type="string" office:string-value=" " table:formula="msoxl:=IF(D30&gt;0,D30*C30,&quot; &quot;)" table:style-name="ce11">
            <text:p><text:s/></text:p>
          </table:table-cell>
          <table:table-cell table:style-name="ce11"/>
          <table:table-cell office:value-type="string" office:string-value=" " table:formula="msoxl:=IF(D30&gt;0,F30-G30,&quot; &quot;)" table:style-name="ce11">
            <text:p><text:s/></text:p>
          </table:table-cell>
          <table:table-cell table:style-name="ce1"/>
          <table:table-cell office:value-type="string" office:string-value=" " table:formula="msoxl:=IF(E30=&quot;General Admin&quot;,H30,&quot; &quot;)" table:style-name="ce28">
            <text:p><text:s/></text:p>
          </table:table-cell>
          <table:table-cell office:value-type="string" office:string-value=" " table:formula="msoxl:=IF(E30=&quot;Hotel &amp; Travel&quot;,H30,&quot; &quot;)" table:style-name="ce28">
            <text:p><text:s/></text:p>
          </table:table-cell>
          <table:table-cell office:value-type="string" office:string-value=" " table:formula="msoxl:=IF(E30=&quot;Vehicle or Mileage&quot;,H30,&quot; &quot;)" table:style-name="ce28">
            <text:p><text:s/></text:p>
          </table:table-cell>
          <table:table-cell office:value-type="string" office:string-value=" " table:formula="msoxl:=IF(E30=&quot;Other Expenses&quot;,H3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number-columns-repeated="5" table:style-name="ce6"/>
          <table:table-cell office:value-type="float" office:value="0" table:formula="msoxl:=SUM(F10:F30)" table:style-name="ce11">
            <text:p>0.00</text:p>
          </table:table-cell>
          <table:table-cell office:value-type="float" office:value="0" table:formula="msoxl:=SUM(G10:G30)" table:style-name="ce11">
            <text:p>0.00</text:p>
          </table:table-cell>
          <table:table-cell office:value-type="float" office:value="0" table:formula="msoxl:=SUM(H10:H30)" table:style-name="ce11">
            <text:p>0.00</text:p>
          </table:table-cell>
          <table:table-cell table:style-name="ce1"/>
          <table:table-cell office:value-type="float" office:value="0" table:formula="msoxl:=SUM(J10:J30)" table:style-name="ce11">
            <text:p>0.00</text:p>
          </table:table-cell>
          <table:table-cell office:value-type="float" office:value="0" table:formula="msoxl:=SUM(K10:K30)" table:style-name="ce11">
            <text:p>0.00</text:p>
          </table:table-cell>
          <table:table-cell office:value-type="float" office:value="0" table:formula="msoxl:=SUM(L10:L30)" table:style-name="ce11">
            <text:p>0.00</text:p>
          </table:table-cell>
          <table:table-cell office:value-type="float" office:value="0" table:formula="msoxl:=SUM(M10:M30)" table:style-name="ce11">
            <text:p>0.00</text:p>
          </table:table-cell>
          <table:table-cell table:number-columns-repeated="16371"/>
        </table:table-row>
        <table:table-row table:style-name="ro4">
          <table:table-cell table:number-columns-spanned="8" table:number-rows-spanned="1" table:style-name="ce52"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6"/>
          <table:table-cell table:style-name="ce13"/>
          <table:table-cell office:value-type="string" table:number-columns-spanned="2" table:number-rows-spanned="1" table:style-name="ce69">
            <text:p>TOTAL AMOUNT PAYABLE</text:p>
          </table:table-cell>
          <table:covered-table-cell/>
          <table:table-cell office:value-type="string" table:style-name="ce14">
            <text:p>£<text:s/></text:p>
          </table:table-cell>
          <table:table-cell office:value-type="float" office:value="0" table:formula="msoxl:=F31" table:style-name="ce15">
            <text:p>0.00</text:p>
          </table:table-cell>
          <table:table-cell table:number-columns-spanned="2" table:number-rows-spanned="1" table:style-name="ce54"/>
          <table:covered-table-cell/>
          <table:table-cell table:number-columns-repeated="16376"/>
        </table:table-row>
        <table:table-row table:style-name="ro4">
          <table:table-cell table:number-columns-spanned="8" table:number-rows-spanned="1" table:style-name="ce52"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53">
            <text:p>I confirm the amount claimed has been incurred solely on business and does not include travel expenses from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53">
            <text:p>home to normal place of work, personal or third party expens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1">
            <text:p>Signed</text:p>
          </table:table-cell>
          <table:table-cell office:value-type="string" table:number-columns-spanned="2" table:number-rows-spanned="1" table:style-name="ce51">
            <text:p>…………………………………………………………….</text:p>
          </table:table-cell>
          <table:covered-table-cell/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1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50">
            <text:p>Payment Authorised By</text:p>
          </table:table-cell>
          <table:covered-table-cell/>
          <table:table-cell office:value-type="string" table:style-name="ce1">
            <text:p>…………………………</text:p>
          </table:table-cell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1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35">
            <text:p>OFFICE USE: Accounting Summary</text:p>
          </table:table-cell>
          <table:table-cell table:style-name="ce36"/>
          <table:table-cell office:value-type="string" table:style-name="ce39">
            <text:p>Reference</text:p>
          </table:table-cell>
          <table:table-cell office:value-type="string" table:style-name="ce40">
            <text:p>Exp01</text:p>
          </table:table-cell>
          <table:table-cell table:number-columns-repeated="2" table:style-name="ce19"/>
          <table:table-cell office:value-type="string" table:number-columns-spanned="1" table:number-rows-spanned="2" table:style-name="ce62">
            <text:p>Entry Code Letter</text:p>
          </table:table-cell>
          <table:table-cell table:style-name="ce31"/>
          <table:table-cell table:number-columns-repeated="16376"/>
        </table:table-row>
        <table:table-row table:style-name="ro2">
          <table:table-cell table:style-name="ce29"/>
          <table:table-cell table:style-name="ce30"/>
          <table:table-cell table:number-columns-repeated="4" table:style-name="ce6"/>
          <table:covered-table-cell/>
          <table:table-cell table:style-name="ce32"/>
          <table:table-cell table:number-columns-repeated="16376"/>
        </table:table-row>
        <table:table-row table:style-name="ro2">
          <table:table-cell office:value-type="date" office:date-value="2013-04-30T00:00:00" table:formula="msoxl:=IF(G7&gt;0,G7,&quot; &quot;)" table:style-name="ce20">
            <text:p>30-Apr-13</text:p>
          </table:table-cell>
          <table:table-cell office:value-type="string" office:string-value=" " table:formula="msoxl:=IF(B5&gt;0,B5,&quot; &quot;)" table:number-columns-spanned="2" table:number-rows-spanned="1" table:style-name="ce52">
            <text:p><text:s/></text:p>
          </table:table-cell>
          <table:covered-table-cell/>
          <table:table-cell office:value-type="string" table:style-name="ce6">
            <text:p>Total Purchases</text:p>
          </table:table-cell>
          <table:table-cell table:style-name="ce6"/>
          <table:table-cell office:value-type="string" office:string-value=" " table:formula="msoxl:=IF(F31&gt;0,F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Vat Input</text:p>
          </table:table-cell>
          <table:table-cell table:style-name="ce6"/>
          <table:table-cell office:value-type="string" office:string-value=" " table:formula="msoxl:=IF(G31&gt;0,G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Expense analysis</text:p>
          </table:table-cell>
          <table:table-cell table:number-columns-repeated="3"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52">
            <text:p>General Admin</text:p>
          </table:table-cell>
          <table:covered-table-cell/>
          <table:table-cell office:value-type="string" office:string-value=" " table:formula="msoxl:=IF(J31&gt;0,J31,&quot; &quot;)" table:style-name="ce27">
            <text:p><text:s/></text:p>
          </table:table-cell>
          <table:table-cell office:value-type="string" table:style-name="ce38">
            <text:p>G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52">
            <text:p>Hotel &amp; Travel</text:p>
          </table:table-cell>
          <table:covered-table-cell/>
          <table:table-cell office:value-type="string" office:string-value=" " table:formula="msoxl:=IF(K31&gt;0,K31,&quot; &quot;)" table:style-name="ce27">
            <text:p><text:s/></text:p>
          </table:table-cell>
          <table:table-cell office:value-type="string" table:style-name="ce38">
            <text:p>H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1"/>
          <table:table-cell table:style-name="ce33"/>
          <table:table-cell office:value-type="string" table:number-columns-spanned="2" table:number-rows-spanned="1" table:style-name="ce52">
            <text:p>Vehicle or Mileage</text:p>
          </table:table-cell>
          <table:covered-table-cell/>
          <table:table-cell office:value-type="string" office:string-value=" " table:formula="msoxl:=IF(L31&gt;0,L31,&quot; &quot;)" table:style-name="ce27">
            <text:p><text:s/></text:p>
          </table:table-cell>
          <table:table-cell office:value-type="string" table:style-name="ce38">
            <text:p>V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office:value-type="string" table:number-columns-spanned="1" table:number-rows-spanned="2" table:style-name="ce60">
            <text:p>Manual analysis required of Other Expenses for accounts</text:p>
          </table:table-cell>
          <table:table-cell table:style-name="ce33"/>
          <table:table-cell office:value-type="string" table:number-columns-spanned="2" table:number-rows-spanned="1" table:style-name="ce52">
            <text:p>Other Expenses</text:p>
          </table:table-cell>
          <table:covered-table-cell/>
          <table:table-cell office:value-type="string" office:string-value=" " table:formula="msoxl:=IF(M31&gt;0,M31,&quot; &quot;)" table:style-name="ce27">
            <text:p><text:s/></text:p>
          </table:table-cell>
          <table:table-cell office:value-type="string" table:number-columns-spanned="2" table:number-rows-spanned="1" table:style-name="ce68">
            <text:p>To be allocated manually</text:p>
          </table:table-cell>
          <table:covered-table-cell/>
          <table:table-cell table:number-columns-repeated="16376"/>
        </table:table-row>
        <table:table-row table:style-name="ro2">
          <table:table-cell table:style-name="ce22"/>
          <table:covered-table-cell/>
          <table:table-cell table:style-name="ce33"/>
          <table:table-cell table:number-columns-repeated="2" table:style-name="ce7"/>
          <table:table-cell table:style-name="ce27"/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3"/>
          <table:table-cell table:number-columns-repeated="2" table:style-name="ce34"/>
          <table:table-cell table:number-columns-repeated="4" table:style-name="ce24"/>
          <table:table-cell table:style-name="ce25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Month_02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4" table:default-cell-style-name="ce1" table:visibility="collapse"/>
        <table:table-column table:style-name="co10" table:number-columns-repeated="3" table:default-cell-style-name="ce1"/>
        <table:table-column table:style-name="co11" table:default-cell-style-name="ce1"/>
        <table:table-column table:style-name="co10" table:number-columns-repeated="16367" table:default-cell-style-name="ce1"/>
        <table:table-row table:style-name="ro1">
          <table:table-cell office:value-type="string" table:number-columns-spanned="8" table:number-rows-spanned="1" table:style-name="ce44">
            <text:p>EXPENSES CLAIM FORM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45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47">
            <text:p>Enter X if vat registered leave blank if not registered or flat rate scheme</text:p>
          </table:table-cell>
          <table:covered-table-cell table:number-columns-repeated="5"/>
          <table:table-cell office:value-type="string" table:style-name="ce16">
            <text:p>x</text:p>
          </table:table-cell>
          <table:table-cell table:number-columns-repeated="16377" table:style-name="ce1"/>
        </table:table-row>
        <table:table-row table:style-name="ro3">
          <table:table-cell table:number-columns-spanned="8" table:number-rows-spanned="1" table:style-name="ce51"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Name</text:p>
          </table:table-cell>
          <table:table-cell office:value-type="string" office:string-value="" table:formula="msoxl:=IF(Month_01!B5:D5&gt;0,Month_01!B5:D5,&quot;&quot;)" table:number-columns-spanned="3" table:number-rows-spanned="1" table:style-name="ce46"/>
          <table:covered-table-cell table:number-columns-repeated="2"/>
          <table:table-cell table:style-name="ce1"/>
          <table:table-cell office:value-type="string" table:number-columns-spanned="2" table:number-rows-spanned="1" table:style-name="ce45">
            <text:p>Vat rate applied</text:p>
          </table:table-cell>
          <table:covered-table-cell/>
          <table:table-cell office:value-type="float" office:value="20" table:formula="msoxl:=Month_01!H5" table:style-name="ce41">
            <text:p>20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ddress</text:p>
          </table:table-cell>
          <table:table-cell office:value-type="string" office:string-value="" table:formula="msoxl:=IF(Month_01!B6:D6&gt;0,Month_01!B6:D6,&quot;&quot;)" table:number-columns-spanned="3" table:number-rows-spanned="1" table:style-name="ce46"/>
          <table:covered-table-cell table:number-columns-repeated="2"/>
          <table:table-cell table:style-name="ce1"/>
          <table:table-cell office:value-type="string" table:style-name="ce1">
            <text:p>Date From:</text:p>
          </table:table-cell>
          <table:table-cell office:value-type="date" office:date-value="2013-05-01T00:00:00" table:formula="msoxl:=DATE(YEAR(Month_01!G6),MONTH(Month_01!G6)+1,1)" table:number-columns-spanned="2" table:number-rows-spanned="1" table:style-name="ce56">
            <text:p>01-May-13</text:p>
          </table:table-cell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office:value-type="string" office:string-value="" table:formula="msoxl:=IF(Month_01!B7&gt;0,Month_01!B7,&quot;&quot;)" table:style-name="ce4"/>
          <table:table-cell office:value-type="string" table:style-name="ce5">
            <text:p>Post Code</text:p>
          </table:table-cell>
          <table:table-cell office:value-type="string" office:string-value="" table:formula="msoxl:=IF(Month_01!D7&gt;0,Month_01!D7,&quot;&quot;)" table:style-name="ce3"/>
          <table:table-cell table:style-name="ce1"/>
          <table:table-cell office:value-type="string" table:style-name="ce1">
            <text:p>Date To:</text:p>
          </table:table-cell>
          <table:table-cell office:value-type="date" office:date-value="2013-05-31T00:00:00" table:formula="msoxl:=DATE(YEAR(G6),MONTH(G6),DAY(DATE(YEAR(G6),MONTH(G6)+1,1)-1))" table:number-columns-spanned="2" table:number-rows-spanned="1" table:style-name="ce56">
            <text:p>31-May-13</text:p>
          </table:table-cell>
          <table:covered-table-cell/>
          <table:table-cell table:number-columns-repeated="8" table:style-name="ce1"/>
          <table:table-cell table:style-name="ce42"/>
          <table:table-cell table:number-columns-repeated="16367"/>
        </table:table-row>
        <table:table-row table:style-name="ro4">
          <table:table-cell table:style-name="ce6"/>
          <table:table-cell table:number-columns-repeated="3" table:style-name="ce7"/>
          <table:table-cell table:number-columns-repeated="4" table:style-name="ce6"/>
          <table:table-cell table:number-columns-repeated="16376" table:style-name="ce1"/>
        </table:table-row>
        <table:table-row table:style-name="ro5">
          <table:table-cell office:value-type="string" table:style-name="ce37">
            <text:p>Date</text:p>
          </table:table-cell>
          <table:table-cell office:value-type="string" table:style-name="ce37">
            <text:p>Description of Expense</text:p>
          </table:table-cell>
          <table:table-cell office:value-type="string" table:style-name="ce37">
            <text:p>Destination and Purpose</text:p>
          </table:table-cell>
          <table:table-cell office:value-type="string" table:style-name="ce37">
            <text:p>Mileage</text:p>
          </table:table-cell>
          <table:table-cell office:value-type="string" table:style-name="ce37">
            <text:p>Expense Type</text:p>
          </table:table-cell>
          <table:table-cell office:value-type="string" table:style-name="ce37">
            <text:p>Total Claimed</text:p>
          </table:table-cell>
          <table:table-cell office:value-type="string" table:style-name="ce37">
            <text:p>Vat</text:p>
          </table:table-cell>
          <table:table-cell office:value-type="string" table:style-name="ce37">
            <text:p>Net Expense</text:p>
          </table:table-cell>
          <table:table-cell table:style-name="ce8"/>
          <table:table-cell office:value-type="string" table:style-name="ce8">
            <text:p>General Admin</text:p>
          </table:table-cell>
          <table:table-cell office:value-type="string" table:style-name="ce8">
            <text:p>Hotel &amp; Travel</text:p>
          </table:table-cell>
          <table:table-cell office:value-type="string" table:style-name="ce8">
            <text:p>Vehicle or Mileage</text:p>
          </table:table-cell>
          <table:table-cell office:value-type="string" table:style-name="ce8">
            <text:p>Other Expenses</text:p>
          </table:table-cell>
          <table:table-cell table:number-columns-repeated="16371" table:style-name="ce8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0&gt;0,IF(G$3=&quot;X&quot;,F10*H$5/100/(1+H$5/100),&quot; &quot;),&quot; &quot;)" table:style-name="ce11">
            <text:p><text:s/></text:p>
          </table:table-cell>
          <table:table-cell office:value-type="string" office:string-value=" " table:formula="msoxl:=IF(F10&gt;0,IF(G10=&quot; &quot;,F10,F10-G10),&quot; &quot;)" table:style-name="ce11">
            <text:p><text:s/></text:p>
          </table:table-cell>
          <table:table-cell table:style-name="ce1"/>
          <table:table-cell office:value-type="string" office:string-value=" " table:formula="msoxl:=IF(E10=&quot;General Admin&quot;,H10,&quot; &quot;)" table:style-name="ce28">
            <text:p><text:s/></text:p>
          </table:table-cell>
          <table:table-cell office:value-type="string" office:string-value=" " table:formula="msoxl:=IF(E10=&quot;Hotel &amp; Travel&quot;,H10,&quot; &quot;)" table:style-name="ce28">
            <text:p><text:s/></text:p>
          </table:table-cell>
          <table:table-cell office:value-type="string" office:string-value=" " table:formula="msoxl:=IF(E10=&quot;Vehicle or Mileage&quot;,H10,&quot; &quot;)" table:style-name="ce28">
            <text:p><text:s/></text:p>
          </table:table-cell>
          <table:table-cell office:value-type="string" office:string-value=" " table:formula="msoxl:=IF(E10=&quot;Other Expenses&quot;,H10,&quot; &quot;)" table:style-name="ce28">
            <text:p><text:s/></text:p>
          </table:table-cell>
          <table:table-cell table:number-columns-repeated="16371" table:style-name="ce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1&gt;0,IF(G$3=&quot;X&quot;,F11*H$5/100/(1+H$5/100),&quot; &quot;),&quot; &quot;)" table:style-name="ce11">
            <text:p><text:s/></text:p>
          </table:table-cell>
          <table:table-cell office:value-type="string" office:string-value=" " table:formula="msoxl:=IF(F11&gt;0,IF(G11=&quot; &quot;,F11,F11-G11),&quot; &quot;)" table:style-name="ce11">
            <text:p><text:s/></text:p>
          </table:table-cell>
          <table:table-cell table:style-name="ce1"/>
          <table:table-cell office:value-type="string" office:string-value=" " table:formula="msoxl:=IF(E11=&quot;General Admin&quot;,H11,&quot; &quot;)" table:style-name="ce28">
            <text:p><text:s/></text:p>
          </table:table-cell>
          <table:table-cell office:value-type="string" office:string-value=" " table:formula="msoxl:=IF(E11=&quot;Hotel &amp; Travel&quot;,H11,&quot; &quot;)" table:style-name="ce28">
            <text:p><text:s/></text:p>
          </table:table-cell>
          <table:table-cell office:value-type="string" office:string-value=" " table:formula="msoxl:=IF(E11=&quot;Vehicle or Mileage&quot;,H11,&quot; &quot;)" table:style-name="ce28">
            <text:p><text:s/></text:p>
          </table:table-cell>
          <table:table-cell office:value-type="string" office:string-value=" " table:formula="msoxl:=IF(E11=&quot;Other Expenses&quot;,H11,&quot; &quot;)" table:style-name="ce28">
            <text:p><text:s/></text:p>
          </table:table-cell>
          <table:table-cell table:number-columns-repeated="16371" table:style-name="ce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2&gt;0,IF(G$3=&quot;X&quot;,F12*H$5/100/(1+H$5/100),&quot; &quot;),&quot; &quot;)" table:style-name="ce11">
            <text:p><text:s/></text:p>
          </table:table-cell>
          <table:table-cell office:value-type="string" office:string-value=" " table:formula="msoxl:=IF(F12&gt;0,IF(G12=&quot; &quot;,F12,F12-G12),&quot; &quot;)" table:style-name="ce11">
            <text:p><text:s/></text:p>
          </table:table-cell>
          <table:table-cell table:style-name="ce1"/>
          <table:table-cell office:value-type="string" office:string-value=" " table:formula="msoxl:=IF(E12=&quot;General Admin&quot;,H12,&quot; &quot;)" table:style-name="ce28">
            <text:p><text:s/></text:p>
          </table:table-cell>
          <table:table-cell office:value-type="string" office:string-value=" " table:formula="msoxl:=IF(E12=&quot;Hotel &amp; Travel&quot;,H12,&quot; &quot;)" table:style-name="ce28">
            <text:p><text:s/></text:p>
          </table:table-cell>
          <table:table-cell office:value-type="string" office:string-value=" " table:formula="msoxl:=IF(E12=&quot;Vehicle or Mileage&quot;,H12,&quot; &quot;)" table:style-name="ce28">
            <text:p><text:s/></text:p>
          </table:table-cell>
          <table:table-cell office:value-type="string" office:string-value=" " table:formula="msoxl:=IF(E12=&quot;Other Expenses&quot;,H12,&quot; &quot;)" table:style-name="ce28">
            <text:p><text:s/></text:p>
          </table:table-cell>
          <table:table-cell table:number-columns-repeated="16371" table:style-name="ce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3&gt;0,IF(G$3=&quot;X&quot;,F13*H$5/100/(1+H$5/100),&quot; &quot;),&quot; &quot;)" table:style-name="ce11">
            <text:p><text:s/></text:p>
          </table:table-cell>
          <table:table-cell office:value-type="string" office:string-value=" " table:formula="msoxl:=IF(F13&gt;0,IF(G13=&quot; &quot;,F13,F13-G13),&quot; &quot;)" table:style-name="ce11">
            <text:p><text:s/></text:p>
          </table:table-cell>
          <table:table-cell table:style-name="ce1"/>
          <table:table-cell office:value-type="string" office:string-value=" " table:formula="msoxl:=IF(E13=&quot;General Admin&quot;,H13,&quot; &quot;)" table:style-name="ce28">
            <text:p><text:s/></text:p>
          </table:table-cell>
          <table:table-cell office:value-type="string" office:string-value=" " table:formula="msoxl:=IF(E13=&quot;Hotel &amp; Travel&quot;,H13,&quot; &quot;)" table:style-name="ce28">
            <text:p><text:s/></text:p>
          </table:table-cell>
          <table:table-cell office:value-type="string" office:string-value=" " table:formula="msoxl:=IF(E13=&quot;Vehicle or Mileage&quot;,H13,&quot; &quot;)" table:style-name="ce28">
            <text:p><text:s/></text:p>
          </table:table-cell>
          <table:table-cell office:value-type="string" office:string-value=" " table:formula="msoxl:=IF(E13=&quot;Other Expenses&quot;,H13,&quot; &quot;)" table:style-name="ce28">
            <text:p><text:s/></text:p>
          </table:table-cell>
          <table:table-cell table:number-columns-repeated="16371" table:style-name="ce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4&gt;0,IF(G$3=&quot;X&quot;,F14*H$5/100/(1+H$5/100),&quot; &quot;),&quot; &quot;)" table:style-name="ce11">
            <text:p><text:s/></text:p>
          </table:table-cell>
          <table:table-cell office:value-type="string" office:string-value=" " table:formula="msoxl:=IF(F14&gt;0,IF(G14=&quot; &quot;,F14,F14-G14),&quot; &quot;)" table:style-name="ce11">
            <text:p><text:s/></text:p>
          </table:table-cell>
          <table:table-cell table:style-name="ce1"/>
          <table:table-cell office:value-type="string" office:string-value=" " table:formula="msoxl:=IF(E14=&quot;General Admin&quot;,H14,&quot; &quot;)" table:style-name="ce28">
            <text:p><text:s/></text:p>
          </table:table-cell>
          <table:table-cell office:value-type="string" office:string-value=" " table:formula="msoxl:=IF(E14=&quot;Hotel &amp; Travel&quot;,H14,&quot; &quot;)" table:style-name="ce28">
            <text:p><text:s/></text:p>
          </table:table-cell>
          <table:table-cell office:value-type="string" office:string-value=" " table:formula="msoxl:=IF(E14=&quot;Vehicle or Mileage&quot;,H14,&quot; &quot;)" table:style-name="ce28">
            <text:p><text:s/></text:p>
          </table:table-cell>
          <table:table-cell office:value-type="string" office:string-value=" " table:formula="msoxl:=IF(E14=&quot;Other Expenses&quot;,H14,&quot; &quot;)" table:style-name="ce28">
            <text:p><text:s/></text:p>
          </table:table-cell>
          <table:table-cell table:number-columns-repeated="16371" table:style-name="ce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5&gt;0,IF(G$3=&quot;X&quot;,F15*H$5/100/(1+H$5/100),&quot; &quot;),&quot; &quot;)" table:style-name="ce11">
            <text:p><text:s/></text:p>
          </table:table-cell>
          <table:table-cell office:value-type="string" office:string-value=" " table:formula="msoxl:=IF(F15&gt;0,IF(G15=&quot; &quot;,F15,F15-G15),&quot; &quot;)" table:style-name="ce11">
            <text:p><text:s/></text:p>
          </table:table-cell>
          <table:table-cell table:style-name="ce1"/>
          <table:table-cell office:value-type="string" office:string-value=" " table:formula="msoxl:=IF(E15=&quot;General Admin&quot;,H15,&quot; &quot;)" table:style-name="ce28">
            <text:p><text:s/></text:p>
          </table:table-cell>
          <table:table-cell office:value-type="string" office:string-value=" " table:formula="msoxl:=IF(E15=&quot;Hotel &amp; Travel&quot;,H15,&quot; &quot;)" table:style-name="ce28">
            <text:p><text:s/></text:p>
          </table:table-cell>
          <table:table-cell office:value-type="string" office:string-value=" " table:formula="msoxl:=IF(E15=&quot;Vehicle or Mileage&quot;,H15,&quot; &quot;)" table:style-name="ce28">
            <text:p><text:s/></text:p>
          </table:table-cell>
          <table:table-cell office:value-type="string" office:string-value=" " table:formula="msoxl:=IF(E15=&quot;Other Expenses&quot;,H15,&quot; &quot;)" table:style-name="ce28">
            <text:p><text:s/></text:p>
          </table:table-cell>
          <table:table-cell table:number-columns-repeated="16371" table:style-name="ce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6&gt;0,IF(G$3=&quot;X&quot;,F16*H$5/100/(1+H$5/100),&quot; &quot;),&quot; &quot;)" table:style-name="ce11">
            <text:p><text:s/></text:p>
          </table:table-cell>
          <table:table-cell office:value-type="string" office:string-value=" " table:formula="msoxl:=IF(F16&gt;0,IF(G16=&quot; &quot;,F16,F16-G16),&quot; &quot;)" table:style-name="ce11">
            <text:p><text:s/></text:p>
          </table:table-cell>
          <table:table-cell table:style-name="ce1"/>
          <table:table-cell office:value-type="string" office:string-value=" " table:formula="msoxl:=IF(E16=&quot;General Admin&quot;,H16,&quot; &quot;)" table:style-name="ce28">
            <text:p><text:s/></text:p>
          </table:table-cell>
          <table:table-cell office:value-type="string" office:string-value=" " table:formula="msoxl:=IF(E16=&quot;Hotel &amp; Travel&quot;,H16,&quot; &quot;)" table:style-name="ce28">
            <text:p><text:s/></text:p>
          </table:table-cell>
          <table:table-cell office:value-type="string" office:string-value=" " table:formula="msoxl:=IF(E16=&quot;Vehicle or Mileage&quot;,H16,&quot; &quot;)" table:style-name="ce28">
            <text:p><text:s/></text:p>
          </table:table-cell>
          <table:table-cell office:value-type="string" office:string-value=" " table:formula="msoxl:=IF(E16=&quot;Other Expenses&quot;,H16,&quot; &quot;)" table:style-name="ce28">
            <text:p><text:s/></text:p>
          </table:table-cell>
          <table:table-cell table:number-columns-repeated="16371" table:style-name="ce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7&gt;0,IF(G$3=&quot;X&quot;,F17*H$5/100/(1+H$5/100),&quot; &quot;),&quot; &quot;)" table:style-name="ce11">
            <text:p><text:s/></text:p>
          </table:table-cell>
          <table:table-cell office:value-type="string" office:string-value=" " table:formula="msoxl:=IF(F17&gt;0,IF(G17=&quot; &quot;,F17,F17-G17),&quot; &quot;)" table:style-name="ce11">
            <text:p><text:s/></text:p>
          </table:table-cell>
          <table:table-cell table:style-name="ce1"/>
          <table:table-cell office:value-type="string" office:string-value=" " table:formula="msoxl:=IF(E17=&quot;General Admin&quot;,H17,&quot; &quot;)" table:style-name="ce28">
            <text:p><text:s/></text:p>
          </table:table-cell>
          <table:table-cell office:value-type="string" office:string-value=" " table:formula="msoxl:=IF(E17=&quot;Hotel &amp; Travel&quot;,H17,&quot; &quot;)" table:style-name="ce28">
            <text:p><text:s/></text:p>
          </table:table-cell>
          <table:table-cell office:value-type="string" office:string-value=" " table:formula="msoxl:=IF(E17=&quot;Vehicle or Mileage&quot;,H17,&quot; &quot;)" table:style-name="ce28">
            <text:p><text:s/></text:p>
          </table:table-cell>
          <table:table-cell office:value-type="string" office:string-value=" " table:formula="msoxl:=IF(E17=&quot;Other Expenses&quot;,H1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8&gt;0,IF(G$3=&quot;X&quot;,F18*H$5/100/(1+H$5/100),&quot; &quot;),&quot; &quot;)" table:style-name="ce11">
            <text:p><text:s/></text:p>
          </table:table-cell>
          <table:table-cell office:value-type="string" office:string-value=" " table:formula="msoxl:=IF(F18&gt;0,IF(G18=&quot; &quot;,F18,F18-G18),&quot; &quot;)" table:style-name="ce11">
            <text:p><text:s/></text:p>
          </table:table-cell>
          <table:table-cell table:style-name="ce1"/>
          <table:table-cell office:value-type="string" office:string-value=" " table:formula="msoxl:=IF(E18=&quot;General Admin&quot;,H18,&quot; &quot;)" table:style-name="ce28">
            <text:p><text:s/></text:p>
          </table:table-cell>
          <table:table-cell office:value-type="string" office:string-value=" " table:formula="msoxl:=IF(E18=&quot;Hotel &amp; Travel&quot;,H18,&quot; &quot;)" table:style-name="ce28">
            <text:p><text:s/></text:p>
          </table:table-cell>
          <table:table-cell office:value-type="string" office:string-value=" " table:formula="msoxl:=IF(E18=&quot;Vehicle or Mileage&quot;,H18,&quot; &quot;)" table:style-name="ce28">
            <text:p><text:s/></text:p>
          </table:table-cell>
          <table:table-cell office:value-type="string" office:string-value=" " table:formula="msoxl:=IF(E18=&quot;Other Expenses&quot;,H1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9&gt;0,IF(G$3=&quot;X&quot;,F19*H$5/100/(1+H$5/100),&quot; &quot;),&quot; &quot;)" table:style-name="ce11">
            <text:p><text:s/></text:p>
          </table:table-cell>
          <table:table-cell office:value-type="string" office:string-value=" " table:formula="msoxl:=IF(F19&gt;0,IF(G19=&quot; &quot;,F19,F19-G19),&quot; &quot;)" table:style-name="ce11">
            <text:p><text:s/></text:p>
          </table:table-cell>
          <table:table-cell table:style-name="ce1"/>
          <table:table-cell office:value-type="string" office:string-value=" " table:formula="msoxl:=IF(E19=&quot;General Admin&quot;,H19,&quot; &quot;)" table:style-name="ce28">
            <text:p><text:s/></text:p>
          </table:table-cell>
          <table:table-cell office:value-type="string" office:string-value=" " table:formula="msoxl:=IF(E19=&quot;Hotel &amp; Travel&quot;,H19,&quot; &quot;)" table:style-name="ce28">
            <text:p><text:s/></text:p>
          </table:table-cell>
          <table:table-cell office:value-type="string" office:string-value=" " table:formula="msoxl:=IF(E19=&quot;Vehicle or Mileage&quot;,H19,&quot; &quot;)" table:style-name="ce28">
            <text:p><text:s/></text:p>
          </table:table-cell>
          <table:table-cell office:value-type="string" office:string-value=" " table:formula="msoxl:=IF(E19=&quot;Other Expenses&quot;,H1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0&gt;0,IF(G$3=&quot;X&quot;,F20*H$5/100/(1+H$5/100),&quot; &quot;),&quot; &quot;)" table:style-name="ce11">
            <text:p><text:s/></text:p>
          </table:table-cell>
          <table:table-cell office:value-type="string" office:string-value=" " table:formula="msoxl:=IF(F20&gt;0,IF(G20=&quot; &quot;,F20,F20-G20),&quot; &quot;)" table:style-name="ce11">
            <text:p><text:s/></text:p>
          </table:table-cell>
          <table:table-cell table:style-name="ce1"/>
          <table:table-cell office:value-type="string" office:string-value=" " table:formula="msoxl:=IF(E20=&quot;General Admin&quot;,H20,&quot; &quot;)" table:style-name="ce28">
            <text:p><text:s/></text:p>
          </table:table-cell>
          <table:table-cell office:value-type="string" office:string-value=" " table:formula="msoxl:=IF(E20=&quot;Hotel &amp; Travel&quot;,H20,&quot; &quot;)" table:style-name="ce28">
            <text:p><text:s/></text:p>
          </table:table-cell>
          <table:table-cell office:value-type="string" office:string-value=" " table:formula="msoxl:=IF(E20=&quot;Vehicle or Mileage&quot;,H20,&quot; &quot;)" table:style-name="ce28">
            <text:p><text:s/></text:p>
          </table:table-cell>
          <table:table-cell office:value-type="string" office:string-value=" " table:formula="msoxl:=IF(E20=&quot;Other Expenses&quot;,H2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1&gt;0,IF(G$3=&quot;X&quot;,F21*H$5/100/(1+H$5/100),&quot; &quot;),&quot; &quot;)" table:style-name="ce11">
            <text:p><text:s/></text:p>
          </table:table-cell>
          <table:table-cell office:value-type="string" office:string-value=" " table:formula="msoxl:=IF(F21&gt;0,IF(G21=&quot; &quot;,F21,F21-G21),&quot; &quot;)" table:style-name="ce11">
            <text:p><text:s/></text:p>
          </table:table-cell>
          <table:table-cell table:style-name="ce1"/>
          <table:table-cell office:value-type="string" office:string-value=" " table:formula="msoxl:=IF(E21=&quot;General Admin&quot;,H21,&quot; &quot;)" table:style-name="ce28">
            <text:p><text:s/></text:p>
          </table:table-cell>
          <table:table-cell office:value-type="string" office:string-value=" " table:formula="msoxl:=IF(E21=&quot;Hotel &amp; Travel&quot;,H21,&quot; &quot;)" table:style-name="ce28">
            <text:p><text:s/></text:p>
          </table:table-cell>
          <table:table-cell office:value-type="string" office:string-value=" " table:formula="msoxl:=IF(E21=&quot;Vehicle or Mileage&quot;,H21,&quot; &quot;)" table:style-name="ce28">
            <text:p><text:s/></text:p>
          </table:table-cell>
          <table:table-cell office:value-type="string" office:string-value=" " table:formula="msoxl:=IF(E21=&quot;Other Expenses&quot;,H2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2&gt;0,IF(G$3=&quot;X&quot;,F22*H$5/100/(1+H$5/100),&quot; &quot;),&quot; &quot;)" table:style-name="ce11">
            <text:p><text:s/></text:p>
          </table:table-cell>
          <table:table-cell office:value-type="string" office:string-value=" " table:formula="msoxl:=IF(F22&gt;0,IF(G22=&quot; &quot;,F22,F22-G22),&quot; &quot;)" table:style-name="ce11">
            <text:p><text:s/></text:p>
          </table:table-cell>
          <table:table-cell table:style-name="ce1"/>
          <table:table-cell office:value-type="string" office:string-value=" " table:formula="msoxl:=IF(E22=&quot;General Admin&quot;,H22,&quot; &quot;)" table:style-name="ce28">
            <text:p><text:s/></text:p>
          </table:table-cell>
          <table:table-cell office:value-type="string" office:string-value=" " table:formula="msoxl:=IF(E22=&quot;Hotel &amp; Travel&quot;,H22,&quot; &quot;)" table:style-name="ce28">
            <text:p><text:s/></text:p>
          </table:table-cell>
          <table:table-cell office:value-type="string" office:string-value=" " table:formula="msoxl:=IF(E22=&quot;Vehicle or Mileage&quot;,H22,&quot; &quot;)" table:style-name="ce28">
            <text:p><text:s/></text:p>
          </table:table-cell>
          <table:table-cell office:value-type="string" office:string-value=" " table:formula="msoxl:=IF(E22=&quot;Other Expenses&quot;,H2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3&gt;0,IF(G$3=&quot;X&quot;,F23*H$5/100/(1+H$5/100),&quot; &quot;),&quot; &quot;)" table:style-name="ce11">
            <text:p><text:s/></text:p>
          </table:table-cell>
          <table:table-cell office:value-type="string" office:string-value=" " table:formula="msoxl:=IF(F23&gt;0,IF(G23=&quot; &quot;,F23,F23-G23),&quot; &quot;)" table:style-name="ce11">
            <text:p><text:s/></text:p>
          </table:table-cell>
          <table:table-cell table:style-name="ce1"/>
          <table:table-cell office:value-type="string" office:string-value=" " table:formula="msoxl:=IF(E23=&quot;General Admin&quot;,H23,&quot; &quot;)" table:style-name="ce28">
            <text:p><text:s/></text:p>
          </table:table-cell>
          <table:table-cell office:value-type="string" office:string-value=" " table:formula="msoxl:=IF(E23=&quot;Hotel &amp; Travel&quot;,H23,&quot; &quot;)" table:style-name="ce28">
            <text:p><text:s/></text:p>
          </table:table-cell>
          <table:table-cell office:value-type="string" office:string-value=" " table:formula="msoxl:=IF(E23=&quot;Vehicle or Mileage&quot;,H23,&quot; &quot;)" table:style-name="ce28">
            <text:p><text:s/></text:p>
          </table:table-cell>
          <table:table-cell office:value-type="string" office:string-value=" " table:formula="msoxl:=IF(E23=&quot;Other Expenses&quot;,H2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4&gt;0,IF(G$3=&quot;X&quot;,F24*H$5/100/(1+H$5/100),&quot; &quot;),&quot; &quot;)" table:style-name="ce11">
            <text:p><text:s/></text:p>
          </table:table-cell>
          <table:table-cell office:value-type="string" office:string-value=" " table:formula="msoxl:=IF(F24&gt;0,IF(G24=&quot; &quot;,F24,F24-G24),&quot; &quot;)" table:style-name="ce11">
            <text:p><text:s/></text:p>
          </table:table-cell>
          <table:table-cell table:style-name="ce1"/>
          <table:table-cell office:value-type="string" office:string-value=" " table:formula="msoxl:=IF(E24=&quot;General Admin&quot;,H24,&quot; &quot;)" table:style-name="ce28">
            <text:p><text:s/></text:p>
          </table:table-cell>
          <table:table-cell office:value-type="string" office:string-value=" " table:formula="msoxl:=IF(E24=&quot;Hotel &amp; Travel&quot;,H24,&quot; &quot;)" table:style-name="ce28">
            <text:p><text:s/></text:p>
          </table:table-cell>
          <table:table-cell office:value-type="string" office:string-value=" " table:formula="msoxl:=IF(E24=&quot;Vehicle or Mileage&quot;,H24,&quot; &quot;)" table:style-name="ce28">
            <text:p><text:s/></text:p>
          </table:table-cell>
          <table:table-cell office:value-type="string" office:string-value=" " table:formula="msoxl:=IF(E24=&quot;Other Expenses&quot;,H2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5&gt;0,IF(G$3=&quot;X&quot;,F25*H$5/100/(1+H$5/100),&quot; &quot;),&quot; &quot;)" table:style-name="ce11">
            <text:p><text:s/></text:p>
          </table:table-cell>
          <table:table-cell office:value-type="string" office:string-value=" " table:formula="msoxl:=IF(F25&gt;0,IF(G25=&quot; &quot;,F25,F25-G25),&quot; &quot;)" table:style-name="ce11">
            <text:p><text:s/></text:p>
          </table:table-cell>
          <table:table-cell table:style-name="ce1"/>
          <table:table-cell office:value-type="string" office:string-value=" " table:formula="msoxl:=IF(E25=&quot;General Admin&quot;,H25,&quot; &quot;)" table:style-name="ce28">
            <text:p><text:s/></text:p>
          </table:table-cell>
          <table:table-cell office:value-type="string" office:string-value=" " table:formula="msoxl:=IF(E25=&quot;Hotel &amp; Travel&quot;,H25,&quot; &quot;)" table:style-name="ce28">
            <text:p><text:s/></text:p>
          </table:table-cell>
          <table:table-cell office:value-type="string" office:string-value=" " table:formula="msoxl:=IF(E25=&quot;Vehicle or Mileage&quot;,H25,&quot; &quot;)" table:style-name="ce28">
            <text:p><text:s/></text:p>
          </table:table-cell>
          <table:table-cell office:value-type="string" office:string-value=" " table:formula="msoxl:=IF(E25=&quot;Other Expenses&quot;,H2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6&gt;0,IF(G$3=&quot;X&quot;,F26*H$5/100/(1+H$5/100),&quot; &quot;),&quot; &quot;)" table:style-name="ce11">
            <text:p><text:s/></text:p>
          </table:table-cell>
          <table:table-cell office:value-type="string" office:string-value=" " table:formula="msoxl:=IF(F26&gt;0,IF(G26=&quot; &quot;,F26,F26-G26),&quot; &quot;)" table:style-name="ce11">
            <text:p><text:s/></text:p>
          </table:table-cell>
          <table:table-cell table:style-name="ce1"/>
          <table:table-cell office:value-type="string" office:string-value=" " table:formula="msoxl:=IF(E26=&quot;General Admin&quot;,H26,&quot; &quot;)" table:style-name="ce28">
            <text:p><text:s/></text:p>
          </table:table-cell>
          <table:table-cell office:value-type="string" office:string-value=" " table:formula="msoxl:=IF(E26=&quot;Hotel &amp; Travel&quot;,H26,&quot; &quot;)" table:style-name="ce28">
            <text:p><text:s/></text:p>
          </table:table-cell>
          <table:table-cell office:value-type="string" office:string-value=" " table:formula="msoxl:=IF(E26=&quot;Vehicle or Mileage&quot;,H26,&quot; &quot;)" table:style-name="ce28">
            <text:p><text:s/></text:p>
          </table:table-cell>
          <table:table-cell office:value-type="string" office:string-value=" " table:formula="msoxl:=IF(E26=&quot;Other Expenses&quot;,H2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7&gt;0,IF(G$3=&quot;X&quot;,F27*H$5/100/(1+H$5/100),&quot; &quot;),&quot; &quot;)" table:style-name="ce11">
            <text:p><text:s/></text:p>
          </table:table-cell>
          <table:table-cell office:value-type="string" office:string-value=" " table:formula="msoxl:=IF(F27&gt;0,IF(G27=&quot; &quot;,F27,F27-G27),&quot; &quot;)" table:style-name="ce11">
            <text:p><text:s/></text:p>
          </table:table-cell>
          <table:table-cell table:style-name="ce1"/>
          <table:table-cell office:value-type="string" office:string-value=" " table:formula="msoxl:=IF(E27=&quot;General Admin&quot;,H27,&quot; &quot;)" table:style-name="ce28">
            <text:p><text:s/></text:p>
          </table:table-cell>
          <table:table-cell office:value-type="string" office:string-value=" " table:formula="msoxl:=IF(E27=&quot;Hotel &amp; Travel&quot;,H27,&quot; &quot;)" table:style-name="ce28">
            <text:p><text:s/></text:p>
          </table:table-cell>
          <table:table-cell office:value-type="string" office:string-value=" " table:formula="msoxl:=IF(E27=&quot;Vehicle or Mileage&quot;,H27,&quot; &quot;)" table:style-name="ce28">
            <text:p><text:s/></text:p>
          </table:table-cell>
          <table:table-cell office:value-type="string" office:string-value=" " table:formula="msoxl:=IF(E27=&quot;Other Expenses&quot;,H2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8&gt;0,IF(G$3=&quot;X&quot;,F28*H$5/100/(1+H$5/100),&quot; &quot;),&quot; &quot;)" table:style-name="ce11">
            <text:p><text:s/></text:p>
          </table:table-cell>
          <table:table-cell office:value-type="string" office:string-value=" " table:formula="msoxl:=IF(F28&gt;0,IF(G28=&quot; &quot;,F28,F28-G28),&quot; &quot;)" table:style-name="ce11">
            <text:p><text:s/></text:p>
          </table:table-cell>
          <table:table-cell table:style-name="ce1"/>
          <table:table-cell office:value-type="string" office:string-value=" " table:formula="msoxl:=IF(E28=&quot;General Admin&quot;,H28,&quot; &quot;)" table:style-name="ce28">
            <text:p><text:s/></text:p>
          </table:table-cell>
          <table:table-cell office:value-type="string" office:string-value=" " table:formula="msoxl:=IF(E28=&quot;Hotel &amp; Travel&quot;,H28,&quot; &quot;)" table:style-name="ce28">
            <text:p><text:s/></text:p>
          </table:table-cell>
          <table:table-cell office:value-type="string" office:string-value=" " table:formula="msoxl:=IF(E28=&quot;Vehicle or Mileage&quot;,H28,&quot; &quot;)" table:style-name="ce28">
            <text:p><text:s/></text:p>
          </table:table-cell>
          <table:table-cell office:value-type="string" office:string-value=" " table:formula="msoxl:=IF(E28=&quot;Other Expenses&quot;,H2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9&gt;0,IF(G$3=&quot;X&quot;,F29*H$5/100/(1+H$5/100),&quot; &quot;),&quot; &quot;)" table:style-name="ce11">
            <text:p><text:s/></text:p>
          </table:table-cell>
          <table:table-cell office:value-type="string" office:string-value=" " table:formula="msoxl:=IF(F29&gt;0,IF(G29=&quot; &quot;,F29,F29-G29),&quot; &quot;)" table:style-name="ce11">
            <text:p><text:s/></text:p>
          </table:table-cell>
          <table:table-cell table:style-name="ce1"/>
          <table:table-cell office:value-type="string" office:string-value=" " table:formula="msoxl:=IF(E29=&quot;General Admin&quot;,H29,&quot; &quot;)" table:style-name="ce28">
            <text:p><text:s/></text:p>
          </table:table-cell>
          <table:table-cell office:value-type="string" office:string-value=" " table:formula="msoxl:=IF(E29=&quot;Hotel &amp; Travel&quot;,H29,&quot; &quot;)" table:style-name="ce28">
            <text:p><text:s/></text:p>
          </table:table-cell>
          <table:table-cell office:value-type="string" office:string-value=" " table:formula="msoxl:=IF(E29=&quot;Vehicle or Mileage&quot;,H29,&quot; &quot;)" table:style-name="ce28">
            <text:p><text:s/></text:p>
          </table:table-cell>
          <table:table-cell office:value-type="string" office:string-value=" " table:formula="msoxl:=IF(E29=&quot;Other Expenses&quot;,H2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6"/>
          <table:table-cell office:value-type="string" office:string-value="Mileage Claim @ 45p" table:formula="msoxl:=&quot;Mileage Claim @ &quot; &amp; TEXT(C30*100,0) &amp; &quot;p&quot;" table:style-name="ce12">
            <text:p>Mileage Claim @ 45p</text:p>
          </table:table-cell>
          <table:table-cell office:value-type="float" office:value="0.45" table:formula="msoxl:=Month_01!C30" table:style-name="ce18">
            <text:p>0.45</text:p>
          </table:table-cell>
          <table:table-cell office:value-type="float" office:value="0" table:formula="msoxl:=SUM(D10:D29)" table:style-name="ce10">
            <text:p>0</text:p>
          </table:table-cell>
          <table:table-cell office:value-type="string" table:style-name="ce26">
            <text:p>Vehicle or Mileage</text:p>
          </table:table-cell>
          <table:table-cell office:value-type="string" office:string-value=" " table:formula="msoxl:=IF(D30&gt;0,D30*C30,&quot; &quot;)" table:style-name="ce11">
            <text:p><text:s/></text:p>
          </table:table-cell>
          <table:table-cell table:style-name="ce11"/>
          <table:table-cell office:value-type="string" office:string-value=" " table:formula="msoxl:=IF(D30&gt;0,F30-G30,&quot; &quot;)" table:style-name="ce11">
            <text:p><text:s/></text:p>
          </table:table-cell>
          <table:table-cell table:style-name="ce1"/>
          <table:table-cell office:value-type="string" office:string-value=" " table:formula="msoxl:=IF(E30=&quot;General Admin&quot;,H30,&quot; &quot;)" table:style-name="ce28">
            <text:p><text:s/></text:p>
          </table:table-cell>
          <table:table-cell office:value-type="string" office:string-value=" " table:formula="msoxl:=IF(E30=&quot;Hotel &amp; Travel&quot;,H30,&quot; &quot;)" table:style-name="ce28">
            <text:p><text:s/></text:p>
          </table:table-cell>
          <table:table-cell office:value-type="string" office:string-value=" " table:formula="msoxl:=IF(E30=&quot;Vehicle or Mileage&quot;,H30,&quot; &quot;)" table:style-name="ce28">
            <text:p><text:s/></text:p>
          </table:table-cell>
          <table:table-cell office:value-type="string" office:string-value=" " table:formula="msoxl:=IF(E30=&quot;Other Expenses&quot;,H3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number-columns-repeated="5" table:style-name="ce6"/>
          <table:table-cell office:value-type="float" office:value="0" table:formula="msoxl:=SUM(F10:F30)" table:style-name="ce11">
            <text:p>0.00</text:p>
          </table:table-cell>
          <table:table-cell office:value-type="float" office:value="0" table:formula="msoxl:=SUM(G10:G30)" table:style-name="ce11">
            <text:p>0.00</text:p>
          </table:table-cell>
          <table:table-cell office:value-type="float" office:value="0" table:formula="msoxl:=SUM(H10:H30)" table:style-name="ce11">
            <text:p>0.00</text:p>
          </table:table-cell>
          <table:table-cell table:style-name="ce1"/>
          <table:table-cell office:value-type="float" office:value="0" table:formula="msoxl:=SUM(J10:J30)" table:style-name="ce11">
            <text:p>0.00</text:p>
          </table:table-cell>
          <table:table-cell office:value-type="float" office:value="0" table:formula="msoxl:=SUM(K10:K30)" table:style-name="ce11">
            <text:p>0.00</text:p>
          </table:table-cell>
          <table:table-cell office:value-type="float" office:value="0" table:formula="msoxl:=SUM(L10:L30)" table:style-name="ce11">
            <text:p>0.00</text:p>
          </table:table-cell>
          <table:table-cell office:value-type="float" office:value="0" table:formula="msoxl:=SUM(M10:M30)" table:style-name="ce11">
            <text:p>0.00</text:p>
          </table:table-cell>
          <table:table-cell table:number-columns-repeated="16371"/>
        </table:table-row>
        <table:table-row table:style-name="ro4">
          <table:table-cell table:number-columns-spanned="8" table:number-rows-spanned="1" table:style-name="ce52"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6"/>
          <table:table-cell table:style-name="ce13"/>
          <table:table-cell office:value-type="string" table:number-columns-spanned="2" table:number-rows-spanned="1" table:style-name="ce69">
            <text:p>TOTAL AMOUNT PAYABLE</text:p>
          </table:table-cell>
          <table:covered-table-cell/>
          <table:table-cell office:value-type="string" table:style-name="ce14">
            <text:p>£<text:s/></text:p>
          </table:table-cell>
          <table:table-cell office:value-type="float" office:value="0" table:formula="msoxl:=F31" table:style-name="ce15">
            <text:p>0.00</text:p>
          </table:table-cell>
          <table:table-cell table:number-columns-spanned="2" table:number-rows-spanned="1" table:style-name="ce54"/>
          <table:covered-table-cell/>
          <table:table-cell table:number-columns-repeated="16376"/>
        </table:table-row>
        <table:table-row table:style-name="ro4">
          <table:table-cell table:number-columns-spanned="8" table:number-rows-spanned="1" table:style-name="ce52"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53">
            <text:p>I confirm the amount claimed has been incurred solely on business and does not include travel expenses from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53">
            <text:p>home to normal place of work, personal or third party expens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1">
            <text:p>Signed</text:p>
          </table:table-cell>
          <table:table-cell office:value-type="string" table:number-columns-spanned="2" table:number-rows-spanned="1" table:style-name="ce51">
            <text:p>…………………………………………………………….</text:p>
          </table:table-cell>
          <table:covered-table-cell/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1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50">
            <text:p>Payment Authorised By</text:p>
          </table:table-cell>
          <table:covered-table-cell/>
          <table:table-cell office:value-type="string" table:style-name="ce1">
            <text:p>…………………………</text:p>
          </table:table-cell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1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35">
            <text:p>OFFICE USE: Accounting Summary</text:p>
          </table:table-cell>
          <table:table-cell table:style-name="ce36"/>
          <table:table-cell office:value-type="string" table:style-name="ce39">
            <text:p>Reference</text:p>
          </table:table-cell>
          <table:table-cell office:value-type="string" table:style-name="ce40">
            <text:p>Exp01</text:p>
          </table:table-cell>
          <table:table-cell table:number-columns-repeated="2" table:style-name="ce19"/>
          <table:table-cell office:value-type="string" table:number-columns-spanned="1" table:number-rows-spanned="2" table:style-name="ce62">
            <text:p>Entry Code Letter</text:p>
          </table:table-cell>
          <table:table-cell table:style-name="ce31"/>
          <table:table-cell table:number-columns-repeated="16376"/>
        </table:table-row>
        <table:table-row table:style-name="ro2">
          <table:table-cell table:style-name="ce29"/>
          <table:table-cell table:style-name="ce30"/>
          <table:table-cell table:number-columns-repeated="4" table:style-name="ce6"/>
          <table:covered-table-cell/>
          <table:table-cell table:style-name="ce32"/>
          <table:table-cell table:number-columns-repeated="16376"/>
        </table:table-row>
        <table:table-row table:style-name="ro2">
          <table:table-cell office:value-type="date" office:date-value="2013-05-31T00:00:00" table:formula="msoxl:=IF(G7&gt;0,G7,&quot; &quot;)" table:style-name="ce20">
            <text:p>31-May-13</text:p>
          </table:table-cell>
          <table:table-cell office:value-type="string" office:string-value="" table:formula="msoxl:=IF(B5&gt;0,B5,&quot; &quot;)" table:number-columns-spanned="2" table:number-rows-spanned="1" table:style-name="ce52"/>
          <table:covered-table-cell/>
          <table:table-cell office:value-type="string" table:style-name="ce6">
            <text:p>Total Purchases</text:p>
          </table:table-cell>
          <table:table-cell table:style-name="ce6"/>
          <table:table-cell office:value-type="string" office:string-value=" " table:formula="msoxl:=IF(F31&gt;0,F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Vat Input</text:p>
          </table:table-cell>
          <table:table-cell table:style-name="ce6"/>
          <table:table-cell office:value-type="string" office:string-value=" " table:formula="msoxl:=IF(G31&gt;0,G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Expense analysis</text:p>
          </table:table-cell>
          <table:table-cell table:number-columns-repeated="3"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52">
            <text:p>General Admin</text:p>
          </table:table-cell>
          <table:covered-table-cell/>
          <table:table-cell office:value-type="string" office:string-value=" " table:formula="msoxl:=IF(J31&gt;0,J31,&quot; &quot;)" table:style-name="ce27">
            <text:p><text:s/></text:p>
          </table:table-cell>
          <table:table-cell office:value-type="string" table:style-name="ce38">
            <text:p>G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52">
            <text:p>Hotel &amp; Travel</text:p>
          </table:table-cell>
          <table:covered-table-cell/>
          <table:table-cell office:value-type="string" office:string-value=" " table:formula="msoxl:=IF(K31&gt;0,K31,&quot; &quot;)" table:style-name="ce27">
            <text:p><text:s/></text:p>
          </table:table-cell>
          <table:table-cell office:value-type="string" table:style-name="ce38">
            <text:p>H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1"/>
          <table:table-cell table:style-name="ce33"/>
          <table:table-cell office:value-type="string" table:number-columns-spanned="2" table:number-rows-spanned="1" table:style-name="ce52">
            <text:p>Vehicle or Mileage</text:p>
          </table:table-cell>
          <table:covered-table-cell/>
          <table:table-cell office:value-type="string" office:string-value=" " table:formula="msoxl:=IF(L31&gt;0,L31,&quot; &quot;)" table:style-name="ce27">
            <text:p><text:s/></text:p>
          </table:table-cell>
          <table:table-cell office:value-type="string" table:style-name="ce38">
            <text:p>V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office:value-type="string" table:number-columns-spanned="1" table:number-rows-spanned="2" table:style-name="ce60">
            <text:p>Manual analysis required of Other Expenses for accounts</text:p>
          </table:table-cell>
          <table:table-cell table:style-name="ce33"/>
          <table:table-cell office:value-type="string" table:number-columns-spanned="2" table:number-rows-spanned="1" table:style-name="ce52">
            <text:p>Other Expenses</text:p>
          </table:table-cell>
          <table:covered-table-cell/>
          <table:table-cell office:value-type="string" office:string-value=" " table:formula="msoxl:=IF(M31&gt;0,M31,&quot; &quot;)" table:style-name="ce27">
            <text:p><text:s/></text:p>
          </table:table-cell>
          <table:table-cell office:value-type="string" table:number-columns-spanned="2" table:number-rows-spanned="1" table:style-name="ce68">
            <text:p>To be allocated manually</text:p>
          </table:table-cell>
          <table:covered-table-cell/>
          <table:table-cell table:number-columns-repeated="16376"/>
        </table:table-row>
        <table:table-row table:style-name="ro2">
          <table:table-cell table:style-name="ce22"/>
          <table:covered-table-cell/>
          <table:table-cell table:style-name="ce33"/>
          <table:table-cell table:number-columns-repeated="2" table:style-name="ce7"/>
          <table:table-cell table:style-name="ce27"/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3"/>
          <table:table-cell table:number-columns-repeated="2" table:style-name="ce34"/>
          <table:table-cell table:number-columns-repeated="4" table:style-name="ce24"/>
          <table:table-cell table:style-name="ce25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Month_03" table:style-name="ta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4" table:default-cell-style-name="ce1" table:visibility="collapse"/>
        <table:table-column table:style-name="co10" table:number-columns-repeated="16371" table:default-cell-style-name="ce1"/>
        <table:table-row table:style-name="ro1">
          <table:table-cell office:value-type="string" table:number-columns-spanned="8" table:number-rows-spanned="1" table:style-name="ce44">
            <text:p>EXPENSES CLAIM FORM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45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47">
            <text:p>Enter X if vat registered leave blank if not registered or flat rate scheme</text:p>
          </table:table-cell>
          <table:covered-table-cell table:number-columns-repeated="5"/>
          <table:table-cell office:value-type="string" table:style-name="ce16">
            <text:p>x</text:p>
          </table:table-cell>
          <table:table-cell table:number-columns-repeated="16377" table:style-name="ce1"/>
        </table:table-row>
        <table:table-row table:style-name="ro3">
          <table:table-cell table:number-columns-spanned="8" table:number-rows-spanned="1" table:style-name="ce51"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Name</text:p>
          </table:table-cell>
          <table:table-cell office:value-type="string" office:string-value="" table:formula="msoxl:=IF(Month_02!B5:D5&gt;0,Month_02!B5:D5,&quot;&quot;)" table:number-columns-spanned="3" table:number-rows-spanned="1" table:style-name="ce46"/>
          <table:covered-table-cell table:number-columns-repeated="2"/>
          <table:table-cell table:style-name="ce1"/>
          <table:table-cell office:value-type="string" table:number-columns-spanned="2" table:number-rows-spanned="1" table:style-name="ce45">
            <text:p>Vat rate applied</text:p>
          </table:table-cell>
          <table:covered-table-cell/>
          <table:table-cell office:value-type="float" office:value="20" table:formula="msoxl:=Month_02!H5" table:style-name="ce41">
            <text:p>20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ddress</text:p>
          </table:table-cell>
          <table:table-cell office:value-type="string" office:string-value="" table:formula="msoxl:=IF(Month_02!B6:D6&gt;0,Month_02!B6:D6,&quot;&quot;)" table:number-columns-spanned="3" table:number-rows-spanned="1" table:style-name="ce46"/>
          <table:covered-table-cell table:number-columns-repeated="2"/>
          <table:table-cell table:style-name="ce1"/>
          <table:table-cell office:value-type="string" table:style-name="ce1">
            <text:p>Date From:</text:p>
          </table:table-cell>
          <table:table-cell office:value-type="date" office:date-value="2013-06-01T00:00:00" table:formula="msoxl:=DATE(YEAR(Month_02!G6),MONTH(Month_02!G6)+1,DAY(Month_02!G6))" table:number-columns-spanned="2" table:number-rows-spanned="1" table:style-name="ce56">
            <text:p>01-Jun-13</text:p>
          </table:table-cell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office:value-type="string" office:string-value="" table:formula="msoxl:=IF(Month_02!B7&gt;0,Month_02!B7,&quot;&quot;)" table:style-name="ce4"/>
          <table:table-cell office:value-type="string" table:style-name="ce5">
            <text:p>Post Code</text:p>
          </table:table-cell>
          <table:table-cell office:value-type="string" office:string-value="" table:formula="msoxl:=IF(Month_02!D7&gt;0,Month_02!D7,&quot;&quot;)" table:style-name="ce3"/>
          <table:table-cell table:style-name="ce1"/>
          <table:table-cell office:value-type="string" table:style-name="ce1">
            <text:p>Date To:</text:p>
          </table:table-cell>
          <table:table-cell office:value-type="date" office:date-value="2013-06-30T00:00:00" table:formula="msoxl:=DATE(YEAR(G6),MONTH(G6),DAY(DATE(YEAR(G6),MONTH(G6)+1,1)-1))" table:number-columns-spanned="2" table:number-rows-spanned="1" table:style-name="ce56">
            <text:p>30-Jun-13</text:p>
          </table:table-cell>
          <table:covered-table-cell/>
          <table:table-cell table:number-columns-repeated="16376" table:style-name="ce1"/>
        </table:table-row>
        <table:table-row table:style-name="ro4">
          <table:table-cell table:style-name="ce6"/>
          <table:table-cell table:number-columns-repeated="3" table:style-name="ce7"/>
          <table:table-cell table:number-columns-repeated="4" table:style-name="ce6"/>
          <table:table-cell table:number-columns-repeated="16376" table:style-name="ce1"/>
        </table:table-row>
        <table:table-row table:style-name="ro5">
          <table:table-cell office:value-type="string" table:style-name="ce37">
            <text:p>Date</text:p>
          </table:table-cell>
          <table:table-cell office:value-type="string" table:style-name="ce37">
            <text:p>Description of Expense</text:p>
          </table:table-cell>
          <table:table-cell office:value-type="string" table:style-name="ce37">
            <text:p>Destination and Purpose</text:p>
          </table:table-cell>
          <table:table-cell office:value-type="string" table:style-name="ce37">
            <text:p>Mileage</text:p>
          </table:table-cell>
          <table:table-cell office:value-type="string" table:style-name="ce37">
            <text:p>Expense Type</text:p>
          </table:table-cell>
          <table:table-cell office:value-type="string" table:style-name="ce37">
            <text:p>Total Claimed</text:p>
          </table:table-cell>
          <table:table-cell office:value-type="string" table:style-name="ce37">
            <text:p>Vat</text:p>
          </table:table-cell>
          <table:table-cell office:value-type="string" table:style-name="ce37">
            <text:p>Net Expense</text:p>
          </table:table-cell>
          <table:table-cell table:style-name="ce8"/>
          <table:table-cell office:value-type="string" table:style-name="ce8">
            <text:p>General Admin</text:p>
          </table:table-cell>
          <table:table-cell office:value-type="string" table:style-name="ce8">
            <text:p>Hotel &amp; Travel</text:p>
          </table:table-cell>
          <table:table-cell office:value-type="string" table:style-name="ce8">
            <text:p>Vehicle or Mileage</text:p>
          </table:table-cell>
          <table:table-cell office:value-type="string" table:style-name="ce8">
            <text:p>Other Expenses</text:p>
          </table:table-cell>
          <table:table-cell table:number-columns-repeated="16371" table:style-name="ce8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0&gt;0,IF(G$3=&quot;X&quot;,F10*H$5/100/(1+H$5/100),&quot; &quot;),&quot; &quot;)" table:style-name="ce11">
            <text:p><text:s/></text:p>
          </table:table-cell>
          <table:table-cell office:value-type="string" office:string-value=" " table:formula="msoxl:=IF(F10&gt;0,IF(G10=&quot; &quot;,F10,F10-G10),&quot; &quot;)" table:style-name="ce11">
            <text:p><text:s/></text:p>
          </table:table-cell>
          <table:table-cell table:style-name="ce1"/>
          <table:table-cell office:value-type="string" office:string-value=" " table:formula="msoxl:=IF(E10=&quot;General Admin&quot;,H10,&quot; &quot;)" table:style-name="ce28">
            <text:p><text:s/></text:p>
          </table:table-cell>
          <table:table-cell office:value-type="string" office:string-value=" " table:formula="msoxl:=IF(E10=&quot;Hotel &amp; Travel&quot;,H10,&quot; &quot;)" table:style-name="ce28">
            <text:p><text:s/></text:p>
          </table:table-cell>
          <table:table-cell office:value-type="string" office:string-value=" " table:formula="msoxl:=IF(E10=&quot;Vehicle or Mileage&quot;,H10,&quot; &quot;)" table:style-name="ce28">
            <text:p><text:s/></text:p>
          </table:table-cell>
          <table:table-cell office:value-type="string" office:string-value=" " table:formula="msoxl:=IF(E10=&quot;Other Expenses&quot;,H1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1&gt;0,IF(G$3=&quot;X&quot;,F11*H$5/100/(1+H$5/100),&quot; &quot;),&quot; &quot;)" table:style-name="ce11">
            <text:p><text:s/></text:p>
          </table:table-cell>
          <table:table-cell office:value-type="string" office:string-value=" " table:formula="msoxl:=IF(F11&gt;0,IF(G11=&quot; &quot;,F11,F11-G11),&quot; &quot;)" table:style-name="ce11">
            <text:p><text:s/></text:p>
          </table:table-cell>
          <table:table-cell table:style-name="ce1"/>
          <table:table-cell office:value-type="string" office:string-value=" " table:formula="msoxl:=IF(E11=&quot;General Admin&quot;,H11,&quot; &quot;)" table:style-name="ce28">
            <text:p><text:s/></text:p>
          </table:table-cell>
          <table:table-cell office:value-type="string" office:string-value=" " table:formula="msoxl:=IF(E11=&quot;Hotel &amp; Travel&quot;,H11,&quot; &quot;)" table:style-name="ce28">
            <text:p><text:s/></text:p>
          </table:table-cell>
          <table:table-cell office:value-type="string" office:string-value=" " table:formula="msoxl:=IF(E11=&quot;Vehicle or Mileage&quot;,H11,&quot; &quot;)" table:style-name="ce28">
            <text:p><text:s/></text:p>
          </table:table-cell>
          <table:table-cell office:value-type="string" office:string-value=" " table:formula="msoxl:=IF(E11=&quot;Other Expenses&quot;,H1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2&gt;0,IF(G$3=&quot;X&quot;,F12*H$5/100/(1+H$5/100),&quot; &quot;),&quot; &quot;)" table:style-name="ce11">
            <text:p><text:s/></text:p>
          </table:table-cell>
          <table:table-cell office:value-type="string" office:string-value=" " table:formula="msoxl:=IF(F12&gt;0,IF(G12=&quot; &quot;,F12,F12-G12),&quot; &quot;)" table:style-name="ce11">
            <text:p><text:s/></text:p>
          </table:table-cell>
          <table:table-cell table:style-name="ce1"/>
          <table:table-cell office:value-type="string" office:string-value=" " table:formula="msoxl:=IF(E12=&quot;General Admin&quot;,H12,&quot; &quot;)" table:style-name="ce28">
            <text:p><text:s/></text:p>
          </table:table-cell>
          <table:table-cell office:value-type="string" office:string-value=" " table:formula="msoxl:=IF(E12=&quot;Hotel &amp; Travel&quot;,H12,&quot; &quot;)" table:style-name="ce28">
            <text:p><text:s/></text:p>
          </table:table-cell>
          <table:table-cell office:value-type="string" office:string-value=" " table:formula="msoxl:=IF(E12=&quot;Vehicle or Mileage&quot;,H12,&quot; &quot;)" table:style-name="ce28">
            <text:p><text:s/></text:p>
          </table:table-cell>
          <table:table-cell office:value-type="string" office:string-value=" " table:formula="msoxl:=IF(E12=&quot;Other Expenses&quot;,H1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3&gt;0,IF(G$3=&quot;X&quot;,F13*H$5/100/(1+H$5/100),&quot; &quot;),&quot; &quot;)" table:style-name="ce11">
            <text:p><text:s/></text:p>
          </table:table-cell>
          <table:table-cell office:value-type="string" office:string-value=" " table:formula="msoxl:=IF(F13&gt;0,IF(G13=&quot; &quot;,F13,F13-G13),&quot; &quot;)" table:style-name="ce11">
            <text:p><text:s/></text:p>
          </table:table-cell>
          <table:table-cell table:style-name="ce1"/>
          <table:table-cell office:value-type="string" office:string-value=" " table:formula="msoxl:=IF(E13=&quot;General Admin&quot;,H13,&quot; &quot;)" table:style-name="ce28">
            <text:p><text:s/></text:p>
          </table:table-cell>
          <table:table-cell office:value-type="string" office:string-value=" " table:formula="msoxl:=IF(E13=&quot;Hotel &amp; Travel&quot;,H13,&quot; &quot;)" table:style-name="ce28">
            <text:p><text:s/></text:p>
          </table:table-cell>
          <table:table-cell office:value-type="string" office:string-value=" " table:formula="msoxl:=IF(E13=&quot;Vehicle or Mileage&quot;,H13,&quot; &quot;)" table:style-name="ce28">
            <text:p><text:s/></text:p>
          </table:table-cell>
          <table:table-cell office:value-type="string" office:string-value=" " table:formula="msoxl:=IF(E13=&quot;Other Expenses&quot;,H1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4&gt;0,IF(G$3=&quot;X&quot;,F14*H$5/100/(1+H$5/100),&quot; &quot;),&quot; &quot;)" table:style-name="ce11">
            <text:p><text:s/></text:p>
          </table:table-cell>
          <table:table-cell office:value-type="string" office:string-value=" " table:formula="msoxl:=IF(F14&gt;0,IF(G14=&quot; &quot;,F14,F14-G14),&quot; &quot;)" table:style-name="ce11">
            <text:p><text:s/></text:p>
          </table:table-cell>
          <table:table-cell table:style-name="ce1"/>
          <table:table-cell office:value-type="string" office:string-value=" " table:formula="msoxl:=IF(E14=&quot;General Admin&quot;,H14,&quot; &quot;)" table:style-name="ce28">
            <text:p><text:s/></text:p>
          </table:table-cell>
          <table:table-cell office:value-type="string" office:string-value=" " table:formula="msoxl:=IF(E14=&quot;Hotel &amp; Travel&quot;,H14,&quot; &quot;)" table:style-name="ce28">
            <text:p><text:s/></text:p>
          </table:table-cell>
          <table:table-cell office:value-type="string" office:string-value=" " table:formula="msoxl:=IF(E14=&quot;Vehicle or Mileage&quot;,H14,&quot; &quot;)" table:style-name="ce28">
            <text:p><text:s/></text:p>
          </table:table-cell>
          <table:table-cell office:value-type="string" office:string-value=" " table:formula="msoxl:=IF(E14=&quot;Other Expenses&quot;,H1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5&gt;0,IF(G$3=&quot;X&quot;,F15*H$5/100/(1+H$5/100),&quot; &quot;),&quot; &quot;)" table:style-name="ce11">
            <text:p><text:s/></text:p>
          </table:table-cell>
          <table:table-cell office:value-type="string" office:string-value=" " table:formula="msoxl:=IF(F15&gt;0,IF(G15=&quot; &quot;,F15,F15-G15),&quot; &quot;)" table:style-name="ce11">
            <text:p><text:s/></text:p>
          </table:table-cell>
          <table:table-cell table:style-name="ce1"/>
          <table:table-cell office:value-type="string" office:string-value=" " table:formula="msoxl:=IF(E15=&quot;General Admin&quot;,H15,&quot; &quot;)" table:style-name="ce28">
            <text:p><text:s/></text:p>
          </table:table-cell>
          <table:table-cell office:value-type="string" office:string-value=" " table:formula="msoxl:=IF(E15=&quot;Hotel &amp; Travel&quot;,H15,&quot; &quot;)" table:style-name="ce28">
            <text:p><text:s/></text:p>
          </table:table-cell>
          <table:table-cell office:value-type="string" office:string-value=" " table:formula="msoxl:=IF(E15=&quot;Vehicle or Mileage&quot;,H15,&quot; &quot;)" table:style-name="ce28">
            <text:p><text:s/></text:p>
          </table:table-cell>
          <table:table-cell office:value-type="string" office:string-value=" " table:formula="msoxl:=IF(E15=&quot;Other Expenses&quot;,H1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6&gt;0,IF(G$3=&quot;X&quot;,F16*H$5/100/(1+H$5/100),&quot; &quot;),&quot; &quot;)" table:style-name="ce11">
            <text:p><text:s/></text:p>
          </table:table-cell>
          <table:table-cell office:value-type="string" office:string-value=" " table:formula="msoxl:=IF(F16&gt;0,IF(G16=&quot; &quot;,F16,F16-G16),&quot; &quot;)" table:style-name="ce11">
            <text:p><text:s/></text:p>
          </table:table-cell>
          <table:table-cell table:style-name="ce1"/>
          <table:table-cell office:value-type="string" office:string-value=" " table:formula="msoxl:=IF(E16=&quot;General Admin&quot;,H16,&quot; &quot;)" table:style-name="ce28">
            <text:p><text:s/></text:p>
          </table:table-cell>
          <table:table-cell office:value-type="string" office:string-value=" " table:formula="msoxl:=IF(E16=&quot;Hotel &amp; Travel&quot;,H16,&quot; &quot;)" table:style-name="ce28">
            <text:p><text:s/></text:p>
          </table:table-cell>
          <table:table-cell office:value-type="string" office:string-value=" " table:formula="msoxl:=IF(E16=&quot;Vehicle or Mileage&quot;,H16,&quot; &quot;)" table:style-name="ce28">
            <text:p><text:s/></text:p>
          </table:table-cell>
          <table:table-cell office:value-type="string" office:string-value=" " table:formula="msoxl:=IF(E16=&quot;Other Expenses&quot;,H1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7&gt;0,IF(G$3=&quot;X&quot;,F17*H$5/100/(1+H$5/100),&quot; &quot;),&quot; &quot;)" table:style-name="ce11">
            <text:p><text:s/></text:p>
          </table:table-cell>
          <table:table-cell office:value-type="string" office:string-value=" " table:formula="msoxl:=IF(F17&gt;0,IF(G17=&quot; &quot;,F17,F17-G17),&quot; &quot;)" table:style-name="ce11">
            <text:p><text:s/></text:p>
          </table:table-cell>
          <table:table-cell table:style-name="ce1"/>
          <table:table-cell office:value-type="string" office:string-value=" " table:formula="msoxl:=IF(E17=&quot;General Admin&quot;,H17,&quot; &quot;)" table:style-name="ce28">
            <text:p><text:s/></text:p>
          </table:table-cell>
          <table:table-cell office:value-type="string" office:string-value=" " table:formula="msoxl:=IF(E17=&quot;Hotel &amp; Travel&quot;,H17,&quot; &quot;)" table:style-name="ce28">
            <text:p><text:s/></text:p>
          </table:table-cell>
          <table:table-cell office:value-type="string" office:string-value=" " table:formula="msoxl:=IF(E17=&quot;Vehicle or Mileage&quot;,H17,&quot; &quot;)" table:style-name="ce28">
            <text:p><text:s/></text:p>
          </table:table-cell>
          <table:table-cell office:value-type="string" office:string-value=" " table:formula="msoxl:=IF(E17=&quot;Other Expenses&quot;,H1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8&gt;0,IF(G$3=&quot;X&quot;,F18*H$5/100/(1+H$5/100),&quot; &quot;),&quot; &quot;)" table:style-name="ce11">
            <text:p><text:s/></text:p>
          </table:table-cell>
          <table:table-cell office:value-type="string" office:string-value=" " table:formula="msoxl:=IF(F18&gt;0,IF(G18=&quot; &quot;,F18,F18-G18),&quot; &quot;)" table:style-name="ce11">
            <text:p><text:s/></text:p>
          </table:table-cell>
          <table:table-cell table:style-name="ce1"/>
          <table:table-cell office:value-type="string" office:string-value=" " table:formula="msoxl:=IF(E18=&quot;General Admin&quot;,H18,&quot; &quot;)" table:style-name="ce28">
            <text:p><text:s/></text:p>
          </table:table-cell>
          <table:table-cell office:value-type="string" office:string-value=" " table:formula="msoxl:=IF(E18=&quot;Hotel &amp; Travel&quot;,H18,&quot; &quot;)" table:style-name="ce28">
            <text:p><text:s/></text:p>
          </table:table-cell>
          <table:table-cell office:value-type="string" office:string-value=" " table:formula="msoxl:=IF(E18=&quot;Vehicle or Mileage&quot;,H18,&quot; &quot;)" table:style-name="ce28">
            <text:p><text:s/></text:p>
          </table:table-cell>
          <table:table-cell office:value-type="string" office:string-value=" " table:formula="msoxl:=IF(E18=&quot;Other Expenses&quot;,H1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9&gt;0,IF(G$3=&quot;X&quot;,F19*H$5/100/(1+H$5/100),&quot; &quot;),&quot; &quot;)" table:style-name="ce11">
            <text:p><text:s/></text:p>
          </table:table-cell>
          <table:table-cell office:value-type="string" office:string-value=" " table:formula="msoxl:=IF(F19&gt;0,IF(G19=&quot; &quot;,F19,F19-G19),&quot; &quot;)" table:style-name="ce11">
            <text:p><text:s/></text:p>
          </table:table-cell>
          <table:table-cell table:style-name="ce1"/>
          <table:table-cell office:value-type="string" office:string-value=" " table:formula="msoxl:=IF(E19=&quot;General Admin&quot;,H19,&quot; &quot;)" table:style-name="ce28">
            <text:p><text:s/></text:p>
          </table:table-cell>
          <table:table-cell office:value-type="string" office:string-value=" " table:formula="msoxl:=IF(E19=&quot;Hotel &amp; Travel&quot;,H19,&quot; &quot;)" table:style-name="ce28">
            <text:p><text:s/></text:p>
          </table:table-cell>
          <table:table-cell office:value-type="string" office:string-value=" " table:formula="msoxl:=IF(E19=&quot;Vehicle or Mileage&quot;,H19,&quot; &quot;)" table:style-name="ce28">
            <text:p><text:s/></text:p>
          </table:table-cell>
          <table:table-cell office:value-type="string" office:string-value=" " table:formula="msoxl:=IF(E19=&quot;Other Expenses&quot;,H1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0&gt;0,IF(G$3=&quot;X&quot;,F20*H$5/100/(1+H$5/100),&quot; &quot;),&quot; &quot;)" table:style-name="ce11">
            <text:p><text:s/></text:p>
          </table:table-cell>
          <table:table-cell office:value-type="string" office:string-value=" " table:formula="msoxl:=IF(F20&gt;0,IF(G20=&quot; &quot;,F20,F20-G20),&quot; &quot;)" table:style-name="ce11">
            <text:p><text:s/></text:p>
          </table:table-cell>
          <table:table-cell table:style-name="ce1"/>
          <table:table-cell office:value-type="string" office:string-value=" " table:formula="msoxl:=IF(E20=&quot;General Admin&quot;,H20,&quot; &quot;)" table:style-name="ce28">
            <text:p><text:s/></text:p>
          </table:table-cell>
          <table:table-cell office:value-type="string" office:string-value=" " table:formula="msoxl:=IF(E20=&quot;Hotel &amp; Travel&quot;,H20,&quot; &quot;)" table:style-name="ce28">
            <text:p><text:s/></text:p>
          </table:table-cell>
          <table:table-cell office:value-type="string" office:string-value=" " table:formula="msoxl:=IF(E20=&quot;Vehicle or Mileage&quot;,H20,&quot; &quot;)" table:style-name="ce28">
            <text:p><text:s/></text:p>
          </table:table-cell>
          <table:table-cell office:value-type="string" office:string-value=" " table:formula="msoxl:=IF(E20=&quot;Other Expenses&quot;,H2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1&gt;0,IF(G$3=&quot;X&quot;,F21*H$5/100/(1+H$5/100),&quot; &quot;),&quot; &quot;)" table:style-name="ce11">
            <text:p><text:s/></text:p>
          </table:table-cell>
          <table:table-cell office:value-type="string" office:string-value=" " table:formula="msoxl:=IF(F21&gt;0,IF(G21=&quot; &quot;,F21,F21-G21),&quot; &quot;)" table:style-name="ce11">
            <text:p><text:s/></text:p>
          </table:table-cell>
          <table:table-cell table:style-name="ce1"/>
          <table:table-cell office:value-type="string" office:string-value=" " table:formula="msoxl:=IF(E21=&quot;General Admin&quot;,H21,&quot; &quot;)" table:style-name="ce28">
            <text:p><text:s/></text:p>
          </table:table-cell>
          <table:table-cell office:value-type="string" office:string-value=" " table:formula="msoxl:=IF(E21=&quot;Hotel &amp; Travel&quot;,H21,&quot; &quot;)" table:style-name="ce28">
            <text:p><text:s/></text:p>
          </table:table-cell>
          <table:table-cell office:value-type="string" office:string-value=" " table:formula="msoxl:=IF(E21=&quot;Vehicle or Mileage&quot;,H21,&quot; &quot;)" table:style-name="ce28">
            <text:p><text:s/></text:p>
          </table:table-cell>
          <table:table-cell office:value-type="string" office:string-value=" " table:formula="msoxl:=IF(E21=&quot;Other Expenses&quot;,H2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2&gt;0,IF(G$3=&quot;X&quot;,F22*H$5/100/(1+H$5/100),&quot; &quot;),&quot; &quot;)" table:style-name="ce11">
            <text:p><text:s/></text:p>
          </table:table-cell>
          <table:table-cell office:value-type="string" office:string-value=" " table:formula="msoxl:=IF(F22&gt;0,IF(G22=&quot; &quot;,F22,F22-G22),&quot; &quot;)" table:style-name="ce11">
            <text:p><text:s/></text:p>
          </table:table-cell>
          <table:table-cell table:style-name="ce1"/>
          <table:table-cell office:value-type="string" office:string-value=" " table:formula="msoxl:=IF(E22=&quot;General Admin&quot;,H22,&quot; &quot;)" table:style-name="ce28">
            <text:p><text:s/></text:p>
          </table:table-cell>
          <table:table-cell office:value-type="string" office:string-value=" " table:formula="msoxl:=IF(E22=&quot;Hotel &amp; Travel&quot;,H22,&quot; &quot;)" table:style-name="ce28">
            <text:p><text:s/></text:p>
          </table:table-cell>
          <table:table-cell office:value-type="string" office:string-value=" " table:formula="msoxl:=IF(E22=&quot;Vehicle or Mileage&quot;,H22,&quot; &quot;)" table:style-name="ce28">
            <text:p><text:s/></text:p>
          </table:table-cell>
          <table:table-cell office:value-type="string" office:string-value=" " table:formula="msoxl:=IF(E22=&quot;Other Expenses&quot;,H2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3&gt;0,IF(G$3=&quot;X&quot;,F23*H$5/100/(1+H$5/100),&quot; &quot;),&quot; &quot;)" table:style-name="ce11">
            <text:p><text:s/></text:p>
          </table:table-cell>
          <table:table-cell office:value-type="string" office:string-value=" " table:formula="msoxl:=IF(F23&gt;0,IF(G23=&quot; &quot;,F23,F23-G23),&quot; &quot;)" table:style-name="ce11">
            <text:p><text:s/></text:p>
          </table:table-cell>
          <table:table-cell table:style-name="ce1"/>
          <table:table-cell office:value-type="string" office:string-value=" " table:formula="msoxl:=IF(E23=&quot;General Admin&quot;,H23,&quot; &quot;)" table:style-name="ce28">
            <text:p><text:s/></text:p>
          </table:table-cell>
          <table:table-cell office:value-type="string" office:string-value=" " table:formula="msoxl:=IF(E23=&quot;Hotel &amp; Travel&quot;,H23,&quot; &quot;)" table:style-name="ce28">
            <text:p><text:s/></text:p>
          </table:table-cell>
          <table:table-cell office:value-type="string" office:string-value=" " table:formula="msoxl:=IF(E23=&quot;Vehicle or Mileage&quot;,H23,&quot; &quot;)" table:style-name="ce28">
            <text:p><text:s/></text:p>
          </table:table-cell>
          <table:table-cell office:value-type="string" office:string-value=" " table:formula="msoxl:=IF(E23=&quot;Other Expenses&quot;,H2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4&gt;0,IF(G$3=&quot;X&quot;,F24*H$5/100/(1+H$5/100),&quot; &quot;),&quot; &quot;)" table:style-name="ce11">
            <text:p><text:s/></text:p>
          </table:table-cell>
          <table:table-cell office:value-type="string" office:string-value=" " table:formula="msoxl:=IF(F24&gt;0,IF(G24=&quot; &quot;,F24,F24-G24),&quot; &quot;)" table:style-name="ce11">
            <text:p><text:s/></text:p>
          </table:table-cell>
          <table:table-cell table:style-name="ce1"/>
          <table:table-cell office:value-type="string" office:string-value=" " table:formula="msoxl:=IF(E24=&quot;General Admin&quot;,H24,&quot; &quot;)" table:style-name="ce28">
            <text:p><text:s/></text:p>
          </table:table-cell>
          <table:table-cell office:value-type="string" office:string-value=" " table:formula="msoxl:=IF(E24=&quot;Hotel &amp; Travel&quot;,H24,&quot; &quot;)" table:style-name="ce28">
            <text:p><text:s/></text:p>
          </table:table-cell>
          <table:table-cell office:value-type="string" office:string-value=" " table:formula="msoxl:=IF(E24=&quot;Vehicle or Mileage&quot;,H24,&quot; &quot;)" table:style-name="ce28">
            <text:p><text:s/></text:p>
          </table:table-cell>
          <table:table-cell office:value-type="string" office:string-value=" " table:formula="msoxl:=IF(E24=&quot;Other Expenses&quot;,H2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5&gt;0,IF(G$3=&quot;X&quot;,F25*H$5/100/(1+H$5/100),&quot; &quot;),&quot; &quot;)" table:style-name="ce11">
            <text:p><text:s/></text:p>
          </table:table-cell>
          <table:table-cell office:value-type="string" office:string-value=" " table:formula="msoxl:=IF(F25&gt;0,IF(G25=&quot; &quot;,F25,F25-G25),&quot; &quot;)" table:style-name="ce11">
            <text:p><text:s/></text:p>
          </table:table-cell>
          <table:table-cell table:style-name="ce1"/>
          <table:table-cell office:value-type="string" office:string-value=" " table:formula="msoxl:=IF(E25=&quot;General Admin&quot;,H25,&quot; &quot;)" table:style-name="ce28">
            <text:p><text:s/></text:p>
          </table:table-cell>
          <table:table-cell office:value-type="string" office:string-value=" " table:formula="msoxl:=IF(E25=&quot;Hotel &amp; Travel&quot;,H25,&quot; &quot;)" table:style-name="ce28">
            <text:p><text:s/></text:p>
          </table:table-cell>
          <table:table-cell office:value-type="string" office:string-value=" " table:formula="msoxl:=IF(E25=&quot;Vehicle or Mileage&quot;,H25,&quot; &quot;)" table:style-name="ce28">
            <text:p><text:s/></text:p>
          </table:table-cell>
          <table:table-cell office:value-type="string" office:string-value=" " table:formula="msoxl:=IF(E25=&quot;Other Expenses&quot;,H2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6&gt;0,IF(G$3=&quot;X&quot;,F26*H$5/100/(1+H$5/100),&quot; &quot;),&quot; &quot;)" table:style-name="ce11">
            <text:p><text:s/></text:p>
          </table:table-cell>
          <table:table-cell office:value-type="string" office:string-value=" " table:formula="msoxl:=IF(F26&gt;0,IF(G26=&quot; &quot;,F26,F26-G26),&quot; &quot;)" table:style-name="ce11">
            <text:p><text:s/></text:p>
          </table:table-cell>
          <table:table-cell table:style-name="ce1"/>
          <table:table-cell office:value-type="string" office:string-value=" " table:formula="msoxl:=IF(E26=&quot;General Admin&quot;,H26,&quot; &quot;)" table:style-name="ce28">
            <text:p><text:s/></text:p>
          </table:table-cell>
          <table:table-cell office:value-type="string" office:string-value=" " table:formula="msoxl:=IF(E26=&quot;Hotel &amp; Travel&quot;,H26,&quot; &quot;)" table:style-name="ce28">
            <text:p><text:s/></text:p>
          </table:table-cell>
          <table:table-cell office:value-type="string" office:string-value=" " table:formula="msoxl:=IF(E26=&quot;Vehicle or Mileage&quot;,H26,&quot; &quot;)" table:style-name="ce28">
            <text:p><text:s/></text:p>
          </table:table-cell>
          <table:table-cell office:value-type="string" office:string-value=" " table:formula="msoxl:=IF(E26=&quot;Other Expenses&quot;,H2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7&gt;0,IF(G$3=&quot;X&quot;,F27*H$5/100/(1+H$5/100),&quot; &quot;),&quot; &quot;)" table:style-name="ce11">
            <text:p><text:s/></text:p>
          </table:table-cell>
          <table:table-cell office:value-type="string" office:string-value=" " table:formula="msoxl:=IF(F27&gt;0,IF(G27=&quot; &quot;,F27,F27-G27),&quot; &quot;)" table:style-name="ce11">
            <text:p><text:s/></text:p>
          </table:table-cell>
          <table:table-cell table:style-name="ce1"/>
          <table:table-cell office:value-type="string" office:string-value=" " table:formula="msoxl:=IF(E27=&quot;General Admin&quot;,H27,&quot; &quot;)" table:style-name="ce28">
            <text:p><text:s/></text:p>
          </table:table-cell>
          <table:table-cell office:value-type="string" office:string-value=" " table:formula="msoxl:=IF(E27=&quot;Hotel &amp; Travel&quot;,H27,&quot; &quot;)" table:style-name="ce28">
            <text:p><text:s/></text:p>
          </table:table-cell>
          <table:table-cell office:value-type="string" office:string-value=" " table:formula="msoxl:=IF(E27=&quot;Vehicle or Mileage&quot;,H27,&quot; &quot;)" table:style-name="ce28">
            <text:p><text:s/></text:p>
          </table:table-cell>
          <table:table-cell office:value-type="string" office:string-value=" " table:formula="msoxl:=IF(E27=&quot;Other Expenses&quot;,H2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8&gt;0,IF(G$3=&quot;X&quot;,F28*H$5/100/(1+H$5/100),&quot; &quot;),&quot; &quot;)" table:style-name="ce11">
            <text:p><text:s/></text:p>
          </table:table-cell>
          <table:table-cell office:value-type="string" office:string-value=" " table:formula="msoxl:=IF(F28&gt;0,IF(G28=&quot; &quot;,F28,F28-G28),&quot; &quot;)" table:style-name="ce11">
            <text:p><text:s/></text:p>
          </table:table-cell>
          <table:table-cell table:style-name="ce1"/>
          <table:table-cell office:value-type="string" office:string-value=" " table:formula="msoxl:=IF(E28=&quot;General Admin&quot;,H28,&quot; &quot;)" table:style-name="ce28">
            <text:p><text:s/></text:p>
          </table:table-cell>
          <table:table-cell office:value-type="string" office:string-value=" " table:formula="msoxl:=IF(E28=&quot;Hotel &amp; Travel&quot;,H28,&quot; &quot;)" table:style-name="ce28">
            <text:p><text:s/></text:p>
          </table:table-cell>
          <table:table-cell office:value-type="string" office:string-value=" " table:formula="msoxl:=IF(E28=&quot;Vehicle or Mileage&quot;,H28,&quot; &quot;)" table:style-name="ce28">
            <text:p><text:s/></text:p>
          </table:table-cell>
          <table:table-cell office:value-type="string" office:string-value=" " table:formula="msoxl:=IF(E28=&quot;Other Expenses&quot;,H2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9&gt;0,IF(G$3=&quot;X&quot;,F29*H$5/100/(1+H$5/100),&quot; &quot;),&quot; &quot;)" table:style-name="ce11">
            <text:p><text:s/></text:p>
          </table:table-cell>
          <table:table-cell office:value-type="string" office:string-value=" " table:formula="msoxl:=IF(F29&gt;0,IF(G29=&quot; &quot;,F29,F29-G29),&quot; &quot;)" table:style-name="ce11">
            <text:p><text:s/></text:p>
          </table:table-cell>
          <table:table-cell table:style-name="ce1"/>
          <table:table-cell office:value-type="string" office:string-value=" " table:formula="msoxl:=IF(E29=&quot;General Admin&quot;,H29,&quot; &quot;)" table:style-name="ce28">
            <text:p><text:s/></text:p>
          </table:table-cell>
          <table:table-cell office:value-type="string" office:string-value=" " table:formula="msoxl:=IF(E29=&quot;Hotel &amp; Travel&quot;,H29,&quot; &quot;)" table:style-name="ce28">
            <text:p><text:s/></text:p>
          </table:table-cell>
          <table:table-cell office:value-type="string" office:string-value=" " table:formula="msoxl:=IF(E29=&quot;Vehicle or Mileage&quot;,H29,&quot; &quot;)" table:style-name="ce28">
            <text:p><text:s/></text:p>
          </table:table-cell>
          <table:table-cell office:value-type="string" office:string-value=" " table:formula="msoxl:=IF(E29=&quot;Other Expenses&quot;,H2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6"/>
          <table:table-cell office:value-type="string" office:string-value="Mileage Claim @ 45p" table:formula="msoxl:=&quot;Mileage Claim @ &quot; &amp; TEXT(C30*100,0) &amp; &quot;p&quot;" table:style-name="ce12">
            <text:p>Mileage Claim @ 45p</text:p>
          </table:table-cell>
          <table:table-cell office:value-type="float" office:value="0.45" table:formula="msoxl:=Month_02!C30" table:style-name="ce18">
            <text:p>0.45</text:p>
          </table:table-cell>
          <table:table-cell office:value-type="float" office:value="0" table:formula="msoxl:=SUM(D10:D29)" table:style-name="ce10">
            <text:p>0</text:p>
          </table:table-cell>
          <table:table-cell office:value-type="string" table:style-name="ce26">
            <text:p>Vehicle or Mileage</text:p>
          </table:table-cell>
          <table:table-cell office:value-type="string" office:string-value=" " table:formula="msoxl:=IF(D30&gt;0,D30*C30,&quot; &quot;)" table:style-name="ce11">
            <text:p><text:s/></text:p>
          </table:table-cell>
          <table:table-cell table:style-name="ce11"/>
          <table:table-cell office:value-type="string" office:string-value=" " table:formula="msoxl:=IF(D30&gt;0,F30-G30,&quot; &quot;)" table:style-name="ce11">
            <text:p><text:s/></text:p>
          </table:table-cell>
          <table:table-cell table:style-name="ce1"/>
          <table:table-cell office:value-type="string" office:string-value=" " table:formula="msoxl:=IF(E30=&quot;General Admin&quot;,H30,&quot; &quot;)" table:style-name="ce28">
            <text:p><text:s/></text:p>
          </table:table-cell>
          <table:table-cell office:value-type="string" office:string-value=" " table:formula="msoxl:=IF(E30=&quot;Hotel &amp; Travel&quot;,H30,&quot; &quot;)" table:style-name="ce28">
            <text:p><text:s/></text:p>
          </table:table-cell>
          <table:table-cell office:value-type="string" office:string-value=" " table:formula="msoxl:=IF(E30=&quot;Vehicle or Mileage&quot;,H30,&quot; &quot;)" table:style-name="ce28">
            <text:p><text:s/></text:p>
          </table:table-cell>
          <table:table-cell office:value-type="string" office:string-value=" " table:formula="msoxl:=IF(E30=&quot;Other Expenses&quot;,H3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number-columns-repeated="5" table:style-name="ce6"/>
          <table:table-cell office:value-type="float" office:value="0" table:formula="msoxl:=SUM(F10:F30)" table:style-name="ce11">
            <text:p>0.00</text:p>
          </table:table-cell>
          <table:table-cell office:value-type="float" office:value="0" table:formula="msoxl:=SUM(G10:G30)" table:style-name="ce11">
            <text:p>0.00</text:p>
          </table:table-cell>
          <table:table-cell office:value-type="float" office:value="0" table:formula="msoxl:=SUM(H10:H30)" table:style-name="ce11">
            <text:p>0.00</text:p>
          </table:table-cell>
          <table:table-cell table:style-name="ce1"/>
          <table:table-cell office:value-type="float" office:value="0" table:formula="msoxl:=SUM(J10:J30)" table:style-name="ce11">
            <text:p>0.00</text:p>
          </table:table-cell>
          <table:table-cell office:value-type="float" office:value="0" table:formula="msoxl:=SUM(K10:K30)" table:style-name="ce11">
            <text:p>0.00</text:p>
          </table:table-cell>
          <table:table-cell office:value-type="float" office:value="0" table:formula="msoxl:=SUM(L10:L30)" table:style-name="ce11">
            <text:p>0.00</text:p>
          </table:table-cell>
          <table:table-cell office:value-type="float" office:value="0" table:formula="msoxl:=SUM(M10:M30)" table:style-name="ce11">
            <text:p>0.00</text:p>
          </table:table-cell>
          <table:table-cell table:number-columns-repeated="16371"/>
        </table:table-row>
        <table:table-row table:style-name="ro4">
          <table:table-cell table:number-columns-spanned="8" table:number-rows-spanned="1" table:style-name="ce52"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6"/>
          <table:table-cell table:style-name="ce13"/>
          <table:table-cell office:value-type="string" table:number-columns-spanned="2" table:number-rows-spanned="1" table:style-name="ce69">
            <text:p>TOTAL AMOUNT PAYABLE</text:p>
          </table:table-cell>
          <table:covered-table-cell/>
          <table:table-cell office:value-type="string" table:style-name="ce14">
            <text:p>£<text:s/></text:p>
          </table:table-cell>
          <table:table-cell office:value-type="float" office:value="0" table:formula="msoxl:=F31" table:style-name="ce15">
            <text:p>0.00</text:p>
          </table:table-cell>
          <table:table-cell table:number-columns-spanned="2" table:number-rows-spanned="1" table:style-name="ce54"/>
          <table:covered-table-cell/>
          <table:table-cell table:number-columns-repeated="16376"/>
        </table:table-row>
        <table:table-row table:style-name="ro4">
          <table:table-cell table:number-columns-spanned="8" table:number-rows-spanned="1" table:style-name="ce52"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53">
            <text:p>I confirm the amount claimed has been incurred solely on business and does not include travel expenses from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53">
            <text:p>home to normal place of work, personal or third party expens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1">
            <text:p>Signed</text:p>
          </table:table-cell>
          <table:table-cell office:value-type="string" table:number-columns-spanned="2" table:number-rows-spanned="1" table:style-name="ce51">
            <text:p>…………………………………………………………….</text:p>
          </table:table-cell>
          <table:covered-table-cell/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1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50">
            <text:p>Payment Authorised By</text:p>
          </table:table-cell>
          <table:covered-table-cell/>
          <table:table-cell office:value-type="string" table:style-name="ce1">
            <text:p>…………………………</text:p>
          </table:table-cell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1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35">
            <text:p>OFFICE USE: Accounting Summary</text:p>
          </table:table-cell>
          <table:table-cell table:style-name="ce36"/>
          <table:table-cell office:value-type="string" table:style-name="ce39">
            <text:p>Reference</text:p>
          </table:table-cell>
          <table:table-cell office:value-type="string" table:style-name="ce40">
            <text:p>Exp01</text:p>
          </table:table-cell>
          <table:table-cell table:number-columns-repeated="2" table:style-name="ce19"/>
          <table:table-cell office:value-type="string" table:number-columns-spanned="1" table:number-rows-spanned="2" table:style-name="ce62">
            <text:p>Entry Code Letter</text:p>
          </table:table-cell>
          <table:table-cell table:style-name="ce31"/>
          <table:table-cell table:number-columns-repeated="16376"/>
        </table:table-row>
        <table:table-row table:style-name="ro2">
          <table:table-cell table:style-name="ce29"/>
          <table:table-cell table:style-name="ce30"/>
          <table:table-cell table:number-columns-repeated="4" table:style-name="ce6"/>
          <table:covered-table-cell/>
          <table:table-cell table:style-name="ce32"/>
          <table:table-cell table:number-columns-repeated="16376"/>
        </table:table-row>
        <table:table-row table:style-name="ro2">
          <table:table-cell office:value-type="date" office:date-value="2013-06-30T00:00:00" table:formula="msoxl:=IF(G7&gt;0,G7,&quot; &quot;)" table:style-name="ce20">
            <text:p>30-Jun-13</text:p>
          </table:table-cell>
          <table:table-cell office:value-type="string" office:string-value="" table:formula="msoxl:=IF(B5&gt;0,B5,&quot; &quot;)" table:number-columns-spanned="2" table:number-rows-spanned="1" table:style-name="ce52"/>
          <table:covered-table-cell/>
          <table:table-cell office:value-type="string" table:style-name="ce6">
            <text:p>Total Purchases</text:p>
          </table:table-cell>
          <table:table-cell table:style-name="ce6"/>
          <table:table-cell office:value-type="string" office:string-value=" " table:formula="msoxl:=IF(F31&gt;0,F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Vat Input</text:p>
          </table:table-cell>
          <table:table-cell table:style-name="ce6"/>
          <table:table-cell office:value-type="string" office:string-value=" " table:formula="msoxl:=IF(G31&gt;0,G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Expense analysis</text:p>
          </table:table-cell>
          <table:table-cell table:number-columns-repeated="3"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52">
            <text:p>General Admin</text:p>
          </table:table-cell>
          <table:covered-table-cell/>
          <table:table-cell office:value-type="string" office:string-value=" " table:formula="msoxl:=IF(J31&gt;0,J31,&quot; &quot;)" table:style-name="ce27">
            <text:p><text:s/></text:p>
          </table:table-cell>
          <table:table-cell office:value-type="string" table:style-name="ce38">
            <text:p>G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52">
            <text:p>Hotel &amp; Travel</text:p>
          </table:table-cell>
          <table:covered-table-cell/>
          <table:table-cell office:value-type="string" office:string-value=" " table:formula="msoxl:=IF(K31&gt;0,K31,&quot; &quot;)" table:style-name="ce27">
            <text:p><text:s/></text:p>
          </table:table-cell>
          <table:table-cell office:value-type="string" table:style-name="ce38">
            <text:p>H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1"/>
          <table:table-cell table:style-name="ce33"/>
          <table:table-cell office:value-type="string" table:number-columns-spanned="2" table:number-rows-spanned="1" table:style-name="ce52">
            <text:p>Vehicle or Mileage</text:p>
          </table:table-cell>
          <table:covered-table-cell/>
          <table:table-cell office:value-type="string" office:string-value=" " table:formula="msoxl:=IF(L31&gt;0,L31,&quot; &quot;)" table:style-name="ce27">
            <text:p><text:s/></text:p>
          </table:table-cell>
          <table:table-cell office:value-type="string" table:style-name="ce38">
            <text:p>V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office:value-type="string" table:number-columns-spanned="1" table:number-rows-spanned="2" table:style-name="ce60">
            <text:p>Manual analysis required of Other Expenses for accounts</text:p>
          </table:table-cell>
          <table:table-cell table:style-name="ce33"/>
          <table:table-cell office:value-type="string" table:number-columns-spanned="2" table:number-rows-spanned="1" table:style-name="ce52">
            <text:p>Other Expenses</text:p>
          </table:table-cell>
          <table:covered-table-cell/>
          <table:table-cell office:value-type="string" office:string-value=" " table:formula="msoxl:=IF(M31&gt;0,M31,&quot; &quot;)" table:style-name="ce27">
            <text:p><text:s/></text:p>
          </table:table-cell>
          <table:table-cell office:value-type="string" table:number-columns-spanned="2" table:number-rows-spanned="1" table:style-name="ce68">
            <text:p>To be allocated manually</text:p>
          </table:table-cell>
          <table:covered-table-cell/>
          <table:table-cell table:number-columns-repeated="16376"/>
        </table:table-row>
        <table:table-row table:style-name="ro2">
          <table:table-cell table:style-name="ce22"/>
          <table:covered-table-cell/>
          <table:table-cell table:style-name="ce33"/>
          <table:table-cell table:number-columns-repeated="2" table:style-name="ce7"/>
          <table:table-cell table:style-name="ce27"/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3"/>
          <table:table-cell table:number-columns-repeated="2" table:style-name="ce34"/>
          <table:table-cell table:number-columns-repeated="4" table:style-name="ce24"/>
          <table:table-cell table:style-name="ce25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Month_04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4" table:default-cell-style-name="ce1" table:visibility="collapse"/>
        <table:table-column table:style-name="co10" table:number-columns-repeated="16371" table:default-cell-style-name="ce1"/>
        <table:table-row table:style-name="ro1">
          <table:table-cell office:value-type="string" table:number-columns-spanned="8" table:number-rows-spanned="1" table:style-name="ce44">
            <text:p>EXPENSES CLAIM FORM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45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47">
            <text:p>Enter X if vat registered leave blank if not registered or flat rate scheme</text:p>
          </table:table-cell>
          <table:covered-table-cell table:number-columns-repeated="5"/>
          <table:table-cell office:value-type="string" table:style-name="ce16">
            <text:p>x</text:p>
          </table:table-cell>
          <table:table-cell table:number-columns-repeated="16377" table:style-name="ce1"/>
        </table:table-row>
        <table:table-row table:style-name="ro3">
          <table:table-cell table:number-columns-spanned="8" table:number-rows-spanned="1" table:style-name="ce51"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Name</text:p>
          </table:table-cell>
          <table:table-cell office:value-type="string" office:string-value="" table:formula="msoxl:=IF(Month_03!B5:D5&gt;0,Month_03!B5:D5,&quot;&quot;)" table:number-columns-spanned="3" table:number-rows-spanned="1" table:style-name="ce46"/>
          <table:covered-table-cell table:number-columns-repeated="2"/>
          <table:table-cell table:style-name="ce1"/>
          <table:table-cell office:value-type="string" table:number-columns-spanned="2" table:number-rows-spanned="1" table:style-name="ce45">
            <text:p>Vat rate applied</text:p>
          </table:table-cell>
          <table:covered-table-cell/>
          <table:table-cell office:value-type="float" office:value="20" table:formula="msoxl:=Month_03!H5" table:style-name="ce41">
            <text:p>20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ddress</text:p>
          </table:table-cell>
          <table:table-cell office:value-type="string" office:string-value="" table:formula="msoxl:=IF(Month_03!B6:D6&gt;0,Month_03!B6:D6,&quot;&quot;)" table:number-columns-spanned="3" table:number-rows-spanned="1" table:style-name="ce46"/>
          <table:covered-table-cell table:number-columns-repeated="2"/>
          <table:table-cell table:style-name="ce1"/>
          <table:table-cell office:value-type="string" table:style-name="ce1">
            <text:p>Date From:</text:p>
          </table:table-cell>
          <table:table-cell office:value-type="date" office:date-value="2013-07-01T00:00:00" table:formula="msoxl:=DATE(YEAR(Month_03!G6),MONTH(Month_03!G6)+1,1)" table:number-columns-spanned="2" table:number-rows-spanned="1" table:style-name="ce56">
            <text:p>01-Jul-13</text:p>
          </table:table-cell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office:value-type="string" office:string-value="" table:formula="msoxl:=IF(Month_03!B7&gt;0,Month_03!B7,&quot;&quot;)" table:style-name="ce4"/>
          <table:table-cell office:value-type="string" table:style-name="ce5">
            <text:p>Post Code</text:p>
          </table:table-cell>
          <table:table-cell office:value-type="string" office:string-value="" table:formula="msoxl:=IF(Month_03!D7&gt;0,Month_03!D7,&quot;&quot;)" table:style-name="ce3"/>
          <table:table-cell table:style-name="ce1"/>
          <table:table-cell office:value-type="string" table:style-name="ce1">
            <text:p>Date To:</text:p>
          </table:table-cell>
          <table:table-cell office:value-type="date" office:date-value="2013-07-31T00:00:00" table:formula="msoxl:=DATE(YEAR(G6),MONTH(G6),DAY(DATE(YEAR(G6),MONTH(G6)+1,1)-1))" table:number-columns-spanned="2" table:number-rows-spanned="1" table:style-name="ce56">
            <text:p>31-Jul-13</text:p>
          </table:table-cell>
          <table:covered-table-cell/>
          <table:table-cell table:number-columns-repeated="16376" table:style-name="ce1"/>
        </table:table-row>
        <table:table-row table:style-name="ro4">
          <table:table-cell table:style-name="ce6"/>
          <table:table-cell table:number-columns-repeated="3" table:style-name="ce7"/>
          <table:table-cell table:number-columns-repeated="4" table:style-name="ce6"/>
          <table:table-cell table:number-columns-repeated="16376" table:style-name="ce1"/>
        </table:table-row>
        <table:table-row table:style-name="ro5">
          <table:table-cell office:value-type="string" table:style-name="ce37">
            <text:p>Date</text:p>
          </table:table-cell>
          <table:table-cell office:value-type="string" table:style-name="ce37">
            <text:p>Description of Expense</text:p>
          </table:table-cell>
          <table:table-cell office:value-type="string" table:style-name="ce37">
            <text:p>Destination and Purpose</text:p>
          </table:table-cell>
          <table:table-cell office:value-type="string" table:style-name="ce37">
            <text:p>Mileage</text:p>
          </table:table-cell>
          <table:table-cell office:value-type="string" table:style-name="ce37">
            <text:p>Expense Type</text:p>
          </table:table-cell>
          <table:table-cell office:value-type="string" table:style-name="ce37">
            <text:p>Total Claimed</text:p>
          </table:table-cell>
          <table:table-cell office:value-type="string" table:style-name="ce37">
            <text:p>Vat</text:p>
          </table:table-cell>
          <table:table-cell office:value-type="string" table:style-name="ce37">
            <text:p>Net Expense</text:p>
          </table:table-cell>
          <table:table-cell table:style-name="ce8"/>
          <table:table-cell office:value-type="string" table:style-name="ce8">
            <text:p>General Admin</text:p>
          </table:table-cell>
          <table:table-cell office:value-type="string" table:style-name="ce8">
            <text:p>Hotel &amp; Travel</text:p>
          </table:table-cell>
          <table:table-cell office:value-type="string" table:style-name="ce8">
            <text:p>Vehicle or Mileage</text:p>
          </table:table-cell>
          <table:table-cell office:value-type="string" table:style-name="ce8">
            <text:p>Other Expenses</text:p>
          </table:table-cell>
          <table:table-cell table:number-columns-repeated="16371" table:style-name="ce8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0&gt;0,IF(G$3=&quot;X&quot;,F10*H$5/100/(1+H$5/100),&quot; &quot;),&quot; &quot;)" table:style-name="ce11">
            <text:p><text:s/></text:p>
          </table:table-cell>
          <table:table-cell office:value-type="string" office:string-value=" " table:formula="msoxl:=IF(F10&gt;0,IF(G10=&quot; &quot;,F10,F10-G10),&quot; &quot;)" table:style-name="ce11">
            <text:p><text:s/></text:p>
          </table:table-cell>
          <table:table-cell table:style-name="ce1"/>
          <table:table-cell office:value-type="string" office:string-value=" " table:formula="msoxl:=IF(E10=&quot;General Admin&quot;,H10,&quot; &quot;)" table:style-name="ce28">
            <text:p><text:s/></text:p>
          </table:table-cell>
          <table:table-cell office:value-type="string" office:string-value=" " table:formula="msoxl:=IF(E10=&quot;Hotel &amp; Travel&quot;,H10,&quot; &quot;)" table:style-name="ce28">
            <text:p><text:s/></text:p>
          </table:table-cell>
          <table:table-cell office:value-type="string" office:string-value=" " table:formula="msoxl:=IF(E10=&quot;Vehicle or Mileage&quot;,H10,&quot; &quot;)" table:style-name="ce28">
            <text:p><text:s/></text:p>
          </table:table-cell>
          <table:table-cell office:value-type="string" office:string-value=" " table:formula="msoxl:=IF(E10=&quot;Other Expenses&quot;,H1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1&gt;0,IF(G$3=&quot;X&quot;,F11*H$5/100/(1+H$5/100),&quot; &quot;),&quot; &quot;)" table:style-name="ce11">
            <text:p><text:s/></text:p>
          </table:table-cell>
          <table:table-cell office:value-type="string" office:string-value=" " table:formula="msoxl:=IF(F11&gt;0,IF(G11=&quot; &quot;,F11,F11-G11),&quot; &quot;)" table:style-name="ce11">
            <text:p><text:s/></text:p>
          </table:table-cell>
          <table:table-cell table:style-name="ce1"/>
          <table:table-cell office:value-type="string" office:string-value=" " table:formula="msoxl:=IF(E11=&quot;General Admin&quot;,H11,&quot; &quot;)" table:style-name="ce28">
            <text:p><text:s/></text:p>
          </table:table-cell>
          <table:table-cell office:value-type="string" office:string-value=" " table:formula="msoxl:=IF(E11=&quot;Hotel &amp; Travel&quot;,H11,&quot; &quot;)" table:style-name="ce28">
            <text:p><text:s/></text:p>
          </table:table-cell>
          <table:table-cell office:value-type="string" office:string-value=" " table:formula="msoxl:=IF(E11=&quot;Vehicle or Mileage&quot;,H11,&quot; &quot;)" table:style-name="ce28">
            <text:p><text:s/></text:p>
          </table:table-cell>
          <table:table-cell office:value-type="string" office:string-value=" " table:formula="msoxl:=IF(E11=&quot;Other Expenses&quot;,H1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2&gt;0,IF(G$3=&quot;X&quot;,F12*H$5/100/(1+H$5/100),&quot; &quot;),&quot; &quot;)" table:style-name="ce11">
            <text:p><text:s/></text:p>
          </table:table-cell>
          <table:table-cell office:value-type="string" office:string-value=" " table:formula="msoxl:=IF(F12&gt;0,IF(G12=&quot; &quot;,F12,F12-G12),&quot; &quot;)" table:style-name="ce11">
            <text:p><text:s/></text:p>
          </table:table-cell>
          <table:table-cell table:style-name="ce1"/>
          <table:table-cell office:value-type="string" office:string-value=" " table:formula="msoxl:=IF(E12=&quot;General Admin&quot;,H12,&quot; &quot;)" table:style-name="ce28">
            <text:p><text:s/></text:p>
          </table:table-cell>
          <table:table-cell office:value-type="string" office:string-value=" " table:formula="msoxl:=IF(E12=&quot;Hotel &amp; Travel&quot;,H12,&quot; &quot;)" table:style-name="ce28">
            <text:p><text:s/></text:p>
          </table:table-cell>
          <table:table-cell office:value-type="string" office:string-value=" " table:formula="msoxl:=IF(E12=&quot;Vehicle or Mileage&quot;,H12,&quot; &quot;)" table:style-name="ce28">
            <text:p><text:s/></text:p>
          </table:table-cell>
          <table:table-cell office:value-type="string" office:string-value=" " table:formula="msoxl:=IF(E12=&quot;Other Expenses&quot;,H1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3&gt;0,IF(G$3=&quot;X&quot;,F13*H$5/100/(1+H$5/100),&quot; &quot;),&quot; &quot;)" table:style-name="ce11">
            <text:p><text:s/></text:p>
          </table:table-cell>
          <table:table-cell office:value-type="string" office:string-value=" " table:formula="msoxl:=IF(F13&gt;0,IF(G13=&quot; &quot;,F13,F13-G13),&quot; &quot;)" table:style-name="ce11">
            <text:p><text:s/></text:p>
          </table:table-cell>
          <table:table-cell table:style-name="ce1"/>
          <table:table-cell office:value-type="string" office:string-value=" " table:formula="msoxl:=IF(E13=&quot;General Admin&quot;,H13,&quot; &quot;)" table:style-name="ce28">
            <text:p><text:s/></text:p>
          </table:table-cell>
          <table:table-cell office:value-type="string" office:string-value=" " table:formula="msoxl:=IF(E13=&quot;Hotel &amp; Travel&quot;,H13,&quot; &quot;)" table:style-name="ce28">
            <text:p><text:s/></text:p>
          </table:table-cell>
          <table:table-cell office:value-type="string" office:string-value=" " table:formula="msoxl:=IF(E13=&quot;Vehicle or Mileage&quot;,H13,&quot; &quot;)" table:style-name="ce28">
            <text:p><text:s/></text:p>
          </table:table-cell>
          <table:table-cell office:value-type="string" office:string-value=" " table:formula="msoxl:=IF(E13=&quot;Other Expenses&quot;,H1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4&gt;0,IF(G$3=&quot;X&quot;,F14*H$5/100/(1+H$5/100),&quot; &quot;),&quot; &quot;)" table:style-name="ce11">
            <text:p><text:s/></text:p>
          </table:table-cell>
          <table:table-cell office:value-type="string" office:string-value=" " table:formula="msoxl:=IF(F14&gt;0,IF(G14=&quot; &quot;,F14,F14-G14),&quot; &quot;)" table:style-name="ce11">
            <text:p><text:s/></text:p>
          </table:table-cell>
          <table:table-cell table:style-name="ce1"/>
          <table:table-cell office:value-type="string" office:string-value=" " table:formula="msoxl:=IF(E14=&quot;General Admin&quot;,H14,&quot; &quot;)" table:style-name="ce28">
            <text:p><text:s/></text:p>
          </table:table-cell>
          <table:table-cell office:value-type="string" office:string-value=" " table:formula="msoxl:=IF(E14=&quot;Hotel &amp; Travel&quot;,H14,&quot; &quot;)" table:style-name="ce28">
            <text:p><text:s/></text:p>
          </table:table-cell>
          <table:table-cell office:value-type="string" office:string-value=" " table:formula="msoxl:=IF(E14=&quot;Vehicle or Mileage&quot;,H14,&quot; &quot;)" table:style-name="ce28">
            <text:p><text:s/></text:p>
          </table:table-cell>
          <table:table-cell office:value-type="string" office:string-value=" " table:formula="msoxl:=IF(E14=&quot;Other Expenses&quot;,H1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5&gt;0,IF(G$3=&quot;X&quot;,F15*H$5/100/(1+H$5/100),&quot; &quot;),&quot; &quot;)" table:style-name="ce11">
            <text:p><text:s/></text:p>
          </table:table-cell>
          <table:table-cell office:value-type="string" office:string-value=" " table:formula="msoxl:=IF(F15&gt;0,IF(G15=&quot; &quot;,F15,F15-G15),&quot; &quot;)" table:style-name="ce11">
            <text:p><text:s/></text:p>
          </table:table-cell>
          <table:table-cell table:style-name="ce1"/>
          <table:table-cell office:value-type="string" office:string-value=" " table:formula="msoxl:=IF(E15=&quot;General Admin&quot;,H15,&quot; &quot;)" table:style-name="ce28">
            <text:p><text:s/></text:p>
          </table:table-cell>
          <table:table-cell office:value-type="string" office:string-value=" " table:formula="msoxl:=IF(E15=&quot;Hotel &amp; Travel&quot;,H15,&quot; &quot;)" table:style-name="ce28">
            <text:p><text:s/></text:p>
          </table:table-cell>
          <table:table-cell office:value-type="string" office:string-value=" " table:formula="msoxl:=IF(E15=&quot;Vehicle or Mileage&quot;,H15,&quot; &quot;)" table:style-name="ce28">
            <text:p><text:s/></text:p>
          </table:table-cell>
          <table:table-cell office:value-type="string" office:string-value=" " table:formula="msoxl:=IF(E15=&quot;Other Expenses&quot;,H1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6&gt;0,IF(G$3=&quot;X&quot;,F16*H$5/100/(1+H$5/100),&quot; &quot;),&quot; &quot;)" table:style-name="ce11">
            <text:p><text:s/></text:p>
          </table:table-cell>
          <table:table-cell office:value-type="string" office:string-value=" " table:formula="msoxl:=IF(F16&gt;0,IF(G16=&quot; &quot;,F16,F16-G16),&quot; &quot;)" table:style-name="ce11">
            <text:p><text:s/></text:p>
          </table:table-cell>
          <table:table-cell table:style-name="ce1"/>
          <table:table-cell office:value-type="string" office:string-value=" " table:formula="msoxl:=IF(E16=&quot;General Admin&quot;,H16,&quot; &quot;)" table:style-name="ce28">
            <text:p><text:s/></text:p>
          </table:table-cell>
          <table:table-cell office:value-type="string" office:string-value=" " table:formula="msoxl:=IF(E16=&quot;Hotel &amp; Travel&quot;,H16,&quot; &quot;)" table:style-name="ce28">
            <text:p><text:s/></text:p>
          </table:table-cell>
          <table:table-cell office:value-type="string" office:string-value=" " table:formula="msoxl:=IF(E16=&quot;Vehicle or Mileage&quot;,H16,&quot; &quot;)" table:style-name="ce28">
            <text:p><text:s/></text:p>
          </table:table-cell>
          <table:table-cell office:value-type="string" office:string-value=" " table:formula="msoxl:=IF(E16=&quot;Other Expenses&quot;,H1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7&gt;0,IF(G$3=&quot;X&quot;,F17*H$5/100/(1+H$5/100),&quot; &quot;),&quot; &quot;)" table:style-name="ce11">
            <text:p><text:s/></text:p>
          </table:table-cell>
          <table:table-cell office:value-type="string" office:string-value=" " table:formula="msoxl:=IF(F17&gt;0,IF(G17=&quot; &quot;,F17,F17-G17),&quot; &quot;)" table:style-name="ce11">
            <text:p><text:s/></text:p>
          </table:table-cell>
          <table:table-cell table:style-name="ce1"/>
          <table:table-cell office:value-type="string" office:string-value=" " table:formula="msoxl:=IF(E17=&quot;General Admin&quot;,H17,&quot; &quot;)" table:style-name="ce28">
            <text:p><text:s/></text:p>
          </table:table-cell>
          <table:table-cell office:value-type="string" office:string-value=" " table:formula="msoxl:=IF(E17=&quot;Hotel &amp; Travel&quot;,H17,&quot; &quot;)" table:style-name="ce28">
            <text:p><text:s/></text:p>
          </table:table-cell>
          <table:table-cell office:value-type="string" office:string-value=" " table:formula="msoxl:=IF(E17=&quot;Vehicle or Mileage&quot;,H17,&quot; &quot;)" table:style-name="ce28">
            <text:p><text:s/></text:p>
          </table:table-cell>
          <table:table-cell office:value-type="string" office:string-value=" " table:formula="msoxl:=IF(E17=&quot;Other Expenses&quot;,H1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8&gt;0,IF(G$3=&quot;X&quot;,F18*H$5/100/(1+H$5/100),&quot; &quot;),&quot; &quot;)" table:style-name="ce11">
            <text:p><text:s/></text:p>
          </table:table-cell>
          <table:table-cell office:value-type="string" office:string-value=" " table:formula="msoxl:=IF(F18&gt;0,IF(G18=&quot; &quot;,F18,F18-G18),&quot; &quot;)" table:style-name="ce11">
            <text:p><text:s/></text:p>
          </table:table-cell>
          <table:table-cell table:style-name="ce1"/>
          <table:table-cell office:value-type="string" office:string-value=" " table:formula="msoxl:=IF(E18=&quot;General Admin&quot;,H18,&quot; &quot;)" table:style-name="ce28">
            <text:p><text:s/></text:p>
          </table:table-cell>
          <table:table-cell office:value-type="string" office:string-value=" " table:formula="msoxl:=IF(E18=&quot;Hotel &amp; Travel&quot;,H18,&quot; &quot;)" table:style-name="ce28">
            <text:p><text:s/></text:p>
          </table:table-cell>
          <table:table-cell office:value-type="string" office:string-value=" " table:formula="msoxl:=IF(E18=&quot;Vehicle or Mileage&quot;,H18,&quot; &quot;)" table:style-name="ce28">
            <text:p><text:s/></text:p>
          </table:table-cell>
          <table:table-cell office:value-type="string" office:string-value=" " table:formula="msoxl:=IF(E18=&quot;Other Expenses&quot;,H1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9&gt;0,IF(G$3=&quot;X&quot;,F19*H$5/100/(1+H$5/100),&quot; &quot;),&quot; &quot;)" table:style-name="ce11">
            <text:p><text:s/></text:p>
          </table:table-cell>
          <table:table-cell office:value-type="string" office:string-value=" " table:formula="msoxl:=IF(F19&gt;0,IF(G19=&quot; &quot;,F19,F19-G19),&quot; &quot;)" table:style-name="ce11">
            <text:p><text:s/></text:p>
          </table:table-cell>
          <table:table-cell table:style-name="ce1"/>
          <table:table-cell office:value-type="string" office:string-value=" " table:formula="msoxl:=IF(E19=&quot;General Admin&quot;,H19,&quot; &quot;)" table:style-name="ce28">
            <text:p><text:s/></text:p>
          </table:table-cell>
          <table:table-cell office:value-type="string" office:string-value=" " table:formula="msoxl:=IF(E19=&quot;Hotel &amp; Travel&quot;,H19,&quot; &quot;)" table:style-name="ce28">
            <text:p><text:s/></text:p>
          </table:table-cell>
          <table:table-cell office:value-type="string" office:string-value=" " table:formula="msoxl:=IF(E19=&quot;Vehicle or Mileage&quot;,H19,&quot; &quot;)" table:style-name="ce28">
            <text:p><text:s/></text:p>
          </table:table-cell>
          <table:table-cell office:value-type="string" office:string-value=" " table:formula="msoxl:=IF(E19=&quot;Other Expenses&quot;,H1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0&gt;0,IF(G$3=&quot;X&quot;,F20*H$5/100/(1+H$5/100),&quot; &quot;),&quot; &quot;)" table:style-name="ce11">
            <text:p><text:s/></text:p>
          </table:table-cell>
          <table:table-cell office:value-type="string" office:string-value=" " table:formula="msoxl:=IF(F20&gt;0,IF(G20=&quot; &quot;,F20,F20-G20),&quot; &quot;)" table:style-name="ce11">
            <text:p><text:s/></text:p>
          </table:table-cell>
          <table:table-cell table:style-name="ce1"/>
          <table:table-cell office:value-type="string" office:string-value=" " table:formula="msoxl:=IF(E20=&quot;General Admin&quot;,H20,&quot; &quot;)" table:style-name="ce28">
            <text:p><text:s/></text:p>
          </table:table-cell>
          <table:table-cell office:value-type="string" office:string-value=" " table:formula="msoxl:=IF(E20=&quot;Hotel &amp; Travel&quot;,H20,&quot; &quot;)" table:style-name="ce28">
            <text:p><text:s/></text:p>
          </table:table-cell>
          <table:table-cell office:value-type="string" office:string-value=" " table:formula="msoxl:=IF(E20=&quot;Vehicle or Mileage&quot;,H20,&quot; &quot;)" table:style-name="ce28">
            <text:p><text:s/></text:p>
          </table:table-cell>
          <table:table-cell office:value-type="string" office:string-value=" " table:formula="msoxl:=IF(E20=&quot;Other Expenses&quot;,H2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1&gt;0,IF(G$3=&quot;X&quot;,F21*H$5/100/(1+H$5/100),&quot; &quot;),&quot; &quot;)" table:style-name="ce11">
            <text:p><text:s/></text:p>
          </table:table-cell>
          <table:table-cell office:value-type="string" office:string-value=" " table:formula="msoxl:=IF(F21&gt;0,IF(G21=&quot; &quot;,F21,F21-G21),&quot; &quot;)" table:style-name="ce11">
            <text:p><text:s/></text:p>
          </table:table-cell>
          <table:table-cell table:style-name="ce1"/>
          <table:table-cell office:value-type="string" office:string-value=" " table:formula="msoxl:=IF(E21=&quot;General Admin&quot;,H21,&quot; &quot;)" table:style-name="ce28">
            <text:p><text:s/></text:p>
          </table:table-cell>
          <table:table-cell office:value-type="string" office:string-value=" " table:formula="msoxl:=IF(E21=&quot;Hotel &amp; Travel&quot;,H21,&quot; &quot;)" table:style-name="ce28">
            <text:p><text:s/></text:p>
          </table:table-cell>
          <table:table-cell office:value-type="string" office:string-value=" " table:formula="msoxl:=IF(E21=&quot;Vehicle or Mileage&quot;,H21,&quot; &quot;)" table:style-name="ce28">
            <text:p><text:s/></text:p>
          </table:table-cell>
          <table:table-cell office:value-type="string" office:string-value=" " table:formula="msoxl:=IF(E21=&quot;Other Expenses&quot;,H2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2&gt;0,IF(G$3=&quot;X&quot;,F22*H$5/100/(1+H$5/100),&quot; &quot;),&quot; &quot;)" table:style-name="ce11">
            <text:p><text:s/></text:p>
          </table:table-cell>
          <table:table-cell office:value-type="string" office:string-value=" " table:formula="msoxl:=IF(F22&gt;0,IF(G22=&quot; &quot;,F22,F22-G22),&quot; &quot;)" table:style-name="ce11">
            <text:p><text:s/></text:p>
          </table:table-cell>
          <table:table-cell table:style-name="ce1"/>
          <table:table-cell office:value-type="string" office:string-value=" " table:formula="msoxl:=IF(E22=&quot;General Admin&quot;,H22,&quot; &quot;)" table:style-name="ce28">
            <text:p><text:s/></text:p>
          </table:table-cell>
          <table:table-cell office:value-type="string" office:string-value=" " table:formula="msoxl:=IF(E22=&quot;Hotel &amp; Travel&quot;,H22,&quot; &quot;)" table:style-name="ce28">
            <text:p><text:s/></text:p>
          </table:table-cell>
          <table:table-cell office:value-type="string" office:string-value=" " table:formula="msoxl:=IF(E22=&quot;Vehicle or Mileage&quot;,H22,&quot; &quot;)" table:style-name="ce28">
            <text:p><text:s/></text:p>
          </table:table-cell>
          <table:table-cell office:value-type="string" office:string-value=" " table:formula="msoxl:=IF(E22=&quot;Other Expenses&quot;,H2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3&gt;0,IF(G$3=&quot;X&quot;,F23*H$5/100/(1+H$5/100),&quot; &quot;),&quot; &quot;)" table:style-name="ce11">
            <text:p><text:s/></text:p>
          </table:table-cell>
          <table:table-cell office:value-type="string" office:string-value=" " table:formula="msoxl:=IF(F23&gt;0,IF(G23=&quot; &quot;,F23,F23-G23),&quot; &quot;)" table:style-name="ce11">
            <text:p><text:s/></text:p>
          </table:table-cell>
          <table:table-cell table:style-name="ce1"/>
          <table:table-cell office:value-type="string" office:string-value=" " table:formula="msoxl:=IF(E23=&quot;General Admin&quot;,H23,&quot; &quot;)" table:style-name="ce28">
            <text:p><text:s/></text:p>
          </table:table-cell>
          <table:table-cell office:value-type="string" office:string-value=" " table:formula="msoxl:=IF(E23=&quot;Hotel &amp; Travel&quot;,H23,&quot; &quot;)" table:style-name="ce28">
            <text:p><text:s/></text:p>
          </table:table-cell>
          <table:table-cell office:value-type="string" office:string-value=" " table:formula="msoxl:=IF(E23=&quot;Vehicle or Mileage&quot;,H23,&quot; &quot;)" table:style-name="ce28">
            <text:p><text:s/></text:p>
          </table:table-cell>
          <table:table-cell office:value-type="string" office:string-value=" " table:formula="msoxl:=IF(E23=&quot;Other Expenses&quot;,H2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4&gt;0,IF(G$3=&quot;X&quot;,F24*H$5/100/(1+H$5/100),&quot; &quot;),&quot; &quot;)" table:style-name="ce11">
            <text:p><text:s/></text:p>
          </table:table-cell>
          <table:table-cell office:value-type="string" office:string-value=" " table:formula="msoxl:=IF(F24&gt;0,IF(G24=&quot; &quot;,F24,F24-G24),&quot; &quot;)" table:style-name="ce11">
            <text:p><text:s/></text:p>
          </table:table-cell>
          <table:table-cell table:style-name="ce1"/>
          <table:table-cell office:value-type="string" office:string-value=" " table:formula="msoxl:=IF(E24=&quot;General Admin&quot;,H24,&quot; &quot;)" table:style-name="ce28">
            <text:p><text:s/></text:p>
          </table:table-cell>
          <table:table-cell office:value-type="string" office:string-value=" " table:formula="msoxl:=IF(E24=&quot;Hotel &amp; Travel&quot;,H24,&quot; &quot;)" table:style-name="ce28">
            <text:p><text:s/></text:p>
          </table:table-cell>
          <table:table-cell office:value-type="string" office:string-value=" " table:formula="msoxl:=IF(E24=&quot;Vehicle or Mileage&quot;,H24,&quot; &quot;)" table:style-name="ce28">
            <text:p><text:s/></text:p>
          </table:table-cell>
          <table:table-cell office:value-type="string" office:string-value=" " table:formula="msoxl:=IF(E24=&quot;Other Expenses&quot;,H2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5&gt;0,IF(G$3=&quot;X&quot;,F25*H$5/100/(1+H$5/100),&quot; &quot;),&quot; &quot;)" table:style-name="ce11">
            <text:p><text:s/></text:p>
          </table:table-cell>
          <table:table-cell office:value-type="string" office:string-value=" " table:formula="msoxl:=IF(F25&gt;0,IF(G25=&quot; &quot;,F25,F25-G25),&quot; &quot;)" table:style-name="ce11">
            <text:p><text:s/></text:p>
          </table:table-cell>
          <table:table-cell table:style-name="ce1"/>
          <table:table-cell office:value-type="string" office:string-value=" " table:formula="msoxl:=IF(E25=&quot;General Admin&quot;,H25,&quot; &quot;)" table:style-name="ce28">
            <text:p><text:s/></text:p>
          </table:table-cell>
          <table:table-cell office:value-type="string" office:string-value=" " table:formula="msoxl:=IF(E25=&quot;Hotel &amp; Travel&quot;,H25,&quot; &quot;)" table:style-name="ce28">
            <text:p><text:s/></text:p>
          </table:table-cell>
          <table:table-cell office:value-type="string" office:string-value=" " table:formula="msoxl:=IF(E25=&quot;Vehicle or Mileage&quot;,H25,&quot; &quot;)" table:style-name="ce28">
            <text:p><text:s/></text:p>
          </table:table-cell>
          <table:table-cell office:value-type="string" office:string-value=" " table:formula="msoxl:=IF(E25=&quot;Other Expenses&quot;,H2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6&gt;0,IF(G$3=&quot;X&quot;,F26*H$5/100/(1+H$5/100),&quot; &quot;),&quot; &quot;)" table:style-name="ce11">
            <text:p><text:s/></text:p>
          </table:table-cell>
          <table:table-cell office:value-type="string" office:string-value=" " table:formula="msoxl:=IF(F26&gt;0,IF(G26=&quot; &quot;,F26,F26-G26),&quot; &quot;)" table:style-name="ce11">
            <text:p><text:s/></text:p>
          </table:table-cell>
          <table:table-cell table:style-name="ce1"/>
          <table:table-cell office:value-type="string" office:string-value=" " table:formula="msoxl:=IF(E26=&quot;General Admin&quot;,H26,&quot; &quot;)" table:style-name="ce28">
            <text:p><text:s/></text:p>
          </table:table-cell>
          <table:table-cell office:value-type="string" office:string-value=" " table:formula="msoxl:=IF(E26=&quot;Hotel &amp; Travel&quot;,H26,&quot; &quot;)" table:style-name="ce28">
            <text:p><text:s/></text:p>
          </table:table-cell>
          <table:table-cell office:value-type="string" office:string-value=" " table:formula="msoxl:=IF(E26=&quot;Vehicle or Mileage&quot;,H26,&quot; &quot;)" table:style-name="ce28">
            <text:p><text:s/></text:p>
          </table:table-cell>
          <table:table-cell office:value-type="string" office:string-value=" " table:formula="msoxl:=IF(E26=&quot;Other Expenses&quot;,H2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7&gt;0,IF(G$3=&quot;X&quot;,F27*H$5/100/(1+H$5/100),&quot; &quot;),&quot; &quot;)" table:style-name="ce11">
            <text:p><text:s/></text:p>
          </table:table-cell>
          <table:table-cell office:value-type="string" office:string-value=" " table:formula="msoxl:=IF(F27&gt;0,IF(G27=&quot; &quot;,F27,F27-G27),&quot; &quot;)" table:style-name="ce11">
            <text:p><text:s/></text:p>
          </table:table-cell>
          <table:table-cell table:style-name="ce1"/>
          <table:table-cell office:value-type="string" office:string-value=" " table:formula="msoxl:=IF(E27=&quot;General Admin&quot;,H27,&quot; &quot;)" table:style-name="ce28">
            <text:p><text:s/></text:p>
          </table:table-cell>
          <table:table-cell office:value-type="string" office:string-value=" " table:formula="msoxl:=IF(E27=&quot;Hotel &amp; Travel&quot;,H27,&quot; &quot;)" table:style-name="ce28">
            <text:p><text:s/></text:p>
          </table:table-cell>
          <table:table-cell office:value-type="string" office:string-value=" " table:formula="msoxl:=IF(E27=&quot;Vehicle or Mileage&quot;,H27,&quot; &quot;)" table:style-name="ce28">
            <text:p><text:s/></text:p>
          </table:table-cell>
          <table:table-cell office:value-type="string" office:string-value=" " table:formula="msoxl:=IF(E27=&quot;Other Expenses&quot;,H2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8&gt;0,IF(G$3=&quot;X&quot;,F28*H$5/100/(1+H$5/100),&quot; &quot;),&quot; &quot;)" table:style-name="ce11">
            <text:p><text:s/></text:p>
          </table:table-cell>
          <table:table-cell office:value-type="string" office:string-value=" " table:formula="msoxl:=IF(F28&gt;0,IF(G28=&quot; &quot;,F28,F28-G28),&quot; &quot;)" table:style-name="ce11">
            <text:p><text:s/></text:p>
          </table:table-cell>
          <table:table-cell table:style-name="ce1"/>
          <table:table-cell office:value-type="string" office:string-value=" " table:formula="msoxl:=IF(E28=&quot;General Admin&quot;,H28,&quot; &quot;)" table:style-name="ce28">
            <text:p><text:s/></text:p>
          </table:table-cell>
          <table:table-cell office:value-type="string" office:string-value=" " table:formula="msoxl:=IF(E28=&quot;Hotel &amp; Travel&quot;,H28,&quot; &quot;)" table:style-name="ce28">
            <text:p><text:s/></text:p>
          </table:table-cell>
          <table:table-cell office:value-type="string" office:string-value=" " table:formula="msoxl:=IF(E28=&quot;Vehicle or Mileage&quot;,H28,&quot; &quot;)" table:style-name="ce28">
            <text:p><text:s/></text:p>
          </table:table-cell>
          <table:table-cell office:value-type="string" office:string-value=" " table:formula="msoxl:=IF(E28=&quot;Other Expenses&quot;,H2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9&gt;0,IF(G$3=&quot;X&quot;,F29*H$5/100/(1+H$5/100),&quot; &quot;),&quot; &quot;)" table:style-name="ce11">
            <text:p><text:s/></text:p>
          </table:table-cell>
          <table:table-cell office:value-type="string" office:string-value=" " table:formula="msoxl:=IF(F29&gt;0,IF(G29=&quot; &quot;,F29,F29-G29),&quot; &quot;)" table:style-name="ce11">
            <text:p><text:s/></text:p>
          </table:table-cell>
          <table:table-cell table:style-name="ce1"/>
          <table:table-cell office:value-type="string" office:string-value=" " table:formula="msoxl:=IF(E29=&quot;General Admin&quot;,H29,&quot; &quot;)" table:style-name="ce28">
            <text:p><text:s/></text:p>
          </table:table-cell>
          <table:table-cell office:value-type="string" office:string-value=" " table:formula="msoxl:=IF(E29=&quot;Hotel &amp; Travel&quot;,H29,&quot; &quot;)" table:style-name="ce28">
            <text:p><text:s/></text:p>
          </table:table-cell>
          <table:table-cell office:value-type="string" office:string-value=" " table:formula="msoxl:=IF(E29=&quot;Vehicle or Mileage&quot;,H29,&quot; &quot;)" table:style-name="ce28">
            <text:p><text:s/></text:p>
          </table:table-cell>
          <table:table-cell office:value-type="string" office:string-value=" " table:formula="msoxl:=IF(E29=&quot;Other Expenses&quot;,H2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6"/>
          <table:table-cell office:value-type="string" office:string-value="Mileage Claim @ 45p" table:formula="msoxl:=&quot;Mileage Claim @ &quot; &amp; TEXT(C30*100,0) &amp; &quot;p&quot;" table:style-name="ce12">
            <text:p>Mileage Claim @ 45p</text:p>
          </table:table-cell>
          <table:table-cell office:value-type="float" office:value="0.45" table:formula="msoxl:=Month_03!C30" table:style-name="ce18">
            <text:p>0.45</text:p>
          </table:table-cell>
          <table:table-cell office:value-type="float" office:value="0" table:formula="msoxl:=SUM(D10:D29)" table:style-name="ce10">
            <text:p>0</text:p>
          </table:table-cell>
          <table:table-cell office:value-type="string" table:style-name="ce26">
            <text:p>Vehicle or Mileage</text:p>
          </table:table-cell>
          <table:table-cell office:value-type="string" office:string-value=" " table:formula="msoxl:=IF(D30&gt;0,D30*C30,&quot; &quot;)" table:style-name="ce11">
            <text:p><text:s/></text:p>
          </table:table-cell>
          <table:table-cell table:style-name="ce11"/>
          <table:table-cell office:value-type="string" office:string-value=" " table:formula="msoxl:=IF(D30&gt;0,F30-G30,&quot; &quot;)" table:style-name="ce11">
            <text:p><text:s/></text:p>
          </table:table-cell>
          <table:table-cell table:style-name="ce1"/>
          <table:table-cell office:value-type="string" office:string-value=" " table:formula="msoxl:=IF(E30=&quot;General Admin&quot;,H30,&quot; &quot;)" table:style-name="ce28">
            <text:p><text:s/></text:p>
          </table:table-cell>
          <table:table-cell office:value-type="string" office:string-value=" " table:formula="msoxl:=IF(E30=&quot;Hotel &amp; Travel&quot;,H30,&quot; &quot;)" table:style-name="ce28">
            <text:p><text:s/></text:p>
          </table:table-cell>
          <table:table-cell office:value-type="string" office:string-value=" " table:formula="msoxl:=IF(E30=&quot;Vehicle or Mileage&quot;,H30,&quot; &quot;)" table:style-name="ce28">
            <text:p><text:s/></text:p>
          </table:table-cell>
          <table:table-cell office:value-type="string" office:string-value=" " table:formula="msoxl:=IF(E30=&quot;Other Expenses&quot;,H3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number-columns-repeated="5" table:style-name="ce6"/>
          <table:table-cell office:value-type="float" office:value="0" table:formula="msoxl:=SUM(F10:F30)" table:style-name="ce11">
            <text:p>0.00</text:p>
          </table:table-cell>
          <table:table-cell office:value-type="float" office:value="0" table:formula="msoxl:=SUM(G10:G30)" table:style-name="ce11">
            <text:p>0.00</text:p>
          </table:table-cell>
          <table:table-cell office:value-type="float" office:value="0" table:formula="msoxl:=SUM(H10:H30)" table:style-name="ce11">
            <text:p>0.00</text:p>
          </table:table-cell>
          <table:table-cell table:style-name="ce1"/>
          <table:table-cell office:value-type="float" office:value="0" table:formula="msoxl:=SUM(J10:J30)" table:style-name="ce11">
            <text:p>0.00</text:p>
          </table:table-cell>
          <table:table-cell office:value-type="float" office:value="0" table:formula="msoxl:=SUM(K10:K30)" table:style-name="ce11">
            <text:p>0.00</text:p>
          </table:table-cell>
          <table:table-cell office:value-type="float" office:value="0" table:formula="msoxl:=SUM(L10:L30)" table:style-name="ce11">
            <text:p>0.00</text:p>
          </table:table-cell>
          <table:table-cell office:value-type="float" office:value="0" table:formula="msoxl:=SUM(M10:M30)" table:style-name="ce11">
            <text:p>0.00</text:p>
          </table:table-cell>
          <table:table-cell table:number-columns-repeated="16371"/>
        </table:table-row>
        <table:table-row table:style-name="ro4">
          <table:table-cell table:number-columns-spanned="8" table:number-rows-spanned="1" table:style-name="ce52"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6"/>
          <table:table-cell table:style-name="ce13"/>
          <table:table-cell office:value-type="string" table:number-columns-spanned="2" table:number-rows-spanned="1" table:style-name="ce69">
            <text:p>TOTAL AMOUNT PAYABLE</text:p>
          </table:table-cell>
          <table:covered-table-cell/>
          <table:table-cell office:value-type="string" table:style-name="ce14">
            <text:p>£<text:s/></text:p>
          </table:table-cell>
          <table:table-cell office:value-type="float" office:value="0" table:formula="msoxl:=F31" table:style-name="ce15">
            <text:p>0.00</text:p>
          </table:table-cell>
          <table:table-cell table:number-columns-spanned="2" table:number-rows-spanned="1" table:style-name="ce54"/>
          <table:covered-table-cell/>
          <table:table-cell table:number-columns-repeated="16376"/>
        </table:table-row>
        <table:table-row table:style-name="ro4">
          <table:table-cell table:number-columns-spanned="8" table:number-rows-spanned="1" table:style-name="ce52"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53">
            <text:p>I confirm the amount claimed has been incurred solely on business and does not include travel expenses from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53">
            <text:p>home to normal place of work, personal or third party expens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1">
            <text:p>Signed</text:p>
          </table:table-cell>
          <table:table-cell office:value-type="string" table:number-columns-spanned="2" table:number-rows-spanned="1" table:style-name="ce51">
            <text:p>…………………………………………………………….</text:p>
          </table:table-cell>
          <table:covered-table-cell/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1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50">
            <text:p>Payment Authorised By</text:p>
          </table:table-cell>
          <table:covered-table-cell/>
          <table:table-cell office:value-type="string" table:style-name="ce1">
            <text:p>…………………………</text:p>
          </table:table-cell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1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35">
            <text:p>OFFICE USE: Accounting Summary</text:p>
          </table:table-cell>
          <table:table-cell table:style-name="ce36"/>
          <table:table-cell office:value-type="string" table:style-name="ce39">
            <text:p>Reference</text:p>
          </table:table-cell>
          <table:table-cell office:value-type="string" table:style-name="ce40">
            <text:p>Exp01</text:p>
          </table:table-cell>
          <table:table-cell table:number-columns-repeated="2" table:style-name="ce19"/>
          <table:table-cell office:value-type="string" table:number-columns-spanned="1" table:number-rows-spanned="2" table:style-name="ce62">
            <text:p>Entry Code Letter</text:p>
          </table:table-cell>
          <table:table-cell table:style-name="ce31"/>
          <table:table-cell table:number-columns-repeated="16376"/>
        </table:table-row>
        <table:table-row table:style-name="ro2">
          <table:table-cell table:style-name="ce29"/>
          <table:table-cell table:style-name="ce30"/>
          <table:table-cell table:number-columns-repeated="4" table:style-name="ce6"/>
          <table:covered-table-cell/>
          <table:table-cell table:style-name="ce32"/>
          <table:table-cell table:number-columns-repeated="16376"/>
        </table:table-row>
        <table:table-row table:style-name="ro2">
          <table:table-cell office:value-type="date" office:date-value="2013-07-31T00:00:00" table:formula="msoxl:=IF(G7&gt;0,G7,&quot; &quot;)" table:style-name="ce20">
            <text:p>31-Jul-13</text:p>
          </table:table-cell>
          <table:table-cell office:value-type="string" office:string-value="" table:formula="msoxl:=IF(B5&gt;0,B5,&quot; &quot;)" table:number-columns-spanned="2" table:number-rows-spanned="1" table:style-name="ce52"/>
          <table:covered-table-cell/>
          <table:table-cell office:value-type="string" table:style-name="ce6">
            <text:p>Total Purchases</text:p>
          </table:table-cell>
          <table:table-cell table:style-name="ce6"/>
          <table:table-cell office:value-type="string" office:string-value=" " table:formula="msoxl:=IF(F31&gt;0,F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Vat Input</text:p>
          </table:table-cell>
          <table:table-cell table:style-name="ce6"/>
          <table:table-cell office:value-type="string" office:string-value=" " table:formula="msoxl:=IF(G31&gt;0,G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Expense analysis</text:p>
          </table:table-cell>
          <table:table-cell table:number-columns-repeated="3"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52">
            <text:p>General Admin</text:p>
          </table:table-cell>
          <table:covered-table-cell/>
          <table:table-cell office:value-type="string" office:string-value=" " table:formula="msoxl:=IF(J31&gt;0,J31,&quot; &quot;)" table:style-name="ce27">
            <text:p><text:s/></text:p>
          </table:table-cell>
          <table:table-cell office:value-type="string" table:style-name="ce38">
            <text:p>G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52">
            <text:p>Hotel &amp; Travel</text:p>
          </table:table-cell>
          <table:covered-table-cell/>
          <table:table-cell office:value-type="string" office:string-value=" " table:formula="msoxl:=IF(K31&gt;0,K31,&quot; &quot;)" table:style-name="ce27">
            <text:p><text:s/></text:p>
          </table:table-cell>
          <table:table-cell office:value-type="string" table:style-name="ce38">
            <text:p>H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1"/>
          <table:table-cell table:style-name="ce33"/>
          <table:table-cell office:value-type="string" table:number-columns-spanned="2" table:number-rows-spanned="1" table:style-name="ce52">
            <text:p>Vehicle or Mileage</text:p>
          </table:table-cell>
          <table:covered-table-cell/>
          <table:table-cell office:value-type="string" office:string-value=" " table:formula="msoxl:=IF(L31&gt;0,L31,&quot; &quot;)" table:style-name="ce27">
            <text:p><text:s/></text:p>
          </table:table-cell>
          <table:table-cell office:value-type="string" table:style-name="ce38">
            <text:p>V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office:value-type="string" table:number-columns-spanned="1" table:number-rows-spanned="2" table:style-name="ce60">
            <text:p>Manual analysis required of Other Expenses for accounts</text:p>
          </table:table-cell>
          <table:table-cell table:style-name="ce33"/>
          <table:table-cell office:value-type="string" table:number-columns-spanned="2" table:number-rows-spanned="1" table:style-name="ce52">
            <text:p>Other Expenses</text:p>
          </table:table-cell>
          <table:covered-table-cell/>
          <table:table-cell office:value-type="string" office:string-value=" " table:formula="msoxl:=IF(M31&gt;0,M31,&quot; &quot;)" table:style-name="ce27">
            <text:p><text:s/></text:p>
          </table:table-cell>
          <table:table-cell office:value-type="string" table:number-columns-spanned="2" table:number-rows-spanned="1" table:style-name="ce68">
            <text:p>To be allocated manually</text:p>
          </table:table-cell>
          <table:covered-table-cell/>
          <table:table-cell table:number-columns-repeated="16376"/>
        </table:table-row>
        <table:table-row table:style-name="ro2">
          <table:table-cell table:style-name="ce22"/>
          <table:covered-table-cell/>
          <table:table-cell table:style-name="ce33"/>
          <table:table-cell table:number-columns-repeated="2" table:style-name="ce7"/>
          <table:table-cell table:style-name="ce27"/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3"/>
          <table:table-cell table:number-columns-repeated="2" table:style-name="ce34"/>
          <table:table-cell table:number-columns-repeated="4" table:style-name="ce24"/>
          <table:table-cell table:style-name="ce25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Month_05" table:style-name="ta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4" table:default-cell-style-name="ce1" table:visibility="collapse"/>
        <table:table-column table:style-name="co10" table:number-columns-repeated="16371" table:default-cell-style-name="ce1"/>
        <table:table-row table:style-name="ro1">
          <table:table-cell office:value-type="string" table:number-columns-spanned="8" table:number-rows-spanned="1" table:style-name="ce44">
            <text:p>EXPENSES CLAIM FORM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45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47">
            <text:p>Enter X if vat registered leave blank if not registered or flat rate scheme</text:p>
          </table:table-cell>
          <table:covered-table-cell table:number-columns-repeated="5"/>
          <table:table-cell office:value-type="string" table:style-name="ce16">
            <text:p>x</text:p>
          </table:table-cell>
          <table:table-cell table:number-columns-repeated="16377" table:style-name="ce1"/>
        </table:table-row>
        <table:table-row table:style-name="ro3">
          <table:table-cell table:number-columns-spanned="8" table:number-rows-spanned="1" table:style-name="ce51"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Name</text:p>
          </table:table-cell>
          <table:table-cell office:value-type="string" office:string-value="" table:formula="msoxl:=IF(Month_04!B5:D5&gt;0,Month_04!B5:D5,&quot;&quot;)" table:number-columns-spanned="3" table:number-rows-spanned="1" table:style-name="ce46"/>
          <table:covered-table-cell table:number-columns-repeated="2"/>
          <table:table-cell table:style-name="ce1"/>
          <table:table-cell office:value-type="string" table:number-columns-spanned="2" table:number-rows-spanned="1" table:style-name="ce45">
            <text:p>Vat rate applied</text:p>
          </table:table-cell>
          <table:covered-table-cell/>
          <table:table-cell office:value-type="float" office:value="20" table:formula="msoxl:=Month_04!H5" table:style-name="ce41">
            <text:p>20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ddress</text:p>
          </table:table-cell>
          <table:table-cell office:value-type="string" office:string-value="" table:formula="msoxl:=IF(Month_04!B6:D6&gt;0,Month_04!B6:D6,&quot;&quot;)" table:number-columns-spanned="3" table:number-rows-spanned="1" table:style-name="ce46"/>
          <table:covered-table-cell table:number-columns-repeated="2"/>
          <table:table-cell table:style-name="ce1"/>
          <table:table-cell office:value-type="string" table:style-name="ce1">
            <text:p>Date From:</text:p>
          </table:table-cell>
          <table:table-cell office:value-type="date" office:date-value="2013-08-01T00:00:00" table:formula="msoxl:=DATE(YEAR(Month_04!G6),MONTH(Month_04!G6)+1,1)" table:number-columns-spanned="2" table:number-rows-spanned="1" table:style-name="ce56">
            <text:p>01-Aug-13</text:p>
          </table:table-cell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office:value-type="string" office:string-value="" table:formula="msoxl:=IF(Month_04!B7&gt;0,Month_04!B7,&quot;&quot;)" table:style-name="ce4"/>
          <table:table-cell office:value-type="string" table:style-name="ce5">
            <text:p>Post Code</text:p>
          </table:table-cell>
          <table:table-cell office:value-type="string" office:string-value="" table:formula="msoxl:=IF(Month_04!D7&gt;0,Month_04!D7,&quot;&quot;)" table:style-name="ce3"/>
          <table:table-cell table:style-name="ce1"/>
          <table:table-cell office:value-type="string" table:style-name="ce1">
            <text:p>Date To:</text:p>
          </table:table-cell>
          <table:table-cell office:value-type="date" office:date-value="2013-08-31T00:00:00" table:formula="msoxl:=DATE(YEAR(G6),MONTH(G6),DAY(DATE(YEAR(G6),MONTH(G6)+1,1)-1))" table:number-columns-spanned="2" table:number-rows-spanned="1" table:style-name="ce56">
            <text:p>31-Aug-13</text:p>
          </table:table-cell>
          <table:covered-table-cell/>
          <table:table-cell table:number-columns-repeated="16376" table:style-name="ce1"/>
        </table:table-row>
        <table:table-row table:style-name="ro4">
          <table:table-cell table:style-name="ce6"/>
          <table:table-cell table:number-columns-repeated="3" table:style-name="ce7"/>
          <table:table-cell table:number-columns-repeated="4" table:style-name="ce6"/>
          <table:table-cell table:number-columns-repeated="16376" table:style-name="ce1"/>
        </table:table-row>
        <table:table-row table:style-name="ro5">
          <table:table-cell office:value-type="string" table:style-name="ce37">
            <text:p>Date</text:p>
          </table:table-cell>
          <table:table-cell office:value-type="string" table:style-name="ce37">
            <text:p>Description of Expense</text:p>
          </table:table-cell>
          <table:table-cell office:value-type="string" table:style-name="ce37">
            <text:p>Destination and Purpose</text:p>
          </table:table-cell>
          <table:table-cell office:value-type="string" table:style-name="ce37">
            <text:p>Mileage</text:p>
          </table:table-cell>
          <table:table-cell office:value-type="string" table:style-name="ce37">
            <text:p>Expense Type</text:p>
          </table:table-cell>
          <table:table-cell office:value-type="string" table:style-name="ce37">
            <text:p>Total Claimed</text:p>
          </table:table-cell>
          <table:table-cell office:value-type="string" table:style-name="ce37">
            <text:p>Vat</text:p>
          </table:table-cell>
          <table:table-cell office:value-type="string" table:style-name="ce37">
            <text:p>Net Expense</text:p>
          </table:table-cell>
          <table:table-cell table:style-name="ce8"/>
          <table:table-cell office:value-type="string" table:style-name="ce8">
            <text:p>General Admin</text:p>
          </table:table-cell>
          <table:table-cell office:value-type="string" table:style-name="ce8">
            <text:p>Hotel &amp; Travel</text:p>
          </table:table-cell>
          <table:table-cell office:value-type="string" table:style-name="ce8">
            <text:p>Vehicle or Mileage</text:p>
          </table:table-cell>
          <table:table-cell office:value-type="string" table:style-name="ce8">
            <text:p>Other Expenses</text:p>
          </table:table-cell>
          <table:table-cell table:number-columns-repeated="16371" table:style-name="ce8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0&gt;0,IF(G$3=&quot;X&quot;,F10*H$5/100/(1+H$5/100),&quot; &quot;),&quot; &quot;)" table:style-name="ce11">
            <text:p><text:s/></text:p>
          </table:table-cell>
          <table:table-cell office:value-type="string" office:string-value=" " table:formula="msoxl:=IF(F10&gt;0,IF(G10=&quot; &quot;,F10,F10-G10),&quot; &quot;)" table:style-name="ce11">
            <text:p><text:s/></text:p>
          </table:table-cell>
          <table:table-cell table:style-name="ce1"/>
          <table:table-cell office:value-type="string" office:string-value=" " table:formula="msoxl:=IF(E10=&quot;General Admin&quot;,H10,&quot; &quot;)" table:style-name="ce28">
            <text:p><text:s/></text:p>
          </table:table-cell>
          <table:table-cell office:value-type="string" office:string-value=" " table:formula="msoxl:=IF(E10=&quot;Hotel &amp; Travel&quot;,H10,&quot; &quot;)" table:style-name="ce28">
            <text:p><text:s/></text:p>
          </table:table-cell>
          <table:table-cell office:value-type="string" office:string-value=" " table:formula="msoxl:=IF(E10=&quot;Vehicle or Mileage&quot;,H10,&quot; &quot;)" table:style-name="ce28">
            <text:p><text:s/></text:p>
          </table:table-cell>
          <table:table-cell office:value-type="string" office:string-value=" " table:formula="msoxl:=IF(E10=&quot;Other Expenses&quot;,H1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1&gt;0,IF(G$3=&quot;X&quot;,F11*H$5/100/(1+H$5/100),&quot; &quot;),&quot; &quot;)" table:style-name="ce11">
            <text:p><text:s/></text:p>
          </table:table-cell>
          <table:table-cell office:value-type="string" office:string-value=" " table:formula="msoxl:=IF(F11&gt;0,IF(G11=&quot; &quot;,F11,F11-G11),&quot; &quot;)" table:style-name="ce11">
            <text:p><text:s/></text:p>
          </table:table-cell>
          <table:table-cell table:style-name="ce1"/>
          <table:table-cell office:value-type="string" office:string-value=" " table:formula="msoxl:=IF(E11=&quot;General Admin&quot;,H11,&quot; &quot;)" table:style-name="ce28">
            <text:p><text:s/></text:p>
          </table:table-cell>
          <table:table-cell office:value-type="string" office:string-value=" " table:formula="msoxl:=IF(E11=&quot;Hotel &amp; Travel&quot;,H11,&quot; &quot;)" table:style-name="ce28">
            <text:p><text:s/></text:p>
          </table:table-cell>
          <table:table-cell office:value-type="string" office:string-value=" " table:formula="msoxl:=IF(E11=&quot;Vehicle or Mileage&quot;,H11,&quot; &quot;)" table:style-name="ce28">
            <text:p><text:s/></text:p>
          </table:table-cell>
          <table:table-cell office:value-type="string" office:string-value=" " table:formula="msoxl:=IF(E11=&quot;Other Expenses&quot;,H1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2&gt;0,IF(G$3=&quot;X&quot;,F12*H$5/100/(1+H$5/100),&quot; &quot;),&quot; &quot;)" table:style-name="ce11">
            <text:p><text:s/></text:p>
          </table:table-cell>
          <table:table-cell office:value-type="string" office:string-value=" " table:formula="msoxl:=IF(F12&gt;0,IF(G12=&quot; &quot;,F12,F12-G12),&quot; &quot;)" table:style-name="ce11">
            <text:p><text:s/></text:p>
          </table:table-cell>
          <table:table-cell table:style-name="ce1"/>
          <table:table-cell office:value-type="string" office:string-value=" " table:formula="msoxl:=IF(E12=&quot;General Admin&quot;,H12,&quot; &quot;)" table:style-name="ce28">
            <text:p><text:s/></text:p>
          </table:table-cell>
          <table:table-cell office:value-type="string" office:string-value=" " table:formula="msoxl:=IF(E12=&quot;Hotel &amp; Travel&quot;,H12,&quot; &quot;)" table:style-name="ce28">
            <text:p><text:s/></text:p>
          </table:table-cell>
          <table:table-cell office:value-type="string" office:string-value=" " table:formula="msoxl:=IF(E12=&quot;Vehicle or Mileage&quot;,H12,&quot; &quot;)" table:style-name="ce28">
            <text:p><text:s/></text:p>
          </table:table-cell>
          <table:table-cell office:value-type="string" office:string-value=" " table:formula="msoxl:=IF(E12=&quot;Other Expenses&quot;,H1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3&gt;0,IF(G$3=&quot;X&quot;,F13*H$5/100/(1+H$5/100),&quot; &quot;),&quot; &quot;)" table:style-name="ce11">
            <text:p><text:s/></text:p>
          </table:table-cell>
          <table:table-cell office:value-type="string" office:string-value=" " table:formula="msoxl:=IF(F13&gt;0,IF(G13=&quot; &quot;,F13,F13-G13),&quot; &quot;)" table:style-name="ce11">
            <text:p><text:s/></text:p>
          </table:table-cell>
          <table:table-cell table:style-name="ce1"/>
          <table:table-cell office:value-type="string" office:string-value=" " table:formula="msoxl:=IF(E13=&quot;General Admin&quot;,H13,&quot; &quot;)" table:style-name="ce28">
            <text:p><text:s/></text:p>
          </table:table-cell>
          <table:table-cell office:value-type="string" office:string-value=" " table:formula="msoxl:=IF(E13=&quot;Hotel &amp; Travel&quot;,H13,&quot; &quot;)" table:style-name="ce28">
            <text:p><text:s/></text:p>
          </table:table-cell>
          <table:table-cell office:value-type="string" office:string-value=" " table:formula="msoxl:=IF(E13=&quot;Vehicle or Mileage&quot;,H13,&quot; &quot;)" table:style-name="ce28">
            <text:p><text:s/></text:p>
          </table:table-cell>
          <table:table-cell office:value-type="string" office:string-value=" " table:formula="msoxl:=IF(E13=&quot;Other Expenses&quot;,H1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4&gt;0,IF(G$3=&quot;X&quot;,F14*H$5/100/(1+H$5/100),&quot; &quot;),&quot; &quot;)" table:style-name="ce11">
            <text:p><text:s/></text:p>
          </table:table-cell>
          <table:table-cell office:value-type="string" office:string-value=" " table:formula="msoxl:=IF(F14&gt;0,IF(G14=&quot; &quot;,F14,F14-G14),&quot; &quot;)" table:style-name="ce11">
            <text:p><text:s/></text:p>
          </table:table-cell>
          <table:table-cell table:style-name="ce1"/>
          <table:table-cell office:value-type="string" office:string-value=" " table:formula="msoxl:=IF(E14=&quot;General Admin&quot;,H14,&quot; &quot;)" table:style-name="ce28">
            <text:p><text:s/></text:p>
          </table:table-cell>
          <table:table-cell office:value-type="string" office:string-value=" " table:formula="msoxl:=IF(E14=&quot;Hotel &amp; Travel&quot;,H14,&quot; &quot;)" table:style-name="ce28">
            <text:p><text:s/></text:p>
          </table:table-cell>
          <table:table-cell office:value-type="string" office:string-value=" " table:formula="msoxl:=IF(E14=&quot;Vehicle or Mileage&quot;,H14,&quot; &quot;)" table:style-name="ce28">
            <text:p><text:s/></text:p>
          </table:table-cell>
          <table:table-cell office:value-type="string" office:string-value=" " table:formula="msoxl:=IF(E14=&quot;Other Expenses&quot;,H1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5&gt;0,IF(G$3=&quot;X&quot;,F15*H$5/100/(1+H$5/100),&quot; &quot;),&quot; &quot;)" table:style-name="ce11">
            <text:p><text:s/></text:p>
          </table:table-cell>
          <table:table-cell office:value-type="string" office:string-value=" " table:formula="msoxl:=IF(F15&gt;0,IF(G15=&quot; &quot;,F15,F15-G15),&quot; &quot;)" table:style-name="ce11">
            <text:p><text:s/></text:p>
          </table:table-cell>
          <table:table-cell table:style-name="ce1"/>
          <table:table-cell office:value-type="string" office:string-value=" " table:formula="msoxl:=IF(E15=&quot;General Admin&quot;,H15,&quot; &quot;)" table:style-name="ce28">
            <text:p><text:s/></text:p>
          </table:table-cell>
          <table:table-cell office:value-type="string" office:string-value=" " table:formula="msoxl:=IF(E15=&quot;Hotel &amp; Travel&quot;,H15,&quot; &quot;)" table:style-name="ce28">
            <text:p><text:s/></text:p>
          </table:table-cell>
          <table:table-cell office:value-type="string" office:string-value=" " table:formula="msoxl:=IF(E15=&quot;Vehicle or Mileage&quot;,H15,&quot; &quot;)" table:style-name="ce28">
            <text:p><text:s/></text:p>
          </table:table-cell>
          <table:table-cell office:value-type="string" office:string-value=" " table:formula="msoxl:=IF(E15=&quot;Other Expenses&quot;,H1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6&gt;0,IF(G$3=&quot;X&quot;,F16*H$5/100/(1+H$5/100),&quot; &quot;),&quot; &quot;)" table:style-name="ce11">
            <text:p><text:s/></text:p>
          </table:table-cell>
          <table:table-cell office:value-type="string" office:string-value=" " table:formula="msoxl:=IF(F16&gt;0,IF(G16=&quot; &quot;,F16,F16-G16),&quot; &quot;)" table:style-name="ce11">
            <text:p><text:s/></text:p>
          </table:table-cell>
          <table:table-cell table:style-name="ce1"/>
          <table:table-cell office:value-type="string" office:string-value=" " table:formula="msoxl:=IF(E16=&quot;General Admin&quot;,H16,&quot; &quot;)" table:style-name="ce28">
            <text:p><text:s/></text:p>
          </table:table-cell>
          <table:table-cell office:value-type="string" office:string-value=" " table:formula="msoxl:=IF(E16=&quot;Hotel &amp; Travel&quot;,H16,&quot; &quot;)" table:style-name="ce28">
            <text:p><text:s/></text:p>
          </table:table-cell>
          <table:table-cell office:value-type="string" office:string-value=" " table:formula="msoxl:=IF(E16=&quot;Vehicle or Mileage&quot;,H16,&quot; &quot;)" table:style-name="ce28">
            <text:p><text:s/></text:p>
          </table:table-cell>
          <table:table-cell office:value-type="string" office:string-value=" " table:formula="msoxl:=IF(E16=&quot;Other Expenses&quot;,H1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7&gt;0,IF(G$3=&quot;X&quot;,F17*H$5/100/(1+H$5/100),&quot; &quot;),&quot; &quot;)" table:style-name="ce11">
            <text:p><text:s/></text:p>
          </table:table-cell>
          <table:table-cell office:value-type="string" office:string-value=" " table:formula="msoxl:=IF(F17&gt;0,IF(G17=&quot; &quot;,F17,F17-G17),&quot; &quot;)" table:style-name="ce11">
            <text:p><text:s/></text:p>
          </table:table-cell>
          <table:table-cell table:style-name="ce1"/>
          <table:table-cell office:value-type="string" office:string-value=" " table:formula="msoxl:=IF(E17=&quot;General Admin&quot;,H17,&quot; &quot;)" table:style-name="ce28">
            <text:p><text:s/></text:p>
          </table:table-cell>
          <table:table-cell office:value-type="string" office:string-value=" " table:formula="msoxl:=IF(E17=&quot;Hotel &amp; Travel&quot;,H17,&quot; &quot;)" table:style-name="ce28">
            <text:p><text:s/></text:p>
          </table:table-cell>
          <table:table-cell office:value-type="string" office:string-value=" " table:formula="msoxl:=IF(E17=&quot;Vehicle or Mileage&quot;,H17,&quot; &quot;)" table:style-name="ce28">
            <text:p><text:s/></text:p>
          </table:table-cell>
          <table:table-cell office:value-type="string" office:string-value=" " table:formula="msoxl:=IF(E17=&quot;Other Expenses&quot;,H1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8&gt;0,IF(G$3=&quot;X&quot;,F18*H$5/100/(1+H$5/100),&quot; &quot;),&quot; &quot;)" table:style-name="ce11">
            <text:p><text:s/></text:p>
          </table:table-cell>
          <table:table-cell office:value-type="string" office:string-value=" " table:formula="msoxl:=IF(F18&gt;0,IF(G18=&quot; &quot;,F18,F18-G18),&quot; &quot;)" table:style-name="ce11">
            <text:p><text:s/></text:p>
          </table:table-cell>
          <table:table-cell table:style-name="ce1"/>
          <table:table-cell office:value-type="string" office:string-value=" " table:formula="msoxl:=IF(E18=&quot;General Admin&quot;,H18,&quot; &quot;)" table:style-name="ce28">
            <text:p><text:s/></text:p>
          </table:table-cell>
          <table:table-cell office:value-type="string" office:string-value=" " table:formula="msoxl:=IF(E18=&quot;Hotel &amp; Travel&quot;,H18,&quot; &quot;)" table:style-name="ce28">
            <text:p><text:s/></text:p>
          </table:table-cell>
          <table:table-cell office:value-type="string" office:string-value=" " table:formula="msoxl:=IF(E18=&quot;Vehicle or Mileage&quot;,H18,&quot; &quot;)" table:style-name="ce28">
            <text:p><text:s/></text:p>
          </table:table-cell>
          <table:table-cell office:value-type="string" office:string-value=" " table:formula="msoxl:=IF(E18=&quot;Other Expenses&quot;,H1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9&gt;0,IF(G$3=&quot;X&quot;,F19*H$5/100/(1+H$5/100),&quot; &quot;),&quot; &quot;)" table:style-name="ce11">
            <text:p><text:s/></text:p>
          </table:table-cell>
          <table:table-cell office:value-type="string" office:string-value=" " table:formula="msoxl:=IF(F19&gt;0,IF(G19=&quot; &quot;,F19,F19-G19),&quot; &quot;)" table:style-name="ce11">
            <text:p><text:s/></text:p>
          </table:table-cell>
          <table:table-cell table:style-name="ce1"/>
          <table:table-cell office:value-type="string" office:string-value=" " table:formula="msoxl:=IF(E19=&quot;General Admin&quot;,H19,&quot; &quot;)" table:style-name="ce28">
            <text:p><text:s/></text:p>
          </table:table-cell>
          <table:table-cell office:value-type="string" office:string-value=" " table:formula="msoxl:=IF(E19=&quot;Hotel &amp; Travel&quot;,H19,&quot; &quot;)" table:style-name="ce28">
            <text:p><text:s/></text:p>
          </table:table-cell>
          <table:table-cell office:value-type="string" office:string-value=" " table:formula="msoxl:=IF(E19=&quot;Vehicle or Mileage&quot;,H19,&quot; &quot;)" table:style-name="ce28">
            <text:p><text:s/></text:p>
          </table:table-cell>
          <table:table-cell office:value-type="string" office:string-value=" " table:formula="msoxl:=IF(E19=&quot;Other Expenses&quot;,H1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0&gt;0,IF(G$3=&quot;X&quot;,F20*H$5/100/(1+H$5/100),&quot; &quot;),&quot; &quot;)" table:style-name="ce11">
            <text:p><text:s/></text:p>
          </table:table-cell>
          <table:table-cell office:value-type="string" office:string-value=" " table:formula="msoxl:=IF(F20&gt;0,IF(G20=&quot; &quot;,F20,F20-G20),&quot; &quot;)" table:style-name="ce11">
            <text:p><text:s/></text:p>
          </table:table-cell>
          <table:table-cell table:style-name="ce1"/>
          <table:table-cell office:value-type="string" office:string-value=" " table:formula="msoxl:=IF(E20=&quot;General Admin&quot;,H20,&quot; &quot;)" table:style-name="ce28">
            <text:p><text:s/></text:p>
          </table:table-cell>
          <table:table-cell office:value-type="string" office:string-value=" " table:formula="msoxl:=IF(E20=&quot;Hotel &amp; Travel&quot;,H20,&quot; &quot;)" table:style-name="ce28">
            <text:p><text:s/></text:p>
          </table:table-cell>
          <table:table-cell office:value-type="string" office:string-value=" " table:formula="msoxl:=IF(E20=&quot;Vehicle or Mileage&quot;,H20,&quot; &quot;)" table:style-name="ce28">
            <text:p><text:s/></text:p>
          </table:table-cell>
          <table:table-cell office:value-type="string" office:string-value=" " table:formula="msoxl:=IF(E20=&quot;Other Expenses&quot;,H2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1&gt;0,IF(G$3=&quot;X&quot;,F21*H$5/100/(1+H$5/100),&quot; &quot;),&quot; &quot;)" table:style-name="ce11">
            <text:p><text:s/></text:p>
          </table:table-cell>
          <table:table-cell office:value-type="string" office:string-value=" " table:formula="msoxl:=IF(F21&gt;0,IF(G21=&quot; &quot;,F21,F21-G21),&quot; &quot;)" table:style-name="ce11">
            <text:p><text:s/></text:p>
          </table:table-cell>
          <table:table-cell table:style-name="ce1"/>
          <table:table-cell office:value-type="string" office:string-value=" " table:formula="msoxl:=IF(E21=&quot;General Admin&quot;,H21,&quot; &quot;)" table:style-name="ce28">
            <text:p><text:s/></text:p>
          </table:table-cell>
          <table:table-cell office:value-type="string" office:string-value=" " table:formula="msoxl:=IF(E21=&quot;Hotel &amp; Travel&quot;,H21,&quot; &quot;)" table:style-name="ce28">
            <text:p><text:s/></text:p>
          </table:table-cell>
          <table:table-cell office:value-type="string" office:string-value=" " table:formula="msoxl:=IF(E21=&quot;Vehicle or Mileage&quot;,H21,&quot; &quot;)" table:style-name="ce28">
            <text:p><text:s/></text:p>
          </table:table-cell>
          <table:table-cell office:value-type="string" office:string-value=" " table:formula="msoxl:=IF(E21=&quot;Other Expenses&quot;,H2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2&gt;0,IF(G$3=&quot;X&quot;,F22*H$5/100/(1+H$5/100),&quot; &quot;),&quot; &quot;)" table:style-name="ce11">
            <text:p><text:s/></text:p>
          </table:table-cell>
          <table:table-cell office:value-type="string" office:string-value=" " table:formula="msoxl:=IF(F22&gt;0,IF(G22=&quot; &quot;,F22,F22-G22),&quot; &quot;)" table:style-name="ce11">
            <text:p><text:s/></text:p>
          </table:table-cell>
          <table:table-cell table:style-name="ce1"/>
          <table:table-cell office:value-type="string" office:string-value=" " table:formula="msoxl:=IF(E22=&quot;General Admin&quot;,H22,&quot; &quot;)" table:style-name="ce28">
            <text:p><text:s/></text:p>
          </table:table-cell>
          <table:table-cell office:value-type="string" office:string-value=" " table:formula="msoxl:=IF(E22=&quot;Hotel &amp; Travel&quot;,H22,&quot; &quot;)" table:style-name="ce28">
            <text:p><text:s/></text:p>
          </table:table-cell>
          <table:table-cell office:value-type="string" office:string-value=" " table:formula="msoxl:=IF(E22=&quot;Vehicle or Mileage&quot;,H22,&quot; &quot;)" table:style-name="ce28">
            <text:p><text:s/></text:p>
          </table:table-cell>
          <table:table-cell office:value-type="string" office:string-value=" " table:formula="msoxl:=IF(E22=&quot;Other Expenses&quot;,H2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3&gt;0,IF(G$3=&quot;X&quot;,F23*H$5/100/(1+H$5/100),&quot; &quot;),&quot; &quot;)" table:style-name="ce11">
            <text:p><text:s/></text:p>
          </table:table-cell>
          <table:table-cell office:value-type="string" office:string-value=" " table:formula="msoxl:=IF(F23&gt;0,IF(G23=&quot; &quot;,F23,F23-G23),&quot; &quot;)" table:style-name="ce11">
            <text:p><text:s/></text:p>
          </table:table-cell>
          <table:table-cell table:style-name="ce1"/>
          <table:table-cell office:value-type="string" office:string-value=" " table:formula="msoxl:=IF(E23=&quot;General Admin&quot;,H23,&quot; &quot;)" table:style-name="ce28">
            <text:p><text:s/></text:p>
          </table:table-cell>
          <table:table-cell office:value-type="string" office:string-value=" " table:formula="msoxl:=IF(E23=&quot;Hotel &amp; Travel&quot;,H23,&quot; &quot;)" table:style-name="ce28">
            <text:p><text:s/></text:p>
          </table:table-cell>
          <table:table-cell office:value-type="string" office:string-value=" " table:formula="msoxl:=IF(E23=&quot;Vehicle or Mileage&quot;,H23,&quot; &quot;)" table:style-name="ce28">
            <text:p><text:s/></text:p>
          </table:table-cell>
          <table:table-cell office:value-type="string" office:string-value=" " table:formula="msoxl:=IF(E23=&quot;Other Expenses&quot;,H2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4&gt;0,IF(G$3=&quot;X&quot;,F24*H$5/100/(1+H$5/100),&quot; &quot;),&quot; &quot;)" table:style-name="ce11">
            <text:p><text:s/></text:p>
          </table:table-cell>
          <table:table-cell office:value-type="string" office:string-value=" " table:formula="msoxl:=IF(F24&gt;0,IF(G24=&quot; &quot;,F24,F24-G24),&quot; &quot;)" table:style-name="ce11">
            <text:p><text:s/></text:p>
          </table:table-cell>
          <table:table-cell table:style-name="ce1"/>
          <table:table-cell office:value-type="string" office:string-value=" " table:formula="msoxl:=IF(E24=&quot;General Admin&quot;,H24,&quot; &quot;)" table:style-name="ce28">
            <text:p><text:s/></text:p>
          </table:table-cell>
          <table:table-cell office:value-type="string" office:string-value=" " table:formula="msoxl:=IF(E24=&quot;Hotel &amp; Travel&quot;,H24,&quot; &quot;)" table:style-name="ce28">
            <text:p><text:s/></text:p>
          </table:table-cell>
          <table:table-cell office:value-type="string" office:string-value=" " table:formula="msoxl:=IF(E24=&quot;Vehicle or Mileage&quot;,H24,&quot; &quot;)" table:style-name="ce28">
            <text:p><text:s/></text:p>
          </table:table-cell>
          <table:table-cell office:value-type="string" office:string-value=" " table:formula="msoxl:=IF(E24=&quot;Other Expenses&quot;,H2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5&gt;0,IF(G$3=&quot;X&quot;,F25*H$5/100/(1+H$5/100),&quot; &quot;),&quot; &quot;)" table:style-name="ce11">
            <text:p><text:s/></text:p>
          </table:table-cell>
          <table:table-cell office:value-type="string" office:string-value=" " table:formula="msoxl:=IF(F25&gt;0,IF(G25=&quot; &quot;,F25,F25-G25),&quot; &quot;)" table:style-name="ce11">
            <text:p><text:s/></text:p>
          </table:table-cell>
          <table:table-cell table:style-name="ce1"/>
          <table:table-cell office:value-type="string" office:string-value=" " table:formula="msoxl:=IF(E25=&quot;General Admin&quot;,H25,&quot; &quot;)" table:style-name="ce28">
            <text:p><text:s/></text:p>
          </table:table-cell>
          <table:table-cell office:value-type="string" office:string-value=" " table:formula="msoxl:=IF(E25=&quot;Hotel &amp; Travel&quot;,H25,&quot; &quot;)" table:style-name="ce28">
            <text:p><text:s/></text:p>
          </table:table-cell>
          <table:table-cell office:value-type="string" office:string-value=" " table:formula="msoxl:=IF(E25=&quot;Vehicle or Mileage&quot;,H25,&quot; &quot;)" table:style-name="ce28">
            <text:p><text:s/></text:p>
          </table:table-cell>
          <table:table-cell office:value-type="string" office:string-value=" " table:formula="msoxl:=IF(E25=&quot;Other Expenses&quot;,H2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6&gt;0,IF(G$3=&quot;X&quot;,F26*H$5/100/(1+H$5/100),&quot; &quot;),&quot; &quot;)" table:style-name="ce11">
            <text:p><text:s/></text:p>
          </table:table-cell>
          <table:table-cell office:value-type="string" office:string-value=" " table:formula="msoxl:=IF(F26&gt;0,IF(G26=&quot; &quot;,F26,F26-G26),&quot; &quot;)" table:style-name="ce11">
            <text:p><text:s/></text:p>
          </table:table-cell>
          <table:table-cell table:style-name="ce1"/>
          <table:table-cell office:value-type="string" office:string-value=" " table:formula="msoxl:=IF(E26=&quot;General Admin&quot;,H26,&quot; &quot;)" table:style-name="ce28">
            <text:p><text:s/></text:p>
          </table:table-cell>
          <table:table-cell office:value-type="string" office:string-value=" " table:formula="msoxl:=IF(E26=&quot;Hotel &amp; Travel&quot;,H26,&quot; &quot;)" table:style-name="ce28">
            <text:p><text:s/></text:p>
          </table:table-cell>
          <table:table-cell office:value-type="string" office:string-value=" " table:formula="msoxl:=IF(E26=&quot;Vehicle or Mileage&quot;,H26,&quot; &quot;)" table:style-name="ce28">
            <text:p><text:s/></text:p>
          </table:table-cell>
          <table:table-cell office:value-type="string" office:string-value=" " table:formula="msoxl:=IF(E26=&quot;Other Expenses&quot;,H2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7&gt;0,IF(G$3=&quot;X&quot;,F27*H$5/100/(1+H$5/100),&quot; &quot;),&quot; &quot;)" table:style-name="ce11">
            <text:p><text:s/></text:p>
          </table:table-cell>
          <table:table-cell office:value-type="string" office:string-value=" " table:formula="msoxl:=IF(F27&gt;0,IF(G27=&quot; &quot;,F27,F27-G27),&quot; &quot;)" table:style-name="ce11">
            <text:p><text:s/></text:p>
          </table:table-cell>
          <table:table-cell table:style-name="ce1"/>
          <table:table-cell office:value-type="string" office:string-value=" " table:formula="msoxl:=IF(E27=&quot;General Admin&quot;,H27,&quot; &quot;)" table:style-name="ce28">
            <text:p><text:s/></text:p>
          </table:table-cell>
          <table:table-cell office:value-type="string" office:string-value=" " table:formula="msoxl:=IF(E27=&quot;Hotel &amp; Travel&quot;,H27,&quot; &quot;)" table:style-name="ce28">
            <text:p><text:s/></text:p>
          </table:table-cell>
          <table:table-cell office:value-type="string" office:string-value=" " table:formula="msoxl:=IF(E27=&quot;Vehicle or Mileage&quot;,H27,&quot; &quot;)" table:style-name="ce28">
            <text:p><text:s/></text:p>
          </table:table-cell>
          <table:table-cell office:value-type="string" office:string-value=" " table:formula="msoxl:=IF(E27=&quot;Other Expenses&quot;,H2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8&gt;0,IF(G$3=&quot;X&quot;,F28*H$5/100/(1+H$5/100),&quot; &quot;),&quot; &quot;)" table:style-name="ce11">
            <text:p><text:s/></text:p>
          </table:table-cell>
          <table:table-cell office:value-type="string" office:string-value=" " table:formula="msoxl:=IF(F28&gt;0,IF(G28=&quot; &quot;,F28,F28-G28),&quot; &quot;)" table:style-name="ce11">
            <text:p><text:s/></text:p>
          </table:table-cell>
          <table:table-cell table:style-name="ce1"/>
          <table:table-cell office:value-type="string" office:string-value=" " table:formula="msoxl:=IF(E28=&quot;General Admin&quot;,H28,&quot; &quot;)" table:style-name="ce28">
            <text:p><text:s/></text:p>
          </table:table-cell>
          <table:table-cell office:value-type="string" office:string-value=" " table:formula="msoxl:=IF(E28=&quot;Hotel &amp; Travel&quot;,H28,&quot; &quot;)" table:style-name="ce28">
            <text:p><text:s/></text:p>
          </table:table-cell>
          <table:table-cell office:value-type="string" office:string-value=" " table:formula="msoxl:=IF(E28=&quot;Vehicle or Mileage&quot;,H28,&quot; &quot;)" table:style-name="ce28">
            <text:p><text:s/></text:p>
          </table:table-cell>
          <table:table-cell office:value-type="string" office:string-value=" " table:formula="msoxl:=IF(E28=&quot;Other Expenses&quot;,H2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9&gt;0,IF(G$3=&quot;X&quot;,F29*H$5/100/(1+H$5/100),&quot; &quot;),&quot; &quot;)" table:style-name="ce11">
            <text:p><text:s/></text:p>
          </table:table-cell>
          <table:table-cell office:value-type="string" office:string-value=" " table:formula="msoxl:=IF(F29&gt;0,IF(G29=&quot; &quot;,F29,F29-G29),&quot; &quot;)" table:style-name="ce11">
            <text:p><text:s/></text:p>
          </table:table-cell>
          <table:table-cell table:style-name="ce1"/>
          <table:table-cell office:value-type="string" office:string-value=" " table:formula="msoxl:=IF(E29=&quot;General Admin&quot;,H29,&quot; &quot;)" table:style-name="ce28">
            <text:p><text:s/></text:p>
          </table:table-cell>
          <table:table-cell office:value-type="string" office:string-value=" " table:formula="msoxl:=IF(E29=&quot;Hotel &amp; Travel&quot;,H29,&quot; &quot;)" table:style-name="ce28">
            <text:p><text:s/></text:p>
          </table:table-cell>
          <table:table-cell office:value-type="string" office:string-value=" " table:formula="msoxl:=IF(E29=&quot;Vehicle or Mileage&quot;,H29,&quot; &quot;)" table:style-name="ce28">
            <text:p><text:s/></text:p>
          </table:table-cell>
          <table:table-cell office:value-type="string" office:string-value=" " table:formula="msoxl:=IF(E29=&quot;Other Expenses&quot;,H2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6"/>
          <table:table-cell office:value-type="string" office:string-value="Mileage Claim @ 45p" table:formula="msoxl:=&quot;Mileage Claim @ &quot; &amp; TEXT(C30*100,0) &amp; &quot;p&quot;" table:style-name="ce12">
            <text:p>Mileage Claim @ 45p</text:p>
          </table:table-cell>
          <table:table-cell office:value-type="float" office:value="0.45" table:formula="msoxl:=Month_04!C30" table:style-name="ce18">
            <text:p>0.45</text:p>
          </table:table-cell>
          <table:table-cell office:value-type="float" office:value="0" table:formula="msoxl:=SUM(D10:D29)" table:style-name="ce10">
            <text:p>0</text:p>
          </table:table-cell>
          <table:table-cell office:value-type="string" table:style-name="ce26">
            <text:p>Vehicle or Mileage</text:p>
          </table:table-cell>
          <table:table-cell office:value-type="string" office:string-value=" " table:formula="msoxl:=IF(D30&gt;0,D30*C30,&quot; &quot;)" table:style-name="ce11">
            <text:p><text:s/></text:p>
          </table:table-cell>
          <table:table-cell table:style-name="ce11"/>
          <table:table-cell office:value-type="string" office:string-value=" " table:formula="msoxl:=IF(D30&gt;0,F30-G30,&quot; &quot;)" table:style-name="ce11">
            <text:p><text:s/></text:p>
          </table:table-cell>
          <table:table-cell table:style-name="ce1"/>
          <table:table-cell office:value-type="string" office:string-value=" " table:formula="msoxl:=IF(E30=&quot;General Admin&quot;,H30,&quot; &quot;)" table:style-name="ce28">
            <text:p><text:s/></text:p>
          </table:table-cell>
          <table:table-cell office:value-type="string" office:string-value=" " table:formula="msoxl:=IF(E30=&quot;Hotel &amp; Travel&quot;,H30,&quot; &quot;)" table:style-name="ce28">
            <text:p><text:s/></text:p>
          </table:table-cell>
          <table:table-cell office:value-type="string" office:string-value=" " table:formula="msoxl:=IF(E30=&quot;Vehicle or Mileage&quot;,H30,&quot; &quot;)" table:style-name="ce28">
            <text:p><text:s/></text:p>
          </table:table-cell>
          <table:table-cell office:value-type="string" office:string-value=" " table:formula="msoxl:=IF(E30=&quot;Other Expenses&quot;,H3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number-columns-repeated="5" table:style-name="ce6"/>
          <table:table-cell office:value-type="float" office:value="0" table:formula="msoxl:=SUM(F10:F30)" table:style-name="ce11">
            <text:p>0.00</text:p>
          </table:table-cell>
          <table:table-cell office:value-type="float" office:value="0" table:formula="msoxl:=SUM(G10:G30)" table:style-name="ce11">
            <text:p>0.00</text:p>
          </table:table-cell>
          <table:table-cell office:value-type="float" office:value="0" table:formula="msoxl:=SUM(H10:H30)" table:style-name="ce11">
            <text:p>0.00</text:p>
          </table:table-cell>
          <table:table-cell table:style-name="ce1"/>
          <table:table-cell office:value-type="float" office:value="0" table:formula="msoxl:=SUM(J10:J30)" table:style-name="ce11">
            <text:p>0.00</text:p>
          </table:table-cell>
          <table:table-cell office:value-type="float" office:value="0" table:formula="msoxl:=SUM(K10:K30)" table:style-name="ce11">
            <text:p>0.00</text:p>
          </table:table-cell>
          <table:table-cell office:value-type="float" office:value="0" table:formula="msoxl:=SUM(L10:L30)" table:style-name="ce11">
            <text:p>0.00</text:p>
          </table:table-cell>
          <table:table-cell office:value-type="float" office:value="0" table:formula="msoxl:=SUM(M10:M30)" table:style-name="ce11">
            <text:p>0.00</text:p>
          </table:table-cell>
          <table:table-cell table:number-columns-repeated="16371"/>
        </table:table-row>
        <table:table-row table:style-name="ro4">
          <table:table-cell table:number-columns-spanned="8" table:number-rows-spanned="1" table:style-name="ce52"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6"/>
          <table:table-cell table:style-name="ce13"/>
          <table:table-cell office:value-type="string" table:number-columns-spanned="2" table:number-rows-spanned="1" table:style-name="ce69">
            <text:p>TOTAL AMOUNT PAYABLE</text:p>
          </table:table-cell>
          <table:covered-table-cell/>
          <table:table-cell office:value-type="string" table:style-name="ce14">
            <text:p>£<text:s/></text:p>
          </table:table-cell>
          <table:table-cell office:value-type="float" office:value="0" table:formula="msoxl:=F31" table:style-name="ce15">
            <text:p>0.00</text:p>
          </table:table-cell>
          <table:table-cell table:number-columns-spanned="2" table:number-rows-spanned="1" table:style-name="ce66"/>
          <table:covered-table-cell/>
          <table:table-cell table:number-columns-repeated="16376"/>
        </table:table-row>
        <table:table-row table:style-name="ro4">
          <table:table-cell table:number-columns-spanned="8" table:number-rows-spanned="1" table:style-name="ce52"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53">
            <text:p>I confirm the amount claimed has been incurred solely on business and does not include travel expenses from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53">
            <text:p>home to normal place of work, personal or third party expens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1">
            <text:p>Signed</text:p>
          </table:table-cell>
          <table:table-cell office:value-type="string" table:number-columns-spanned="2" table:number-rows-spanned="1" table:style-name="ce51">
            <text:p>…………………………………………………………….</text:p>
          </table:table-cell>
          <table:covered-table-cell/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1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50">
            <text:p>Payment Authorised By</text:p>
          </table:table-cell>
          <table:covered-table-cell/>
          <table:table-cell office:value-type="string" table:style-name="ce1">
            <text:p>…………………………</text:p>
          </table:table-cell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1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35">
            <text:p>OFFICE USE: Accounting Summary</text:p>
          </table:table-cell>
          <table:table-cell table:style-name="ce36"/>
          <table:table-cell office:value-type="string" table:style-name="ce39">
            <text:p>Reference</text:p>
          </table:table-cell>
          <table:table-cell office:value-type="string" table:style-name="ce40">
            <text:p>Exp01</text:p>
          </table:table-cell>
          <table:table-cell table:number-columns-repeated="2" table:style-name="ce19"/>
          <table:table-cell office:value-type="string" table:number-columns-spanned="1" table:number-rows-spanned="2" table:style-name="ce62">
            <text:p>Entry Code Letter</text:p>
          </table:table-cell>
          <table:table-cell table:style-name="ce31"/>
          <table:table-cell table:number-columns-repeated="16376"/>
        </table:table-row>
        <table:table-row table:style-name="ro2">
          <table:table-cell table:style-name="ce29"/>
          <table:table-cell table:style-name="ce30"/>
          <table:table-cell table:number-columns-repeated="4" table:style-name="ce6"/>
          <table:covered-table-cell/>
          <table:table-cell table:style-name="ce32"/>
          <table:table-cell table:number-columns-repeated="16376"/>
        </table:table-row>
        <table:table-row table:style-name="ro2">
          <table:table-cell office:value-type="date" office:date-value="2013-08-31T00:00:00" table:formula="msoxl:=IF(G7&gt;0,G7,&quot; &quot;)" table:style-name="ce20">
            <text:p>31-Aug-13</text:p>
          </table:table-cell>
          <table:table-cell office:value-type="string" office:string-value="" table:formula="msoxl:=IF(B5&gt;0,B5,&quot; &quot;)" table:number-columns-spanned="2" table:number-rows-spanned="1" table:style-name="ce52"/>
          <table:covered-table-cell/>
          <table:table-cell office:value-type="string" table:style-name="ce6">
            <text:p>Total Purchases</text:p>
          </table:table-cell>
          <table:table-cell table:style-name="ce6"/>
          <table:table-cell office:value-type="string" office:string-value=" " table:formula="msoxl:=IF(F31&gt;0,F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Vat Input</text:p>
          </table:table-cell>
          <table:table-cell table:style-name="ce6"/>
          <table:table-cell office:value-type="string" office:string-value=" " table:formula="msoxl:=IF(G31&gt;0,G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Expense analysis</text:p>
          </table:table-cell>
          <table:table-cell table:number-columns-repeated="3"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52">
            <text:p>General Admin</text:p>
          </table:table-cell>
          <table:covered-table-cell/>
          <table:table-cell office:value-type="string" office:string-value=" " table:formula="msoxl:=IF(J31&gt;0,J31,&quot; &quot;)" table:style-name="ce27">
            <text:p><text:s/></text:p>
          </table:table-cell>
          <table:table-cell office:value-type="string" table:style-name="ce38">
            <text:p>G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52">
            <text:p>Hotel &amp; Travel</text:p>
          </table:table-cell>
          <table:covered-table-cell/>
          <table:table-cell office:value-type="string" office:string-value=" " table:formula="msoxl:=IF(K31&gt;0,K31,&quot; &quot;)" table:style-name="ce27">
            <text:p><text:s/></text:p>
          </table:table-cell>
          <table:table-cell office:value-type="string" table:style-name="ce38">
            <text:p>H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1"/>
          <table:table-cell table:style-name="ce33"/>
          <table:table-cell office:value-type="string" table:number-columns-spanned="2" table:number-rows-spanned="1" table:style-name="ce52">
            <text:p>Vehicle or Mileage</text:p>
          </table:table-cell>
          <table:covered-table-cell/>
          <table:table-cell office:value-type="string" office:string-value=" " table:formula="msoxl:=IF(L31&gt;0,L31,&quot; &quot;)" table:style-name="ce27">
            <text:p><text:s/></text:p>
          </table:table-cell>
          <table:table-cell office:value-type="string" table:style-name="ce38">
            <text:p>V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office:value-type="string" table:number-columns-spanned="1" table:number-rows-spanned="2" table:style-name="ce60">
            <text:p>Manual analysis required of Other Expenses for accounts</text:p>
          </table:table-cell>
          <table:table-cell table:style-name="ce33"/>
          <table:table-cell office:value-type="string" table:number-columns-spanned="2" table:number-rows-spanned="1" table:style-name="ce52">
            <text:p>Other Expenses</text:p>
          </table:table-cell>
          <table:covered-table-cell/>
          <table:table-cell office:value-type="string" office:string-value=" " table:formula="msoxl:=IF(M31&gt;0,M31,&quot; &quot;)" table:style-name="ce27">
            <text:p><text:s/></text:p>
          </table:table-cell>
          <table:table-cell office:value-type="string" table:number-columns-spanned="2" table:number-rows-spanned="1" table:style-name="ce68">
            <text:p>To be allocated manually</text:p>
          </table:table-cell>
          <table:covered-table-cell/>
          <table:table-cell table:number-columns-repeated="16376"/>
        </table:table-row>
        <table:table-row table:style-name="ro2">
          <table:table-cell table:style-name="ce22"/>
          <table:covered-table-cell/>
          <table:table-cell table:style-name="ce33"/>
          <table:table-cell table:number-columns-repeated="2" table:style-name="ce7"/>
          <table:table-cell table:style-name="ce27"/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3"/>
          <table:table-cell table:number-columns-repeated="2" table:style-name="ce34"/>
          <table:table-cell table:number-columns-repeated="4" table:style-name="ce24"/>
          <table:table-cell table:style-name="ce25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Month_06" table:style-name="ta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4" table:default-cell-style-name="ce1" table:visibility="collapse"/>
        <table:table-column table:style-name="co10" table:number-columns-repeated="16371" table:default-cell-style-name="ce1"/>
        <table:table-row table:style-name="ro1">
          <table:table-cell office:value-type="string" table:number-columns-spanned="8" table:number-rows-spanned="1" table:style-name="ce44">
            <text:p>EXPENSES CLAIM FORM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45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47">
            <text:p>Enter X if vat registered leave blank if not registered or flat rate scheme</text:p>
          </table:table-cell>
          <table:covered-table-cell table:number-columns-repeated="5"/>
          <table:table-cell office:value-type="string" table:style-name="ce16">
            <text:p>x</text:p>
          </table:table-cell>
          <table:table-cell table:number-columns-repeated="16377" table:style-name="ce1"/>
        </table:table-row>
        <table:table-row table:style-name="ro3">
          <table:table-cell table:number-columns-spanned="8" table:number-rows-spanned="1" table:style-name="ce51"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Name</text:p>
          </table:table-cell>
          <table:table-cell office:value-type="string" office:string-value="" table:formula="msoxl:=IF(Month_05!B5:D5&gt;0,Month_05!B5:D5,&quot;&quot;)" table:number-columns-spanned="3" table:number-rows-spanned="1" table:style-name="ce46"/>
          <table:covered-table-cell table:number-columns-repeated="2"/>
          <table:table-cell table:style-name="ce1"/>
          <table:table-cell office:value-type="string" table:number-columns-spanned="2" table:number-rows-spanned="1" table:style-name="ce45">
            <text:p>Vat rate applied</text:p>
          </table:table-cell>
          <table:covered-table-cell/>
          <table:table-cell office:value-type="float" office:value="20" table:formula="msoxl:=Month_05!H5" table:style-name="ce41">
            <text:p>20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ddress</text:p>
          </table:table-cell>
          <table:table-cell office:value-type="string" office:string-value="" table:formula="msoxl:=IF(Month_05!B6:D6&gt;0,Month_05!B6:D6,&quot;&quot;)" table:number-columns-spanned="3" table:number-rows-spanned="1" table:style-name="ce46"/>
          <table:covered-table-cell table:number-columns-repeated="2"/>
          <table:table-cell table:style-name="ce1"/>
          <table:table-cell office:value-type="string" table:style-name="ce1">
            <text:p>Date From:</text:p>
          </table:table-cell>
          <table:table-cell office:value-type="date" office:date-value="2013-09-01T00:00:00" table:formula="msoxl:=DATE(YEAR(Month_05!G6),MONTH(Month_05!G6)+1,1)" table:number-columns-spanned="2" table:number-rows-spanned="1" table:style-name="ce56">
            <text:p>01-Sep-13</text:p>
          </table:table-cell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office:value-type="string" office:string-value="" table:formula="msoxl:=IF(Month_05!B7&gt;0,Month_05!B7,&quot;&quot;)" table:style-name="ce4"/>
          <table:table-cell office:value-type="string" table:style-name="ce5">
            <text:p>Post Code</text:p>
          </table:table-cell>
          <table:table-cell office:value-type="string" office:string-value="" table:formula="msoxl:=IF(Month_05!D7&gt;0,Month_05!D7,&quot;&quot;)" table:style-name="ce3"/>
          <table:table-cell table:style-name="ce1"/>
          <table:table-cell office:value-type="string" table:style-name="ce1">
            <text:p>Date To:</text:p>
          </table:table-cell>
          <table:table-cell office:value-type="date" office:date-value="2013-09-30T00:00:00" table:formula="msoxl:=DATE(YEAR(G6),MONTH(G6),DAY(DATE(YEAR(G6),MONTH(G6)+1,1)-1))" table:number-columns-spanned="2" table:number-rows-spanned="1" table:style-name="ce56">
            <text:p>30-Sep-13</text:p>
          </table:table-cell>
          <table:covered-table-cell/>
          <table:table-cell table:number-columns-repeated="16376" table:style-name="ce1"/>
        </table:table-row>
        <table:table-row table:style-name="ro4">
          <table:table-cell table:style-name="ce6"/>
          <table:table-cell table:number-columns-repeated="3" table:style-name="ce7"/>
          <table:table-cell table:number-columns-repeated="4" table:style-name="ce6"/>
          <table:table-cell table:number-columns-repeated="16376" table:style-name="ce1"/>
        </table:table-row>
        <table:table-row table:style-name="ro5">
          <table:table-cell office:value-type="string" table:style-name="ce37">
            <text:p>Date</text:p>
          </table:table-cell>
          <table:table-cell office:value-type="string" table:style-name="ce37">
            <text:p>Description of Expense</text:p>
          </table:table-cell>
          <table:table-cell office:value-type="string" table:style-name="ce37">
            <text:p>Destination and Purpose</text:p>
          </table:table-cell>
          <table:table-cell office:value-type="string" table:style-name="ce37">
            <text:p>Mileage</text:p>
          </table:table-cell>
          <table:table-cell office:value-type="string" table:style-name="ce37">
            <text:p>Expense Type</text:p>
          </table:table-cell>
          <table:table-cell office:value-type="string" table:style-name="ce37">
            <text:p>Total Claimed</text:p>
          </table:table-cell>
          <table:table-cell office:value-type="string" table:style-name="ce37">
            <text:p>Vat</text:p>
          </table:table-cell>
          <table:table-cell office:value-type="string" table:style-name="ce37">
            <text:p>Net Expense</text:p>
          </table:table-cell>
          <table:table-cell table:style-name="ce8"/>
          <table:table-cell office:value-type="string" table:style-name="ce8">
            <text:p>General Admin</text:p>
          </table:table-cell>
          <table:table-cell office:value-type="string" table:style-name="ce8">
            <text:p>Hotel &amp; Travel</text:p>
          </table:table-cell>
          <table:table-cell office:value-type="string" table:style-name="ce8">
            <text:p>Vehicle or Mileage</text:p>
          </table:table-cell>
          <table:table-cell office:value-type="string" table:style-name="ce8">
            <text:p>Other Expenses</text:p>
          </table:table-cell>
          <table:table-cell table:number-columns-repeated="16371" table:style-name="ce8"/>
        </table:table-row>
        <table:table-row table:style-name="ro2">
          <table:table-cell table:style-name="ce17"/>
          <table:table-cell table:style-name="ce43"/>
          <table:table-cell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0&gt;0,IF(G$3=&quot;X&quot;,F10*H$5/100/(1+H$5/100),&quot; &quot;),&quot; &quot;)" table:style-name="ce11">
            <text:p><text:s/></text:p>
          </table:table-cell>
          <table:table-cell office:value-type="string" office:string-value=" " table:formula="msoxl:=IF(F10&gt;0,IF(G10=&quot; &quot;,F10,F10-G10),&quot; &quot;)" table:style-name="ce11">
            <text:p><text:s/></text:p>
          </table:table-cell>
          <table:table-cell table:style-name="ce1"/>
          <table:table-cell office:value-type="string" office:string-value=" " table:formula="msoxl:=IF(E10=&quot;General Admin&quot;,H10,&quot; &quot;)" table:style-name="ce28">
            <text:p><text:s/></text:p>
          </table:table-cell>
          <table:table-cell office:value-type="string" office:string-value=" " table:formula="msoxl:=IF(E10=&quot;Hotel &amp; Travel&quot;,H10,&quot; &quot;)" table:style-name="ce28">
            <text:p><text:s/></text:p>
          </table:table-cell>
          <table:table-cell office:value-type="string" office:string-value=" " table:formula="msoxl:=IF(E10=&quot;Vehicle or Mileage&quot;,H10,&quot; &quot;)" table:style-name="ce28">
            <text:p><text:s/></text:p>
          </table:table-cell>
          <table:table-cell office:value-type="string" office:string-value=" " table:formula="msoxl:=IF(E10=&quot;Other Expenses&quot;,H1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style-name="ce43"/>
          <table:table-cell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1&gt;0,IF(G$3=&quot;X&quot;,F11*H$5/100/(1+H$5/100),&quot; &quot;),&quot; &quot;)" table:style-name="ce11">
            <text:p><text:s/></text:p>
          </table:table-cell>
          <table:table-cell office:value-type="string" office:string-value=" " table:formula="msoxl:=IF(F11&gt;0,IF(G11=&quot; &quot;,F11,F11-G11),&quot; &quot;)" table:style-name="ce11">
            <text:p><text:s/></text:p>
          </table:table-cell>
          <table:table-cell table:style-name="ce1"/>
          <table:table-cell office:value-type="string" office:string-value=" " table:formula="msoxl:=IF(E11=&quot;General Admin&quot;,H11,&quot; &quot;)" table:style-name="ce28">
            <text:p><text:s/></text:p>
          </table:table-cell>
          <table:table-cell office:value-type="string" office:string-value=" " table:formula="msoxl:=IF(E11=&quot;Hotel &amp; Travel&quot;,H11,&quot; &quot;)" table:style-name="ce28">
            <text:p><text:s/></text:p>
          </table:table-cell>
          <table:table-cell office:value-type="string" office:string-value=" " table:formula="msoxl:=IF(E11=&quot;Vehicle or Mileage&quot;,H11,&quot; &quot;)" table:style-name="ce28">
            <text:p><text:s/></text:p>
          </table:table-cell>
          <table:table-cell office:value-type="string" office:string-value=" " table:formula="msoxl:=IF(E11=&quot;Other Expenses&quot;,H1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2&gt;0,IF(G$3=&quot;X&quot;,F12*H$5/100/(1+H$5/100),&quot; &quot;),&quot; &quot;)" table:style-name="ce11">
            <text:p><text:s/></text:p>
          </table:table-cell>
          <table:table-cell office:value-type="string" office:string-value=" " table:formula="msoxl:=IF(F12&gt;0,IF(G12=&quot; &quot;,F12,F12-G12),&quot; &quot;)" table:style-name="ce11">
            <text:p><text:s/></text:p>
          </table:table-cell>
          <table:table-cell table:style-name="ce1"/>
          <table:table-cell office:value-type="string" office:string-value=" " table:formula="msoxl:=IF(E12=&quot;General Admin&quot;,H12,&quot; &quot;)" table:style-name="ce28">
            <text:p><text:s/></text:p>
          </table:table-cell>
          <table:table-cell office:value-type="string" office:string-value=" " table:formula="msoxl:=IF(E12=&quot;Hotel &amp; Travel&quot;,H12,&quot; &quot;)" table:style-name="ce28">
            <text:p><text:s/></text:p>
          </table:table-cell>
          <table:table-cell office:value-type="string" office:string-value=" " table:formula="msoxl:=IF(E12=&quot;Vehicle or Mileage&quot;,H12,&quot; &quot;)" table:style-name="ce28">
            <text:p><text:s/></text:p>
          </table:table-cell>
          <table:table-cell office:value-type="string" office:string-value=" " table:formula="msoxl:=IF(E12=&quot;Other Expenses&quot;,H1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3&gt;0,IF(G$3=&quot;X&quot;,F13*H$5/100/(1+H$5/100),&quot; &quot;),&quot; &quot;)" table:style-name="ce11">
            <text:p><text:s/></text:p>
          </table:table-cell>
          <table:table-cell office:value-type="string" office:string-value=" " table:formula="msoxl:=IF(F13&gt;0,IF(G13=&quot; &quot;,F13,F13-G13),&quot; &quot;)" table:style-name="ce11">
            <text:p><text:s/></text:p>
          </table:table-cell>
          <table:table-cell table:style-name="ce1"/>
          <table:table-cell office:value-type="string" office:string-value=" " table:formula="msoxl:=IF(E13=&quot;General Admin&quot;,H13,&quot; &quot;)" table:style-name="ce28">
            <text:p><text:s/></text:p>
          </table:table-cell>
          <table:table-cell office:value-type="string" office:string-value=" " table:formula="msoxl:=IF(E13=&quot;Hotel &amp; Travel&quot;,H13,&quot; &quot;)" table:style-name="ce28">
            <text:p><text:s/></text:p>
          </table:table-cell>
          <table:table-cell office:value-type="string" office:string-value=" " table:formula="msoxl:=IF(E13=&quot;Vehicle or Mileage&quot;,H13,&quot; &quot;)" table:style-name="ce28">
            <text:p><text:s/></text:p>
          </table:table-cell>
          <table:table-cell office:value-type="string" office:string-value=" " table:formula="msoxl:=IF(E13=&quot;Other Expenses&quot;,H1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4&gt;0,IF(G$3=&quot;X&quot;,F14*H$5/100/(1+H$5/100),&quot; &quot;),&quot; &quot;)" table:style-name="ce11">
            <text:p><text:s/></text:p>
          </table:table-cell>
          <table:table-cell office:value-type="string" office:string-value=" " table:formula="msoxl:=IF(F14&gt;0,IF(G14=&quot; &quot;,F14,F14-G14),&quot; &quot;)" table:style-name="ce11">
            <text:p><text:s/></text:p>
          </table:table-cell>
          <table:table-cell table:style-name="ce1"/>
          <table:table-cell office:value-type="string" office:string-value=" " table:formula="msoxl:=IF(E14=&quot;General Admin&quot;,H14,&quot; &quot;)" table:style-name="ce28">
            <text:p><text:s/></text:p>
          </table:table-cell>
          <table:table-cell office:value-type="string" office:string-value=" " table:formula="msoxl:=IF(E14=&quot;Hotel &amp; Travel&quot;,H14,&quot; &quot;)" table:style-name="ce28">
            <text:p><text:s/></text:p>
          </table:table-cell>
          <table:table-cell office:value-type="string" office:string-value=" " table:formula="msoxl:=IF(E14=&quot;Vehicle or Mileage&quot;,H14,&quot; &quot;)" table:style-name="ce28">
            <text:p><text:s/></text:p>
          </table:table-cell>
          <table:table-cell office:value-type="string" office:string-value=" " table:formula="msoxl:=IF(E14=&quot;Other Expenses&quot;,H1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5&gt;0,IF(G$3=&quot;X&quot;,F15*H$5/100/(1+H$5/100),&quot; &quot;),&quot; &quot;)" table:style-name="ce11">
            <text:p><text:s/></text:p>
          </table:table-cell>
          <table:table-cell office:value-type="string" office:string-value=" " table:formula="msoxl:=IF(F15&gt;0,IF(G15=&quot; &quot;,F15,F15-G15),&quot; &quot;)" table:style-name="ce11">
            <text:p><text:s/></text:p>
          </table:table-cell>
          <table:table-cell table:style-name="ce1"/>
          <table:table-cell office:value-type="string" office:string-value=" " table:formula="msoxl:=IF(E15=&quot;General Admin&quot;,H15,&quot; &quot;)" table:style-name="ce28">
            <text:p><text:s/></text:p>
          </table:table-cell>
          <table:table-cell office:value-type="string" office:string-value=" " table:formula="msoxl:=IF(E15=&quot;Hotel &amp; Travel&quot;,H15,&quot; &quot;)" table:style-name="ce28">
            <text:p><text:s/></text:p>
          </table:table-cell>
          <table:table-cell office:value-type="string" office:string-value=" " table:formula="msoxl:=IF(E15=&quot;Vehicle or Mileage&quot;,H15,&quot; &quot;)" table:style-name="ce28">
            <text:p><text:s/></text:p>
          </table:table-cell>
          <table:table-cell office:value-type="string" office:string-value=" " table:formula="msoxl:=IF(E15=&quot;Other Expenses&quot;,H1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6&gt;0,IF(G$3=&quot;X&quot;,F16*H$5/100/(1+H$5/100),&quot; &quot;),&quot; &quot;)" table:style-name="ce11">
            <text:p><text:s/></text:p>
          </table:table-cell>
          <table:table-cell office:value-type="string" office:string-value=" " table:formula="msoxl:=IF(F16&gt;0,IF(G16=&quot; &quot;,F16,F16-G16),&quot; &quot;)" table:style-name="ce11">
            <text:p><text:s/></text:p>
          </table:table-cell>
          <table:table-cell table:style-name="ce1"/>
          <table:table-cell office:value-type="string" office:string-value=" " table:formula="msoxl:=IF(E16=&quot;General Admin&quot;,H16,&quot; &quot;)" table:style-name="ce28">
            <text:p><text:s/></text:p>
          </table:table-cell>
          <table:table-cell office:value-type="string" office:string-value=" " table:formula="msoxl:=IF(E16=&quot;Hotel &amp; Travel&quot;,H16,&quot; &quot;)" table:style-name="ce28">
            <text:p><text:s/></text:p>
          </table:table-cell>
          <table:table-cell office:value-type="string" office:string-value=" " table:formula="msoxl:=IF(E16=&quot;Vehicle or Mileage&quot;,H16,&quot; &quot;)" table:style-name="ce28">
            <text:p><text:s/></text:p>
          </table:table-cell>
          <table:table-cell office:value-type="string" office:string-value=" " table:formula="msoxl:=IF(E16=&quot;Other Expenses&quot;,H1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7&gt;0,IF(G$3=&quot;X&quot;,F17*H$5/100/(1+H$5/100),&quot; &quot;),&quot; &quot;)" table:style-name="ce11">
            <text:p><text:s/></text:p>
          </table:table-cell>
          <table:table-cell office:value-type="string" office:string-value=" " table:formula="msoxl:=IF(F17&gt;0,IF(G17=&quot; &quot;,F17,F17-G17),&quot; &quot;)" table:style-name="ce11">
            <text:p><text:s/></text:p>
          </table:table-cell>
          <table:table-cell table:style-name="ce1"/>
          <table:table-cell office:value-type="string" office:string-value=" " table:formula="msoxl:=IF(E17=&quot;General Admin&quot;,H17,&quot; &quot;)" table:style-name="ce28">
            <text:p><text:s/></text:p>
          </table:table-cell>
          <table:table-cell office:value-type="string" office:string-value=" " table:formula="msoxl:=IF(E17=&quot;Hotel &amp; Travel&quot;,H17,&quot; &quot;)" table:style-name="ce28">
            <text:p><text:s/></text:p>
          </table:table-cell>
          <table:table-cell office:value-type="string" office:string-value=" " table:formula="msoxl:=IF(E17=&quot;Vehicle or Mileage&quot;,H17,&quot; &quot;)" table:style-name="ce28">
            <text:p><text:s/></text:p>
          </table:table-cell>
          <table:table-cell office:value-type="string" office:string-value=" " table:formula="msoxl:=IF(E17=&quot;Other Expenses&quot;,H1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8&gt;0,IF(G$3=&quot;X&quot;,F18*H$5/100/(1+H$5/100),&quot; &quot;),&quot; &quot;)" table:style-name="ce11">
            <text:p><text:s/></text:p>
          </table:table-cell>
          <table:table-cell office:value-type="string" office:string-value=" " table:formula="msoxl:=IF(F18&gt;0,IF(G18=&quot; &quot;,F18,F18-G18),&quot; &quot;)" table:style-name="ce11">
            <text:p><text:s/></text:p>
          </table:table-cell>
          <table:table-cell table:style-name="ce1"/>
          <table:table-cell office:value-type="string" office:string-value=" " table:formula="msoxl:=IF(E18=&quot;General Admin&quot;,H18,&quot; &quot;)" table:style-name="ce28">
            <text:p><text:s/></text:p>
          </table:table-cell>
          <table:table-cell office:value-type="string" office:string-value=" " table:formula="msoxl:=IF(E18=&quot;Hotel &amp; Travel&quot;,H18,&quot; &quot;)" table:style-name="ce28">
            <text:p><text:s/></text:p>
          </table:table-cell>
          <table:table-cell office:value-type="string" office:string-value=" " table:formula="msoxl:=IF(E18=&quot;Vehicle or Mileage&quot;,H18,&quot; &quot;)" table:style-name="ce28">
            <text:p><text:s/></text:p>
          </table:table-cell>
          <table:table-cell office:value-type="string" office:string-value=" " table:formula="msoxl:=IF(E18=&quot;Other Expenses&quot;,H1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9&gt;0,IF(G$3=&quot;X&quot;,F19*H$5/100/(1+H$5/100),&quot; &quot;),&quot; &quot;)" table:style-name="ce11">
            <text:p><text:s/></text:p>
          </table:table-cell>
          <table:table-cell office:value-type="string" office:string-value=" " table:formula="msoxl:=IF(F19&gt;0,IF(G19=&quot; &quot;,F19,F19-G19),&quot; &quot;)" table:style-name="ce11">
            <text:p><text:s/></text:p>
          </table:table-cell>
          <table:table-cell table:style-name="ce1"/>
          <table:table-cell office:value-type="string" office:string-value=" " table:formula="msoxl:=IF(E19=&quot;General Admin&quot;,H19,&quot; &quot;)" table:style-name="ce28">
            <text:p><text:s/></text:p>
          </table:table-cell>
          <table:table-cell office:value-type="string" office:string-value=" " table:formula="msoxl:=IF(E19=&quot;Hotel &amp; Travel&quot;,H19,&quot; &quot;)" table:style-name="ce28">
            <text:p><text:s/></text:p>
          </table:table-cell>
          <table:table-cell office:value-type="string" office:string-value=" " table:formula="msoxl:=IF(E19=&quot;Vehicle or Mileage&quot;,H19,&quot; &quot;)" table:style-name="ce28">
            <text:p><text:s/></text:p>
          </table:table-cell>
          <table:table-cell office:value-type="string" office:string-value=" " table:formula="msoxl:=IF(E19=&quot;Other Expenses&quot;,H1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0&gt;0,IF(G$3=&quot;X&quot;,F20*H$5/100/(1+H$5/100),&quot; &quot;),&quot; &quot;)" table:style-name="ce11">
            <text:p><text:s/></text:p>
          </table:table-cell>
          <table:table-cell office:value-type="string" office:string-value=" " table:formula="msoxl:=IF(F20&gt;0,IF(G20=&quot; &quot;,F20,F20-G20),&quot; &quot;)" table:style-name="ce11">
            <text:p><text:s/></text:p>
          </table:table-cell>
          <table:table-cell table:style-name="ce1"/>
          <table:table-cell office:value-type="string" office:string-value=" " table:formula="msoxl:=IF(E20=&quot;General Admin&quot;,H20,&quot; &quot;)" table:style-name="ce28">
            <text:p><text:s/></text:p>
          </table:table-cell>
          <table:table-cell office:value-type="string" office:string-value=" " table:formula="msoxl:=IF(E20=&quot;Hotel &amp; Travel&quot;,H20,&quot; &quot;)" table:style-name="ce28">
            <text:p><text:s/></text:p>
          </table:table-cell>
          <table:table-cell office:value-type="string" office:string-value=" " table:formula="msoxl:=IF(E20=&quot;Vehicle or Mileage&quot;,H20,&quot; &quot;)" table:style-name="ce28">
            <text:p><text:s/></text:p>
          </table:table-cell>
          <table:table-cell office:value-type="string" office:string-value=" " table:formula="msoxl:=IF(E20=&quot;Other Expenses&quot;,H2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1&gt;0,IF(G$3=&quot;X&quot;,F21*H$5/100/(1+H$5/100),&quot; &quot;),&quot; &quot;)" table:style-name="ce11">
            <text:p><text:s/></text:p>
          </table:table-cell>
          <table:table-cell office:value-type="string" office:string-value=" " table:formula="msoxl:=IF(F21&gt;0,IF(G21=&quot; &quot;,F21,F21-G21),&quot; &quot;)" table:style-name="ce11">
            <text:p><text:s/></text:p>
          </table:table-cell>
          <table:table-cell table:style-name="ce1"/>
          <table:table-cell office:value-type="string" office:string-value=" " table:formula="msoxl:=IF(E21=&quot;General Admin&quot;,H21,&quot; &quot;)" table:style-name="ce28">
            <text:p><text:s/></text:p>
          </table:table-cell>
          <table:table-cell office:value-type="string" office:string-value=" " table:formula="msoxl:=IF(E21=&quot;Hotel &amp; Travel&quot;,H21,&quot; &quot;)" table:style-name="ce28">
            <text:p><text:s/></text:p>
          </table:table-cell>
          <table:table-cell office:value-type="string" office:string-value=" " table:formula="msoxl:=IF(E21=&quot;Vehicle or Mileage&quot;,H21,&quot; &quot;)" table:style-name="ce28">
            <text:p><text:s/></text:p>
          </table:table-cell>
          <table:table-cell office:value-type="string" office:string-value=" " table:formula="msoxl:=IF(E21=&quot;Other Expenses&quot;,H2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2&gt;0,IF(G$3=&quot;X&quot;,F22*H$5/100/(1+H$5/100),&quot; &quot;),&quot; &quot;)" table:style-name="ce11">
            <text:p><text:s/></text:p>
          </table:table-cell>
          <table:table-cell office:value-type="string" office:string-value=" " table:formula="msoxl:=IF(F22&gt;0,IF(G22=&quot; &quot;,F22,F22-G22),&quot; &quot;)" table:style-name="ce11">
            <text:p><text:s/></text:p>
          </table:table-cell>
          <table:table-cell table:style-name="ce1"/>
          <table:table-cell office:value-type="string" office:string-value=" " table:formula="msoxl:=IF(E22=&quot;General Admin&quot;,H22,&quot; &quot;)" table:style-name="ce28">
            <text:p><text:s/></text:p>
          </table:table-cell>
          <table:table-cell office:value-type="string" office:string-value=" " table:formula="msoxl:=IF(E22=&quot;Hotel &amp; Travel&quot;,H22,&quot; &quot;)" table:style-name="ce28">
            <text:p><text:s/></text:p>
          </table:table-cell>
          <table:table-cell office:value-type="string" office:string-value=" " table:formula="msoxl:=IF(E22=&quot;Vehicle or Mileage&quot;,H22,&quot; &quot;)" table:style-name="ce28">
            <text:p><text:s/></text:p>
          </table:table-cell>
          <table:table-cell office:value-type="string" office:string-value=" " table:formula="msoxl:=IF(E22=&quot;Other Expenses&quot;,H2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3&gt;0,IF(G$3=&quot;X&quot;,F23*H$5/100/(1+H$5/100),&quot; &quot;),&quot; &quot;)" table:style-name="ce11">
            <text:p><text:s/></text:p>
          </table:table-cell>
          <table:table-cell office:value-type="string" office:string-value=" " table:formula="msoxl:=IF(F23&gt;0,IF(G23=&quot; &quot;,F23,F23-G23),&quot; &quot;)" table:style-name="ce11">
            <text:p><text:s/></text:p>
          </table:table-cell>
          <table:table-cell table:style-name="ce1"/>
          <table:table-cell office:value-type="string" office:string-value=" " table:formula="msoxl:=IF(E23=&quot;General Admin&quot;,H23,&quot; &quot;)" table:style-name="ce28">
            <text:p><text:s/></text:p>
          </table:table-cell>
          <table:table-cell office:value-type="string" office:string-value=" " table:formula="msoxl:=IF(E23=&quot;Hotel &amp; Travel&quot;,H23,&quot; &quot;)" table:style-name="ce28">
            <text:p><text:s/></text:p>
          </table:table-cell>
          <table:table-cell office:value-type="string" office:string-value=" " table:formula="msoxl:=IF(E23=&quot;Vehicle or Mileage&quot;,H23,&quot; &quot;)" table:style-name="ce28">
            <text:p><text:s/></text:p>
          </table:table-cell>
          <table:table-cell office:value-type="string" office:string-value=" " table:formula="msoxl:=IF(E23=&quot;Other Expenses&quot;,H2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4&gt;0,IF(G$3=&quot;X&quot;,F24*H$5/100/(1+H$5/100),&quot; &quot;),&quot; &quot;)" table:style-name="ce11">
            <text:p><text:s/></text:p>
          </table:table-cell>
          <table:table-cell office:value-type="string" office:string-value=" " table:formula="msoxl:=IF(F24&gt;0,IF(G24=&quot; &quot;,F24,F24-G24),&quot; &quot;)" table:style-name="ce11">
            <text:p><text:s/></text:p>
          </table:table-cell>
          <table:table-cell table:style-name="ce1"/>
          <table:table-cell office:value-type="string" office:string-value=" " table:formula="msoxl:=IF(E24=&quot;General Admin&quot;,H24,&quot; &quot;)" table:style-name="ce28">
            <text:p><text:s/></text:p>
          </table:table-cell>
          <table:table-cell office:value-type="string" office:string-value=" " table:formula="msoxl:=IF(E24=&quot;Hotel &amp; Travel&quot;,H24,&quot; &quot;)" table:style-name="ce28">
            <text:p><text:s/></text:p>
          </table:table-cell>
          <table:table-cell office:value-type="string" office:string-value=" " table:formula="msoxl:=IF(E24=&quot;Vehicle or Mileage&quot;,H24,&quot; &quot;)" table:style-name="ce28">
            <text:p><text:s/></text:p>
          </table:table-cell>
          <table:table-cell office:value-type="string" office:string-value=" " table:formula="msoxl:=IF(E24=&quot;Other Expenses&quot;,H2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5&gt;0,IF(G$3=&quot;X&quot;,F25*H$5/100/(1+H$5/100),&quot; &quot;),&quot; &quot;)" table:style-name="ce11">
            <text:p><text:s/></text:p>
          </table:table-cell>
          <table:table-cell office:value-type="string" office:string-value=" " table:formula="msoxl:=IF(F25&gt;0,IF(G25=&quot; &quot;,F25,F25-G25),&quot; &quot;)" table:style-name="ce11">
            <text:p><text:s/></text:p>
          </table:table-cell>
          <table:table-cell table:style-name="ce1"/>
          <table:table-cell office:value-type="string" office:string-value=" " table:formula="msoxl:=IF(E25=&quot;General Admin&quot;,H25,&quot; &quot;)" table:style-name="ce28">
            <text:p><text:s/></text:p>
          </table:table-cell>
          <table:table-cell office:value-type="string" office:string-value=" " table:formula="msoxl:=IF(E25=&quot;Hotel &amp; Travel&quot;,H25,&quot; &quot;)" table:style-name="ce28">
            <text:p><text:s/></text:p>
          </table:table-cell>
          <table:table-cell office:value-type="string" office:string-value=" " table:formula="msoxl:=IF(E25=&quot;Vehicle or Mileage&quot;,H25,&quot; &quot;)" table:style-name="ce28">
            <text:p><text:s/></text:p>
          </table:table-cell>
          <table:table-cell office:value-type="string" office:string-value=" " table:formula="msoxl:=IF(E25=&quot;Other Expenses&quot;,H2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6&gt;0,IF(G$3=&quot;X&quot;,F26*H$5/100/(1+H$5/100),&quot; &quot;),&quot; &quot;)" table:style-name="ce11">
            <text:p><text:s/></text:p>
          </table:table-cell>
          <table:table-cell office:value-type="string" office:string-value=" " table:formula="msoxl:=IF(F26&gt;0,IF(G26=&quot; &quot;,F26,F26-G26),&quot; &quot;)" table:style-name="ce11">
            <text:p><text:s/></text:p>
          </table:table-cell>
          <table:table-cell table:style-name="ce1"/>
          <table:table-cell office:value-type="string" office:string-value=" " table:formula="msoxl:=IF(E26=&quot;General Admin&quot;,H26,&quot; &quot;)" table:style-name="ce28">
            <text:p><text:s/></text:p>
          </table:table-cell>
          <table:table-cell office:value-type="string" office:string-value=" " table:formula="msoxl:=IF(E26=&quot;Hotel &amp; Travel&quot;,H26,&quot; &quot;)" table:style-name="ce28">
            <text:p><text:s/></text:p>
          </table:table-cell>
          <table:table-cell office:value-type="string" office:string-value=" " table:formula="msoxl:=IF(E26=&quot;Vehicle or Mileage&quot;,H26,&quot; &quot;)" table:style-name="ce28">
            <text:p><text:s/></text:p>
          </table:table-cell>
          <table:table-cell office:value-type="string" office:string-value=" " table:formula="msoxl:=IF(E26=&quot;Other Expenses&quot;,H2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7&gt;0,IF(G$3=&quot;X&quot;,F27*H$5/100/(1+H$5/100),&quot; &quot;),&quot; &quot;)" table:style-name="ce11">
            <text:p><text:s/></text:p>
          </table:table-cell>
          <table:table-cell office:value-type="string" office:string-value=" " table:formula="msoxl:=IF(F27&gt;0,IF(G27=&quot; &quot;,F27,F27-G27),&quot; &quot;)" table:style-name="ce11">
            <text:p><text:s/></text:p>
          </table:table-cell>
          <table:table-cell table:style-name="ce1"/>
          <table:table-cell office:value-type="string" office:string-value=" " table:formula="msoxl:=IF(E27=&quot;General Admin&quot;,H27,&quot; &quot;)" table:style-name="ce28">
            <text:p><text:s/></text:p>
          </table:table-cell>
          <table:table-cell office:value-type="string" office:string-value=" " table:formula="msoxl:=IF(E27=&quot;Hotel &amp; Travel&quot;,H27,&quot; &quot;)" table:style-name="ce28">
            <text:p><text:s/></text:p>
          </table:table-cell>
          <table:table-cell office:value-type="string" office:string-value=" " table:formula="msoxl:=IF(E27=&quot;Vehicle or Mileage&quot;,H27,&quot; &quot;)" table:style-name="ce28">
            <text:p><text:s/></text:p>
          </table:table-cell>
          <table:table-cell office:value-type="string" office:string-value=" " table:formula="msoxl:=IF(E27=&quot;Other Expenses&quot;,H2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8&gt;0,IF(G$3=&quot;X&quot;,F28*H$5/100/(1+H$5/100),&quot; &quot;),&quot; &quot;)" table:style-name="ce11">
            <text:p><text:s/></text:p>
          </table:table-cell>
          <table:table-cell office:value-type="string" office:string-value=" " table:formula="msoxl:=IF(F28&gt;0,IF(G28=&quot; &quot;,F28,F28-G28),&quot; &quot;)" table:style-name="ce11">
            <text:p><text:s/></text:p>
          </table:table-cell>
          <table:table-cell table:style-name="ce1"/>
          <table:table-cell office:value-type="string" office:string-value=" " table:formula="msoxl:=IF(E28=&quot;General Admin&quot;,H28,&quot; &quot;)" table:style-name="ce28">
            <text:p><text:s/></text:p>
          </table:table-cell>
          <table:table-cell office:value-type="string" office:string-value=" " table:formula="msoxl:=IF(E28=&quot;Hotel &amp; Travel&quot;,H28,&quot; &quot;)" table:style-name="ce28">
            <text:p><text:s/></text:p>
          </table:table-cell>
          <table:table-cell office:value-type="string" office:string-value=" " table:formula="msoxl:=IF(E28=&quot;Vehicle or Mileage&quot;,H28,&quot; &quot;)" table:style-name="ce28">
            <text:p><text:s/></text:p>
          </table:table-cell>
          <table:table-cell office:value-type="string" office:string-value=" " table:formula="msoxl:=IF(E28=&quot;Other Expenses&quot;,H2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9&gt;0,IF(G$3=&quot;X&quot;,F29*H$5/100/(1+H$5/100),&quot; &quot;),&quot; &quot;)" table:style-name="ce11">
            <text:p><text:s/></text:p>
          </table:table-cell>
          <table:table-cell office:value-type="string" office:string-value=" " table:formula="msoxl:=IF(F29&gt;0,IF(G29=&quot; &quot;,F29,F29-G29),&quot; &quot;)" table:style-name="ce11">
            <text:p><text:s/></text:p>
          </table:table-cell>
          <table:table-cell table:style-name="ce1"/>
          <table:table-cell office:value-type="string" office:string-value=" " table:formula="msoxl:=IF(E29=&quot;General Admin&quot;,H29,&quot; &quot;)" table:style-name="ce28">
            <text:p><text:s/></text:p>
          </table:table-cell>
          <table:table-cell office:value-type="string" office:string-value=" " table:formula="msoxl:=IF(E29=&quot;Hotel &amp; Travel&quot;,H29,&quot; &quot;)" table:style-name="ce28">
            <text:p><text:s/></text:p>
          </table:table-cell>
          <table:table-cell office:value-type="string" office:string-value=" " table:formula="msoxl:=IF(E29=&quot;Vehicle or Mileage&quot;,H29,&quot; &quot;)" table:style-name="ce28">
            <text:p><text:s/></text:p>
          </table:table-cell>
          <table:table-cell office:value-type="string" office:string-value=" " table:formula="msoxl:=IF(E29=&quot;Other Expenses&quot;,H2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6"/>
          <table:table-cell office:value-type="string" office:string-value="Mileage Claim @ 45p" table:formula="msoxl:=&quot;Mileage Claim @ &quot; &amp; TEXT(C30*100,0) &amp; &quot;p&quot;" table:style-name="ce12">
            <text:p>Mileage Claim @ 45p</text:p>
          </table:table-cell>
          <table:table-cell office:value-type="float" office:value="0.45" table:formula="msoxl:=Month_05!C30" table:style-name="ce18">
            <text:p>0.45</text:p>
          </table:table-cell>
          <table:table-cell office:value-type="float" office:value="0" table:formula="msoxl:=SUM(D10:D29)" table:style-name="ce10">
            <text:p>0</text:p>
          </table:table-cell>
          <table:table-cell office:value-type="string" table:style-name="ce26">
            <text:p>Vehicle or Mileage</text:p>
          </table:table-cell>
          <table:table-cell office:value-type="string" office:string-value=" " table:formula="msoxl:=IF(D30&gt;0,D30*C30,&quot; &quot;)" table:style-name="ce11">
            <text:p><text:s/></text:p>
          </table:table-cell>
          <table:table-cell table:style-name="ce11"/>
          <table:table-cell office:value-type="string" office:string-value=" " table:formula="msoxl:=IF(D30&gt;0,F30-G30,&quot; &quot;)" table:style-name="ce11">
            <text:p><text:s/></text:p>
          </table:table-cell>
          <table:table-cell table:style-name="ce1"/>
          <table:table-cell office:value-type="string" office:string-value=" " table:formula="msoxl:=IF(E30=&quot;General Admin&quot;,H30,&quot; &quot;)" table:style-name="ce28">
            <text:p><text:s/></text:p>
          </table:table-cell>
          <table:table-cell office:value-type="string" office:string-value=" " table:formula="msoxl:=IF(E30=&quot;Hotel &amp; Travel&quot;,H30,&quot; &quot;)" table:style-name="ce28">
            <text:p><text:s/></text:p>
          </table:table-cell>
          <table:table-cell office:value-type="string" office:string-value=" " table:formula="msoxl:=IF(E30=&quot;Vehicle or Mileage&quot;,H30,&quot; &quot;)" table:style-name="ce28">
            <text:p><text:s/></text:p>
          </table:table-cell>
          <table:table-cell office:value-type="string" office:string-value=" " table:formula="msoxl:=IF(E30=&quot;Other Expenses&quot;,H3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number-columns-repeated="5" table:style-name="ce6"/>
          <table:table-cell office:value-type="float" office:value="0" table:formula="msoxl:=SUM(F10:F30)" table:style-name="ce11">
            <text:p>0.00</text:p>
          </table:table-cell>
          <table:table-cell office:value-type="float" office:value="0" table:formula="msoxl:=SUM(G10:G30)" table:style-name="ce11">
            <text:p>0.00</text:p>
          </table:table-cell>
          <table:table-cell office:value-type="float" office:value="0" table:formula="msoxl:=SUM(H10:H30)" table:style-name="ce11">
            <text:p>0.00</text:p>
          </table:table-cell>
          <table:table-cell table:style-name="ce1"/>
          <table:table-cell office:value-type="float" office:value="0" table:formula="msoxl:=SUM(J10:J30)" table:style-name="ce11">
            <text:p>0.00</text:p>
          </table:table-cell>
          <table:table-cell office:value-type="float" office:value="0" table:formula="msoxl:=SUM(K10:K30)" table:style-name="ce11">
            <text:p>0.00</text:p>
          </table:table-cell>
          <table:table-cell office:value-type="float" office:value="0" table:formula="msoxl:=SUM(L10:L30)" table:style-name="ce11">
            <text:p>0.00</text:p>
          </table:table-cell>
          <table:table-cell office:value-type="float" office:value="0" table:formula="msoxl:=SUM(M10:M30)" table:style-name="ce11">
            <text:p>0.00</text:p>
          </table:table-cell>
          <table:table-cell table:number-columns-repeated="16371"/>
        </table:table-row>
        <table:table-row table:style-name="ro4">
          <table:table-cell table:number-columns-spanned="8" table:number-rows-spanned="1" table:style-name="ce52"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6"/>
          <table:table-cell table:style-name="ce13"/>
          <table:table-cell office:value-type="string" table:number-columns-spanned="2" table:number-rows-spanned="1" table:style-name="ce69">
            <text:p>TOTAL AMOUNT PAYABLE</text:p>
          </table:table-cell>
          <table:covered-table-cell/>
          <table:table-cell office:value-type="string" table:style-name="ce14">
            <text:p>£<text:s/></text:p>
          </table:table-cell>
          <table:table-cell office:value-type="float" office:value="0" table:formula="msoxl:=F31" table:style-name="ce15">
            <text:p>0.00</text:p>
          </table:table-cell>
          <table:table-cell table:number-columns-spanned="2" table:number-rows-spanned="1" table:style-name="ce67"/>
          <table:covered-table-cell/>
          <table:table-cell table:number-columns-repeated="16376"/>
        </table:table-row>
        <table:table-row table:style-name="ro4">
          <table:table-cell table:number-columns-spanned="8" table:number-rows-spanned="1" table:style-name="ce52"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53">
            <text:p>I confirm the amount claimed has been incurred solely on business and does not include travel expenses from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53">
            <text:p>home to normal place of work, personal or third party expens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1">
            <text:p>Signed</text:p>
          </table:table-cell>
          <table:table-cell office:value-type="string" table:number-columns-spanned="2" table:number-rows-spanned="1" table:style-name="ce51">
            <text:p>…………………………………………………………….</text:p>
          </table:table-cell>
          <table:covered-table-cell/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1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50">
            <text:p>Payment Authorised By</text:p>
          </table:table-cell>
          <table:covered-table-cell/>
          <table:table-cell office:value-type="string" table:style-name="ce1">
            <text:p>…………………………</text:p>
          </table:table-cell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1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35">
            <text:p>OFFICE USE: Accounting Summary</text:p>
          </table:table-cell>
          <table:table-cell table:style-name="ce36"/>
          <table:table-cell office:value-type="string" table:style-name="ce39">
            <text:p>Reference</text:p>
          </table:table-cell>
          <table:table-cell office:value-type="string" table:style-name="ce40">
            <text:p>Exp01</text:p>
          </table:table-cell>
          <table:table-cell table:number-columns-repeated="2" table:style-name="ce19"/>
          <table:table-cell office:value-type="string" table:number-columns-spanned="1" table:number-rows-spanned="2" table:style-name="ce62">
            <text:p>Entry Code Letter</text:p>
          </table:table-cell>
          <table:table-cell table:style-name="ce31"/>
          <table:table-cell table:number-columns-repeated="16376"/>
        </table:table-row>
        <table:table-row table:style-name="ro2">
          <table:table-cell table:style-name="ce29"/>
          <table:table-cell table:style-name="ce30"/>
          <table:table-cell table:number-columns-repeated="4" table:style-name="ce6"/>
          <table:covered-table-cell/>
          <table:table-cell table:style-name="ce32"/>
          <table:table-cell table:number-columns-repeated="16376"/>
        </table:table-row>
        <table:table-row table:style-name="ro2">
          <table:table-cell office:value-type="date" office:date-value="2013-09-30T00:00:00" table:formula="msoxl:=IF(G7&gt;0,G7,&quot; &quot;)" table:style-name="ce20">
            <text:p>30-Sep-13</text:p>
          </table:table-cell>
          <table:table-cell office:value-type="string" office:string-value="" table:formula="msoxl:=IF(B5&gt;0,B5,&quot; &quot;)" table:number-columns-spanned="2" table:number-rows-spanned="1" table:style-name="ce52"/>
          <table:covered-table-cell/>
          <table:table-cell office:value-type="string" table:style-name="ce6">
            <text:p>Total Purchases</text:p>
          </table:table-cell>
          <table:table-cell table:style-name="ce6"/>
          <table:table-cell office:value-type="string" office:string-value=" " table:formula="msoxl:=IF(F31&gt;0,F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Vat Input</text:p>
          </table:table-cell>
          <table:table-cell table:style-name="ce6"/>
          <table:table-cell office:value-type="string" office:string-value=" " table:formula="msoxl:=IF(G31&gt;0,G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Expense analysis</text:p>
          </table:table-cell>
          <table:table-cell table:number-columns-repeated="3"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52">
            <text:p>General Admin</text:p>
          </table:table-cell>
          <table:covered-table-cell/>
          <table:table-cell office:value-type="string" office:string-value=" " table:formula="msoxl:=IF(J31&gt;0,J31,&quot; &quot;)" table:style-name="ce27">
            <text:p><text:s/></text:p>
          </table:table-cell>
          <table:table-cell office:value-type="string" table:style-name="ce38">
            <text:p>G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52">
            <text:p>Hotel &amp; Travel</text:p>
          </table:table-cell>
          <table:covered-table-cell/>
          <table:table-cell office:value-type="string" office:string-value=" " table:formula="msoxl:=IF(K31&gt;0,K31,&quot; &quot;)" table:style-name="ce27">
            <text:p><text:s/></text:p>
          </table:table-cell>
          <table:table-cell office:value-type="string" table:style-name="ce38">
            <text:p>H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1"/>
          <table:table-cell table:style-name="ce33"/>
          <table:table-cell office:value-type="string" table:number-columns-spanned="2" table:number-rows-spanned="1" table:style-name="ce52">
            <text:p>Vehicle or Mileage</text:p>
          </table:table-cell>
          <table:covered-table-cell/>
          <table:table-cell office:value-type="string" office:string-value=" " table:formula="msoxl:=IF(L31&gt;0,L31,&quot; &quot;)" table:style-name="ce27">
            <text:p><text:s/></text:p>
          </table:table-cell>
          <table:table-cell office:value-type="string" table:style-name="ce38">
            <text:p>V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office:value-type="string" table:number-columns-spanned="1" table:number-rows-spanned="2" table:style-name="ce60">
            <text:p>Manual analysis required of Other Expenses for accounts</text:p>
          </table:table-cell>
          <table:table-cell table:style-name="ce33"/>
          <table:table-cell office:value-type="string" table:number-columns-spanned="2" table:number-rows-spanned="1" table:style-name="ce52">
            <text:p>Other Expenses</text:p>
          </table:table-cell>
          <table:covered-table-cell/>
          <table:table-cell office:value-type="string" office:string-value=" " table:formula="msoxl:=IF(M31&gt;0,M31,&quot; &quot;)" table:style-name="ce27">
            <text:p><text:s/></text:p>
          </table:table-cell>
          <table:table-cell office:value-type="string" table:number-columns-spanned="2" table:number-rows-spanned="1" table:style-name="ce68">
            <text:p>To be allocated manually</text:p>
          </table:table-cell>
          <table:covered-table-cell/>
          <table:table-cell table:number-columns-repeated="16376"/>
        </table:table-row>
        <table:table-row table:style-name="ro2">
          <table:table-cell table:style-name="ce22"/>
          <table:covered-table-cell/>
          <table:table-cell table:style-name="ce33"/>
          <table:table-cell table:number-columns-repeated="2" table:style-name="ce7"/>
          <table:table-cell table:style-name="ce27"/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3"/>
          <table:table-cell table:number-columns-repeated="2" table:style-name="ce34"/>
          <table:table-cell table:number-columns-repeated="4" table:style-name="ce24"/>
          <table:table-cell table:style-name="ce25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Month_07" table:style-name="ta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4" table:default-cell-style-name="ce1" table:visibility="collapse"/>
        <table:table-column table:style-name="co10" table:number-columns-repeated="16371" table:default-cell-style-name="ce1"/>
        <table:table-row table:style-name="ro1">
          <table:table-cell office:value-type="string" table:number-columns-spanned="8" table:number-rows-spanned="1" table:style-name="ce44">
            <text:p>EXPENSES CLAIM FORM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45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47">
            <text:p>Enter X if vat registered leave blank if not registered or flat rate scheme</text:p>
          </table:table-cell>
          <table:covered-table-cell table:number-columns-repeated="5"/>
          <table:table-cell office:value-type="string" table:style-name="ce16">
            <text:p>x</text:p>
          </table:table-cell>
          <table:table-cell table:number-columns-repeated="16377" table:style-name="ce1"/>
        </table:table-row>
        <table:table-row table:style-name="ro3">
          <table:table-cell table:number-columns-spanned="8" table:number-rows-spanned="1" table:style-name="ce51"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Name</text:p>
          </table:table-cell>
          <table:table-cell office:value-type="string" office:string-value="" table:formula="msoxl:=IF(Month_06!B5:D5&gt;0,Month_06!B5:D5,&quot;&quot;)" table:number-columns-spanned="3" table:number-rows-spanned="1" table:style-name="ce46"/>
          <table:covered-table-cell table:number-columns-repeated="2"/>
          <table:table-cell table:style-name="ce1"/>
          <table:table-cell office:value-type="string" table:number-columns-spanned="2" table:number-rows-spanned="1" table:style-name="ce45">
            <text:p>Vat rate applied</text:p>
          </table:table-cell>
          <table:covered-table-cell/>
          <table:table-cell office:value-type="float" office:value="20" table:formula="msoxl:=Month_06!H5" table:style-name="ce41">
            <text:p>20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ddress</text:p>
          </table:table-cell>
          <table:table-cell office:value-type="string" office:string-value="" table:formula="msoxl:=IF(Month_06!B6:D6&gt;0,Month_06!B6:D6,&quot;&quot;)" table:number-columns-spanned="3" table:number-rows-spanned="1" table:style-name="ce46"/>
          <table:covered-table-cell table:number-columns-repeated="2"/>
          <table:table-cell table:style-name="ce1"/>
          <table:table-cell office:value-type="string" table:style-name="ce1">
            <text:p>Date From:</text:p>
          </table:table-cell>
          <table:table-cell office:value-type="date" office:date-value="2013-10-01T00:00:00" table:formula="msoxl:=DATE(YEAR(Month_06!G6),MONTH(Month_06!G6)+1,1)" table:number-columns-spanned="2" table:number-rows-spanned="1" table:style-name="ce56">
            <text:p>01-Oct-13</text:p>
          </table:table-cell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office:value-type="string" office:string-value="" table:formula="msoxl:=IF(Month_06!B7&gt;0,Month_06!B7,&quot;&quot;)" table:style-name="ce4"/>
          <table:table-cell office:value-type="string" table:style-name="ce5">
            <text:p>Post Code</text:p>
          </table:table-cell>
          <table:table-cell office:value-type="string" office:string-value="" table:formula="msoxl:=IF(Month_06!D7&gt;0,Month_06!D7,&quot;&quot;)" table:style-name="ce3"/>
          <table:table-cell table:style-name="ce1"/>
          <table:table-cell office:value-type="string" table:style-name="ce1">
            <text:p>Date To:</text:p>
          </table:table-cell>
          <table:table-cell office:value-type="date" office:date-value="2013-10-31T00:00:00" table:formula="msoxl:=DATE(YEAR(G6),MONTH(G6),DAY(DATE(YEAR(G6),MONTH(G6)+1,1)-1))" table:number-columns-spanned="2" table:number-rows-spanned="1" table:style-name="ce56">
            <text:p>31-Oct-13</text:p>
          </table:table-cell>
          <table:covered-table-cell/>
          <table:table-cell table:number-columns-repeated="16376" table:style-name="ce1"/>
        </table:table-row>
        <table:table-row table:style-name="ro4">
          <table:table-cell table:style-name="ce6"/>
          <table:table-cell table:number-columns-repeated="3" table:style-name="ce7"/>
          <table:table-cell table:number-columns-repeated="4" table:style-name="ce6"/>
          <table:table-cell table:number-columns-repeated="16376" table:style-name="ce1"/>
        </table:table-row>
        <table:table-row table:style-name="ro5">
          <table:table-cell office:value-type="string" table:style-name="ce37">
            <text:p>Date</text:p>
          </table:table-cell>
          <table:table-cell office:value-type="string" table:style-name="ce37">
            <text:p>Description of Expense</text:p>
          </table:table-cell>
          <table:table-cell office:value-type="string" table:style-name="ce37">
            <text:p>Destination and Purpose</text:p>
          </table:table-cell>
          <table:table-cell office:value-type="string" table:style-name="ce37">
            <text:p>Mileage</text:p>
          </table:table-cell>
          <table:table-cell office:value-type="string" table:style-name="ce37">
            <text:p>Expense Type</text:p>
          </table:table-cell>
          <table:table-cell office:value-type="string" table:style-name="ce37">
            <text:p>Total Claimed</text:p>
          </table:table-cell>
          <table:table-cell office:value-type="string" table:style-name="ce37">
            <text:p>Vat</text:p>
          </table:table-cell>
          <table:table-cell office:value-type="string" table:style-name="ce37">
            <text:p>Net Expense</text:p>
          </table:table-cell>
          <table:table-cell table:style-name="ce8"/>
          <table:table-cell office:value-type="string" table:style-name="ce8">
            <text:p>General Admin</text:p>
          </table:table-cell>
          <table:table-cell office:value-type="string" table:style-name="ce8">
            <text:p>Hotel &amp; Travel</text:p>
          </table:table-cell>
          <table:table-cell office:value-type="string" table:style-name="ce8">
            <text:p>Vehicle or Mileage</text:p>
          </table:table-cell>
          <table:table-cell office:value-type="string" table:style-name="ce8">
            <text:p>Other Expenses</text:p>
          </table:table-cell>
          <table:table-cell table:number-columns-repeated="16371" table:style-name="ce8"/>
        </table:table-row>
        <table:table-row table:style-name="ro2">
          <table:table-cell table:style-name="ce17"/>
          <table:table-cell table:number-columns-repeated="2" table:style-name="ce43"/>
          <table:table-cell table:style-name="ce10"/>
          <table:table-cell table:style-name="ce26"/>
          <table:table-cell table:style-name="ce11"/>
          <table:table-cell office:value-type="string" office:string-value=" " table:formula="msoxl:=IF(F10&gt;0,IF(G$3=&quot;X&quot;,F10*H$5/100/(1+H$5/100),&quot; &quot;),&quot; &quot;)" table:style-name="ce11">
            <text:p><text:s/></text:p>
          </table:table-cell>
          <table:table-cell office:value-type="string" office:string-value=" " table:formula="msoxl:=IF(F10&gt;0,IF(G10=&quot; &quot;,F10,F10-G10),&quot; &quot;)" table:style-name="ce11">
            <text:p><text:s/></text:p>
          </table:table-cell>
          <table:table-cell table:style-name="ce1"/>
          <table:table-cell office:value-type="string" office:string-value=" " table:formula="msoxl:=IF(E10=&quot;General Admin&quot;,H10,&quot; &quot;)" table:style-name="ce28">
            <text:p><text:s/></text:p>
          </table:table-cell>
          <table:table-cell office:value-type="string" office:string-value=" " table:formula="msoxl:=IF(E10=&quot;Hotel &amp; Travel&quot;,H10,&quot; &quot;)" table:style-name="ce28">
            <text:p><text:s/></text:p>
          </table:table-cell>
          <table:table-cell office:value-type="string" office:string-value=" " table:formula="msoxl:=IF(E10=&quot;Vehicle or Mileage&quot;,H10,&quot; &quot;)" table:style-name="ce28">
            <text:p><text:s/></text:p>
          </table:table-cell>
          <table:table-cell office:value-type="string" office:string-value=" " table:formula="msoxl:=IF(E10=&quot;Other Expenses&quot;,H1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1&gt;0,IF(G$3=&quot;X&quot;,F11*H$5/100/(1+H$5/100),&quot; &quot;),&quot; &quot;)" table:style-name="ce11">
            <text:p><text:s/></text:p>
          </table:table-cell>
          <table:table-cell office:value-type="string" office:string-value=" " table:formula="msoxl:=IF(F11&gt;0,IF(G11=&quot; &quot;,F11,F11-G11),&quot; &quot;)" table:style-name="ce11">
            <text:p><text:s/></text:p>
          </table:table-cell>
          <table:table-cell table:style-name="ce1"/>
          <table:table-cell office:value-type="string" office:string-value=" " table:formula="msoxl:=IF(E11=&quot;General Admin&quot;,H11,&quot; &quot;)" table:style-name="ce28">
            <text:p><text:s/></text:p>
          </table:table-cell>
          <table:table-cell office:value-type="string" office:string-value=" " table:formula="msoxl:=IF(E11=&quot;Hotel &amp; Travel&quot;,H11,&quot; &quot;)" table:style-name="ce28">
            <text:p><text:s/></text:p>
          </table:table-cell>
          <table:table-cell office:value-type="string" office:string-value=" " table:formula="msoxl:=IF(E11=&quot;Vehicle or Mileage&quot;,H11,&quot; &quot;)" table:style-name="ce28">
            <text:p><text:s/></text:p>
          </table:table-cell>
          <table:table-cell office:value-type="string" office:string-value=" " table:formula="msoxl:=IF(E11=&quot;Other Expenses&quot;,H1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2&gt;0,IF(G$3=&quot;X&quot;,F12*H$5/100/(1+H$5/100),&quot; &quot;),&quot; &quot;)" table:style-name="ce11">
            <text:p><text:s/></text:p>
          </table:table-cell>
          <table:table-cell office:value-type="string" office:string-value=" " table:formula="msoxl:=IF(F12&gt;0,IF(G12=&quot; &quot;,F12,F12-G12),&quot; &quot;)" table:style-name="ce11">
            <text:p><text:s/></text:p>
          </table:table-cell>
          <table:table-cell table:style-name="ce1"/>
          <table:table-cell office:value-type="string" office:string-value=" " table:formula="msoxl:=IF(E12=&quot;General Admin&quot;,H12,&quot; &quot;)" table:style-name="ce28">
            <text:p><text:s/></text:p>
          </table:table-cell>
          <table:table-cell office:value-type="string" office:string-value=" " table:formula="msoxl:=IF(E12=&quot;Hotel &amp; Travel&quot;,H12,&quot; &quot;)" table:style-name="ce28">
            <text:p><text:s/></text:p>
          </table:table-cell>
          <table:table-cell office:value-type="string" office:string-value=" " table:formula="msoxl:=IF(E12=&quot;Vehicle or Mileage&quot;,H12,&quot; &quot;)" table:style-name="ce28">
            <text:p><text:s/></text:p>
          </table:table-cell>
          <table:table-cell office:value-type="string" office:string-value=" " table:formula="msoxl:=IF(E12=&quot;Other Expenses&quot;,H1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3&gt;0,IF(G$3=&quot;X&quot;,F13*H$5/100/(1+H$5/100),&quot; &quot;),&quot; &quot;)" table:style-name="ce11">
            <text:p><text:s/></text:p>
          </table:table-cell>
          <table:table-cell office:value-type="string" office:string-value=" " table:formula="msoxl:=IF(F13&gt;0,IF(G13=&quot; &quot;,F13,F13-G13),&quot; &quot;)" table:style-name="ce11">
            <text:p><text:s/></text:p>
          </table:table-cell>
          <table:table-cell table:style-name="ce1"/>
          <table:table-cell office:value-type="string" office:string-value=" " table:formula="msoxl:=IF(E13=&quot;General Admin&quot;,H13,&quot; &quot;)" table:style-name="ce28">
            <text:p><text:s/></text:p>
          </table:table-cell>
          <table:table-cell office:value-type="string" office:string-value=" " table:formula="msoxl:=IF(E13=&quot;Hotel &amp; Travel&quot;,H13,&quot; &quot;)" table:style-name="ce28">
            <text:p><text:s/></text:p>
          </table:table-cell>
          <table:table-cell office:value-type="string" office:string-value=" " table:formula="msoxl:=IF(E13=&quot;Vehicle or Mileage&quot;,H13,&quot; &quot;)" table:style-name="ce28">
            <text:p><text:s/></text:p>
          </table:table-cell>
          <table:table-cell office:value-type="string" office:string-value=" " table:formula="msoxl:=IF(E13=&quot;Other Expenses&quot;,H1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4&gt;0,IF(G$3=&quot;X&quot;,F14*H$5/100/(1+H$5/100),&quot; &quot;),&quot; &quot;)" table:style-name="ce11">
            <text:p><text:s/></text:p>
          </table:table-cell>
          <table:table-cell office:value-type="string" office:string-value=" " table:formula="msoxl:=IF(F14&gt;0,IF(G14=&quot; &quot;,F14,F14-G14),&quot; &quot;)" table:style-name="ce11">
            <text:p><text:s/></text:p>
          </table:table-cell>
          <table:table-cell table:style-name="ce1"/>
          <table:table-cell office:value-type="string" office:string-value=" " table:formula="msoxl:=IF(E14=&quot;General Admin&quot;,H14,&quot; &quot;)" table:style-name="ce28">
            <text:p><text:s/></text:p>
          </table:table-cell>
          <table:table-cell office:value-type="string" office:string-value=" " table:formula="msoxl:=IF(E14=&quot;Hotel &amp; Travel&quot;,H14,&quot; &quot;)" table:style-name="ce28">
            <text:p><text:s/></text:p>
          </table:table-cell>
          <table:table-cell office:value-type="string" office:string-value=" " table:formula="msoxl:=IF(E14=&quot;Vehicle or Mileage&quot;,H14,&quot; &quot;)" table:style-name="ce28">
            <text:p><text:s/></text:p>
          </table:table-cell>
          <table:table-cell office:value-type="string" office:string-value=" " table:formula="msoxl:=IF(E14=&quot;Other Expenses&quot;,H1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5&gt;0,IF(G$3=&quot;X&quot;,F15*H$5/100/(1+H$5/100),&quot; &quot;),&quot; &quot;)" table:style-name="ce11">
            <text:p><text:s/></text:p>
          </table:table-cell>
          <table:table-cell office:value-type="string" office:string-value=" " table:formula="msoxl:=IF(F15&gt;0,IF(G15=&quot; &quot;,F15,F15-G15),&quot; &quot;)" table:style-name="ce11">
            <text:p><text:s/></text:p>
          </table:table-cell>
          <table:table-cell table:style-name="ce1"/>
          <table:table-cell office:value-type="string" office:string-value=" " table:formula="msoxl:=IF(E15=&quot;General Admin&quot;,H15,&quot; &quot;)" table:style-name="ce28">
            <text:p><text:s/></text:p>
          </table:table-cell>
          <table:table-cell office:value-type="string" office:string-value=" " table:formula="msoxl:=IF(E15=&quot;Hotel &amp; Travel&quot;,H15,&quot; &quot;)" table:style-name="ce28">
            <text:p><text:s/></text:p>
          </table:table-cell>
          <table:table-cell office:value-type="string" office:string-value=" " table:formula="msoxl:=IF(E15=&quot;Vehicle or Mileage&quot;,H15,&quot; &quot;)" table:style-name="ce28">
            <text:p><text:s/></text:p>
          </table:table-cell>
          <table:table-cell office:value-type="string" office:string-value=" " table:formula="msoxl:=IF(E15=&quot;Other Expenses&quot;,H1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6&gt;0,IF(G$3=&quot;X&quot;,F16*H$5/100/(1+H$5/100),&quot; &quot;),&quot; &quot;)" table:style-name="ce11">
            <text:p><text:s/></text:p>
          </table:table-cell>
          <table:table-cell office:value-type="string" office:string-value=" " table:formula="msoxl:=IF(F16&gt;0,IF(G16=&quot; &quot;,F16,F16-G16),&quot; &quot;)" table:style-name="ce11">
            <text:p><text:s/></text:p>
          </table:table-cell>
          <table:table-cell table:style-name="ce1"/>
          <table:table-cell office:value-type="string" office:string-value=" " table:formula="msoxl:=IF(E16=&quot;General Admin&quot;,H16,&quot; &quot;)" table:style-name="ce28">
            <text:p><text:s/></text:p>
          </table:table-cell>
          <table:table-cell office:value-type="string" office:string-value=" " table:formula="msoxl:=IF(E16=&quot;Hotel &amp; Travel&quot;,H16,&quot; &quot;)" table:style-name="ce28">
            <text:p><text:s/></text:p>
          </table:table-cell>
          <table:table-cell office:value-type="string" office:string-value=" " table:formula="msoxl:=IF(E16=&quot;Vehicle or Mileage&quot;,H16,&quot; &quot;)" table:style-name="ce28">
            <text:p><text:s/></text:p>
          </table:table-cell>
          <table:table-cell office:value-type="string" office:string-value=" " table:formula="msoxl:=IF(E16=&quot;Other Expenses&quot;,H1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7&gt;0,IF(G$3=&quot;X&quot;,F17*H$5/100/(1+H$5/100),&quot; &quot;),&quot; &quot;)" table:style-name="ce11">
            <text:p><text:s/></text:p>
          </table:table-cell>
          <table:table-cell office:value-type="string" office:string-value=" " table:formula="msoxl:=IF(F17&gt;0,IF(G17=&quot; &quot;,F17,F17-G17),&quot; &quot;)" table:style-name="ce11">
            <text:p><text:s/></text:p>
          </table:table-cell>
          <table:table-cell table:style-name="ce1"/>
          <table:table-cell office:value-type="string" office:string-value=" " table:formula="msoxl:=IF(E17=&quot;General Admin&quot;,H17,&quot; &quot;)" table:style-name="ce28">
            <text:p><text:s/></text:p>
          </table:table-cell>
          <table:table-cell office:value-type="string" office:string-value=" " table:formula="msoxl:=IF(E17=&quot;Hotel &amp; Travel&quot;,H17,&quot; &quot;)" table:style-name="ce28">
            <text:p><text:s/></text:p>
          </table:table-cell>
          <table:table-cell office:value-type="string" office:string-value=" " table:formula="msoxl:=IF(E17=&quot;Vehicle or Mileage&quot;,H17,&quot; &quot;)" table:style-name="ce28">
            <text:p><text:s/></text:p>
          </table:table-cell>
          <table:table-cell office:value-type="string" office:string-value=" " table:formula="msoxl:=IF(E17=&quot;Other Expenses&quot;,H1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8&gt;0,IF(G$3=&quot;X&quot;,F18*H$5/100/(1+H$5/100),&quot; &quot;),&quot; &quot;)" table:style-name="ce11">
            <text:p><text:s/></text:p>
          </table:table-cell>
          <table:table-cell office:value-type="string" office:string-value=" " table:formula="msoxl:=IF(F18&gt;0,IF(G18=&quot; &quot;,F18,F18-G18),&quot; &quot;)" table:style-name="ce11">
            <text:p><text:s/></text:p>
          </table:table-cell>
          <table:table-cell table:style-name="ce1"/>
          <table:table-cell office:value-type="string" office:string-value=" " table:formula="msoxl:=IF(E18=&quot;General Admin&quot;,H18,&quot; &quot;)" table:style-name="ce28">
            <text:p><text:s/></text:p>
          </table:table-cell>
          <table:table-cell office:value-type="string" office:string-value=" " table:formula="msoxl:=IF(E18=&quot;Hotel &amp; Travel&quot;,H18,&quot; &quot;)" table:style-name="ce28">
            <text:p><text:s/></text:p>
          </table:table-cell>
          <table:table-cell office:value-type="string" office:string-value=" " table:formula="msoxl:=IF(E18=&quot;Vehicle or Mileage&quot;,H18,&quot; &quot;)" table:style-name="ce28">
            <text:p><text:s/></text:p>
          </table:table-cell>
          <table:table-cell office:value-type="string" office:string-value=" " table:formula="msoxl:=IF(E18=&quot;Other Expenses&quot;,H1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9&gt;0,IF(G$3=&quot;X&quot;,F19*H$5/100/(1+H$5/100),&quot; &quot;),&quot; &quot;)" table:style-name="ce11">
            <text:p><text:s/></text:p>
          </table:table-cell>
          <table:table-cell office:value-type="string" office:string-value=" " table:formula="msoxl:=IF(F19&gt;0,IF(G19=&quot; &quot;,F19,F19-G19),&quot; &quot;)" table:style-name="ce11">
            <text:p><text:s/></text:p>
          </table:table-cell>
          <table:table-cell table:style-name="ce1"/>
          <table:table-cell office:value-type="string" office:string-value=" " table:formula="msoxl:=IF(E19=&quot;General Admin&quot;,H19,&quot; &quot;)" table:style-name="ce28">
            <text:p><text:s/></text:p>
          </table:table-cell>
          <table:table-cell office:value-type="string" office:string-value=" " table:formula="msoxl:=IF(E19=&quot;Hotel &amp; Travel&quot;,H19,&quot; &quot;)" table:style-name="ce28">
            <text:p><text:s/></text:p>
          </table:table-cell>
          <table:table-cell office:value-type="string" office:string-value=" " table:formula="msoxl:=IF(E19=&quot;Vehicle or Mileage&quot;,H19,&quot; &quot;)" table:style-name="ce28">
            <text:p><text:s/></text:p>
          </table:table-cell>
          <table:table-cell office:value-type="string" office:string-value=" " table:formula="msoxl:=IF(E19=&quot;Other Expenses&quot;,H1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0&gt;0,IF(G$3=&quot;X&quot;,F20*H$5/100/(1+H$5/100),&quot; &quot;),&quot; &quot;)" table:style-name="ce11">
            <text:p><text:s/></text:p>
          </table:table-cell>
          <table:table-cell office:value-type="string" office:string-value=" " table:formula="msoxl:=IF(F20&gt;0,IF(G20=&quot; &quot;,F20,F20-G20),&quot; &quot;)" table:style-name="ce11">
            <text:p><text:s/></text:p>
          </table:table-cell>
          <table:table-cell table:style-name="ce1"/>
          <table:table-cell office:value-type="string" office:string-value=" " table:formula="msoxl:=IF(E20=&quot;General Admin&quot;,H20,&quot; &quot;)" table:style-name="ce28">
            <text:p><text:s/></text:p>
          </table:table-cell>
          <table:table-cell office:value-type="string" office:string-value=" " table:formula="msoxl:=IF(E20=&quot;Hotel &amp; Travel&quot;,H20,&quot; &quot;)" table:style-name="ce28">
            <text:p><text:s/></text:p>
          </table:table-cell>
          <table:table-cell office:value-type="string" office:string-value=" " table:formula="msoxl:=IF(E20=&quot;Vehicle or Mileage&quot;,H20,&quot; &quot;)" table:style-name="ce28">
            <text:p><text:s/></text:p>
          </table:table-cell>
          <table:table-cell office:value-type="string" office:string-value=" " table:formula="msoxl:=IF(E20=&quot;Other Expenses&quot;,H2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1&gt;0,IF(G$3=&quot;X&quot;,F21*H$5/100/(1+H$5/100),&quot; &quot;),&quot; &quot;)" table:style-name="ce11">
            <text:p><text:s/></text:p>
          </table:table-cell>
          <table:table-cell office:value-type="string" office:string-value=" " table:formula="msoxl:=IF(F21&gt;0,IF(G21=&quot; &quot;,F21,F21-G21),&quot; &quot;)" table:style-name="ce11">
            <text:p><text:s/></text:p>
          </table:table-cell>
          <table:table-cell table:style-name="ce1"/>
          <table:table-cell office:value-type="string" office:string-value=" " table:formula="msoxl:=IF(E21=&quot;General Admin&quot;,H21,&quot; &quot;)" table:style-name="ce28">
            <text:p><text:s/></text:p>
          </table:table-cell>
          <table:table-cell office:value-type="string" office:string-value=" " table:formula="msoxl:=IF(E21=&quot;Hotel &amp; Travel&quot;,H21,&quot; &quot;)" table:style-name="ce28">
            <text:p><text:s/></text:p>
          </table:table-cell>
          <table:table-cell office:value-type="string" office:string-value=" " table:formula="msoxl:=IF(E21=&quot;Vehicle or Mileage&quot;,H21,&quot; &quot;)" table:style-name="ce28">
            <text:p><text:s/></text:p>
          </table:table-cell>
          <table:table-cell office:value-type="string" office:string-value=" " table:formula="msoxl:=IF(E21=&quot;Other Expenses&quot;,H2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2&gt;0,IF(G$3=&quot;X&quot;,F22*H$5/100/(1+H$5/100),&quot; &quot;),&quot; &quot;)" table:style-name="ce11">
            <text:p><text:s/></text:p>
          </table:table-cell>
          <table:table-cell office:value-type="string" office:string-value=" " table:formula="msoxl:=IF(F22&gt;0,IF(G22=&quot; &quot;,F22,F22-G22),&quot; &quot;)" table:style-name="ce11">
            <text:p><text:s/></text:p>
          </table:table-cell>
          <table:table-cell table:style-name="ce1"/>
          <table:table-cell office:value-type="string" office:string-value=" " table:formula="msoxl:=IF(E22=&quot;General Admin&quot;,H22,&quot; &quot;)" table:style-name="ce28">
            <text:p><text:s/></text:p>
          </table:table-cell>
          <table:table-cell office:value-type="string" office:string-value=" " table:formula="msoxl:=IF(E22=&quot;Hotel &amp; Travel&quot;,H22,&quot; &quot;)" table:style-name="ce28">
            <text:p><text:s/></text:p>
          </table:table-cell>
          <table:table-cell office:value-type="string" office:string-value=" " table:formula="msoxl:=IF(E22=&quot;Vehicle or Mileage&quot;,H22,&quot; &quot;)" table:style-name="ce28">
            <text:p><text:s/></text:p>
          </table:table-cell>
          <table:table-cell office:value-type="string" office:string-value=" " table:formula="msoxl:=IF(E22=&quot;Other Expenses&quot;,H2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3&gt;0,IF(G$3=&quot;X&quot;,F23*H$5/100/(1+H$5/100),&quot; &quot;),&quot; &quot;)" table:style-name="ce11">
            <text:p><text:s/></text:p>
          </table:table-cell>
          <table:table-cell office:value-type="string" office:string-value=" " table:formula="msoxl:=IF(F23&gt;0,IF(G23=&quot; &quot;,F23,F23-G23),&quot; &quot;)" table:style-name="ce11">
            <text:p><text:s/></text:p>
          </table:table-cell>
          <table:table-cell table:style-name="ce1"/>
          <table:table-cell office:value-type="string" office:string-value=" " table:formula="msoxl:=IF(E23=&quot;General Admin&quot;,H23,&quot; &quot;)" table:style-name="ce28">
            <text:p><text:s/></text:p>
          </table:table-cell>
          <table:table-cell office:value-type="string" office:string-value=" " table:formula="msoxl:=IF(E23=&quot;Hotel &amp; Travel&quot;,H23,&quot; &quot;)" table:style-name="ce28">
            <text:p><text:s/></text:p>
          </table:table-cell>
          <table:table-cell office:value-type="string" office:string-value=" " table:formula="msoxl:=IF(E23=&quot;Vehicle or Mileage&quot;,H23,&quot; &quot;)" table:style-name="ce28">
            <text:p><text:s/></text:p>
          </table:table-cell>
          <table:table-cell office:value-type="string" office:string-value=" " table:formula="msoxl:=IF(E23=&quot;Other Expenses&quot;,H2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4&gt;0,IF(G$3=&quot;X&quot;,F24*H$5/100/(1+H$5/100),&quot; &quot;),&quot; &quot;)" table:style-name="ce11">
            <text:p><text:s/></text:p>
          </table:table-cell>
          <table:table-cell office:value-type="string" office:string-value=" " table:formula="msoxl:=IF(F24&gt;0,IF(G24=&quot; &quot;,F24,F24-G24),&quot; &quot;)" table:style-name="ce11">
            <text:p><text:s/></text:p>
          </table:table-cell>
          <table:table-cell table:style-name="ce1"/>
          <table:table-cell office:value-type="string" office:string-value=" " table:formula="msoxl:=IF(E24=&quot;General Admin&quot;,H24,&quot; &quot;)" table:style-name="ce28">
            <text:p><text:s/></text:p>
          </table:table-cell>
          <table:table-cell office:value-type="string" office:string-value=" " table:formula="msoxl:=IF(E24=&quot;Hotel &amp; Travel&quot;,H24,&quot; &quot;)" table:style-name="ce28">
            <text:p><text:s/></text:p>
          </table:table-cell>
          <table:table-cell office:value-type="string" office:string-value=" " table:formula="msoxl:=IF(E24=&quot;Vehicle or Mileage&quot;,H24,&quot; &quot;)" table:style-name="ce28">
            <text:p><text:s/></text:p>
          </table:table-cell>
          <table:table-cell office:value-type="string" office:string-value=" " table:formula="msoxl:=IF(E24=&quot;Other Expenses&quot;,H2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5&gt;0,IF(G$3=&quot;X&quot;,F25*H$5/100/(1+H$5/100),&quot; &quot;),&quot; &quot;)" table:style-name="ce11">
            <text:p><text:s/></text:p>
          </table:table-cell>
          <table:table-cell office:value-type="string" office:string-value=" " table:formula="msoxl:=IF(F25&gt;0,IF(G25=&quot; &quot;,F25,F25-G25),&quot; &quot;)" table:style-name="ce11">
            <text:p><text:s/></text:p>
          </table:table-cell>
          <table:table-cell table:style-name="ce1"/>
          <table:table-cell office:value-type="string" office:string-value=" " table:formula="msoxl:=IF(E25=&quot;General Admin&quot;,H25,&quot; &quot;)" table:style-name="ce28">
            <text:p><text:s/></text:p>
          </table:table-cell>
          <table:table-cell office:value-type="string" office:string-value=" " table:formula="msoxl:=IF(E25=&quot;Hotel &amp; Travel&quot;,H25,&quot; &quot;)" table:style-name="ce28">
            <text:p><text:s/></text:p>
          </table:table-cell>
          <table:table-cell office:value-type="string" office:string-value=" " table:formula="msoxl:=IF(E25=&quot;Vehicle or Mileage&quot;,H25,&quot; &quot;)" table:style-name="ce28">
            <text:p><text:s/></text:p>
          </table:table-cell>
          <table:table-cell office:value-type="string" office:string-value=" " table:formula="msoxl:=IF(E25=&quot;Other Expenses&quot;,H2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6&gt;0,IF(G$3=&quot;X&quot;,F26*H$5/100/(1+H$5/100),&quot; &quot;),&quot; &quot;)" table:style-name="ce11">
            <text:p><text:s/></text:p>
          </table:table-cell>
          <table:table-cell office:value-type="string" office:string-value=" " table:formula="msoxl:=IF(F26&gt;0,IF(G26=&quot; &quot;,F26,F26-G26),&quot; &quot;)" table:style-name="ce11">
            <text:p><text:s/></text:p>
          </table:table-cell>
          <table:table-cell table:style-name="ce1"/>
          <table:table-cell office:value-type="string" office:string-value=" " table:formula="msoxl:=IF(E26=&quot;General Admin&quot;,H26,&quot; &quot;)" table:style-name="ce28">
            <text:p><text:s/></text:p>
          </table:table-cell>
          <table:table-cell office:value-type="string" office:string-value=" " table:formula="msoxl:=IF(E26=&quot;Hotel &amp; Travel&quot;,H26,&quot; &quot;)" table:style-name="ce28">
            <text:p><text:s/></text:p>
          </table:table-cell>
          <table:table-cell office:value-type="string" office:string-value=" " table:formula="msoxl:=IF(E26=&quot;Vehicle or Mileage&quot;,H26,&quot; &quot;)" table:style-name="ce28">
            <text:p><text:s/></text:p>
          </table:table-cell>
          <table:table-cell office:value-type="string" office:string-value=" " table:formula="msoxl:=IF(E26=&quot;Other Expenses&quot;,H2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7&gt;0,IF(G$3=&quot;X&quot;,F27*H$5/100/(1+H$5/100),&quot; &quot;),&quot; &quot;)" table:style-name="ce11">
            <text:p><text:s/></text:p>
          </table:table-cell>
          <table:table-cell office:value-type="string" office:string-value=" " table:formula="msoxl:=IF(F27&gt;0,IF(G27=&quot; &quot;,F27,F27-G27),&quot; &quot;)" table:style-name="ce11">
            <text:p><text:s/></text:p>
          </table:table-cell>
          <table:table-cell table:style-name="ce1"/>
          <table:table-cell office:value-type="string" office:string-value=" " table:formula="msoxl:=IF(E27=&quot;General Admin&quot;,H27,&quot; &quot;)" table:style-name="ce28">
            <text:p><text:s/></text:p>
          </table:table-cell>
          <table:table-cell office:value-type="string" office:string-value=" " table:formula="msoxl:=IF(E27=&quot;Hotel &amp; Travel&quot;,H27,&quot; &quot;)" table:style-name="ce28">
            <text:p><text:s/></text:p>
          </table:table-cell>
          <table:table-cell office:value-type="string" office:string-value=" " table:formula="msoxl:=IF(E27=&quot;Vehicle or Mileage&quot;,H27,&quot; &quot;)" table:style-name="ce28">
            <text:p><text:s/></text:p>
          </table:table-cell>
          <table:table-cell office:value-type="string" office:string-value=" " table:formula="msoxl:=IF(E27=&quot;Other Expenses&quot;,H2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8&gt;0,IF(G$3=&quot;X&quot;,F28*H$5/100/(1+H$5/100),&quot; &quot;),&quot; &quot;)" table:style-name="ce11">
            <text:p><text:s/></text:p>
          </table:table-cell>
          <table:table-cell office:value-type="string" office:string-value=" " table:formula="msoxl:=IF(F28&gt;0,IF(G28=&quot; &quot;,F28,F28-G28),&quot; &quot;)" table:style-name="ce11">
            <text:p><text:s/></text:p>
          </table:table-cell>
          <table:table-cell table:style-name="ce1"/>
          <table:table-cell office:value-type="string" office:string-value=" " table:formula="msoxl:=IF(E28=&quot;General Admin&quot;,H28,&quot; &quot;)" table:style-name="ce28">
            <text:p><text:s/></text:p>
          </table:table-cell>
          <table:table-cell office:value-type="string" office:string-value=" " table:formula="msoxl:=IF(E28=&quot;Hotel &amp; Travel&quot;,H28,&quot; &quot;)" table:style-name="ce28">
            <text:p><text:s/></text:p>
          </table:table-cell>
          <table:table-cell office:value-type="string" office:string-value=" " table:formula="msoxl:=IF(E28=&quot;Vehicle or Mileage&quot;,H28,&quot; &quot;)" table:style-name="ce28">
            <text:p><text:s/></text:p>
          </table:table-cell>
          <table:table-cell office:value-type="string" office:string-value=" " table:formula="msoxl:=IF(E28=&quot;Other Expenses&quot;,H2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9&gt;0,IF(G$3=&quot;X&quot;,F29*H$5/100/(1+H$5/100),&quot; &quot;),&quot; &quot;)" table:style-name="ce11">
            <text:p><text:s/></text:p>
          </table:table-cell>
          <table:table-cell office:value-type="string" office:string-value=" " table:formula="msoxl:=IF(F29&gt;0,IF(G29=&quot; &quot;,F29,F29-G29),&quot; &quot;)" table:style-name="ce11">
            <text:p><text:s/></text:p>
          </table:table-cell>
          <table:table-cell table:style-name="ce1"/>
          <table:table-cell office:value-type="string" office:string-value=" " table:formula="msoxl:=IF(E29=&quot;General Admin&quot;,H29,&quot; &quot;)" table:style-name="ce28">
            <text:p><text:s/></text:p>
          </table:table-cell>
          <table:table-cell office:value-type="string" office:string-value=" " table:formula="msoxl:=IF(E29=&quot;Hotel &amp; Travel&quot;,H29,&quot; &quot;)" table:style-name="ce28">
            <text:p><text:s/></text:p>
          </table:table-cell>
          <table:table-cell office:value-type="string" office:string-value=" " table:formula="msoxl:=IF(E29=&quot;Vehicle or Mileage&quot;,H29,&quot; &quot;)" table:style-name="ce28">
            <text:p><text:s/></text:p>
          </table:table-cell>
          <table:table-cell office:value-type="string" office:string-value=" " table:formula="msoxl:=IF(E29=&quot;Other Expenses&quot;,H2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6"/>
          <table:table-cell office:value-type="string" office:string-value="Mileage Claim @ 45p" table:formula="msoxl:=&quot;Mileage Claim @ &quot; &amp; TEXT(C30*100,0) &amp; &quot;p&quot;" table:style-name="ce12">
            <text:p>Mileage Claim @ 45p</text:p>
          </table:table-cell>
          <table:table-cell office:value-type="float" office:value="0.45" table:formula="msoxl:=Month_06!C30" table:style-name="ce18">
            <text:p>0.45</text:p>
          </table:table-cell>
          <table:table-cell office:value-type="float" office:value="0" table:formula="msoxl:=SUM(D10:D29)" table:style-name="ce10">
            <text:p>0</text:p>
          </table:table-cell>
          <table:table-cell office:value-type="string" table:style-name="ce26">
            <text:p>Vehicle or Mileage</text:p>
          </table:table-cell>
          <table:table-cell office:value-type="string" office:string-value=" " table:formula="msoxl:=IF(D30&gt;0,D30*C30,&quot; &quot;)" table:style-name="ce11">
            <text:p><text:s/></text:p>
          </table:table-cell>
          <table:table-cell table:style-name="ce11"/>
          <table:table-cell office:value-type="string" office:string-value=" " table:formula="msoxl:=IF(D30&gt;0,F30-G30,&quot; &quot;)" table:style-name="ce11">
            <text:p><text:s/></text:p>
          </table:table-cell>
          <table:table-cell table:style-name="ce1"/>
          <table:table-cell office:value-type="string" office:string-value=" " table:formula="msoxl:=IF(E30=&quot;General Admin&quot;,H30,&quot; &quot;)" table:style-name="ce28">
            <text:p><text:s/></text:p>
          </table:table-cell>
          <table:table-cell office:value-type="string" office:string-value=" " table:formula="msoxl:=IF(E30=&quot;Hotel &amp; Travel&quot;,H30,&quot; &quot;)" table:style-name="ce28">
            <text:p><text:s/></text:p>
          </table:table-cell>
          <table:table-cell office:value-type="string" office:string-value=" " table:formula="msoxl:=IF(E30=&quot;Vehicle or Mileage&quot;,H30,&quot; &quot;)" table:style-name="ce28">
            <text:p><text:s/></text:p>
          </table:table-cell>
          <table:table-cell office:value-type="string" office:string-value=" " table:formula="msoxl:=IF(E30=&quot;Other Expenses&quot;,H3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number-columns-repeated="5" table:style-name="ce6"/>
          <table:table-cell office:value-type="float" office:value="0" table:formula="msoxl:=SUM(F10:F30)" table:style-name="ce11">
            <text:p>0.00</text:p>
          </table:table-cell>
          <table:table-cell office:value-type="float" office:value="0" table:formula="msoxl:=SUM(G10:G30)" table:style-name="ce11">
            <text:p>0.00</text:p>
          </table:table-cell>
          <table:table-cell office:value-type="float" office:value="0" table:formula="msoxl:=SUM(H10:H30)" table:style-name="ce11">
            <text:p>0.00</text:p>
          </table:table-cell>
          <table:table-cell table:style-name="ce1"/>
          <table:table-cell office:value-type="float" office:value="0" table:formula="msoxl:=SUM(J10:J30)" table:style-name="ce11">
            <text:p>0.00</text:p>
          </table:table-cell>
          <table:table-cell office:value-type="float" office:value="0" table:formula="msoxl:=SUM(K10:K30)" table:style-name="ce11">
            <text:p>0.00</text:p>
          </table:table-cell>
          <table:table-cell office:value-type="float" office:value="0" table:formula="msoxl:=SUM(L10:L30)" table:style-name="ce11">
            <text:p>0.00</text:p>
          </table:table-cell>
          <table:table-cell office:value-type="float" office:value="0" table:formula="msoxl:=SUM(M10:M30)" table:style-name="ce11">
            <text:p>0.00</text:p>
          </table:table-cell>
          <table:table-cell table:number-columns-repeated="16371"/>
        </table:table-row>
        <table:table-row table:style-name="ro4">
          <table:table-cell table:number-columns-spanned="8" table:number-rows-spanned="1" table:style-name="ce52"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6"/>
          <table:table-cell table:style-name="ce13"/>
          <table:table-cell office:value-type="string" table:number-columns-spanned="2" table:number-rows-spanned="1" table:style-name="ce69">
            <text:p>TOTAL AMOUNT PAYABLE</text:p>
          </table:table-cell>
          <table:covered-table-cell/>
          <table:table-cell office:value-type="string" table:style-name="ce14">
            <text:p>£<text:s/></text:p>
          </table:table-cell>
          <table:table-cell office:value-type="float" office:value="0" table:formula="msoxl:=F31" table:style-name="ce15">
            <text:p>0.00</text:p>
          </table:table-cell>
          <table:table-cell table:number-columns-spanned="2" table:number-rows-spanned="1" table:style-name="ce66"/>
          <table:covered-table-cell/>
          <table:table-cell table:number-columns-repeated="16376"/>
        </table:table-row>
        <table:table-row table:style-name="ro4">
          <table:table-cell table:number-columns-spanned="8" table:number-rows-spanned="1" table:style-name="ce52"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53">
            <text:p>I confirm the amount claimed has been incurred solely on business and does not include travel expenses from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53">
            <text:p>home to normal place of work, personal or third party expens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1">
            <text:p>Signed</text:p>
          </table:table-cell>
          <table:table-cell office:value-type="string" table:number-columns-spanned="2" table:number-rows-spanned="1" table:style-name="ce51">
            <text:p>…………………………………………………………….</text:p>
          </table:table-cell>
          <table:covered-table-cell/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1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50">
            <text:p>Payment Authorised By</text:p>
          </table:table-cell>
          <table:covered-table-cell/>
          <table:table-cell office:value-type="string" table:style-name="ce1">
            <text:p>…………………………</text:p>
          </table:table-cell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1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35">
            <text:p>OFFICE USE: Accounting Summary</text:p>
          </table:table-cell>
          <table:table-cell table:style-name="ce36"/>
          <table:table-cell office:value-type="string" table:style-name="ce39">
            <text:p>Reference</text:p>
          </table:table-cell>
          <table:table-cell office:value-type="string" table:style-name="ce40">
            <text:p>Exp01</text:p>
          </table:table-cell>
          <table:table-cell table:number-columns-repeated="2" table:style-name="ce19"/>
          <table:table-cell office:value-type="string" table:number-columns-spanned="1" table:number-rows-spanned="2" table:style-name="ce62">
            <text:p>Entry Code Letter</text:p>
          </table:table-cell>
          <table:table-cell table:style-name="ce31"/>
          <table:table-cell table:number-columns-repeated="16376"/>
        </table:table-row>
        <table:table-row table:style-name="ro2">
          <table:table-cell table:style-name="ce29"/>
          <table:table-cell table:style-name="ce30"/>
          <table:table-cell table:number-columns-repeated="4" table:style-name="ce6"/>
          <table:covered-table-cell/>
          <table:table-cell table:style-name="ce32"/>
          <table:table-cell table:number-columns-repeated="16376"/>
        </table:table-row>
        <table:table-row table:style-name="ro2">
          <table:table-cell office:value-type="date" office:date-value="2013-10-31T00:00:00" table:formula="msoxl:=IF(G7&gt;0,G7,&quot; &quot;)" table:style-name="ce20">
            <text:p>31-Oct-13</text:p>
          </table:table-cell>
          <table:table-cell office:value-type="string" office:string-value="" table:formula="msoxl:=IF(B5&gt;0,B5,&quot; &quot;)" table:number-columns-spanned="2" table:number-rows-spanned="1" table:style-name="ce52"/>
          <table:covered-table-cell/>
          <table:table-cell office:value-type="string" table:style-name="ce6">
            <text:p>Total Purchases</text:p>
          </table:table-cell>
          <table:table-cell table:style-name="ce6"/>
          <table:table-cell office:value-type="string" office:string-value=" " table:formula="msoxl:=IF(F31&gt;0,F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Vat Input</text:p>
          </table:table-cell>
          <table:table-cell table:style-name="ce6"/>
          <table:table-cell office:value-type="string" office:string-value=" " table:formula="msoxl:=IF(G31&gt;0,G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Expense analysis</text:p>
          </table:table-cell>
          <table:table-cell table:number-columns-repeated="3"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52">
            <text:p>General Admin</text:p>
          </table:table-cell>
          <table:covered-table-cell/>
          <table:table-cell office:value-type="string" office:string-value=" " table:formula="msoxl:=IF(J31&gt;0,J31,&quot; &quot;)" table:style-name="ce27">
            <text:p><text:s/></text:p>
          </table:table-cell>
          <table:table-cell office:value-type="string" table:style-name="ce38">
            <text:p>G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52">
            <text:p>Hotel &amp; Travel</text:p>
          </table:table-cell>
          <table:covered-table-cell/>
          <table:table-cell office:value-type="string" office:string-value=" " table:formula="msoxl:=IF(K31&gt;0,K31,&quot; &quot;)" table:style-name="ce27">
            <text:p><text:s/></text:p>
          </table:table-cell>
          <table:table-cell office:value-type="string" table:style-name="ce38">
            <text:p>H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1"/>
          <table:table-cell table:style-name="ce33"/>
          <table:table-cell office:value-type="string" table:number-columns-spanned="2" table:number-rows-spanned="1" table:style-name="ce52">
            <text:p>Vehicle or Mileage</text:p>
          </table:table-cell>
          <table:covered-table-cell/>
          <table:table-cell office:value-type="string" office:string-value=" " table:formula="msoxl:=IF(L31&gt;0,L31,&quot; &quot;)" table:style-name="ce27">
            <text:p><text:s/></text:p>
          </table:table-cell>
          <table:table-cell office:value-type="string" table:style-name="ce38">
            <text:p>V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office:value-type="string" table:number-columns-spanned="1" table:number-rows-spanned="2" table:style-name="ce60">
            <text:p>Manual analysis required of Other Expenses for accounts</text:p>
          </table:table-cell>
          <table:table-cell table:style-name="ce33"/>
          <table:table-cell office:value-type="string" table:number-columns-spanned="2" table:number-rows-spanned="1" table:style-name="ce52">
            <text:p>Other Expenses</text:p>
          </table:table-cell>
          <table:covered-table-cell/>
          <table:table-cell office:value-type="string" office:string-value=" " table:formula="msoxl:=IF(M31&gt;0,M31,&quot; &quot;)" table:style-name="ce27">
            <text:p><text:s/></text:p>
          </table:table-cell>
          <table:table-cell office:value-type="string" table:number-columns-spanned="2" table:number-rows-spanned="1" table:style-name="ce68">
            <text:p>To be allocated manually</text:p>
          </table:table-cell>
          <table:covered-table-cell/>
          <table:table-cell table:number-columns-repeated="16376"/>
        </table:table-row>
        <table:table-row table:style-name="ro2">
          <table:table-cell table:style-name="ce22"/>
          <table:covered-table-cell/>
          <table:table-cell table:style-name="ce33"/>
          <table:table-cell table:number-columns-repeated="2" table:style-name="ce7"/>
          <table:table-cell table:style-name="ce27"/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3"/>
          <table:table-cell table:number-columns-repeated="2" table:style-name="ce34"/>
          <table:table-cell table:number-columns-repeated="4" table:style-name="ce24"/>
          <table:table-cell table:style-name="ce25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Month_08" table:style-name="ta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4" table:default-cell-style-name="ce1" table:visibility="collapse"/>
        <table:table-column table:style-name="co10" table:number-columns-repeated="16371" table:default-cell-style-name="ce1"/>
        <table:table-row table:style-name="ro1">
          <table:table-cell office:value-type="string" table:number-columns-spanned="8" table:number-rows-spanned="1" table:style-name="ce44">
            <text:p>EXPENSES CLAIM FORM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45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47">
            <text:p>Enter X if vat registered leave blank if not registered or flat rate scheme</text:p>
          </table:table-cell>
          <table:covered-table-cell table:number-columns-repeated="5"/>
          <table:table-cell office:value-type="string" table:style-name="ce16">
            <text:p>x</text:p>
          </table:table-cell>
          <table:table-cell table:number-columns-repeated="16377" table:style-name="ce1"/>
        </table:table-row>
        <table:table-row table:style-name="ro3">
          <table:table-cell table:number-columns-spanned="8" table:number-rows-spanned="1" table:style-name="ce51"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Name</text:p>
          </table:table-cell>
          <table:table-cell office:value-type="string" office:string-value="" table:formula="msoxl:=IF(Month_07!B5:D5&gt;0,Month_07!B5:D5,&quot;&quot;)" table:number-columns-spanned="3" table:number-rows-spanned="1" table:style-name="ce46"/>
          <table:covered-table-cell table:number-columns-repeated="2"/>
          <table:table-cell table:style-name="ce1"/>
          <table:table-cell office:value-type="string" table:number-columns-spanned="2" table:number-rows-spanned="1" table:style-name="ce45">
            <text:p>Vat rate applied</text:p>
          </table:table-cell>
          <table:covered-table-cell/>
          <table:table-cell office:value-type="float" office:value="20" table:formula="msoxl:=Month_07!H5" table:style-name="ce41">
            <text:p>20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ddress</text:p>
          </table:table-cell>
          <table:table-cell office:value-type="string" office:string-value="" table:formula="msoxl:=IF(Month_07!B6:D6&gt;0,Month_07!B6:D6,&quot;&quot;)" table:number-columns-spanned="3" table:number-rows-spanned="1" table:style-name="ce46"/>
          <table:covered-table-cell table:number-columns-repeated="2"/>
          <table:table-cell table:style-name="ce1"/>
          <table:table-cell office:value-type="string" table:style-name="ce1">
            <text:p>Date From:</text:p>
          </table:table-cell>
          <table:table-cell office:value-type="date" office:date-value="2013-11-01T00:00:00" table:formula="msoxl:=DATE(YEAR(Month_07!G6),MONTH(Month_07!G6)+1,1)" table:number-columns-spanned="2" table:number-rows-spanned="1" table:style-name="ce56">
            <text:p>01-Nov-13</text:p>
          </table:table-cell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office:value-type="string" office:string-value="" table:formula="msoxl:=IF(Month_07!B7&gt;0,Month_07!B7,&quot;&quot;)" table:style-name="ce4"/>
          <table:table-cell office:value-type="string" table:style-name="ce5">
            <text:p>Post Code</text:p>
          </table:table-cell>
          <table:table-cell office:value-type="string" office:string-value="" table:formula="msoxl:=IF(Month_07!D7&gt;0,Month_07!D7,&quot;&quot;)" table:style-name="ce3"/>
          <table:table-cell table:style-name="ce1"/>
          <table:table-cell office:value-type="string" table:style-name="ce1">
            <text:p>Date To:</text:p>
          </table:table-cell>
          <table:table-cell office:value-type="date" office:date-value="2013-11-30T00:00:00" table:formula="msoxl:=DATE(YEAR(G6),MONTH(G6),DAY(DATE(YEAR(G6),MONTH(G6)+1,1)-1))" table:number-columns-spanned="2" table:number-rows-spanned="1" table:style-name="ce56">
            <text:p>30-Nov-13</text:p>
          </table:table-cell>
          <table:covered-table-cell/>
          <table:table-cell table:number-columns-repeated="16376" table:style-name="ce1"/>
        </table:table-row>
        <table:table-row table:style-name="ro4">
          <table:table-cell table:style-name="ce6"/>
          <table:table-cell table:number-columns-repeated="3" table:style-name="ce7"/>
          <table:table-cell table:number-columns-repeated="4" table:style-name="ce6"/>
          <table:table-cell table:number-columns-repeated="16376" table:style-name="ce1"/>
        </table:table-row>
        <table:table-row table:style-name="ro5">
          <table:table-cell office:value-type="string" table:style-name="ce37">
            <text:p>Date</text:p>
          </table:table-cell>
          <table:table-cell office:value-type="string" table:style-name="ce37">
            <text:p>Description of Expense</text:p>
          </table:table-cell>
          <table:table-cell office:value-type="string" table:style-name="ce37">
            <text:p>Destination and Purpose</text:p>
          </table:table-cell>
          <table:table-cell office:value-type="string" table:style-name="ce37">
            <text:p>Mileage</text:p>
          </table:table-cell>
          <table:table-cell office:value-type="string" table:style-name="ce37">
            <text:p>Expense Type</text:p>
          </table:table-cell>
          <table:table-cell office:value-type="string" table:style-name="ce37">
            <text:p>Total Claimed</text:p>
          </table:table-cell>
          <table:table-cell office:value-type="string" table:style-name="ce37">
            <text:p>Vat</text:p>
          </table:table-cell>
          <table:table-cell office:value-type="string" table:style-name="ce37">
            <text:p>Net Expense</text:p>
          </table:table-cell>
          <table:table-cell table:style-name="ce8"/>
          <table:table-cell office:value-type="string" table:style-name="ce8">
            <text:p>General Admin</text:p>
          </table:table-cell>
          <table:table-cell office:value-type="string" table:style-name="ce8">
            <text:p>Hotel &amp; Travel</text:p>
          </table:table-cell>
          <table:table-cell office:value-type="string" table:style-name="ce8">
            <text:p>Vehicle or Mileage</text:p>
          </table:table-cell>
          <table:table-cell office:value-type="string" table:style-name="ce8">
            <text:p>Other Expenses</text:p>
          </table:table-cell>
          <table:table-cell table:number-columns-repeated="16371" table:style-name="ce8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0&gt;0,IF(G$3=&quot;X&quot;,F10*H$5/100/(1+H$5/100),&quot; &quot;),&quot; &quot;)" table:style-name="ce11">
            <text:p><text:s/></text:p>
          </table:table-cell>
          <table:table-cell office:value-type="string" office:string-value=" " table:formula="msoxl:=IF(F10&gt;0,IF(G10=&quot; &quot;,F10,F10-G10),&quot; &quot;)" table:style-name="ce11">
            <text:p><text:s/></text:p>
          </table:table-cell>
          <table:table-cell table:style-name="ce1"/>
          <table:table-cell office:value-type="string" office:string-value=" " table:formula="msoxl:=IF(E10=&quot;General Admin&quot;,H10,&quot; &quot;)" table:style-name="ce28">
            <text:p><text:s/></text:p>
          </table:table-cell>
          <table:table-cell office:value-type="string" office:string-value=" " table:formula="msoxl:=IF(E10=&quot;Hotel &amp; Travel&quot;,H10,&quot; &quot;)" table:style-name="ce28">
            <text:p><text:s/></text:p>
          </table:table-cell>
          <table:table-cell office:value-type="string" office:string-value=" " table:formula="msoxl:=IF(E10=&quot;Vehicle or Mileage&quot;,H10,&quot; &quot;)" table:style-name="ce28">
            <text:p><text:s/></text:p>
          </table:table-cell>
          <table:table-cell office:value-type="string" office:string-value=" " table:formula="msoxl:=IF(E10=&quot;Other Expenses&quot;,H1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1&gt;0,IF(G$3=&quot;X&quot;,F11*H$5/100/(1+H$5/100),&quot; &quot;),&quot; &quot;)" table:style-name="ce11">
            <text:p><text:s/></text:p>
          </table:table-cell>
          <table:table-cell office:value-type="string" office:string-value=" " table:formula="msoxl:=IF(F11&gt;0,IF(G11=&quot; &quot;,F11,F11-G11),&quot; &quot;)" table:style-name="ce11">
            <text:p><text:s/></text:p>
          </table:table-cell>
          <table:table-cell table:style-name="ce1"/>
          <table:table-cell office:value-type="string" office:string-value=" " table:formula="msoxl:=IF(E11=&quot;General Admin&quot;,H11,&quot; &quot;)" table:style-name="ce28">
            <text:p><text:s/></text:p>
          </table:table-cell>
          <table:table-cell office:value-type="string" office:string-value=" " table:formula="msoxl:=IF(E11=&quot;Hotel &amp; Travel&quot;,H11,&quot; &quot;)" table:style-name="ce28">
            <text:p><text:s/></text:p>
          </table:table-cell>
          <table:table-cell office:value-type="string" office:string-value=" " table:formula="msoxl:=IF(E11=&quot;Vehicle or Mileage&quot;,H11,&quot; &quot;)" table:style-name="ce28">
            <text:p><text:s/></text:p>
          </table:table-cell>
          <table:table-cell office:value-type="string" office:string-value=" " table:formula="msoxl:=IF(E11=&quot;Other Expenses&quot;,H1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2&gt;0,IF(G$3=&quot;X&quot;,F12*H$5/100/(1+H$5/100),&quot; &quot;),&quot; &quot;)" table:style-name="ce11">
            <text:p><text:s/></text:p>
          </table:table-cell>
          <table:table-cell office:value-type="string" office:string-value=" " table:formula="msoxl:=IF(F12&gt;0,IF(G12=&quot; &quot;,F12,F12-G12),&quot; &quot;)" table:style-name="ce11">
            <text:p><text:s/></text:p>
          </table:table-cell>
          <table:table-cell table:style-name="ce1"/>
          <table:table-cell office:value-type="string" office:string-value=" " table:formula="msoxl:=IF(E12=&quot;General Admin&quot;,H12,&quot; &quot;)" table:style-name="ce28">
            <text:p><text:s/></text:p>
          </table:table-cell>
          <table:table-cell office:value-type="string" office:string-value=" " table:formula="msoxl:=IF(E12=&quot;Hotel &amp; Travel&quot;,H12,&quot; &quot;)" table:style-name="ce28">
            <text:p><text:s/></text:p>
          </table:table-cell>
          <table:table-cell office:value-type="string" office:string-value=" " table:formula="msoxl:=IF(E12=&quot;Vehicle or Mileage&quot;,H12,&quot; &quot;)" table:style-name="ce28">
            <text:p><text:s/></text:p>
          </table:table-cell>
          <table:table-cell office:value-type="string" office:string-value=" " table:formula="msoxl:=IF(E12=&quot;Other Expenses&quot;,H1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3&gt;0,IF(G$3=&quot;X&quot;,F13*H$5/100/(1+H$5/100),&quot; &quot;),&quot; &quot;)" table:style-name="ce11">
            <text:p><text:s/></text:p>
          </table:table-cell>
          <table:table-cell office:value-type="string" office:string-value=" " table:formula="msoxl:=IF(F13&gt;0,IF(G13=&quot; &quot;,F13,F13-G13),&quot; &quot;)" table:style-name="ce11">
            <text:p><text:s/></text:p>
          </table:table-cell>
          <table:table-cell table:style-name="ce1"/>
          <table:table-cell office:value-type="string" office:string-value=" " table:formula="msoxl:=IF(E13=&quot;General Admin&quot;,H13,&quot; &quot;)" table:style-name="ce28">
            <text:p><text:s/></text:p>
          </table:table-cell>
          <table:table-cell office:value-type="string" office:string-value=" " table:formula="msoxl:=IF(E13=&quot;Hotel &amp; Travel&quot;,H13,&quot; &quot;)" table:style-name="ce28">
            <text:p><text:s/></text:p>
          </table:table-cell>
          <table:table-cell office:value-type="string" office:string-value=" " table:formula="msoxl:=IF(E13=&quot;Vehicle or Mileage&quot;,H13,&quot; &quot;)" table:style-name="ce28">
            <text:p><text:s/></text:p>
          </table:table-cell>
          <table:table-cell office:value-type="string" office:string-value=" " table:formula="msoxl:=IF(E13=&quot;Other Expenses&quot;,H1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4&gt;0,IF(G$3=&quot;X&quot;,F14*H$5/100/(1+H$5/100),&quot; &quot;),&quot; &quot;)" table:style-name="ce11">
            <text:p><text:s/></text:p>
          </table:table-cell>
          <table:table-cell office:value-type="string" office:string-value=" " table:formula="msoxl:=IF(F14&gt;0,IF(G14=&quot; &quot;,F14,F14-G14),&quot; &quot;)" table:style-name="ce11">
            <text:p><text:s/></text:p>
          </table:table-cell>
          <table:table-cell table:style-name="ce1"/>
          <table:table-cell office:value-type="string" office:string-value=" " table:formula="msoxl:=IF(E14=&quot;General Admin&quot;,H14,&quot; &quot;)" table:style-name="ce28">
            <text:p><text:s/></text:p>
          </table:table-cell>
          <table:table-cell office:value-type="string" office:string-value=" " table:formula="msoxl:=IF(E14=&quot;Hotel &amp; Travel&quot;,H14,&quot; &quot;)" table:style-name="ce28">
            <text:p><text:s/></text:p>
          </table:table-cell>
          <table:table-cell office:value-type="string" office:string-value=" " table:formula="msoxl:=IF(E14=&quot;Vehicle or Mileage&quot;,H14,&quot; &quot;)" table:style-name="ce28">
            <text:p><text:s/></text:p>
          </table:table-cell>
          <table:table-cell office:value-type="string" office:string-value=" " table:formula="msoxl:=IF(E14=&quot;Other Expenses&quot;,H1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5&gt;0,IF(G$3=&quot;X&quot;,F15*H$5/100/(1+H$5/100),&quot; &quot;),&quot; &quot;)" table:style-name="ce11">
            <text:p><text:s/></text:p>
          </table:table-cell>
          <table:table-cell office:value-type="string" office:string-value=" " table:formula="msoxl:=IF(F15&gt;0,IF(G15=&quot; &quot;,F15,F15-G15),&quot; &quot;)" table:style-name="ce11">
            <text:p><text:s/></text:p>
          </table:table-cell>
          <table:table-cell table:style-name="ce1"/>
          <table:table-cell office:value-type="string" office:string-value=" " table:formula="msoxl:=IF(E15=&quot;General Admin&quot;,H15,&quot; &quot;)" table:style-name="ce28">
            <text:p><text:s/></text:p>
          </table:table-cell>
          <table:table-cell office:value-type="string" office:string-value=" " table:formula="msoxl:=IF(E15=&quot;Hotel &amp; Travel&quot;,H15,&quot; &quot;)" table:style-name="ce28">
            <text:p><text:s/></text:p>
          </table:table-cell>
          <table:table-cell office:value-type="string" office:string-value=" " table:formula="msoxl:=IF(E15=&quot;Vehicle or Mileage&quot;,H15,&quot; &quot;)" table:style-name="ce28">
            <text:p><text:s/></text:p>
          </table:table-cell>
          <table:table-cell office:value-type="string" office:string-value=" " table:formula="msoxl:=IF(E15=&quot;Other Expenses&quot;,H1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6&gt;0,IF(G$3=&quot;X&quot;,F16*H$5/100/(1+H$5/100),&quot; &quot;),&quot; &quot;)" table:style-name="ce11">
            <text:p><text:s/></text:p>
          </table:table-cell>
          <table:table-cell office:value-type="string" office:string-value=" " table:formula="msoxl:=IF(F16&gt;0,IF(G16=&quot; &quot;,F16,F16-G16),&quot; &quot;)" table:style-name="ce11">
            <text:p><text:s/></text:p>
          </table:table-cell>
          <table:table-cell table:style-name="ce1"/>
          <table:table-cell office:value-type="string" office:string-value=" " table:formula="msoxl:=IF(E16=&quot;General Admin&quot;,H16,&quot; &quot;)" table:style-name="ce28">
            <text:p><text:s/></text:p>
          </table:table-cell>
          <table:table-cell office:value-type="string" office:string-value=" " table:formula="msoxl:=IF(E16=&quot;Hotel &amp; Travel&quot;,H16,&quot; &quot;)" table:style-name="ce28">
            <text:p><text:s/></text:p>
          </table:table-cell>
          <table:table-cell office:value-type="string" office:string-value=" " table:formula="msoxl:=IF(E16=&quot;Vehicle or Mileage&quot;,H16,&quot; &quot;)" table:style-name="ce28">
            <text:p><text:s/></text:p>
          </table:table-cell>
          <table:table-cell office:value-type="string" office:string-value=" " table:formula="msoxl:=IF(E16=&quot;Other Expenses&quot;,H1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7&gt;0,IF(G$3=&quot;X&quot;,F17*H$5/100/(1+H$5/100),&quot; &quot;),&quot; &quot;)" table:style-name="ce11">
            <text:p><text:s/></text:p>
          </table:table-cell>
          <table:table-cell office:value-type="string" office:string-value=" " table:formula="msoxl:=IF(F17&gt;0,IF(G17=&quot; &quot;,F17,F17-G17),&quot; &quot;)" table:style-name="ce11">
            <text:p><text:s/></text:p>
          </table:table-cell>
          <table:table-cell table:style-name="ce1"/>
          <table:table-cell office:value-type="string" office:string-value=" " table:formula="msoxl:=IF(E17=&quot;General Admin&quot;,H17,&quot; &quot;)" table:style-name="ce28">
            <text:p><text:s/></text:p>
          </table:table-cell>
          <table:table-cell office:value-type="string" office:string-value=" " table:formula="msoxl:=IF(E17=&quot;Hotel &amp; Travel&quot;,H17,&quot; &quot;)" table:style-name="ce28">
            <text:p><text:s/></text:p>
          </table:table-cell>
          <table:table-cell office:value-type="string" office:string-value=" " table:formula="msoxl:=IF(E17=&quot;Vehicle or Mileage&quot;,H17,&quot; &quot;)" table:style-name="ce28">
            <text:p><text:s/></text:p>
          </table:table-cell>
          <table:table-cell office:value-type="string" office:string-value=" " table:formula="msoxl:=IF(E17=&quot;Other Expenses&quot;,H1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8&gt;0,IF(G$3=&quot;X&quot;,F18*H$5/100/(1+H$5/100),&quot; &quot;),&quot; &quot;)" table:style-name="ce11">
            <text:p><text:s/></text:p>
          </table:table-cell>
          <table:table-cell office:value-type="string" office:string-value=" " table:formula="msoxl:=IF(F18&gt;0,IF(G18=&quot; &quot;,F18,F18-G18),&quot; &quot;)" table:style-name="ce11">
            <text:p><text:s/></text:p>
          </table:table-cell>
          <table:table-cell table:style-name="ce1"/>
          <table:table-cell office:value-type="string" office:string-value=" " table:formula="msoxl:=IF(E18=&quot;General Admin&quot;,H18,&quot; &quot;)" table:style-name="ce28">
            <text:p><text:s/></text:p>
          </table:table-cell>
          <table:table-cell office:value-type="string" office:string-value=" " table:formula="msoxl:=IF(E18=&quot;Hotel &amp; Travel&quot;,H18,&quot; &quot;)" table:style-name="ce28">
            <text:p><text:s/></text:p>
          </table:table-cell>
          <table:table-cell office:value-type="string" office:string-value=" " table:formula="msoxl:=IF(E18=&quot;Vehicle or Mileage&quot;,H18,&quot; &quot;)" table:style-name="ce28">
            <text:p><text:s/></text:p>
          </table:table-cell>
          <table:table-cell office:value-type="string" office:string-value=" " table:formula="msoxl:=IF(E18=&quot;Other Expenses&quot;,H1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9&gt;0,IF(G$3=&quot;X&quot;,F19*H$5/100/(1+H$5/100),&quot; &quot;),&quot; &quot;)" table:style-name="ce11">
            <text:p><text:s/></text:p>
          </table:table-cell>
          <table:table-cell office:value-type="string" office:string-value=" " table:formula="msoxl:=IF(F19&gt;0,IF(G19=&quot; &quot;,F19,F19-G19),&quot; &quot;)" table:style-name="ce11">
            <text:p><text:s/></text:p>
          </table:table-cell>
          <table:table-cell table:style-name="ce1"/>
          <table:table-cell office:value-type="string" office:string-value=" " table:formula="msoxl:=IF(E19=&quot;General Admin&quot;,H19,&quot; &quot;)" table:style-name="ce28">
            <text:p><text:s/></text:p>
          </table:table-cell>
          <table:table-cell office:value-type="string" office:string-value=" " table:formula="msoxl:=IF(E19=&quot;Hotel &amp; Travel&quot;,H19,&quot; &quot;)" table:style-name="ce28">
            <text:p><text:s/></text:p>
          </table:table-cell>
          <table:table-cell office:value-type="string" office:string-value=" " table:formula="msoxl:=IF(E19=&quot;Vehicle or Mileage&quot;,H19,&quot; &quot;)" table:style-name="ce28">
            <text:p><text:s/></text:p>
          </table:table-cell>
          <table:table-cell office:value-type="string" office:string-value=" " table:formula="msoxl:=IF(E19=&quot;Other Expenses&quot;,H1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0&gt;0,IF(G$3=&quot;X&quot;,F20*H$5/100/(1+H$5/100),&quot; &quot;),&quot; &quot;)" table:style-name="ce11">
            <text:p><text:s/></text:p>
          </table:table-cell>
          <table:table-cell office:value-type="string" office:string-value=" " table:formula="msoxl:=IF(F20&gt;0,IF(G20=&quot; &quot;,F20,F20-G20),&quot; &quot;)" table:style-name="ce11">
            <text:p><text:s/></text:p>
          </table:table-cell>
          <table:table-cell table:style-name="ce1"/>
          <table:table-cell office:value-type="string" office:string-value=" " table:formula="msoxl:=IF(E20=&quot;General Admin&quot;,H20,&quot; &quot;)" table:style-name="ce28">
            <text:p><text:s/></text:p>
          </table:table-cell>
          <table:table-cell office:value-type="string" office:string-value=" " table:formula="msoxl:=IF(E20=&quot;Hotel &amp; Travel&quot;,H20,&quot; &quot;)" table:style-name="ce28">
            <text:p><text:s/></text:p>
          </table:table-cell>
          <table:table-cell office:value-type="string" office:string-value=" " table:formula="msoxl:=IF(E20=&quot;Vehicle or Mileage&quot;,H20,&quot; &quot;)" table:style-name="ce28">
            <text:p><text:s/></text:p>
          </table:table-cell>
          <table:table-cell office:value-type="string" office:string-value=" " table:formula="msoxl:=IF(E20=&quot;Other Expenses&quot;,H2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1&gt;0,IF(G$3=&quot;X&quot;,F21*H$5/100/(1+H$5/100),&quot; &quot;),&quot; &quot;)" table:style-name="ce11">
            <text:p><text:s/></text:p>
          </table:table-cell>
          <table:table-cell office:value-type="string" office:string-value=" " table:formula="msoxl:=IF(F21&gt;0,IF(G21=&quot; &quot;,F21,F21-G21),&quot; &quot;)" table:style-name="ce11">
            <text:p><text:s/></text:p>
          </table:table-cell>
          <table:table-cell table:style-name="ce1"/>
          <table:table-cell office:value-type="string" office:string-value=" " table:formula="msoxl:=IF(E21=&quot;General Admin&quot;,H21,&quot; &quot;)" table:style-name="ce28">
            <text:p><text:s/></text:p>
          </table:table-cell>
          <table:table-cell office:value-type="string" office:string-value=" " table:formula="msoxl:=IF(E21=&quot;Hotel &amp; Travel&quot;,H21,&quot; &quot;)" table:style-name="ce28">
            <text:p><text:s/></text:p>
          </table:table-cell>
          <table:table-cell office:value-type="string" office:string-value=" " table:formula="msoxl:=IF(E21=&quot;Vehicle or Mileage&quot;,H21,&quot; &quot;)" table:style-name="ce28">
            <text:p><text:s/></text:p>
          </table:table-cell>
          <table:table-cell office:value-type="string" office:string-value=" " table:formula="msoxl:=IF(E21=&quot;Other Expenses&quot;,H2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2&gt;0,IF(G$3=&quot;X&quot;,F22*H$5/100/(1+H$5/100),&quot; &quot;),&quot; &quot;)" table:style-name="ce11">
            <text:p><text:s/></text:p>
          </table:table-cell>
          <table:table-cell office:value-type="string" office:string-value=" " table:formula="msoxl:=IF(F22&gt;0,IF(G22=&quot; &quot;,F22,F22-G22),&quot; &quot;)" table:style-name="ce11">
            <text:p><text:s/></text:p>
          </table:table-cell>
          <table:table-cell table:style-name="ce1"/>
          <table:table-cell office:value-type="string" office:string-value=" " table:formula="msoxl:=IF(E22=&quot;General Admin&quot;,H22,&quot; &quot;)" table:style-name="ce28">
            <text:p><text:s/></text:p>
          </table:table-cell>
          <table:table-cell office:value-type="string" office:string-value=" " table:formula="msoxl:=IF(E22=&quot;Hotel &amp; Travel&quot;,H22,&quot; &quot;)" table:style-name="ce28">
            <text:p><text:s/></text:p>
          </table:table-cell>
          <table:table-cell office:value-type="string" office:string-value=" " table:formula="msoxl:=IF(E22=&quot;Vehicle or Mileage&quot;,H22,&quot; &quot;)" table:style-name="ce28">
            <text:p><text:s/></text:p>
          </table:table-cell>
          <table:table-cell office:value-type="string" office:string-value=" " table:formula="msoxl:=IF(E22=&quot;Other Expenses&quot;,H2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3&gt;0,IF(G$3=&quot;X&quot;,F23*H$5/100/(1+H$5/100),&quot; &quot;),&quot; &quot;)" table:style-name="ce11">
            <text:p><text:s/></text:p>
          </table:table-cell>
          <table:table-cell office:value-type="string" office:string-value=" " table:formula="msoxl:=IF(F23&gt;0,IF(G23=&quot; &quot;,F23,F23-G23),&quot; &quot;)" table:style-name="ce11">
            <text:p><text:s/></text:p>
          </table:table-cell>
          <table:table-cell table:style-name="ce1"/>
          <table:table-cell office:value-type="string" office:string-value=" " table:formula="msoxl:=IF(E23=&quot;General Admin&quot;,H23,&quot; &quot;)" table:style-name="ce28">
            <text:p><text:s/></text:p>
          </table:table-cell>
          <table:table-cell office:value-type="string" office:string-value=" " table:formula="msoxl:=IF(E23=&quot;Hotel &amp; Travel&quot;,H23,&quot; &quot;)" table:style-name="ce28">
            <text:p><text:s/></text:p>
          </table:table-cell>
          <table:table-cell office:value-type="string" office:string-value=" " table:formula="msoxl:=IF(E23=&quot;Vehicle or Mileage&quot;,H23,&quot; &quot;)" table:style-name="ce28">
            <text:p><text:s/></text:p>
          </table:table-cell>
          <table:table-cell office:value-type="string" office:string-value=" " table:formula="msoxl:=IF(E23=&quot;Other Expenses&quot;,H2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4&gt;0,IF(G$3=&quot;X&quot;,F24*H$5/100/(1+H$5/100),&quot; &quot;),&quot; &quot;)" table:style-name="ce11">
            <text:p><text:s/></text:p>
          </table:table-cell>
          <table:table-cell office:value-type="string" office:string-value=" " table:formula="msoxl:=IF(F24&gt;0,IF(G24=&quot; &quot;,F24,F24-G24),&quot; &quot;)" table:style-name="ce11">
            <text:p><text:s/></text:p>
          </table:table-cell>
          <table:table-cell table:style-name="ce1"/>
          <table:table-cell office:value-type="string" office:string-value=" " table:formula="msoxl:=IF(E24=&quot;General Admin&quot;,H24,&quot; &quot;)" table:style-name="ce28">
            <text:p><text:s/></text:p>
          </table:table-cell>
          <table:table-cell office:value-type="string" office:string-value=" " table:formula="msoxl:=IF(E24=&quot;Hotel &amp; Travel&quot;,H24,&quot; &quot;)" table:style-name="ce28">
            <text:p><text:s/></text:p>
          </table:table-cell>
          <table:table-cell office:value-type="string" office:string-value=" " table:formula="msoxl:=IF(E24=&quot;Vehicle or Mileage&quot;,H24,&quot; &quot;)" table:style-name="ce28">
            <text:p><text:s/></text:p>
          </table:table-cell>
          <table:table-cell office:value-type="string" office:string-value=" " table:formula="msoxl:=IF(E24=&quot;Other Expenses&quot;,H2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5&gt;0,IF(G$3=&quot;X&quot;,F25*H$5/100/(1+H$5/100),&quot; &quot;),&quot; &quot;)" table:style-name="ce11">
            <text:p><text:s/></text:p>
          </table:table-cell>
          <table:table-cell office:value-type="string" office:string-value=" " table:formula="msoxl:=IF(F25&gt;0,IF(G25=&quot; &quot;,F25,F25-G25),&quot; &quot;)" table:style-name="ce11">
            <text:p><text:s/></text:p>
          </table:table-cell>
          <table:table-cell table:style-name="ce1"/>
          <table:table-cell office:value-type="string" office:string-value=" " table:formula="msoxl:=IF(E25=&quot;General Admin&quot;,H25,&quot; &quot;)" table:style-name="ce28">
            <text:p><text:s/></text:p>
          </table:table-cell>
          <table:table-cell office:value-type="string" office:string-value=" " table:formula="msoxl:=IF(E25=&quot;Hotel &amp; Travel&quot;,H25,&quot; &quot;)" table:style-name="ce28">
            <text:p><text:s/></text:p>
          </table:table-cell>
          <table:table-cell office:value-type="string" office:string-value=" " table:formula="msoxl:=IF(E25=&quot;Vehicle or Mileage&quot;,H25,&quot; &quot;)" table:style-name="ce28">
            <text:p><text:s/></text:p>
          </table:table-cell>
          <table:table-cell office:value-type="string" office:string-value=" " table:formula="msoxl:=IF(E25=&quot;Other Expenses&quot;,H2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6&gt;0,IF(G$3=&quot;X&quot;,F26*H$5/100/(1+H$5/100),&quot; &quot;),&quot; &quot;)" table:style-name="ce11">
            <text:p><text:s/></text:p>
          </table:table-cell>
          <table:table-cell office:value-type="string" office:string-value=" " table:formula="msoxl:=IF(F26&gt;0,IF(G26=&quot; &quot;,F26,F26-G26),&quot; &quot;)" table:style-name="ce11">
            <text:p><text:s/></text:p>
          </table:table-cell>
          <table:table-cell table:style-name="ce1"/>
          <table:table-cell office:value-type="string" office:string-value=" " table:formula="msoxl:=IF(E26=&quot;General Admin&quot;,H26,&quot; &quot;)" table:style-name="ce28">
            <text:p><text:s/></text:p>
          </table:table-cell>
          <table:table-cell office:value-type="string" office:string-value=" " table:formula="msoxl:=IF(E26=&quot;Hotel &amp; Travel&quot;,H26,&quot; &quot;)" table:style-name="ce28">
            <text:p><text:s/></text:p>
          </table:table-cell>
          <table:table-cell office:value-type="string" office:string-value=" " table:formula="msoxl:=IF(E26=&quot;Vehicle or Mileage&quot;,H26,&quot; &quot;)" table:style-name="ce28">
            <text:p><text:s/></text:p>
          </table:table-cell>
          <table:table-cell office:value-type="string" office:string-value=" " table:formula="msoxl:=IF(E26=&quot;Other Expenses&quot;,H2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7&gt;0,IF(G$3=&quot;X&quot;,F27*H$5/100/(1+H$5/100),&quot; &quot;),&quot; &quot;)" table:style-name="ce11">
            <text:p><text:s/></text:p>
          </table:table-cell>
          <table:table-cell office:value-type="string" office:string-value=" " table:formula="msoxl:=IF(F27&gt;0,IF(G27=&quot; &quot;,F27,F27-G27),&quot; &quot;)" table:style-name="ce11">
            <text:p><text:s/></text:p>
          </table:table-cell>
          <table:table-cell table:style-name="ce1"/>
          <table:table-cell office:value-type="string" office:string-value=" " table:formula="msoxl:=IF(E27=&quot;General Admin&quot;,H27,&quot; &quot;)" table:style-name="ce28">
            <text:p><text:s/></text:p>
          </table:table-cell>
          <table:table-cell office:value-type="string" office:string-value=" " table:formula="msoxl:=IF(E27=&quot;Hotel &amp; Travel&quot;,H27,&quot; &quot;)" table:style-name="ce28">
            <text:p><text:s/></text:p>
          </table:table-cell>
          <table:table-cell office:value-type="string" office:string-value=" " table:formula="msoxl:=IF(E27=&quot;Vehicle or Mileage&quot;,H27,&quot; &quot;)" table:style-name="ce28">
            <text:p><text:s/></text:p>
          </table:table-cell>
          <table:table-cell office:value-type="string" office:string-value=" " table:formula="msoxl:=IF(E27=&quot;Other Expenses&quot;,H2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8&gt;0,IF(G$3=&quot;X&quot;,F28*H$5/100/(1+H$5/100),&quot; &quot;),&quot; &quot;)" table:style-name="ce11">
            <text:p><text:s/></text:p>
          </table:table-cell>
          <table:table-cell office:value-type="string" office:string-value=" " table:formula="msoxl:=IF(F28&gt;0,IF(G28=&quot; &quot;,F28,F28-G28),&quot; &quot;)" table:style-name="ce11">
            <text:p><text:s/></text:p>
          </table:table-cell>
          <table:table-cell table:style-name="ce1"/>
          <table:table-cell office:value-type="string" office:string-value=" " table:formula="msoxl:=IF(E28=&quot;General Admin&quot;,H28,&quot; &quot;)" table:style-name="ce28">
            <text:p><text:s/></text:p>
          </table:table-cell>
          <table:table-cell office:value-type="string" office:string-value=" " table:formula="msoxl:=IF(E28=&quot;Hotel &amp; Travel&quot;,H28,&quot; &quot;)" table:style-name="ce28">
            <text:p><text:s/></text:p>
          </table:table-cell>
          <table:table-cell office:value-type="string" office:string-value=" " table:formula="msoxl:=IF(E28=&quot;Vehicle or Mileage&quot;,H28,&quot; &quot;)" table:style-name="ce28">
            <text:p><text:s/></text:p>
          </table:table-cell>
          <table:table-cell office:value-type="string" office:string-value=" " table:formula="msoxl:=IF(E28=&quot;Other Expenses&quot;,H2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9&gt;0,IF(G$3=&quot;X&quot;,F29*H$5/100/(1+H$5/100),&quot; &quot;),&quot; &quot;)" table:style-name="ce11">
            <text:p><text:s/></text:p>
          </table:table-cell>
          <table:table-cell office:value-type="string" office:string-value=" " table:formula="msoxl:=IF(F29&gt;0,IF(G29=&quot; &quot;,F29,F29-G29),&quot; &quot;)" table:style-name="ce11">
            <text:p><text:s/></text:p>
          </table:table-cell>
          <table:table-cell table:style-name="ce1"/>
          <table:table-cell office:value-type="string" office:string-value=" " table:formula="msoxl:=IF(E29=&quot;General Admin&quot;,H29,&quot; &quot;)" table:style-name="ce28">
            <text:p><text:s/></text:p>
          </table:table-cell>
          <table:table-cell office:value-type="string" office:string-value=" " table:formula="msoxl:=IF(E29=&quot;Hotel &amp; Travel&quot;,H29,&quot; &quot;)" table:style-name="ce28">
            <text:p><text:s/></text:p>
          </table:table-cell>
          <table:table-cell office:value-type="string" office:string-value=" " table:formula="msoxl:=IF(E29=&quot;Vehicle or Mileage&quot;,H29,&quot; &quot;)" table:style-name="ce28">
            <text:p><text:s/></text:p>
          </table:table-cell>
          <table:table-cell office:value-type="string" office:string-value=" " table:formula="msoxl:=IF(E29=&quot;Other Expenses&quot;,H2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6"/>
          <table:table-cell office:value-type="string" office:string-value="Mileage Claim @ 45p" table:formula="msoxl:=&quot;Mileage Claim @ &quot; &amp; TEXT(C30*100,0) &amp; &quot;p&quot;" table:style-name="ce12">
            <text:p>Mileage Claim @ 45p</text:p>
          </table:table-cell>
          <table:table-cell office:value-type="float" office:value="0.45" table:formula="msoxl:=Month_07!C30" table:style-name="ce18">
            <text:p>0.45</text:p>
          </table:table-cell>
          <table:table-cell office:value-type="float" office:value="0" table:formula="msoxl:=SUM(D10:D29)" table:style-name="ce10">
            <text:p>0</text:p>
          </table:table-cell>
          <table:table-cell office:value-type="string" table:style-name="ce26">
            <text:p>Vehicle or Mileage</text:p>
          </table:table-cell>
          <table:table-cell office:value-type="string" office:string-value=" " table:formula="msoxl:=IF(D30&gt;0,D30*C30,&quot; &quot;)" table:style-name="ce11">
            <text:p><text:s/></text:p>
          </table:table-cell>
          <table:table-cell table:style-name="ce11"/>
          <table:table-cell office:value-type="string" office:string-value=" " table:formula="msoxl:=IF(D30&gt;0,F30-G30,&quot; &quot;)" table:style-name="ce11">
            <text:p><text:s/></text:p>
          </table:table-cell>
          <table:table-cell table:style-name="ce1"/>
          <table:table-cell office:value-type="string" office:string-value=" " table:formula="msoxl:=IF(E30=&quot;General Admin&quot;,H30,&quot; &quot;)" table:style-name="ce28">
            <text:p><text:s/></text:p>
          </table:table-cell>
          <table:table-cell office:value-type="string" office:string-value=" " table:formula="msoxl:=IF(E30=&quot;Hotel &amp; Travel&quot;,H30,&quot; &quot;)" table:style-name="ce28">
            <text:p><text:s/></text:p>
          </table:table-cell>
          <table:table-cell office:value-type="string" office:string-value=" " table:formula="msoxl:=IF(E30=&quot;Vehicle or Mileage&quot;,H30,&quot; &quot;)" table:style-name="ce28">
            <text:p><text:s/></text:p>
          </table:table-cell>
          <table:table-cell office:value-type="string" office:string-value=" " table:formula="msoxl:=IF(E30=&quot;Other Expenses&quot;,H3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number-columns-repeated="5" table:style-name="ce6"/>
          <table:table-cell office:value-type="float" office:value="0" table:formula="msoxl:=SUM(F10:F30)" table:style-name="ce11">
            <text:p>0.00</text:p>
          </table:table-cell>
          <table:table-cell office:value-type="float" office:value="0" table:formula="msoxl:=SUM(G10:G30)" table:style-name="ce11">
            <text:p>0.00</text:p>
          </table:table-cell>
          <table:table-cell office:value-type="float" office:value="0" table:formula="msoxl:=SUM(H10:H30)" table:style-name="ce11">
            <text:p>0.00</text:p>
          </table:table-cell>
          <table:table-cell table:style-name="ce1"/>
          <table:table-cell office:value-type="float" office:value="0" table:formula="msoxl:=SUM(J10:J30)" table:style-name="ce11">
            <text:p>0.00</text:p>
          </table:table-cell>
          <table:table-cell office:value-type="float" office:value="0" table:formula="msoxl:=SUM(K10:K30)" table:style-name="ce11">
            <text:p>0.00</text:p>
          </table:table-cell>
          <table:table-cell office:value-type="float" office:value="0" table:formula="msoxl:=SUM(L10:L30)" table:style-name="ce11">
            <text:p>0.00</text:p>
          </table:table-cell>
          <table:table-cell office:value-type="float" office:value="0" table:formula="msoxl:=SUM(M10:M30)" table:style-name="ce11">
            <text:p>0.00</text:p>
          </table:table-cell>
          <table:table-cell table:number-columns-repeated="16371"/>
        </table:table-row>
        <table:table-row table:style-name="ro4">
          <table:table-cell table:number-columns-spanned="8" table:number-rows-spanned="1" table:style-name="ce52"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6"/>
          <table:table-cell table:style-name="ce13"/>
          <table:table-cell office:value-type="string" table:number-columns-spanned="2" table:number-rows-spanned="1" table:style-name="ce69">
            <text:p>TOTAL AMOUNT PAYABLE</text:p>
          </table:table-cell>
          <table:covered-table-cell/>
          <table:table-cell office:value-type="string" table:style-name="ce14">
            <text:p>£<text:s/></text:p>
          </table:table-cell>
          <table:table-cell office:value-type="float" office:value="0" table:formula="msoxl:=F31" table:style-name="ce15">
            <text:p>0.00</text:p>
          </table:table-cell>
          <table:table-cell table:number-columns-spanned="2" table:number-rows-spanned="1" table:style-name="ce66"/>
          <table:covered-table-cell/>
          <table:table-cell table:number-columns-repeated="16376"/>
        </table:table-row>
        <table:table-row table:style-name="ro4">
          <table:table-cell table:number-columns-spanned="8" table:number-rows-spanned="1" table:style-name="ce52"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53">
            <text:p>I confirm the amount claimed has been incurred solely on business and does not include travel expenses from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53">
            <text:p>home to normal place of work, personal or third party expens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1">
            <text:p>Signed</text:p>
          </table:table-cell>
          <table:table-cell office:value-type="string" table:number-columns-spanned="2" table:number-rows-spanned="1" table:style-name="ce51">
            <text:p>…………………………………………………………….</text:p>
          </table:table-cell>
          <table:covered-table-cell/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1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50">
            <text:p>Payment Authorised By</text:p>
          </table:table-cell>
          <table:covered-table-cell/>
          <table:table-cell office:value-type="string" table:style-name="ce1">
            <text:p>…………………………</text:p>
          </table:table-cell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1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35">
            <text:p>OFFICE USE: Accounting Summary</text:p>
          </table:table-cell>
          <table:table-cell table:style-name="ce36"/>
          <table:table-cell office:value-type="string" table:style-name="ce39">
            <text:p>Reference</text:p>
          </table:table-cell>
          <table:table-cell office:value-type="string" table:style-name="ce40">
            <text:p>Exp01</text:p>
          </table:table-cell>
          <table:table-cell table:number-columns-repeated="2" table:style-name="ce19"/>
          <table:table-cell office:value-type="string" table:number-columns-spanned="1" table:number-rows-spanned="2" table:style-name="ce62">
            <text:p>Entry Code Letter</text:p>
          </table:table-cell>
          <table:table-cell table:style-name="ce31"/>
          <table:table-cell table:number-columns-repeated="16376"/>
        </table:table-row>
        <table:table-row table:style-name="ro2">
          <table:table-cell table:style-name="ce29"/>
          <table:table-cell table:style-name="ce30"/>
          <table:table-cell table:number-columns-repeated="4" table:style-name="ce6"/>
          <table:covered-table-cell/>
          <table:table-cell table:style-name="ce32"/>
          <table:table-cell table:number-columns-repeated="16376"/>
        </table:table-row>
        <table:table-row table:style-name="ro2">
          <table:table-cell office:value-type="date" office:date-value="2013-11-30T00:00:00" table:formula="msoxl:=IF(G7&gt;0,G7,&quot; &quot;)" table:style-name="ce20">
            <text:p>30-Nov-13</text:p>
          </table:table-cell>
          <table:table-cell office:value-type="string" office:string-value="" table:formula="msoxl:=IF(B5&gt;0,B5,&quot; &quot;)" table:number-columns-spanned="2" table:number-rows-spanned="1" table:style-name="ce52"/>
          <table:covered-table-cell/>
          <table:table-cell office:value-type="string" table:style-name="ce6">
            <text:p>Total Purchases</text:p>
          </table:table-cell>
          <table:table-cell table:style-name="ce6"/>
          <table:table-cell office:value-type="string" office:string-value=" " table:formula="msoxl:=IF(F31&gt;0,F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Vat Input</text:p>
          </table:table-cell>
          <table:table-cell table:style-name="ce6"/>
          <table:table-cell office:value-type="string" office:string-value=" " table:formula="msoxl:=IF(G31&gt;0,G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Expense analysis</text:p>
          </table:table-cell>
          <table:table-cell table:number-columns-repeated="3"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52">
            <text:p>General Admin</text:p>
          </table:table-cell>
          <table:covered-table-cell/>
          <table:table-cell office:value-type="string" office:string-value=" " table:formula="msoxl:=IF(J31&gt;0,J31,&quot; &quot;)" table:style-name="ce27">
            <text:p><text:s/></text:p>
          </table:table-cell>
          <table:table-cell office:value-type="string" table:style-name="ce38">
            <text:p>G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52">
            <text:p>Hotel &amp; Travel</text:p>
          </table:table-cell>
          <table:covered-table-cell/>
          <table:table-cell office:value-type="string" office:string-value=" " table:formula="msoxl:=IF(K31&gt;0,K31,&quot; &quot;)" table:style-name="ce27">
            <text:p><text:s/></text:p>
          </table:table-cell>
          <table:table-cell office:value-type="string" table:style-name="ce38">
            <text:p>H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1"/>
          <table:table-cell table:style-name="ce33"/>
          <table:table-cell office:value-type="string" table:number-columns-spanned="2" table:number-rows-spanned="1" table:style-name="ce52">
            <text:p>Vehicle or Mileage</text:p>
          </table:table-cell>
          <table:covered-table-cell/>
          <table:table-cell office:value-type="string" office:string-value=" " table:formula="msoxl:=IF(L31&gt;0,L31,&quot; &quot;)" table:style-name="ce27">
            <text:p><text:s/></text:p>
          </table:table-cell>
          <table:table-cell office:value-type="string" table:style-name="ce38">
            <text:p>V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office:value-type="string" table:number-columns-spanned="1" table:number-rows-spanned="2" table:style-name="ce60">
            <text:p>Manual analysis required of Other Expenses for accounts</text:p>
          </table:table-cell>
          <table:table-cell table:style-name="ce33"/>
          <table:table-cell office:value-type="string" table:number-columns-spanned="2" table:number-rows-spanned="1" table:style-name="ce52">
            <text:p>Other Expenses</text:p>
          </table:table-cell>
          <table:covered-table-cell/>
          <table:table-cell office:value-type="string" office:string-value=" " table:formula="msoxl:=IF(M31&gt;0,M31,&quot; &quot;)" table:style-name="ce27">
            <text:p><text:s/></text:p>
          </table:table-cell>
          <table:table-cell office:value-type="string" table:number-columns-spanned="2" table:number-rows-spanned="1" table:style-name="ce68">
            <text:p>To be allocated manually</text:p>
          </table:table-cell>
          <table:covered-table-cell/>
          <table:table-cell table:number-columns-repeated="16376"/>
        </table:table-row>
        <table:table-row table:style-name="ro2">
          <table:table-cell table:style-name="ce22"/>
          <table:covered-table-cell/>
          <table:table-cell table:style-name="ce33"/>
          <table:table-cell table:number-columns-repeated="2" table:style-name="ce7"/>
          <table:table-cell table:style-name="ce27"/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3"/>
          <table:table-cell table:number-columns-repeated="2" table:style-name="ce34"/>
          <table:table-cell table:number-columns-repeated="4" table:style-name="ce24"/>
          <table:table-cell table:style-name="ce25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Month_09" table:style-name="ta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4" table:default-cell-style-name="ce1" table:visibility="collapse"/>
        <table:table-column table:style-name="co10" table:number-columns-repeated="16371" table:default-cell-style-name="ce1"/>
        <table:table-row table:style-name="ro1">
          <table:table-cell office:value-type="string" table:number-columns-spanned="8" table:number-rows-spanned="1" table:style-name="ce44">
            <text:p>EXPENSES CLAIM FORM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45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47">
            <text:p>Enter X if vat registered leave blank if not registered or flat rate scheme</text:p>
          </table:table-cell>
          <table:covered-table-cell table:number-columns-repeated="5"/>
          <table:table-cell office:value-type="string" table:style-name="ce16">
            <text:p>x</text:p>
          </table:table-cell>
          <table:table-cell table:number-columns-repeated="16377" table:style-name="ce1"/>
        </table:table-row>
        <table:table-row table:style-name="ro3">
          <table:table-cell table:number-columns-spanned="8" table:number-rows-spanned="1" table:style-name="ce51"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Name</text:p>
          </table:table-cell>
          <table:table-cell office:value-type="string" office:string-value="" table:formula="msoxl:=IF(Month_08!B5:D5&gt;0,Month_08!B5:D5,&quot;&quot;)" table:number-columns-spanned="3" table:number-rows-spanned="1" table:style-name="ce46"/>
          <table:covered-table-cell table:number-columns-repeated="2"/>
          <table:table-cell table:style-name="ce1"/>
          <table:table-cell office:value-type="string" table:number-columns-spanned="2" table:number-rows-spanned="1" table:style-name="ce45">
            <text:p>Vat rate applied</text:p>
          </table:table-cell>
          <table:covered-table-cell/>
          <table:table-cell office:value-type="float" office:value="20" table:formula="msoxl:=Month_08!H5" table:style-name="ce41">
            <text:p>20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ddress</text:p>
          </table:table-cell>
          <table:table-cell office:value-type="string" office:string-value="" table:formula="msoxl:=IF(Month_08!B6:D6&gt;0,Month_08!B6:D6,&quot;&quot;)" table:number-columns-spanned="3" table:number-rows-spanned="1" table:style-name="ce46"/>
          <table:covered-table-cell table:number-columns-repeated="2"/>
          <table:table-cell table:style-name="ce1"/>
          <table:table-cell office:value-type="string" table:style-name="ce1">
            <text:p>Date From:</text:p>
          </table:table-cell>
          <table:table-cell office:value-type="date" office:date-value="2013-12-01T00:00:00" table:formula="msoxl:=DATE(YEAR(Month_08!G6),MONTH(Month_08!G6)+1,1)" table:number-columns-spanned="2" table:number-rows-spanned="1" table:style-name="ce56">
            <text:p>01-Dec-13</text:p>
          </table:table-cell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office:value-type="string" office:string-value="" table:formula="msoxl:=IF(Month_08!B7&gt;0,Month_08!B7,&quot;&quot;)" table:style-name="ce4"/>
          <table:table-cell office:value-type="string" table:style-name="ce5">
            <text:p>Post Code</text:p>
          </table:table-cell>
          <table:table-cell office:value-type="string" office:string-value="" table:formula="msoxl:=IF(Month_08!D7&gt;0,Month_08!D7,&quot;&quot;)" table:style-name="ce3"/>
          <table:table-cell table:style-name="ce1"/>
          <table:table-cell office:value-type="string" table:style-name="ce1">
            <text:p>Date To:</text:p>
          </table:table-cell>
          <table:table-cell office:value-type="date" office:date-value="2013-12-31T00:00:00" table:formula="msoxl:=DATE(YEAR(G6),MONTH(G6),DAY(DATE(YEAR(G6),MONTH(G6)+1,1)-1))" table:number-columns-spanned="2" table:number-rows-spanned="1" table:style-name="ce56">
            <text:p>31-Dec-13</text:p>
          </table:table-cell>
          <table:covered-table-cell/>
          <table:table-cell table:number-columns-repeated="16376" table:style-name="ce1"/>
        </table:table-row>
        <table:table-row table:style-name="ro4">
          <table:table-cell table:style-name="ce6"/>
          <table:table-cell table:number-columns-repeated="3" table:style-name="ce7"/>
          <table:table-cell table:number-columns-repeated="4" table:style-name="ce6"/>
          <table:table-cell table:number-columns-repeated="16376" table:style-name="ce1"/>
        </table:table-row>
        <table:table-row table:style-name="ro5">
          <table:table-cell office:value-type="string" table:style-name="ce37">
            <text:p>Date</text:p>
          </table:table-cell>
          <table:table-cell office:value-type="string" table:style-name="ce37">
            <text:p>Description of Expense</text:p>
          </table:table-cell>
          <table:table-cell office:value-type="string" table:style-name="ce37">
            <text:p>Destination and Purpose</text:p>
          </table:table-cell>
          <table:table-cell office:value-type="string" table:style-name="ce37">
            <text:p>Mileage</text:p>
          </table:table-cell>
          <table:table-cell office:value-type="string" table:style-name="ce37">
            <text:p>Expense Type</text:p>
          </table:table-cell>
          <table:table-cell office:value-type="string" table:style-name="ce37">
            <text:p>Total Claimed</text:p>
          </table:table-cell>
          <table:table-cell office:value-type="string" table:style-name="ce37">
            <text:p>Vat</text:p>
          </table:table-cell>
          <table:table-cell office:value-type="string" table:style-name="ce37">
            <text:p>Net Expense</text:p>
          </table:table-cell>
          <table:table-cell table:style-name="ce8"/>
          <table:table-cell office:value-type="string" table:style-name="ce8">
            <text:p>General Admin</text:p>
          </table:table-cell>
          <table:table-cell office:value-type="string" table:style-name="ce8">
            <text:p>Hotel &amp; Travel</text:p>
          </table:table-cell>
          <table:table-cell office:value-type="string" table:style-name="ce8">
            <text:p>Vehicle or Mileage</text:p>
          </table:table-cell>
          <table:table-cell office:value-type="string" table:style-name="ce8">
            <text:p>Other Expenses</text:p>
          </table:table-cell>
          <table:table-cell table:number-columns-repeated="16371" table:style-name="ce8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0&gt;0,IF(G$3=&quot;X&quot;,F10*H$5/100/(1+H$5/100),&quot; &quot;),&quot; &quot;)" table:style-name="ce11">
            <text:p><text:s/></text:p>
          </table:table-cell>
          <table:table-cell office:value-type="string" office:string-value=" " table:formula="msoxl:=IF(F10&gt;0,IF(G10=&quot; &quot;,F10,F10-G10),&quot; &quot;)" table:style-name="ce11">
            <text:p><text:s/></text:p>
          </table:table-cell>
          <table:table-cell table:style-name="ce1"/>
          <table:table-cell office:value-type="string" office:string-value=" " table:formula="msoxl:=IF(E10=&quot;General Admin&quot;,H10,&quot; &quot;)" table:style-name="ce28">
            <text:p><text:s/></text:p>
          </table:table-cell>
          <table:table-cell office:value-type="string" office:string-value=" " table:formula="msoxl:=IF(E10=&quot;Hotel &amp; Travel&quot;,H10,&quot; &quot;)" table:style-name="ce28">
            <text:p><text:s/></text:p>
          </table:table-cell>
          <table:table-cell office:value-type="string" office:string-value=" " table:formula="msoxl:=IF(E10=&quot;Vehicle or Mileage&quot;,H10,&quot; &quot;)" table:style-name="ce28">
            <text:p><text:s/></text:p>
          </table:table-cell>
          <table:table-cell office:value-type="string" office:string-value=" " table:formula="msoxl:=IF(E10=&quot;Other Expenses&quot;,H1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1&gt;0,IF(G$3=&quot;X&quot;,F11*H$5/100/(1+H$5/100),&quot; &quot;),&quot; &quot;)" table:style-name="ce11">
            <text:p><text:s/></text:p>
          </table:table-cell>
          <table:table-cell office:value-type="string" office:string-value=" " table:formula="msoxl:=IF(F11&gt;0,IF(G11=&quot; &quot;,F11,F11-G11),&quot; &quot;)" table:style-name="ce11">
            <text:p><text:s/></text:p>
          </table:table-cell>
          <table:table-cell table:style-name="ce1"/>
          <table:table-cell office:value-type="string" office:string-value=" " table:formula="msoxl:=IF(E11=&quot;General Admin&quot;,H11,&quot; &quot;)" table:style-name="ce28">
            <text:p><text:s/></text:p>
          </table:table-cell>
          <table:table-cell office:value-type="string" office:string-value=" " table:formula="msoxl:=IF(E11=&quot;Hotel &amp; Travel&quot;,H11,&quot; &quot;)" table:style-name="ce28">
            <text:p><text:s/></text:p>
          </table:table-cell>
          <table:table-cell office:value-type="string" office:string-value=" " table:formula="msoxl:=IF(E11=&quot;Vehicle or Mileage&quot;,H11,&quot; &quot;)" table:style-name="ce28">
            <text:p><text:s/></text:p>
          </table:table-cell>
          <table:table-cell office:value-type="string" office:string-value=" " table:formula="msoxl:=IF(E11=&quot;Other Expenses&quot;,H1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2&gt;0,IF(G$3=&quot;X&quot;,F12*H$5/100/(1+H$5/100),&quot; &quot;),&quot; &quot;)" table:style-name="ce11">
            <text:p><text:s/></text:p>
          </table:table-cell>
          <table:table-cell office:value-type="string" office:string-value=" " table:formula="msoxl:=IF(F12&gt;0,IF(G12=&quot; &quot;,F12,F12-G12),&quot; &quot;)" table:style-name="ce11">
            <text:p><text:s/></text:p>
          </table:table-cell>
          <table:table-cell table:style-name="ce1"/>
          <table:table-cell office:value-type="string" office:string-value=" " table:formula="msoxl:=IF(E12=&quot;General Admin&quot;,H12,&quot; &quot;)" table:style-name="ce28">
            <text:p><text:s/></text:p>
          </table:table-cell>
          <table:table-cell office:value-type="string" office:string-value=" " table:formula="msoxl:=IF(E12=&quot;Hotel &amp; Travel&quot;,H12,&quot; &quot;)" table:style-name="ce28">
            <text:p><text:s/></text:p>
          </table:table-cell>
          <table:table-cell office:value-type="string" office:string-value=" " table:formula="msoxl:=IF(E12=&quot;Vehicle or Mileage&quot;,H12,&quot; &quot;)" table:style-name="ce28">
            <text:p><text:s/></text:p>
          </table:table-cell>
          <table:table-cell office:value-type="string" office:string-value=" " table:formula="msoxl:=IF(E12=&quot;Other Expenses&quot;,H1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3&gt;0,IF(G$3=&quot;X&quot;,F13*H$5/100/(1+H$5/100),&quot; &quot;),&quot; &quot;)" table:style-name="ce11">
            <text:p><text:s/></text:p>
          </table:table-cell>
          <table:table-cell office:value-type="string" office:string-value=" " table:formula="msoxl:=IF(F13&gt;0,IF(G13=&quot; &quot;,F13,F13-G13),&quot; &quot;)" table:style-name="ce11">
            <text:p><text:s/></text:p>
          </table:table-cell>
          <table:table-cell table:style-name="ce1"/>
          <table:table-cell office:value-type="string" office:string-value=" " table:formula="msoxl:=IF(E13=&quot;General Admin&quot;,H13,&quot; &quot;)" table:style-name="ce28">
            <text:p><text:s/></text:p>
          </table:table-cell>
          <table:table-cell office:value-type="string" office:string-value=" " table:formula="msoxl:=IF(E13=&quot;Hotel &amp; Travel&quot;,H13,&quot; &quot;)" table:style-name="ce28">
            <text:p><text:s/></text:p>
          </table:table-cell>
          <table:table-cell office:value-type="string" office:string-value=" " table:formula="msoxl:=IF(E13=&quot;Vehicle or Mileage&quot;,H13,&quot; &quot;)" table:style-name="ce28">
            <text:p><text:s/></text:p>
          </table:table-cell>
          <table:table-cell office:value-type="string" office:string-value=" " table:formula="msoxl:=IF(E13=&quot;Other Expenses&quot;,H1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4&gt;0,IF(G$3=&quot;X&quot;,F14*H$5/100/(1+H$5/100),&quot; &quot;),&quot; &quot;)" table:style-name="ce11">
            <text:p><text:s/></text:p>
          </table:table-cell>
          <table:table-cell office:value-type="string" office:string-value=" " table:formula="msoxl:=IF(F14&gt;0,IF(G14=&quot; &quot;,F14,F14-G14),&quot; &quot;)" table:style-name="ce11">
            <text:p><text:s/></text:p>
          </table:table-cell>
          <table:table-cell table:style-name="ce1"/>
          <table:table-cell office:value-type="string" office:string-value=" " table:formula="msoxl:=IF(E14=&quot;General Admin&quot;,H14,&quot; &quot;)" table:style-name="ce28">
            <text:p><text:s/></text:p>
          </table:table-cell>
          <table:table-cell office:value-type="string" office:string-value=" " table:formula="msoxl:=IF(E14=&quot;Hotel &amp; Travel&quot;,H14,&quot; &quot;)" table:style-name="ce28">
            <text:p><text:s/></text:p>
          </table:table-cell>
          <table:table-cell office:value-type="string" office:string-value=" " table:formula="msoxl:=IF(E14=&quot;Vehicle or Mileage&quot;,H14,&quot; &quot;)" table:style-name="ce28">
            <text:p><text:s/></text:p>
          </table:table-cell>
          <table:table-cell office:value-type="string" office:string-value=" " table:formula="msoxl:=IF(E14=&quot;Other Expenses&quot;,H1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5&gt;0,IF(G$3=&quot;X&quot;,F15*H$5/100/(1+H$5/100),&quot; &quot;),&quot; &quot;)" table:style-name="ce11">
            <text:p><text:s/></text:p>
          </table:table-cell>
          <table:table-cell office:value-type="string" office:string-value=" " table:formula="msoxl:=IF(F15&gt;0,IF(G15=&quot; &quot;,F15,F15-G15),&quot; &quot;)" table:style-name="ce11">
            <text:p><text:s/></text:p>
          </table:table-cell>
          <table:table-cell table:style-name="ce1"/>
          <table:table-cell office:value-type="string" office:string-value=" " table:formula="msoxl:=IF(E15=&quot;General Admin&quot;,H15,&quot; &quot;)" table:style-name="ce28">
            <text:p><text:s/></text:p>
          </table:table-cell>
          <table:table-cell office:value-type="string" office:string-value=" " table:formula="msoxl:=IF(E15=&quot;Hotel &amp; Travel&quot;,H15,&quot; &quot;)" table:style-name="ce28">
            <text:p><text:s/></text:p>
          </table:table-cell>
          <table:table-cell office:value-type="string" office:string-value=" " table:formula="msoxl:=IF(E15=&quot;Vehicle or Mileage&quot;,H15,&quot; &quot;)" table:style-name="ce28">
            <text:p><text:s/></text:p>
          </table:table-cell>
          <table:table-cell office:value-type="string" office:string-value=" " table:formula="msoxl:=IF(E15=&quot;Other Expenses&quot;,H1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6&gt;0,IF(G$3=&quot;X&quot;,F16*H$5/100/(1+H$5/100),&quot; &quot;),&quot; &quot;)" table:style-name="ce11">
            <text:p><text:s/></text:p>
          </table:table-cell>
          <table:table-cell office:value-type="string" office:string-value=" " table:formula="msoxl:=IF(F16&gt;0,IF(G16=&quot; &quot;,F16,F16-G16),&quot; &quot;)" table:style-name="ce11">
            <text:p><text:s/></text:p>
          </table:table-cell>
          <table:table-cell table:style-name="ce1"/>
          <table:table-cell office:value-type="string" office:string-value=" " table:formula="msoxl:=IF(E16=&quot;General Admin&quot;,H16,&quot; &quot;)" table:style-name="ce28">
            <text:p><text:s/></text:p>
          </table:table-cell>
          <table:table-cell office:value-type="string" office:string-value=" " table:formula="msoxl:=IF(E16=&quot;Hotel &amp; Travel&quot;,H16,&quot; &quot;)" table:style-name="ce28">
            <text:p><text:s/></text:p>
          </table:table-cell>
          <table:table-cell office:value-type="string" office:string-value=" " table:formula="msoxl:=IF(E16=&quot;Vehicle or Mileage&quot;,H16,&quot; &quot;)" table:style-name="ce28">
            <text:p><text:s/></text:p>
          </table:table-cell>
          <table:table-cell office:value-type="string" office:string-value=" " table:formula="msoxl:=IF(E16=&quot;Other Expenses&quot;,H1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7&gt;0,IF(G$3=&quot;X&quot;,F17*H$5/100/(1+H$5/100),&quot; &quot;),&quot; &quot;)" table:style-name="ce11">
            <text:p><text:s/></text:p>
          </table:table-cell>
          <table:table-cell office:value-type="string" office:string-value=" " table:formula="msoxl:=IF(F17&gt;0,IF(G17=&quot; &quot;,F17,F17-G17),&quot; &quot;)" table:style-name="ce11">
            <text:p><text:s/></text:p>
          </table:table-cell>
          <table:table-cell table:style-name="ce1"/>
          <table:table-cell office:value-type="string" office:string-value=" " table:formula="msoxl:=IF(E17=&quot;General Admin&quot;,H17,&quot; &quot;)" table:style-name="ce28">
            <text:p><text:s/></text:p>
          </table:table-cell>
          <table:table-cell office:value-type="string" office:string-value=" " table:formula="msoxl:=IF(E17=&quot;Hotel &amp; Travel&quot;,H17,&quot; &quot;)" table:style-name="ce28">
            <text:p><text:s/></text:p>
          </table:table-cell>
          <table:table-cell office:value-type="string" office:string-value=" " table:formula="msoxl:=IF(E17=&quot;Vehicle or Mileage&quot;,H17,&quot; &quot;)" table:style-name="ce28">
            <text:p><text:s/></text:p>
          </table:table-cell>
          <table:table-cell office:value-type="string" office:string-value=" " table:formula="msoxl:=IF(E17=&quot;Other Expenses&quot;,H1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8&gt;0,IF(G$3=&quot;X&quot;,F18*H$5/100/(1+H$5/100),&quot; &quot;),&quot; &quot;)" table:style-name="ce11">
            <text:p><text:s/></text:p>
          </table:table-cell>
          <table:table-cell office:value-type="string" office:string-value=" " table:formula="msoxl:=IF(F18&gt;0,IF(G18=&quot; &quot;,F18,F18-G18),&quot; &quot;)" table:style-name="ce11">
            <text:p><text:s/></text:p>
          </table:table-cell>
          <table:table-cell table:style-name="ce1"/>
          <table:table-cell office:value-type="string" office:string-value=" " table:formula="msoxl:=IF(E18=&quot;General Admin&quot;,H18,&quot; &quot;)" table:style-name="ce28">
            <text:p><text:s/></text:p>
          </table:table-cell>
          <table:table-cell office:value-type="string" office:string-value=" " table:formula="msoxl:=IF(E18=&quot;Hotel &amp; Travel&quot;,H18,&quot; &quot;)" table:style-name="ce28">
            <text:p><text:s/></text:p>
          </table:table-cell>
          <table:table-cell office:value-type="string" office:string-value=" " table:formula="msoxl:=IF(E18=&quot;Vehicle or Mileage&quot;,H18,&quot; &quot;)" table:style-name="ce28">
            <text:p><text:s/></text:p>
          </table:table-cell>
          <table:table-cell office:value-type="string" office:string-value=" " table:formula="msoxl:=IF(E18=&quot;Other Expenses&quot;,H1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9&gt;0,IF(G$3=&quot;X&quot;,F19*H$5/100/(1+H$5/100),&quot; &quot;),&quot; &quot;)" table:style-name="ce11">
            <text:p><text:s/></text:p>
          </table:table-cell>
          <table:table-cell office:value-type="string" office:string-value=" " table:formula="msoxl:=IF(F19&gt;0,IF(G19=&quot; &quot;,F19,F19-G19),&quot; &quot;)" table:style-name="ce11">
            <text:p><text:s/></text:p>
          </table:table-cell>
          <table:table-cell table:style-name="ce1"/>
          <table:table-cell office:value-type="string" office:string-value=" " table:formula="msoxl:=IF(E19=&quot;General Admin&quot;,H19,&quot; &quot;)" table:style-name="ce28">
            <text:p><text:s/></text:p>
          </table:table-cell>
          <table:table-cell office:value-type="string" office:string-value=" " table:formula="msoxl:=IF(E19=&quot;Hotel &amp; Travel&quot;,H19,&quot; &quot;)" table:style-name="ce28">
            <text:p><text:s/></text:p>
          </table:table-cell>
          <table:table-cell office:value-type="string" office:string-value=" " table:formula="msoxl:=IF(E19=&quot;Vehicle or Mileage&quot;,H19,&quot; &quot;)" table:style-name="ce28">
            <text:p><text:s/></text:p>
          </table:table-cell>
          <table:table-cell office:value-type="string" office:string-value=" " table:formula="msoxl:=IF(E19=&quot;Other Expenses&quot;,H1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0&gt;0,IF(G$3=&quot;X&quot;,F20*H$5/100/(1+H$5/100),&quot; &quot;),&quot; &quot;)" table:style-name="ce11">
            <text:p><text:s/></text:p>
          </table:table-cell>
          <table:table-cell office:value-type="string" office:string-value=" " table:formula="msoxl:=IF(F20&gt;0,IF(G20=&quot; &quot;,F20,F20-G20),&quot; &quot;)" table:style-name="ce11">
            <text:p><text:s/></text:p>
          </table:table-cell>
          <table:table-cell table:style-name="ce1"/>
          <table:table-cell office:value-type="string" office:string-value=" " table:formula="msoxl:=IF(E20=&quot;General Admin&quot;,H20,&quot; &quot;)" table:style-name="ce28">
            <text:p><text:s/></text:p>
          </table:table-cell>
          <table:table-cell office:value-type="string" office:string-value=" " table:formula="msoxl:=IF(E20=&quot;Hotel &amp; Travel&quot;,H20,&quot; &quot;)" table:style-name="ce28">
            <text:p><text:s/></text:p>
          </table:table-cell>
          <table:table-cell office:value-type="string" office:string-value=" " table:formula="msoxl:=IF(E20=&quot;Vehicle or Mileage&quot;,H20,&quot; &quot;)" table:style-name="ce28">
            <text:p><text:s/></text:p>
          </table:table-cell>
          <table:table-cell office:value-type="string" office:string-value=" " table:formula="msoxl:=IF(E20=&quot;Other Expenses&quot;,H2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1&gt;0,IF(G$3=&quot;X&quot;,F21*H$5/100/(1+H$5/100),&quot; &quot;),&quot; &quot;)" table:style-name="ce11">
            <text:p><text:s/></text:p>
          </table:table-cell>
          <table:table-cell office:value-type="string" office:string-value=" " table:formula="msoxl:=IF(F21&gt;0,IF(G21=&quot; &quot;,F21,F21-G21),&quot; &quot;)" table:style-name="ce11">
            <text:p><text:s/></text:p>
          </table:table-cell>
          <table:table-cell table:style-name="ce1"/>
          <table:table-cell office:value-type="string" office:string-value=" " table:formula="msoxl:=IF(E21=&quot;General Admin&quot;,H21,&quot; &quot;)" table:style-name="ce28">
            <text:p><text:s/></text:p>
          </table:table-cell>
          <table:table-cell office:value-type="string" office:string-value=" " table:formula="msoxl:=IF(E21=&quot;Hotel &amp; Travel&quot;,H21,&quot; &quot;)" table:style-name="ce28">
            <text:p><text:s/></text:p>
          </table:table-cell>
          <table:table-cell office:value-type="string" office:string-value=" " table:formula="msoxl:=IF(E21=&quot;Vehicle or Mileage&quot;,H21,&quot; &quot;)" table:style-name="ce28">
            <text:p><text:s/></text:p>
          </table:table-cell>
          <table:table-cell office:value-type="string" office:string-value=" " table:formula="msoxl:=IF(E21=&quot;Other Expenses&quot;,H2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2&gt;0,IF(G$3=&quot;X&quot;,F22*H$5/100/(1+H$5/100),&quot; &quot;),&quot; &quot;)" table:style-name="ce11">
            <text:p><text:s/></text:p>
          </table:table-cell>
          <table:table-cell office:value-type="string" office:string-value=" " table:formula="msoxl:=IF(F22&gt;0,IF(G22=&quot; &quot;,F22,F22-G22),&quot; &quot;)" table:style-name="ce11">
            <text:p><text:s/></text:p>
          </table:table-cell>
          <table:table-cell table:style-name="ce1"/>
          <table:table-cell office:value-type="string" office:string-value=" " table:formula="msoxl:=IF(E22=&quot;General Admin&quot;,H22,&quot; &quot;)" table:style-name="ce28">
            <text:p><text:s/></text:p>
          </table:table-cell>
          <table:table-cell office:value-type="string" office:string-value=" " table:formula="msoxl:=IF(E22=&quot;Hotel &amp; Travel&quot;,H22,&quot; &quot;)" table:style-name="ce28">
            <text:p><text:s/></text:p>
          </table:table-cell>
          <table:table-cell office:value-type="string" office:string-value=" " table:formula="msoxl:=IF(E22=&quot;Vehicle or Mileage&quot;,H22,&quot; &quot;)" table:style-name="ce28">
            <text:p><text:s/></text:p>
          </table:table-cell>
          <table:table-cell office:value-type="string" office:string-value=" " table:formula="msoxl:=IF(E22=&quot;Other Expenses&quot;,H2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3&gt;0,IF(G$3=&quot;X&quot;,F23*H$5/100/(1+H$5/100),&quot; &quot;),&quot; &quot;)" table:style-name="ce11">
            <text:p><text:s/></text:p>
          </table:table-cell>
          <table:table-cell office:value-type="string" office:string-value=" " table:formula="msoxl:=IF(F23&gt;0,IF(G23=&quot; &quot;,F23,F23-G23),&quot; &quot;)" table:style-name="ce11">
            <text:p><text:s/></text:p>
          </table:table-cell>
          <table:table-cell table:style-name="ce1"/>
          <table:table-cell office:value-type="string" office:string-value=" " table:formula="msoxl:=IF(E23=&quot;General Admin&quot;,H23,&quot; &quot;)" table:style-name="ce28">
            <text:p><text:s/></text:p>
          </table:table-cell>
          <table:table-cell office:value-type="string" office:string-value=" " table:formula="msoxl:=IF(E23=&quot;Hotel &amp; Travel&quot;,H23,&quot; &quot;)" table:style-name="ce28">
            <text:p><text:s/></text:p>
          </table:table-cell>
          <table:table-cell office:value-type="string" office:string-value=" " table:formula="msoxl:=IF(E23=&quot;Vehicle or Mileage&quot;,H23,&quot; &quot;)" table:style-name="ce28">
            <text:p><text:s/></text:p>
          </table:table-cell>
          <table:table-cell office:value-type="string" office:string-value=" " table:formula="msoxl:=IF(E23=&quot;Other Expenses&quot;,H2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4&gt;0,IF(G$3=&quot;X&quot;,F24*H$5/100/(1+H$5/100),&quot; &quot;),&quot; &quot;)" table:style-name="ce11">
            <text:p><text:s/></text:p>
          </table:table-cell>
          <table:table-cell office:value-type="string" office:string-value=" " table:formula="msoxl:=IF(F24&gt;0,IF(G24=&quot; &quot;,F24,F24-G24),&quot; &quot;)" table:style-name="ce11">
            <text:p><text:s/></text:p>
          </table:table-cell>
          <table:table-cell table:style-name="ce1"/>
          <table:table-cell office:value-type="string" office:string-value=" " table:formula="msoxl:=IF(E24=&quot;General Admin&quot;,H24,&quot; &quot;)" table:style-name="ce28">
            <text:p><text:s/></text:p>
          </table:table-cell>
          <table:table-cell office:value-type="string" office:string-value=" " table:formula="msoxl:=IF(E24=&quot;Hotel &amp; Travel&quot;,H24,&quot; &quot;)" table:style-name="ce28">
            <text:p><text:s/></text:p>
          </table:table-cell>
          <table:table-cell office:value-type="string" office:string-value=" " table:formula="msoxl:=IF(E24=&quot;Vehicle or Mileage&quot;,H24,&quot; &quot;)" table:style-name="ce28">
            <text:p><text:s/></text:p>
          </table:table-cell>
          <table:table-cell office:value-type="string" office:string-value=" " table:formula="msoxl:=IF(E24=&quot;Other Expenses&quot;,H2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5&gt;0,IF(G$3=&quot;X&quot;,F25*H$5/100/(1+H$5/100),&quot; &quot;),&quot; &quot;)" table:style-name="ce11">
            <text:p><text:s/></text:p>
          </table:table-cell>
          <table:table-cell office:value-type="string" office:string-value=" " table:formula="msoxl:=IF(F25&gt;0,IF(G25=&quot; &quot;,F25,F25-G25),&quot; &quot;)" table:style-name="ce11">
            <text:p><text:s/></text:p>
          </table:table-cell>
          <table:table-cell table:style-name="ce1"/>
          <table:table-cell office:value-type="string" office:string-value=" " table:formula="msoxl:=IF(E25=&quot;General Admin&quot;,H25,&quot; &quot;)" table:style-name="ce28">
            <text:p><text:s/></text:p>
          </table:table-cell>
          <table:table-cell office:value-type="string" office:string-value=" " table:formula="msoxl:=IF(E25=&quot;Hotel &amp; Travel&quot;,H25,&quot; &quot;)" table:style-name="ce28">
            <text:p><text:s/></text:p>
          </table:table-cell>
          <table:table-cell office:value-type="string" office:string-value=" " table:formula="msoxl:=IF(E25=&quot;Vehicle or Mileage&quot;,H25,&quot; &quot;)" table:style-name="ce28">
            <text:p><text:s/></text:p>
          </table:table-cell>
          <table:table-cell office:value-type="string" office:string-value=" " table:formula="msoxl:=IF(E25=&quot;Other Expenses&quot;,H2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6&gt;0,IF(G$3=&quot;X&quot;,F26*H$5/100/(1+H$5/100),&quot; &quot;),&quot; &quot;)" table:style-name="ce11">
            <text:p><text:s/></text:p>
          </table:table-cell>
          <table:table-cell office:value-type="string" office:string-value=" " table:formula="msoxl:=IF(F26&gt;0,IF(G26=&quot; &quot;,F26,F26-G26),&quot; &quot;)" table:style-name="ce11">
            <text:p><text:s/></text:p>
          </table:table-cell>
          <table:table-cell table:style-name="ce1"/>
          <table:table-cell office:value-type="string" office:string-value=" " table:formula="msoxl:=IF(E26=&quot;General Admin&quot;,H26,&quot; &quot;)" table:style-name="ce28">
            <text:p><text:s/></text:p>
          </table:table-cell>
          <table:table-cell office:value-type="string" office:string-value=" " table:formula="msoxl:=IF(E26=&quot;Hotel &amp; Travel&quot;,H26,&quot; &quot;)" table:style-name="ce28">
            <text:p><text:s/></text:p>
          </table:table-cell>
          <table:table-cell office:value-type="string" office:string-value=" " table:formula="msoxl:=IF(E26=&quot;Vehicle or Mileage&quot;,H26,&quot; &quot;)" table:style-name="ce28">
            <text:p><text:s/></text:p>
          </table:table-cell>
          <table:table-cell office:value-type="string" office:string-value=" " table:formula="msoxl:=IF(E26=&quot;Other Expenses&quot;,H2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7&gt;0,IF(G$3=&quot;X&quot;,F27*H$5/100/(1+H$5/100),&quot; &quot;),&quot; &quot;)" table:style-name="ce11">
            <text:p><text:s/></text:p>
          </table:table-cell>
          <table:table-cell office:value-type="string" office:string-value=" " table:formula="msoxl:=IF(F27&gt;0,IF(G27=&quot; &quot;,F27,F27-G27),&quot; &quot;)" table:style-name="ce11">
            <text:p><text:s/></text:p>
          </table:table-cell>
          <table:table-cell table:style-name="ce1"/>
          <table:table-cell office:value-type="string" office:string-value=" " table:formula="msoxl:=IF(E27=&quot;General Admin&quot;,H27,&quot; &quot;)" table:style-name="ce28">
            <text:p><text:s/></text:p>
          </table:table-cell>
          <table:table-cell office:value-type="string" office:string-value=" " table:formula="msoxl:=IF(E27=&quot;Hotel &amp; Travel&quot;,H27,&quot; &quot;)" table:style-name="ce28">
            <text:p><text:s/></text:p>
          </table:table-cell>
          <table:table-cell office:value-type="string" office:string-value=" " table:formula="msoxl:=IF(E27=&quot;Vehicle or Mileage&quot;,H27,&quot; &quot;)" table:style-name="ce28">
            <text:p><text:s/></text:p>
          </table:table-cell>
          <table:table-cell office:value-type="string" office:string-value=" " table:formula="msoxl:=IF(E27=&quot;Other Expenses&quot;,H2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8&gt;0,IF(G$3=&quot;X&quot;,F28*H$5/100/(1+H$5/100),&quot; &quot;),&quot; &quot;)" table:style-name="ce11">
            <text:p><text:s/></text:p>
          </table:table-cell>
          <table:table-cell office:value-type="string" office:string-value=" " table:formula="msoxl:=IF(F28&gt;0,IF(G28=&quot; &quot;,F28,F28-G28),&quot; &quot;)" table:style-name="ce11">
            <text:p><text:s/></text:p>
          </table:table-cell>
          <table:table-cell table:style-name="ce1"/>
          <table:table-cell office:value-type="string" office:string-value=" " table:formula="msoxl:=IF(E28=&quot;General Admin&quot;,H28,&quot; &quot;)" table:style-name="ce28">
            <text:p><text:s/></text:p>
          </table:table-cell>
          <table:table-cell office:value-type="string" office:string-value=" " table:formula="msoxl:=IF(E28=&quot;Hotel &amp; Travel&quot;,H28,&quot; &quot;)" table:style-name="ce28">
            <text:p><text:s/></text:p>
          </table:table-cell>
          <table:table-cell office:value-type="string" office:string-value=" " table:formula="msoxl:=IF(E28=&quot;Vehicle or Mileage&quot;,H28,&quot; &quot;)" table:style-name="ce28">
            <text:p><text:s/></text:p>
          </table:table-cell>
          <table:table-cell office:value-type="string" office:string-value=" " table:formula="msoxl:=IF(E28=&quot;Other Expenses&quot;,H2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9&gt;0,IF(G$3=&quot;X&quot;,F29*H$5/100/(1+H$5/100),&quot; &quot;),&quot; &quot;)" table:style-name="ce11">
            <text:p><text:s/></text:p>
          </table:table-cell>
          <table:table-cell office:value-type="string" office:string-value=" " table:formula="msoxl:=IF(F29&gt;0,IF(G29=&quot; &quot;,F29,F29-G29),&quot; &quot;)" table:style-name="ce11">
            <text:p><text:s/></text:p>
          </table:table-cell>
          <table:table-cell table:style-name="ce1"/>
          <table:table-cell office:value-type="string" office:string-value=" " table:formula="msoxl:=IF(E29=&quot;General Admin&quot;,H29,&quot; &quot;)" table:style-name="ce28">
            <text:p><text:s/></text:p>
          </table:table-cell>
          <table:table-cell office:value-type="string" office:string-value=" " table:formula="msoxl:=IF(E29=&quot;Hotel &amp; Travel&quot;,H29,&quot; &quot;)" table:style-name="ce28">
            <text:p><text:s/></text:p>
          </table:table-cell>
          <table:table-cell office:value-type="string" office:string-value=" " table:formula="msoxl:=IF(E29=&quot;Vehicle or Mileage&quot;,H29,&quot; &quot;)" table:style-name="ce28">
            <text:p><text:s/></text:p>
          </table:table-cell>
          <table:table-cell office:value-type="string" office:string-value=" " table:formula="msoxl:=IF(E29=&quot;Other Expenses&quot;,H2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6"/>
          <table:table-cell office:value-type="string" office:string-value="Mileage Claim @ 45p" table:formula="msoxl:=&quot;Mileage Claim @ &quot; &amp; TEXT(C30*100,0) &amp; &quot;p&quot;" table:style-name="ce12">
            <text:p>Mileage Claim @ 45p</text:p>
          </table:table-cell>
          <table:table-cell office:value-type="float" office:value="0.45" table:formula="msoxl:=Month_08!C30" table:style-name="ce18">
            <text:p>0.45</text:p>
          </table:table-cell>
          <table:table-cell office:value-type="float" office:value="0" table:formula="msoxl:=SUM(D10:D29)" table:style-name="ce10">
            <text:p>0</text:p>
          </table:table-cell>
          <table:table-cell office:value-type="string" table:style-name="ce26">
            <text:p>Vehicle or Mileage</text:p>
          </table:table-cell>
          <table:table-cell office:value-type="string" office:string-value=" " table:formula="msoxl:=IF(D30&gt;0,D30*C30,&quot; &quot;)" table:style-name="ce11">
            <text:p><text:s/></text:p>
          </table:table-cell>
          <table:table-cell table:style-name="ce11"/>
          <table:table-cell office:value-type="string" office:string-value=" " table:formula="msoxl:=IF(D30&gt;0,F30-G30,&quot; &quot;)" table:style-name="ce11">
            <text:p><text:s/></text:p>
          </table:table-cell>
          <table:table-cell table:style-name="ce1"/>
          <table:table-cell office:value-type="string" office:string-value=" " table:formula="msoxl:=IF(E30=&quot;General Admin&quot;,H30,&quot; &quot;)" table:style-name="ce28">
            <text:p><text:s/></text:p>
          </table:table-cell>
          <table:table-cell office:value-type="string" office:string-value=" " table:formula="msoxl:=IF(E30=&quot;Hotel &amp; Travel&quot;,H30,&quot; &quot;)" table:style-name="ce28">
            <text:p><text:s/></text:p>
          </table:table-cell>
          <table:table-cell office:value-type="string" office:string-value=" " table:formula="msoxl:=IF(E30=&quot;Vehicle or Mileage&quot;,H30,&quot; &quot;)" table:style-name="ce28">
            <text:p><text:s/></text:p>
          </table:table-cell>
          <table:table-cell office:value-type="string" office:string-value=" " table:formula="msoxl:=IF(E30=&quot;Other Expenses&quot;,H3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number-columns-repeated="5" table:style-name="ce6"/>
          <table:table-cell office:value-type="float" office:value="0" table:formula="msoxl:=SUM(F10:F30)" table:style-name="ce11">
            <text:p>0.00</text:p>
          </table:table-cell>
          <table:table-cell office:value-type="float" office:value="0" table:formula="msoxl:=SUM(G10:G30)" table:style-name="ce11">
            <text:p>0.00</text:p>
          </table:table-cell>
          <table:table-cell office:value-type="float" office:value="0" table:formula="msoxl:=SUM(H10:H30)" table:style-name="ce11">
            <text:p>0.00</text:p>
          </table:table-cell>
          <table:table-cell table:style-name="ce1"/>
          <table:table-cell office:value-type="float" office:value="0" table:formula="msoxl:=SUM(J10:J30)" table:style-name="ce11">
            <text:p>0.00</text:p>
          </table:table-cell>
          <table:table-cell office:value-type="float" office:value="0" table:formula="msoxl:=SUM(K10:K30)" table:style-name="ce11">
            <text:p>0.00</text:p>
          </table:table-cell>
          <table:table-cell office:value-type="float" office:value="0" table:formula="msoxl:=SUM(L10:L30)" table:style-name="ce11">
            <text:p>0.00</text:p>
          </table:table-cell>
          <table:table-cell office:value-type="float" office:value="0" table:formula="msoxl:=SUM(M10:M30)" table:style-name="ce11">
            <text:p>0.00</text:p>
          </table:table-cell>
          <table:table-cell table:number-columns-repeated="16371"/>
        </table:table-row>
        <table:table-row table:style-name="ro4">
          <table:table-cell table:number-columns-spanned="8" table:number-rows-spanned="1" table:style-name="ce52"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6"/>
          <table:table-cell table:style-name="ce13"/>
          <table:table-cell office:value-type="string" table:number-columns-spanned="2" table:number-rows-spanned="1" table:style-name="ce69">
            <text:p>TOTAL AMOUNT PAYABLE</text:p>
          </table:table-cell>
          <table:covered-table-cell/>
          <table:table-cell office:value-type="string" table:style-name="ce14">
            <text:p>£<text:s/></text:p>
          </table:table-cell>
          <table:table-cell office:value-type="float" office:value="0" table:formula="msoxl:=F31" table:style-name="ce15">
            <text:p>0.00</text:p>
          </table:table-cell>
          <table:table-cell table:number-columns-spanned="2" table:number-rows-spanned="1" table:style-name="ce66"/>
          <table:covered-table-cell/>
          <table:table-cell table:number-columns-repeated="16376"/>
        </table:table-row>
        <table:table-row table:style-name="ro4">
          <table:table-cell table:number-columns-spanned="8" table:number-rows-spanned="1" table:style-name="ce52"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53">
            <text:p>I confirm the amount claimed has been incurred solely on business and does not include travel expenses from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53">
            <text:p>home to normal place of work, personal or third party expens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1">
            <text:p>Signed</text:p>
          </table:table-cell>
          <table:table-cell office:value-type="string" table:number-columns-spanned="2" table:number-rows-spanned="1" table:style-name="ce51">
            <text:p>…………………………………………………………….</text:p>
          </table:table-cell>
          <table:covered-table-cell/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1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50">
            <text:p>Payment Authorised By</text:p>
          </table:table-cell>
          <table:covered-table-cell/>
          <table:table-cell office:value-type="string" table:style-name="ce1">
            <text:p>…………………………</text:p>
          </table:table-cell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1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35">
            <text:p>OFFICE USE: Accounting Summary</text:p>
          </table:table-cell>
          <table:table-cell table:style-name="ce36"/>
          <table:table-cell office:value-type="string" table:style-name="ce39">
            <text:p>Reference</text:p>
          </table:table-cell>
          <table:table-cell office:value-type="string" table:style-name="ce40">
            <text:p>Exp01</text:p>
          </table:table-cell>
          <table:table-cell table:number-columns-repeated="2" table:style-name="ce19"/>
          <table:table-cell office:value-type="string" table:number-columns-spanned="1" table:number-rows-spanned="2" table:style-name="ce62">
            <text:p>Entry Code Letter</text:p>
          </table:table-cell>
          <table:table-cell table:style-name="ce31"/>
          <table:table-cell table:number-columns-repeated="16376"/>
        </table:table-row>
        <table:table-row table:style-name="ro2">
          <table:table-cell table:style-name="ce29"/>
          <table:table-cell table:style-name="ce30"/>
          <table:table-cell table:number-columns-repeated="4" table:style-name="ce6"/>
          <table:covered-table-cell/>
          <table:table-cell table:style-name="ce32"/>
          <table:table-cell table:number-columns-repeated="16376"/>
        </table:table-row>
        <table:table-row table:style-name="ro2">
          <table:table-cell office:value-type="date" office:date-value="2013-12-31T00:00:00" table:formula="msoxl:=IF(G7&gt;0,G7,&quot; &quot;)" table:style-name="ce20">
            <text:p>31-Dec-13</text:p>
          </table:table-cell>
          <table:table-cell office:value-type="string" office:string-value="" table:formula="msoxl:=IF(B5&gt;0,B5,&quot; &quot;)" table:number-columns-spanned="2" table:number-rows-spanned="1" table:style-name="ce52"/>
          <table:covered-table-cell/>
          <table:table-cell office:value-type="string" table:style-name="ce6">
            <text:p>Total Purchases</text:p>
          </table:table-cell>
          <table:table-cell table:style-name="ce6"/>
          <table:table-cell office:value-type="string" office:string-value=" " table:formula="msoxl:=IF(F31&gt;0,F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Vat Input</text:p>
          </table:table-cell>
          <table:table-cell table:style-name="ce6"/>
          <table:table-cell office:value-type="string" office:string-value=" " table:formula="msoxl:=IF(G31&gt;0,G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Expense analysis</text:p>
          </table:table-cell>
          <table:table-cell table:number-columns-repeated="3"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52">
            <text:p>General Admin</text:p>
          </table:table-cell>
          <table:covered-table-cell/>
          <table:table-cell office:value-type="string" office:string-value=" " table:formula="msoxl:=IF(J31&gt;0,J31,&quot; &quot;)" table:style-name="ce27">
            <text:p><text:s/></text:p>
          </table:table-cell>
          <table:table-cell office:value-type="string" table:style-name="ce38">
            <text:p>G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52">
            <text:p>Hotel &amp; Travel</text:p>
          </table:table-cell>
          <table:covered-table-cell/>
          <table:table-cell office:value-type="string" office:string-value=" " table:formula="msoxl:=IF(K31&gt;0,K31,&quot; &quot;)" table:style-name="ce27">
            <text:p><text:s/></text:p>
          </table:table-cell>
          <table:table-cell office:value-type="string" table:style-name="ce38">
            <text:p>H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1"/>
          <table:table-cell table:style-name="ce33"/>
          <table:table-cell office:value-type="string" table:number-columns-spanned="2" table:number-rows-spanned="1" table:style-name="ce52">
            <text:p>Vehicle or Mileage</text:p>
          </table:table-cell>
          <table:covered-table-cell/>
          <table:table-cell office:value-type="string" office:string-value=" " table:formula="msoxl:=IF(L31&gt;0,L31,&quot; &quot;)" table:style-name="ce27">
            <text:p><text:s/></text:p>
          </table:table-cell>
          <table:table-cell office:value-type="string" table:style-name="ce38">
            <text:p>V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office:value-type="string" table:number-columns-spanned="1" table:number-rows-spanned="2" table:style-name="ce60">
            <text:p>Manual analysis required of Other Expenses for accounts</text:p>
          </table:table-cell>
          <table:table-cell table:style-name="ce33"/>
          <table:table-cell office:value-type="string" table:number-columns-spanned="2" table:number-rows-spanned="1" table:style-name="ce52">
            <text:p>Other Expenses</text:p>
          </table:table-cell>
          <table:covered-table-cell/>
          <table:table-cell office:value-type="string" office:string-value=" " table:formula="msoxl:=IF(M31&gt;0,M31,&quot; &quot;)" table:style-name="ce27">
            <text:p><text:s/></text:p>
          </table:table-cell>
          <table:table-cell office:value-type="string" table:number-columns-spanned="2" table:number-rows-spanned="1" table:style-name="ce68">
            <text:p>To be allocated manually</text:p>
          </table:table-cell>
          <table:covered-table-cell/>
          <table:table-cell table:number-columns-repeated="16376"/>
        </table:table-row>
        <table:table-row table:style-name="ro2">
          <table:table-cell table:style-name="ce22"/>
          <table:covered-table-cell/>
          <table:table-cell table:style-name="ce33"/>
          <table:table-cell table:number-columns-repeated="2" table:style-name="ce7"/>
          <table:table-cell table:style-name="ce27"/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3"/>
          <table:table-cell table:number-columns-repeated="2" table:style-name="ce34"/>
          <table:table-cell table:number-columns-repeated="4" table:style-name="ce24"/>
          <table:table-cell table:style-name="ce25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Month_10" table:style-name="ta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4" table:default-cell-style-name="ce1" table:visibility="collapse"/>
        <table:table-column table:style-name="co10" table:number-columns-repeated="16371" table:default-cell-style-name="ce1"/>
        <table:table-row table:style-name="ro1">
          <table:table-cell office:value-type="string" table:number-columns-spanned="8" table:number-rows-spanned="1" table:style-name="ce44">
            <text:p>EXPENSES CLAIM FORM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45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47">
            <text:p>Enter X if vat registered leave blank if not registered or flat rate scheme</text:p>
          </table:table-cell>
          <table:covered-table-cell table:number-columns-repeated="5"/>
          <table:table-cell office:value-type="string" table:style-name="ce16">
            <text:p>x</text:p>
          </table:table-cell>
          <table:table-cell table:number-columns-repeated="16377" table:style-name="ce1"/>
        </table:table-row>
        <table:table-row table:style-name="ro3">
          <table:table-cell table:number-columns-spanned="8" table:number-rows-spanned="1" table:style-name="ce51"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Name</text:p>
          </table:table-cell>
          <table:table-cell office:value-type="string" office:string-value="" table:formula="msoxl:=IF(Month_09!B5:D5&gt;0,Month_09!B5:D5,&quot;&quot;)" table:number-columns-spanned="3" table:number-rows-spanned="1" table:style-name="ce46"/>
          <table:covered-table-cell table:number-columns-repeated="2"/>
          <table:table-cell table:style-name="ce1"/>
          <table:table-cell office:value-type="string" table:number-columns-spanned="2" table:number-rows-spanned="1" table:style-name="ce45">
            <text:p>Vat rate applied</text:p>
          </table:table-cell>
          <table:covered-table-cell/>
          <table:table-cell office:value-type="float" office:value="20" table:formula="msoxl:=Month_09!H5" table:style-name="ce41">
            <text:p>20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ddress</text:p>
          </table:table-cell>
          <table:table-cell office:value-type="string" office:string-value="" table:formula="msoxl:=IF(Month_09!B6:D6&gt;0,Month_09!B6:D6,&quot;&quot;)" table:number-columns-spanned="3" table:number-rows-spanned="1" table:style-name="ce46"/>
          <table:covered-table-cell table:number-columns-repeated="2"/>
          <table:table-cell table:style-name="ce1"/>
          <table:table-cell office:value-type="string" table:style-name="ce1">
            <text:p>Date From:</text:p>
          </table:table-cell>
          <table:table-cell office:value-type="date" office:date-value="2014-01-01T00:00:00" table:formula="msoxl:=DATE(YEAR(Month_09!G6),MONTH(Month_09!G6)+1,1)" table:number-columns-spanned="2" table:number-rows-spanned="1" table:style-name="ce56">
            <text:p>01-Jan-14</text:p>
          </table:table-cell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office:value-type="string" office:string-value="" table:formula="msoxl:=IF(Month_09!B7&gt;0,Month_09!B7,&quot;&quot;)" table:style-name="ce4"/>
          <table:table-cell office:value-type="string" table:style-name="ce5">
            <text:p>Post Code</text:p>
          </table:table-cell>
          <table:table-cell office:value-type="string" office:string-value="" table:formula="msoxl:=IF(Month_09!D7&gt;0,Month_09!D7,&quot;&quot;)" table:style-name="ce3"/>
          <table:table-cell table:style-name="ce1"/>
          <table:table-cell office:value-type="string" table:style-name="ce1">
            <text:p>Date To:</text:p>
          </table:table-cell>
          <table:table-cell office:value-type="date" office:date-value="2014-01-31T00:00:00" table:formula="msoxl:=DATE(YEAR(G6),MONTH(G6),DAY(DATE(YEAR(G6),MONTH(G6)+1,1)-1))" table:number-columns-spanned="2" table:number-rows-spanned="1" table:style-name="ce56">
            <text:p>31-Jan-14</text:p>
          </table:table-cell>
          <table:covered-table-cell/>
          <table:table-cell table:number-columns-repeated="16376" table:style-name="ce1"/>
        </table:table-row>
        <table:table-row table:style-name="ro4">
          <table:table-cell table:style-name="ce6"/>
          <table:table-cell table:number-columns-repeated="3" table:style-name="ce7"/>
          <table:table-cell table:number-columns-repeated="4" table:style-name="ce6"/>
          <table:table-cell table:number-columns-repeated="16376" table:style-name="ce1"/>
        </table:table-row>
        <table:table-row table:style-name="ro5">
          <table:table-cell office:value-type="string" table:style-name="ce37">
            <text:p>Date</text:p>
          </table:table-cell>
          <table:table-cell office:value-type="string" table:style-name="ce37">
            <text:p>Description of Expense</text:p>
          </table:table-cell>
          <table:table-cell office:value-type="string" table:style-name="ce37">
            <text:p>Destination and Purpose</text:p>
          </table:table-cell>
          <table:table-cell office:value-type="string" table:style-name="ce37">
            <text:p>Mileage</text:p>
          </table:table-cell>
          <table:table-cell office:value-type="string" table:style-name="ce37">
            <text:p>Expense Type</text:p>
          </table:table-cell>
          <table:table-cell office:value-type="string" table:style-name="ce37">
            <text:p>Total Claimed</text:p>
          </table:table-cell>
          <table:table-cell office:value-type="string" table:style-name="ce37">
            <text:p>Vat</text:p>
          </table:table-cell>
          <table:table-cell office:value-type="string" table:style-name="ce37">
            <text:p>Net Expense</text:p>
          </table:table-cell>
          <table:table-cell table:style-name="ce8"/>
          <table:table-cell office:value-type="string" table:style-name="ce8">
            <text:p>General Admin</text:p>
          </table:table-cell>
          <table:table-cell office:value-type="string" table:style-name="ce8">
            <text:p>Hotel &amp; Travel</text:p>
          </table:table-cell>
          <table:table-cell office:value-type="string" table:style-name="ce8">
            <text:p>Vehicle or Mileage</text:p>
          </table:table-cell>
          <table:table-cell office:value-type="string" table:style-name="ce8">
            <text:p>Other Expenses</text:p>
          </table:table-cell>
          <table:table-cell table:number-columns-repeated="16371" table:style-name="ce8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0&gt;0,IF(G$3=&quot;X&quot;,F10*H$5/100/(1+H$5/100),&quot; &quot;),&quot; &quot;)" table:style-name="ce11">
            <text:p><text:s/></text:p>
          </table:table-cell>
          <table:table-cell office:value-type="string" office:string-value=" " table:formula="msoxl:=IF(F10&gt;0,IF(G10=&quot; &quot;,F10,F10-G10),&quot; &quot;)" table:style-name="ce11">
            <text:p><text:s/></text:p>
          </table:table-cell>
          <table:table-cell table:style-name="ce1"/>
          <table:table-cell office:value-type="string" office:string-value=" " table:formula="msoxl:=IF(E10=&quot;General Admin&quot;,H10,&quot; &quot;)" table:style-name="ce28">
            <text:p><text:s/></text:p>
          </table:table-cell>
          <table:table-cell office:value-type="string" office:string-value=" " table:formula="msoxl:=IF(E10=&quot;Hotel &amp; Travel&quot;,H10,&quot; &quot;)" table:style-name="ce28">
            <text:p><text:s/></text:p>
          </table:table-cell>
          <table:table-cell office:value-type="string" office:string-value=" " table:formula="msoxl:=IF(E10=&quot;Vehicle or Mileage&quot;,H10,&quot; &quot;)" table:style-name="ce28">
            <text:p><text:s/></text:p>
          </table:table-cell>
          <table:table-cell office:value-type="string" office:string-value=" " table:formula="msoxl:=IF(E10=&quot;Other Expenses&quot;,H1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1&gt;0,IF(G$3=&quot;X&quot;,F11*H$5/100/(1+H$5/100),&quot; &quot;),&quot; &quot;)" table:style-name="ce11">
            <text:p><text:s/></text:p>
          </table:table-cell>
          <table:table-cell office:value-type="string" office:string-value=" " table:formula="msoxl:=IF(F11&gt;0,IF(G11=&quot; &quot;,F11,F11-G11),&quot; &quot;)" table:style-name="ce11">
            <text:p><text:s/></text:p>
          </table:table-cell>
          <table:table-cell table:style-name="ce1"/>
          <table:table-cell office:value-type="string" office:string-value=" " table:formula="msoxl:=IF(E11=&quot;General Admin&quot;,H11,&quot; &quot;)" table:style-name="ce28">
            <text:p><text:s/></text:p>
          </table:table-cell>
          <table:table-cell office:value-type="string" office:string-value=" " table:formula="msoxl:=IF(E11=&quot;Hotel &amp; Travel&quot;,H11,&quot; &quot;)" table:style-name="ce28">
            <text:p><text:s/></text:p>
          </table:table-cell>
          <table:table-cell office:value-type="string" office:string-value=" " table:formula="msoxl:=IF(E11=&quot;Vehicle or Mileage&quot;,H11,&quot; &quot;)" table:style-name="ce28">
            <text:p><text:s/></text:p>
          </table:table-cell>
          <table:table-cell office:value-type="string" office:string-value=" " table:formula="msoxl:=IF(E11=&quot;Other Expenses&quot;,H1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2&gt;0,IF(G$3=&quot;X&quot;,F12*H$5/100/(1+H$5/100),&quot; &quot;),&quot; &quot;)" table:style-name="ce11">
            <text:p><text:s/></text:p>
          </table:table-cell>
          <table:table-cell office:value-type="string" office:string-value=" " table:formula="msoxl:=IF(F12&gt;0,IF(G12=&quot; &quot;,F12,F12-G12),&quot; &quot;)" table:style-name="ce11">
            <text:p><text:s/></text:p>
          </table:table-cell>
          <table:table-cell table:style-name="ce1"/>
          <table:table-cell office:value-type="string" office:string-value=" " table:formula="msoxl:=IF(E12=&quot;General Admin&quot;,H12,&quot; &quot;)" table:style-name="ce28">
            <text:p><text:s/></text:p>
          </table:table-cell>
          <table:table-cell office:value-type="string" office:string-value=" " table:formula="msoxl:=IF(E12=&quot;Hotel &amp; Travel&quot;,H12,&quot; &quot;)" table:style-name="ce28">
            <text:p><text:s/></text:p>
          </table:table-cell>
          <table:table-cell office:value-type="string" office:string-value=" " table:formula="msoxl:=IF(E12=&quot;Vehicle or Mileage&quot;,H12,&quot; &quot;)" table:style-name="ce28">
            <text:p><text:s/></text:p>
          </table:table-cell>
          <table:table-cell office:value-type="string" office:string-value=" " table:formula="msoxl:=IF(E12=&quot;Other Expenses&quot;,H1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3&gt;0,IF(G$3=&quot;X&quot;,F13*H$5/100/(1+H$5/100),&quot; &quot;),&quot; &quot;)" table:style-name="ce11">
            <text:p><text:s/></text:p>
          </table:table-cell>
          <table:table-cell office:value-type="string" office:string-value=" " table:formula="msoxl:=IF(F13&gt;0,IF(G13=&quot; &quot;,F13,F13-G13),&quot; &quot;)" table:style-name="ce11">
            <text:p><text:s/></text:p>
          </table:table-cell>
          <table:table-cell table:style-name="ce1"/>
          <table:table-cell office:value-type="string" office:string-value=" " table:formula="msoxl:=IF(E13=&quot;General Admin&quot;,H13,&quot; &quot;)" table:style-name="ce28">
            <text:p><text:s/></text:p>
          </table:table-cell>
          <table:table-cell office:value-type="string" office:string-value=" " table:formula="msoxl:=IF(E13=&quot;Hotel &amp; Travel&quot;,H13,&quot; &quot;)" table:style-name="ce28">
            <text:p><text:s/></text:p>
          </table:table-cell>
          <table:table-cell office:value-type="string" office:string-value=" " table:formula="msoxl:=IF(E13=&quot;Vehicle or Mileage&quot;,H13,&quot; &quot;)" table:style-name="ce28">
            <text:p><text:s/></text:p>
          </table:table-cell>
          <table:table-cell office:value-type="string" office:string-value=" " table:formula="msoxl:=IF(E13=&quot;Other Expenses&quot;,H1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4&gt;0,IF(G$3=&quot;X&quot;,F14*H$5/100/(1+H$5/100),&quot; &quot;),&quot; &quot;)" table:style-name="ce11">
            <text:p><text:s/></text:p>
          </table:table-cell>
          <table:table-cell office:value-type="string" office:string-value=" " table:formula="msoxl:=IF(F14&gt;0,IF(G14=&quot; &quot;,F14,F14-G14),&quot; &quot;)" table:style-name="ce11">
            <text:p><text:s/></text:p>
          </table:table-cell>
          <table:table-cell table:style-name="ce1"/>
          <table:table-cell office:value-type="string" office:string-value=" " table:formula="msoxl:=IF(E14=&quot;General Admin&quot;,H14,&quot; &quot;)" table:style-name="ce28">
            <text:p><text:s/></text:p>
          </table:table-cell>
          <table:table-cell office:value-type="string" office:string-value=" " table:formula="msoxl:=IF(E14=&quot;Hotel &amp; Travel&quot;,H14,&quot; &quot;)" table:style-name="ce28">
            <text:p><text:s/></text:p>
          </table:table-cell>
          <table:table-cell office:value-type="string" office:string-value=" " table:formula="msoxl:=IF(E14=&quot;Vehicle or Mileage&quot;,H14,&quot; &quot;)" table:style-name="ce28">
            <text:p><text:s/></text:p>
          </table:table-cell>
          <table:table-cell office:value-type="string" office:string-value=" " table:formula="msoxl:=IF(E14=&quot;Other Expenses&quot;,H1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5&gt;0,IF(G$3=&quot;X&quot;,F15*H$5/100/(1+H$5/100),&quot; &quot;),&quot; &quot;)" table:style-name="ce11">
            <text:p><text:s/></text:p>
          </table:table-cell>
          <table:table-cell office:value-type="string" office:string-value=" " table:formula="msoxl:=IF(F15&gt;0,IF(G15=&quot; &quot;,F15,F15-G15),&quot; &quot;)" table:style-name="ce11">
            <text:p><text:s/></text:p>
          </table:table-cell>
          <table:table-cell table:style-name="ce1"/>
          <table:table-cell office:value-type="string" office:string-value=" " table:formula="msoxl:=IF(E15=&quot;General Admin&quot;,H15,&quot; &quot;)" table:style-name="ce28">
            <text:p><text:s/></text:p>
          </table:table-cell>
          <table:table-cell office:value-type="string" office:string-value=" " table:formula="msoxl:=IF(E15=&quot;Hotel &amp; Travel&quot;,H15,&quot; &quot;)" table:style-name="ce28">
            <text:p><text:s/></text:p>
          </table:table-cell>
          <table:table-cell office:value-type="string" office:string-value=" " table:formula="msoxl:=IF(E15=&quot;Vehicle or Mileage&quot;,H15,&quot; &quot;)" table:style-name="ce28">
            <text:p><text:s/></text:p>
          </table:table-cell>
          <table:table-cell office:value-type="string" office:string-value=" " table:formula="msoxl:=IF(E15=&quot;Other Expenses&quot;,H1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6&gt;0,IF(G$3=&quot;X&quot;,F16*H$5/100/(1+H$5/100),&quot; &quot;),&quot; &quot;)" table:style-name="ce11">
            <text:p><text:s/></text:p>
          </table:table-cell>
          <table:table-cell office:value-type="string" office:string-value=" " table:formula="msoxl:=IF(F16&gt;0,IF(G16=&quot; &quot;,F16,F16-G16),&quot; &quot;)" table:style-name="ce11">
            <text:p><text:s/></text:p>
          </table:table-cell>
          <table:table-cell table:style-name="ce1"/>
          <table:table-cell office:value-type="string" office:string-value=" " table:formula="msoxl:=IF(E16=&quot;General Admin&quot;,H16,&quot; &quot;)" table:style-name="ce28">
            <text:p><text:s/></text:p>
          </table:table-cell>
          <table:table-cell office:value-type="string" office:string-value=" " table:formula="msoxl:=IF(E16=&quot;Hotel &amp; Travel&quot;,H16,&quot; &quot;)" table:style-name="ce28">
            <text:p><text:s/></text:p>
          </table:table-cell>
          <table:table-cell office:value-type="string" office:string-value=" " table:formula="msoxl:=IF(E16=&quot;Vehicle or Mileage&quot;,H16,&quot; &quot;)" table:style-name="ce28">
            <text:p><text:s/></text:p>
          </table:table-cell>
          <table:table-cell office:value-type="string" office:string-value=" " table:formula="msoxl:=IF(E16=&quot;Other Expenses&quot;,H1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7&gt;0,IF(G$3=&quot;X&quot;,F17*H$5/100/(1+H$5/100),&quot; &quot;),&quot; &quot;)" table:style-name="ce11">
            <text:p><text:s/></text:p>
          </table:table-cell>
          <table:table-cell office:value-type="string" office:string-value=" " table:formula="msoxl:=IF(F17&gt;0,IF(G17=&quot; &quot;,F17,F17-G17),&quot; &quot;)" table:style-name="ce11">
            <text:p><text:s/></text:p>
          </table:table-cell>
          <table:table-cell table:style-name="ce1"/>
          <table:table-cell office:value-type="string" office:string-value=" " table:formula="msoxl:=IF(E17=&quot;General Admin&quot;,H17,&quot; &quot;)" table:style-name="ce28">
            <text:p><text:s/></text:p>
          </table:table-cell>
          <table:table-cell office:value-type="string" office:string-value=" " table:formula="msoxl:=IF(E17=&quot;Hotel &amp; Travel&quot;,H17,&quot; &quot;)" table:style-name="ce28">
            <text:p><text:s/></text:p>
          </table:table-cell>
          <table:table-cell office:value-type="string" office:string-value=" " table:formula="msoxl:=IF(E17=&quot;Vehicle or Mileage&quot;,H17,&quot; &quot;)" table:style-name="ce28">
            <text:p><text:s/></text:p>
          </table:table-cell>
          <table:table-cell office:value-type="string" office:string-value=" " table:formula="msoxl:=IF(E17=&quot;Other Expenses&quot;,H1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8&gt;0,IF(G$3=&quot;X&quot;,F18*H$5/100/(1+H$5/100),&quot; &quot;),&quot; &quot;)" table:style-name="ce11">
            <text:p><text:s/></text:p>
          </table:table-cell>
          <table:table-cell office:value-type="string" office:string-value=" " table:formula="msoxl:=IF(F18&gt;0,IF(G18=&quot; &quot;,F18,F18-G18),&quot; &quot;)" table:style-name="ce11">
            <text:p><text:s/></text:p>
          </table:table-cell>
          <table:table-cell table:style-name="ce1"/>
          <table:table-cell office:value-type="string" office:string-value=" " table:formula="msoxl:=IF(E18=&quot;General Admin&quot;,H18,&quot; &quot;)" table:style-name="ce28">
            <text:p><text:s/></text:p>
          </table:table-cell>
          <table:table-cell office:value-type="string" office:string-value=" " table:formula="msoxl:=IF(E18=&quot;Hotel &amp; Travel&quot;,H18,&quot; &quot;)" table:style-name="ce28">
            <text:p><text:s/></text:p>
          </table:table-cell>
          <table:table-cell office:value-type="string" office:string-value=" " table:formula="msoxl:=IF(E18=&quot;Vehicle or Mileage&quot;,H18,&quot; &quot;)" table:style-name="ce28">
            <text:p><text:s/></text:p>
          </table:table-cell>
          <table:table-cell office:value-type="string" office:string-value=" " table:formula="msoxl:=IF(E18=&quot;Other Expenses&quot;,H1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9&gt;0,IF(G$3=&quot;X&quot;,F19*H$5/100/(1+H$5/100),&quot; &quot;),&quot; &quot;)" table:style-name="ce11">
            <text:p><text:s/></text:p>
          </table:table-cell>
          <table:table-cell office:value-type="string" office:string-value=" " table:formula="msoxl:=IF(F19&gt;0,IF(G19=&quot; &quot;,F19,F19-G19),&quot; &quot;)" table:style-name="ce11">
            <text:p><text:s/></text:p>
          </table:table-cell>
          <table:table-cell table:style-name="ce1"/>
          <table:table-cell office:value-type="string" office:string-value=" " table:formula="msoxl:=IF(E19=&quot;General Admin&quot;,H19,&quot; &quot;)" table:style-name="ce28">
            <text:p><text:s/></text:p>
          </table:table-cell>
          <table:table-cell office:value-type="string" office:string-value=" " table:formula="msoxl:=IF(E19=&quot;Hotel &amp; Travel&quot;,H19,&quot; &quot;)" table:style-name="ce28">
            <text:p><text:s/></text:p>
          </table:table-cell>
          <table:table-cell office:value-type="string" office:string-value=" " table:formula="msoxl:=IF(E19=&quot;Vehicle or Mileage&quot;,H19,&quot; &quot;)" table:style-name="ce28">
            <text:p><text:s/></text:p>
          </table:table-cell>
          <table:table-cell office:value-type="string" office:string-value=" " table:formula="msoxl:=IF(E19=&quot;Other Expenses&quot;,H1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0&gt;0,IF(G$3=&quot;X&quot;,F20*H$5/100/(1+H$5/100),&quot; &quot;),&quot; &quot;)" table:style-name="ce11">
            <text:p><text:s/></text:p>
          </table:table-cell>
          <table:table-cell office:value-type="string" office:string-value=" " table:formula="msoxl:=IF(F20&gt;0,IF(G20=&quot; &quot;,F20,F20-G20),&quot; &quot;)" table:style-name="ce11">
            <text:p><text:s/></text:p>
          </table:table-cell>
          <table:table-cell table:style-name="ce1"/>
          <table:table-cell office:value-type="string" office:string-value=" " table:formula="msoxl:=IF(E20=&quot;General Admin&quot;,H20,&quot; &quot;)" table:style-name="ce28">
            <text:p><text:s/></text:p>
          </table:table-cell>
          <table:table-cell office:value-type="string" office:string-value=" " table:formula="msoxl:=IF(E20=&quot;Hotel &amp; Travel&quot;,H20,&quot; &quot;)" table:style-name="ce28">
            <text:p><text:s/></text:p>
          </table:table-cell>
          <table:table-cell office:value-type="string" office:string-value=" " table:formula="msoxl:=IF(E20=&quot;Vehicle or Mileage&quot;,H20,&quot; &quot;)" table:style-name="ce28">
            <text:p><text:s/></text:p>
          </table:table-cell>
          <table:table-cell office:value-type="string" office:string-value=" " table:formula="msoxl:=IF(E20=&quot;Other Expenses&quot;,H2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1&gt;0,IF(G$3=&quot;X&quot;,F21*H$5/100/(1+H$5/100),&quot; &quot;),&quot; &quot;)" table:style-name="ce11">
            <text:p><text:s/></text:p>
          </table:table-cell>
          <table:table-cell office:value-type="string" office:string-value=" " table:formula="msoxl:=IF(F21&gt;0,IF(G21=&quot; &quot;,F21,F21-G21),&quot; &quot;)" table:style-name="ce11">
            <text:p><text:s/></text:p>
          </table:table-cell>
          <table:table-cell table:style-name="ce1"/>
          <table:table-cell office:value-type="string" office:string-value=" " table:formula="msoxl:=IF(E21=&quot;General Admin&quot;,H21,&quot; &quot;)" table:style-name="ce28">
            <text:p><text:s/></text:p>
          </table:table-cell>
          <table:table-cell office:value-type="string" office:string-value=" " table:formula="msoxl:=IF(E21=&quot;Hotel &amp; Travel&quot;,H21,&quot; &quot;)" table:style-name="ce28">
            <text:p><text:s/></text:p>
          </table:table-cell>
          <table:table-cell office:value-type="string" office:string-value=" " table:formula="msoxl:=IF(E21=&quot;Vehicle or Mileage&quot;,H21,&quot; &quot;)" table:style-name="ce28">
            <text:p><text:s/></text:p>
          </table:table-cell>
          <table:table-cell office:value-type="string" office:string-value=" " table:formula="msoxl:=IF(E21=&quot;Other Expenses&quot;,H2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2&gt;0,IF(G$3=&quot;X&quot;,F22*H$5/100/(1+H$5/100),&quot; &quot;),&quot; &quot;)" table:style-name="ce11">
            <text:p><text:s/></text:p>
          </table:table-cell>
          <table:table-cell office:value-type="string" office:string-value=" " table:formula="msoxl:=IF(F22&gt;0,IF(G22=&quot; &quot;,F22,F22-G22),&quot; &quot;)" table:style-name="ce11">
            <text:p><text:s/></text:p>
          </table:table-cell>
          <table:table-cell table:style-name="ce1"/>
          <table:table-cell office:value-type="string" office:string-value=" " table:formula="msoxl:=IF(E22=&quot;General Admin&quot;,H22,&quot; &quot;)" table:style-name="ce28">
            <text:p><text:s/></text:p>
          </table:table-cell>
          <table:table-cell office:value-type="string" office:string-value=" " table:formula="msoxl:=IF(E22=&quot;Hotel &amp; Travel&quot;,H22,&quot; &quot;)" table:style-name="ce28">
            <text:p><text:s/></text:p>
          </table:table-cell>
          <table:table-cell office:value-type="string" office:string-value=" " table:formula="msoxl:=IF(E22=&quot;Vehicle or Mileage&quot;,H22,&quot; &quot;)" table:style-name="ce28">
            <text:p><text:s/></text:p>
          </table:table-cell>
          <table:table-cell office:value-type="string" office:string-value=" " table:formula="msoxl:=IF(E22=&quot;Other Expenses&quot;,H2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3&gt;0,IF(G$3=&quot;X&quot;,F23*H$5/100/(1+H$5/100),&quot; &quot;),&quot; &quot;)" table:style-name="ce11">
            <text:p><text:s/></text:p>
          </table:table-cell>
          <table:table-cell office:value-type="string" office:string-value=" " table:formula="msoxl:=IF(F23&gt;0,IF(G23=&quot; &quot;,F23,F23-G23),&quot; &quot;)" table:style-name="ce11">
            <text:p><text:s/></text:p>
          </table:table-cell>
          <table:table-cell table:style-name="ce1"/>
          <table:table-cell office:value-type="string" office:string-value=" " table:formula="msoxl:=IF(E23=&quot;General Admin&quot;,H23,&quot; &quot;)" table:style-name="ce28">
            <text:p><text:s/></text:p>
          </table:table-cell>
          <table:table-cell office:value-type="string" office:string-value=" " table:formula="msoxl:=IF(E23=&quot;Hotel &amp; Travel&quot;,H23,&quot; &quot;)" table:style-name="ce28">
            <text:p><text:s/></text:p>
          </table:table-cell>
          <table:table-cell office:value-type="string" office:string-value=" " table:formula="msoxl:=IF(E23=&quot;Vehicle or Mileage&quot;,H23,&quot; &quot;)" table:style-name="ce28">
            <text:p><text:s/></text:p>
          </table:table-cell>
          <table:table-cell office:value-type="string" office:string-value=" " table:formula="msoxl:=IF(E23=&quot;Other Expenses&quot;,H2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4&gt;0,IF(G$3=&quot;X&quot;,F24*H$5/100/(1+H$5/100),&quot; &quot;),&quot; &quot;)" table:style-name="ce11">
            <text:p><text:s/></text:p>
          </table:table-cell>
          <table:table-cell office:value-type="string" office:string-value=" " table:formula="msoxl:=IF(F24&gt;0,IF(G24=&quot; &quot;,F24,F24-G24),&quot; &quot;)" table:style-name="ce11">
            <text:p><text:s/></text:p>
          </table:table-cell>
          <table:table-cell table:style-name="ce1"/>
          <table:table-cell office:value-type="string" office:string-value=" " table:formula="msoxl:=IF(E24=&quot;General Admin&quot;,H24,&quot; &quot;)" table:style-name="ce28">
            <text:p><text:s/></text:p>
          </table:table-cell>
          <table:table-cell office:value-type="string" office:string-value=" " table:formula="msoxl:=IF(E24=&quot;Hotel &amp; Travel&quot;,H24,&quot; &quot;)" table:style-name="ce28">
            <text:p><text:s/></text:p>
          </table:table-cell>
          <table:table-cell office:value-type="string" office:string-value=" " table:formula="msoxl:=IF(E24=&quot;Vehicle or Mileage&quot;,H24,&quot; &quot;)" table:style-name="ce28">
            <text:p><text:s/></text:p>
          </table:table-cell>
          <table:table-cell office:value-type="string" office:string-value=" " table:formula="msoxl:=IF(E24=&quot;Other Expenses&quot;,H2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5&gt;0,IF(G$3=&quot;X&quot;,F25*H$5/100/(1+H$5/100),&quot; &quot;),&quot; &quot;)" table:style-name="ce11">
            <text:p><text:s/></text:p>
          </table:table-cell>
          <table:table-cell office:value-type="string" office:string-value=" " table:formula="msoxl:=IF(F25&gt;0,IF(G25=&quot; &quot;,F25,F25-G25),&quot; &quot;)" table:style-name="ce11">
            <text:p><text:s/></text:p>
          </table:table-cell>
          <table:table-cell table:style-name="ce1"/>
          <table:table-cell office:value-type="string" office:string-value=" " table:formula="msoxl:=IF(E25=&quot;General Admin&quot;,H25,&quot; &quot;)" table:style-name="ce28">
            <text:p><text:s/></text:p>
          </table:table-cell>
          <table:table-cell office:value-type="string" office:string-value=" " table:formula="msoxl:=IF(E25=&quot;Hotel &amp; Travel&quot;,H25,&quot; &quot;)" table:style-name="ce28">
            <text:p><text:s/></text:p>
          </table:table-cell>
          <table:table-cell office:value-type="string" office:string-value=" " table:formula="msoxl:=IF(E25=&quot;Vehicle or Mileage&quot;,H25,&quot; &quot;)" table:style-name="ce28">
            <text:p><text:s/></text:p>
          </table:table-cell>
          <table:table-cell office:value-type="string" office:string-value=" " table:formula="msoxl:=IF(E25=&quot;Other Expenses&quot;,H2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6&gt;0,IF(G$3=&quot;X&quot;,F26*H$5/100/(1+H$5/100),&quot; &quot;),&quot; &quot;)" table:style-name="ce11">
            <text:p><text:s/></text:p>
          </table:table-cell>
          <table:table-cell office:value-type="string" office:string-value=" " table:formula="msoxl:=IF(F26&gt;0,IF(G26=&quot; &quot;,F26,F26-G26),&quot; &quot;)" table:style-name="ce11">
            <text:p><text:s/></text:p>
          </table:table-cell>
          <table:table-cell table:style-name="ce1"/>
          <table:table-cell office:value-type="string" office:string-value=" " table:formula="msoxl:=IF(E26=&quot;General Admin&quot;,H26,&quot; &quot;)" table:style-name="ce28">
            <text:p><text:s/></text:p>
          </table:table-cell>
          <table:table-cell office:value-type="string" office:string-value=" " table:formula="msoxl:=IF(E26=&quot;Hotel &amp; Travel&quot;,H26,&quot; &quot;)" table:style-name="ce28">
            <text:p><text:s/></text:p>
          </table:table-cell>
          <table:table-cell office:value-type="string" office:string-value=" " table:formula="msoxl:=IF(E26=&quot;Vehicle or Mileage&quot;,H26,&quot; &quot;)" table:style-name="ce28">
            <text:p><text:s/></text:p>
          </table:table-cell>
          <table:table-cell office:value-type="string" office:string-value=" " table:formula="msoxl:=IF(E26=&quot;Other Expenses&quot;,H2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7&gt;0,IF(G$3=&quot;X&quot;,F27*H$5/100/(1+H$5/100),&quot; &quot;),&quot; &quot;)" table:style-name="ce11">
            <text:p><text:s/></text:p>
          </table:table-cell>
          <table:table-cell office:value-type="string" office:string-value=" " table:formula="msoxl:=IF(F27&gt;0,IF(G27=&quot; &quot;,F27,F27-G27),&quot; &quot;)" table:style-name="ce11">
            <text:p><text:s/></text:p>
          </table:table-cell>
          <table:table-cell table:style-name="ce1"/>
          <table:table-cell office:value-type="string" office:string-value=" " table:formula="msoxl:=IF(E27=&quot;General Admin&quot;,H27,&quot; &quot;)" table:style-name="ce28">
            <text:p><text:s/></text:p>
          </table:table-cell>
          <table:table-cell office:value-type="string" office:string-value=" " table:formula="msoxl:=IF(E27=&quot;Hotel &amp; Travel&quot;,H27,&quot; &quot;)" table:style-name="ce28">
            <text:p><text:s/></text:p>
          </table:table-cell>
          <table:table-cell office:value-type="string" office:string-value=" " table:formula="msoxl:=IF(E27=&quot;Vehicle or Mileage&quot;,H27,&quot; &quot;)" table:style-name="ce28">
            <text:p><text:s/></text:p>
          </table:table-cell>
          <table:table-cell office:value-type="string" office:string-value=" " table:formula="msoxl:=IF(E27=&quot;Other Expenses&quot;,H2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8&gt;0,IF(G$3=&quot;X&quot;,F28*H$5/100/(1+H$5/100),&quot; &quot;),&quot; &quot;)" table:style-name="ce11">
            <text:p><text:s/></text:p>
          </table:table-cell>
          <table:table-cell office:value-type="string" office:string-value=" " table:formula="msoxl:=IF(F28&gt;0,IF(G28=&quot; &quot;,F28,F28-G28),&quot; &quot;)" table:style-name="ce11">
            <text:p><text:s/></text:p>
          </table:table-cell>
          <table:table-cell table:style-name="ce1"/>
          <table:table-cell office:value-type="string" office:string-value=" " table:formula="msoxl:=IF(E28=&quot;General Admin&quot;,H28,&quot; &quot;)" table:style-name="ce28">
            <text:p><text:s/></text:p>
          </table:table-cell>
          <table:table-cell office:value-type="string" office:string-value=" " table:formula="msoxl:=IF(E28=&quot;Hotel &amp; Travel&quot;,H28,&quot; &quot;)" table:style-name="ce28">
            <text:p><text:s/></text:p>
          </table:table-cell>
          <table:table-cell office:value-type="string" office:string-value=" " table:formula="msoxl:=IF(E28=&quot;Vehicle or Mileage&quot;,H28,&quot; &quot;)" table:style-name="ce28">
            <text:p><text:s/></text:p>
          </table:table-cell>
          <table:table-cell office:value-type="string" office:string-value=" " table:formula="msoxl:=IF(E28=&quot;Other Expenses&quot;,H2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9&gt;0,IF(G$3=&quot;X&quot;,F29*H$5/100/(1+H$5/100),&quot; &quot;),&quot; &quot;)" table:style-name="ce11">
            <text:p><text:s/></text:p>
          </table:table-cell>
          <table:table-cell office:value-type="string" office:string-value=" " table:formula="msoxl:=IF(F29&gt;0,IF(G29=&quot; &quot;,F29,F29-G29),&quot; &quot;)" table:style-name="ce11">
            <text:p><text:s/></text:p>
          </table:table-cell>
          <table:table-cell table:style-name="ce1"/>
          <table:table-cell office:value-type="string" office:string-value=" " table:formula="msoxl:=IF(E29=&quot;General Admin&quot;,H29,&quot; &quot;)" table:style-name="ce28">
            <text:p><text:s/></text:p>
          </table:table-cell>
          <table:table-cell office:value-type="string" office:string-value=" " table:formula="msoxl:=IF(E29=&quot;Hotel &amp; Travel&quot;,H29,&quot; &quot;)" table:style-name="ce28">
            <text:p><text:s/></text:p>
          </table:table-cell>
          <table:table-cell office:value-type="string" office:string-value=" " table:formula="msoxl:=IF(E29=&quot;Vehicle or Mileage&quot;,H29,&quot; &quot;)" table:style-name="ce28">
            <text:p><text:s/></text:p>
          </table:table-cell>
          <table:table-cell office:value-type="string" office:string-value=" " table:formula="msoxl:=IF(E29=&quot;Other Expenses&quot;,H2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6"/>
          <table:table-cell office:value-type="string" office:string-value="Mileage Claim @ 45p" table:formula="msoxl:=&quot;Mileage Claim @ &quot; &amp; TEXT(C30*100,0) &amp; &quot;p&quot;" table:style-name="ce12">
            <text:p>Mileage Claim @ 45p</text:p>
          </table:table-cell>
          <table:table-cell office:value-type="float" office:value="0.45" table:formula="msoxl:=Month_09!C30" table:style-name="ce18">
            <text:p>0.45</text:p>
          </table:table-cell>
          <table:table-cell office:value-type="float" office:value="0" table:formula="msoxl:=SUM(D10:D29)" table:style-name="ce10">
            <text:p>0</text:p>
          </table:table-cell>
          <table:table-cell office:value-type="string" table:style-name="ce26">
            <text:p>Vehicle or Mileage</text:p>
          </table:table-cell>
          <table:table-cell office:value-type="string" office:string-value=" " table:formula="msoxl:=IF(D30&gt;0,D30*C30,&quot; &quot;)" table:style-name="ce11">
            <text:p><text:s/></text:p>
          </table:table-cell>
          <table:table-cell table:style-name="ce11"/>
          <table:table-cell office:value-type="string" office:string-value=" " table:formula="msoxl:=IF(D30&gt;0,F30-G30,&quot; &quot;)" table:style-name="ce11">
            <text:p><text:s/></text:p>
          </table:table-cell>
          <table:table-cell table:style-name="ce1"/>
          <table:table-cell office:value-type="string" office:string-value=" " table:formula="msoxl:=IF(E30=&quot;General Admin&quot;,H30,&quot; &quot;)" table:style-name="ce28">
            <text:p><text:s/></text:p>
          </table:table-cell>
          <table:table-cell office:value-type="string" office:string-value=" " table:formula="msoxl:=IF(E30=&quot;Hotel &amp; Travel&quot;,H30,&quot; &quot;)" table:style-name="ce28">
            <text:p><text:s/></text:p>
          </table:table-cell>
          <table:table-cell office:value-type="string" office:string-value=" " table:formula="msoxl:=IF(E30=&quot;Vehicle or Mileage&quot;,H30,&quot; &quot;)" table:style-name="ce28">
            <text:p><text:s/></text:p>
          </table:table-cell>
          <table:table-cell office:value-type="string" office:string-value=" " table:formula="msoxl:=IF(E30=&quot;Other Expenses&quot;,H3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number-columns-repeated="5" table:style-name="ce6"/>
          <table:table-cell office:value-type="float" office:value="0" table:formula="msoxl:=SUM(F10:F30)" table:style-name="ce11">
            <text:p>0.00</text:p>
          </table:table-cell>
          <table:table-cell office:value-type="float" office:value="0" table:formula="msoxl:=SUM(G10:G30)" table:style-name="ce11">
            <text:p>0.00</text:p>
          </table:table-cell>
          <table:table-cell office:value-type="float" office:value="0" table:formula="msoxl:=SUM(H10:H30)" table:style-name="ce11">
            <text:p>0.00</text:p>
          </table:table-cell>
          <table:table-cell table:style-name="ce1"/>
          <table:table-cell office:value-type="float" office:value="0" table:formula="msoxl:=SUM(J10:J30)" table:style-name="ce11">
            <text:p>0.00</text:p>
          </table:table-cell>
          <table:table-cell office:value-type="float" office:value="0" table:formula="msoxl:=SUM(K10:K30)" table:style-name="ce11">
            <text:p>0.00</text:p>
          </table:table-cell>
          <table:table-cell office:value-type="float" office:value="0" table:formula="msoxl:=SUM(L10:L30)" table:style-name="ce11">
            <text:p>0.00</text:p>
          </table:table-cell>
          <table:table-cell office:value-type="float" office:value="0" table:formula="msoxl:=SUM(M10:M30)" table:style-name="ce11">
            <text:p>0.00</text:p>
          </table:table-cell>
          <table:table-cell table:number-columns-repeated="16371"/>
        </table:table-row>
        <table:table-row table:style-name="ro4">
          <table:table-cell table:number-columns-spanned="8" table:number-rows-spanned="1" table:style-name="ce52"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6"/>
          <table:table-cell table:style-name="ce13"/>
          <table:table-cell office:value-type="string" table:number-columns-spanned="2" table:number-rows-spanned="1" table:style-name="ce69">
            <text:p>TOTAL AMOUNT PAYABLE</text:p>
          </table:table-cell>
          <table:covered-table-cell/>
          <table:table-cell office:value-type="string" table:style-name="ce14">
            <text:p>£<text:s/></text:p>
          </table:table-cell>
          <table:table-cell office:value-type="float" office:value="0" table:formula="msoxl:=F31" table:style-name="ce15">
            <text:p>0.00</text:p>
          </table:table-cell>
          <table:table-cell table:number-columns-spanned="2" table:number-rows-spanned="1" table:style-name="ce66"/>
          <table:covered-table-cell/>
          <table:table-cell table:number-columns-repeated="16376"/>
        </table:table-row>
        <table:table-row table:style-name="ro4">
          <table:table-cell table:number-columns-spanned="8" table:number-rows-spanned="1" table:style-name="ce52"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53">
            <text:p>I confirm the amount claimed has been incurred solely on business and does not include travel expenses from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53">
            <text:p>home to normal place of work, personal or third party expens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1">
            <text:p>Signed</text:p>
          </table:table-cell>
          <table:table-cell office:value-type="string" table:number-columns-spanned="2" table:number-rows-spanned="1" table:style-name="ce51">
            <text:p>…………………………………………………………….</text:p>
          </table:table-cell>
          <table:covered-table-cell/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1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50">
            <text:p>Payment Authorised By</text:p>
          </table:table-cell>
          <table:covered-table-cell/>
          <table:table-cell office:value-type="string" table:style-name="ce1">
            <text:p>…………………………</text:p>
          </table:table-cell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1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35">
            <text:p>OFFICE USE: Accounting Summary</text:p>
          </table:table-cell>
          <table:table-cell table:style-name="ce36"/>
          <table:table-cell office:value-type="string" table:style-name="ce39">
            <text:p>Reference</text:p>
          </table:table-cell>
          <table:table-cell office:value-type="string" table:style-name="ce40">
            <text:p>Exp01</text:p>
          </table:table-cell>
          <table:table-cell table:number-columns-repeated="2" table:style-name="ce19"/>
          <table:table-cell office:value-type="string" table:number-columns-spanned="1" table:number-rows-spanned="2" table:style-name="ce62">
            <text:p>Entry Code Letter</text:p>
          </table:table-cell>
          <table:table-cell table:style-name="ce31"/>
          <table:table-cell table:number-columns-repeated="16376"/>
        </table:table-row>
        <table:table-row table:style-name="ro2">
          <table:table-cell table:style-name="ce29"/>
          <table:table-cell table:style-name="ce30"/>
          <table:table-cell table:number-columns-repeated="4" table:style-name="ce6"/>
          <table:covered-table-cell/>
          <table:table-cell table:style-name="ce32"/>
          <table:table-cell table:number-columns-repeated="16376"/>
        </table:table-row>
        <table:table-row table:style-name="ro2">
          <table:table-cell office:value-type="date" office:date-value="2014-01-31T00:00:00" table:formula="msoxl:=IF(G7&gt;0,G7,&quot; &quot;)" table:style-name="ce20">
            <text:p>31-Jan-14</text:p>
          </table:table-cell>
          <table:table-cell office:value-type="string" office:string-value="" table:formula="msoxl:=IF(B5&gt;0,B5,&quot; &quot;)" table:number-columns-spanned="2" table:number-rows-spanned="1" table:style-name="ce52"/>
          <table:covered-table-cell/>
          <table:table-cell office:value-type="string" table:style-name="ce6">
            <text:p>Total Purchases</text:p>
          </table:table-cell>
          <table:table-cell table:style-name="ce6"/>
          <table:table-cell office:value-type="string" office:string-value=" " table:formula="msoxl:=IF(F31&gt;0,F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Vat Input</text:p>
          </table:table-cell>
          <table:table-cell table:style-name="ce6"/>
          <table:table-cell office:value-type="string" office:string-value=" " table:formula="msoxl:=IF(G31&gt;0,G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Expense analysis</text:p>
          </table:table-cell>
          <table:table-cell table:number-columns-repeated="3"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52">
            <text:p>General Admin</text:p>
          </table:table-cell>
          <table:covered-table-cell/>
          <table:table-cell office:value-type="string" office:string-value=" " table:formula="msoxl:=IF(J31&gt;0,J31,&quot; &quot;)" table:style-name="ce27">
            <text:p><text:s/></text:p>
          </table:table-cell>
          <table:table-cell office:value-type="string" table:style-name="ce38">
            <text:p>G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52">
            <text:p>Hotel &amp; Travel</text:p>
          </table:table-cell>
          <table:covered-table-cell/>
          <table:table-cell office:value-type="string" office:string-value=" " table:formula="msoxl:=IF(K31&gt;0,K31,&quot; &quot;)" table:style-name="ce27">
            <text:p><text:s/></text:p>
          </table:table-cell>
          <table:table-cell office:value-type="string" table:style-name="ce38">
            <text:p>H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1"/>
          <table:table-cell table:style-name="ce33"/>
          <table:table-cell office:value-type="string" table:number-columns-spanned="2" table:number-rows-spanned="1" table:style-name="ce52">
            <text:p>Vehicle or Mileage</text:p>
          </table:table-cell>
          <table:covered-table-cell/>
          <table:table-cell office:value-type="string" office:string-value=" " table:formula="msoxl:=IF(L31&gt;0,L31,&quot; &quot;)" table:style-name="ce27">
            <text:p><text:s/></text:p>
          </table:table-cell>
          <table:table-cell office:value-type="string" table:style-name="ce38">
            <text:p>V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office:value-type="string" table:number-columns-spanned="1" table:number-rows-spanned="2" table:style-name="ce60">
            <text:p>Manual analysis required of Other Expenses for accounts</text:p>
          </table:table-cell>
          <table:table-cell table:style-name="ce33"/>
          <table:table-cell office:value-type="string" table:number-columns-spanned="2" table:number-rows-spanned="1" table:style-name="ce52">
            <text:p>Other Expenses</text:p>
          </table:table-cell>
          <table:covered-table-cell/>
          <table:table-cell office:value-type="string" office:string-value=" " table:formula="msoxl:=IF(M31&gt;0,M31,&quot; &quot;)" table:style-name="ce27">
            <text:p><text:s/></text:p>
          </table:table-cell>
          <table:table-cell office:value-type="string" table:number-columns-spanned="2" table:number-rows-spanned="1" table:style-name="ce68">
            <text:p>To be allocated manually</text:p>
          </table:table-cell>
          <table:covered-table-cell/>
          <table:table-cell table:number-columns-repeated="16376"/>
        </table:table-row>
        <table:table-row table:style-name="ro2">
          <table:table-cell table:style-name="ce22"/>
          <table:covered-table-cell/>
          <table:table-cell table:style-name="ce33"/>
          <table:table-cell table:number-columns-repeated="2" table:style-name="ce7"/>
          <table:table-cell table:style-name="ce27"/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3"/>
          <table:table-cell table:number-columns-repeated="2" table:style-name="ce34"/>
          <table:table-cell table:number-columns-repeated="4" table:style-name="ce24"/>
          <table:table-cell table:style-name="ce25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Month_11" table:style-name="ta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4" table:default-cell-style-name="ce1" table:visibility="collapse"/>
        <table:table-column table:style-name="co10" table:number-columns-repeated="16371" table:default-cell-style-name="ce1"/>
        <table:table-row table:style-name="ro1">
          <table:table-cell office:value-type="string" table:number-columns-spanned="8" table:number-rows-spanned="1" table:style-name="ce44">
            <text:p>EXPENSES CLAIM FORM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45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47">
            <text:p>Enter X if vat registered leave blank if not registered or flat rate scheme</text:p>
          </table:table-cell>
          <table:covered-table-cell table:number-columns-repeated="5"/>
          <table:table-cell office:value-type="string" table:style-name="ce16">
            <text:p>x</text:p>
          </table:table-cell>
          <table:table-cell table:number-columns-repeated="16377" table:style-name="ce1"/>
        </table:table-row>
        <table:table-row table:style-name="ro3">
          <table:table-cell table:number-columns-spanned="8" table:number-rows-spanned="1" table:style-name="ce51"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Name</text:p>
          </table:table-cell>
          <table:table-cell office:value-type="string" office:string-value="" table:formula="msoxl:=IF(Month_10!B5:D5&gt;0,Month_10!B5:D5,&quot;&quot;)" table:number-columns-spanned="3" table:number-rows-spanned="1" table:style-name="ce46"/>
          <table:covered-table-cell table:number-columns-repeated="2"/>
          <table:table-cell table:style-name="ce1"/>
          <table:table-cell office:value-type="string" table:number-columns-spanned="2" table:number-rows-spanned="1" table:style-name="ce45">
            <text:p>Vat rate applied</text:p>
          </table:table-cell>
          <table:covered-table-cell/>
          <table:table-cell office:value-type="float" office:value="20" table:formula="msoxl:=Month_10!H5" table:style-name="ce41">
            <text:p>20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ddress</text:p>
          </table:table-cell>
          <table:table-cell office:value-type="string" office:string-value="" table:formula="msoxl:=IF(Month_10!B6:D6&gt;0,Month_10!B6:D6,&quot;&quot;)" table:number-columns-spanned="3" table:number-rows-spanned="1" table:style-name="ce46"/>
          <table:covered-table-cell table:number-columns-repeated="2"/>
          <table:table-cell table:style-name="ce1"/>
          <table:table-cell office:value-type="string" table:style-name="ce1">
            <text:p>Date From:</text:p>
          </table:table-cell>
          <table:table-cell office:value-type="date" office:date-value="2014-02-01T00:00:00" table:formula="msoxl:=DATE(YEAR(Month_10!G6),MONTH(Month_10!G6)+1,1)" table:number-columns-spanned="2" table:number-rows-spanned="1" table:style-name="ce56">
            <text:p>01-Feb-14</text:p>
          </table:table-cell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office:value-type="string" office:string-value="" table:formula="msoxl:=IF(Month_10!B7&gt;0,Month_10!B7,&quot;&quot;)" table:style-name="ce4"/>
          <table:table-cell office:value-type="string" table:style-name="ce5">
            <text:p>Post Code</text:p>
          </table:table-cell>
          <table:table-cell office:value-type="string" office:string-value="" table:formula="msoxl:=IF(Month_10!D7&gt;0,Month_10!D7,&quot;&quot;)" table:style-name="ce3"/>
          <table:table-cell table:style-name="ce1"/>
          <table:table-cell office:value-type="string" table:style-name="ce1">
            <text:p>Date To:</text:p>
          </table:table-cell>
          <table:table-cell office:value-type="date" office:date-value="2014-02-28T00:00:00" table:formula="msoxl:=DATE(YEAR(G6),MONTH(G6),DAY(DATE(YEAR(G6),MONTH(G6)+1,1)-1))" table:number-columns-spanned="2" table:number-rows-spanned="1" table:style-name="ce56">
            <text:p>28-Feb-14</text:p>
          </table:table-cell>
          <table:covered-table-cell/>
          <table:table-cell table:number-columns-repeated="16376" table:style-name="ce1"/>
        </table:table-row>
        <table:table-row table:style-name="ro4">
          <table:table-cell table:style-name="ce6"/>
          <table:table-cell table:number-columns-repeated="3" table:style-name="ce7"/>
          <table:table-cell table:number-columns-repeated="4" table:style-name="ce6"/>
          <table:table-cell table:number-columns-repeated="16376" table:style-name="ce1"/>
        </table:table-row>
        <table:table-row table:style-name="ro5">
          <table:table-cell office:value-type="string" table:style-name="ce37">
            <text:p>Date</text:p>
          </table:table-cell>
          <table:table-cell office:value-type="string" table:style-name="ce37">
            <text:p>Description of Expense</text:p>
          </table:table-cell>
          <table:table-cell office:value-type="string" table:style-name="ce37">
            <text:p>Destination and Purpose</text:p>
          </table:table-cell>
          <table:table-cell office:value-type="string" table:style-name="ce37">
            <text:p>Mileage</text:p>
          </table:table-cell>
          <table:table-cell office:value-type="string" table:style-name="ce37">
            <text:p>Expense Type</text:p>
          </table:table-cell>
          <table:table-cell office:value-type="string" table:style-name="ce37">
            <text:p>Total Claimed</text:p>
          </table:table-cell>
          <table:table-cell office:value-type="string" table:style-name="ce37">
            <text:p>Vat</text:p>
          </table:table-cell>
          <table:table-cell office:value-type="string" table:style-name="ce37">
            <text:p>Net Expense</text:p>
          </table:table-cell>
          <table:table-cell table:style-name="ce8"/>
          <table:table-cell office:value-type="string" table:style-name="ce8">
            <text:p>General Admin</text:p>
          </table:table-cell>
          <table:table-cell office:value-type="string" table:style-name="ce8">
            <text:p>Hotel &amp; Travel</text:p>
          </table:table-cell>
          <table:table-cell office:value-type="string" table:style-name="ce8">
            <text:p>Vehicle or Mileage</text:p>
          </table:table-cell>
          <table:table-cell office:value-type="string" table:style-name="ce8">
            <text:p>Other Expenses</text:p>
          </table:table-cell>
          <table:table-cell table:number-columns-repeated="16371" table:style-name="ce8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0&gt;0,IF(G$3=&quot;X&quot;,F10*H$5/100/(1+H$5/100),&quot; &quot;),&quot; &quot;)" table:style-name="ce11">
            <text:p><text:s/></text:p>
          </table:table-cell>
          <table:table-cell office:value-type="string" office:string-value=" " table:formula="msoxl:=IF(F10&gt;0,IF(G10=&quot; &quot;,F10,F10-G10),&quot; &quot;)" table:style-name="ce11">
            <text:p><text:s/></text:p>
          </table:table-cell>
          <table:table-cell table:style-name="ce1"/>
          <table:table-cell office:value-type="string" office:string-value=" " table:formula="msoxl:=IF(E10=&quot;General Admin&quot;,H10,&quot; &quot;)" table:style-name="ce28">
            <text:p><text:s/></text:p>
          </table:table-cell>
          <table:table-cell office:value-type="string" office:string-value=" " table:formula="msoxl:=IF(E10=&quot;Hotel &amp; Travel&quot;,H10,&quot; &quot;)" table:style-name="ce28">
            <text:p><text:s/></text:p>
          </table:table-cell>
          <table:table-cell office:value-type="string" office:string-value=" " table:formula="msoxl:=IF(E10=&quot;Vehicle or Mileage&quot;,H10,&quot; &quot;)" table:style-name="ce28">
            <text:p><text:s/></text:p>
          </table:table-cell>
          <table:table-cell office:value-type="string" office:string-value=" " table:formula="msoxl:=IF(E10=&quot;Other Expenses&quot;,H1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1&gt;0,IF(G$3=&quot;X&quot;,F11*H$5/100/(1+H$5/100),&quot; &quot;),&quot; &quot;)" table:style-name="ce11">
            <text:p><text:s/></text:p>
          </table:table-cell>
          <table:table-cell office:value-type="string" office:string-value=" " table:formula="msoxl:=IF(F11&gt;0,IF(G11=&quot; &quot;,F11,F11-G11),&quot; &quot;)" table:style-name="ce11">
            <text:p><text:s/></text:p>
          </table:table-cell>
          <table:table-cell table:style-name="ce1"/>
          <table:table-cell office:value-type="string" office:string-value=" " table:formula="msoxl:=IF(E11=&quot;General Admin&quot;,H11,&quot; &quot;)" table:style-name="ce28">
            <text:p><text:s/></text:p>
          </table:table-cell>
          <table:table-cell office:value-type="string" office:string-value=" " table:formula="msoxl:=IF(E11=&quot;Hotel &amp; Travel&quot;,H11,&quot; &quot;)" table:style-name="ce28">
            <text:p><text:s/></text:p>
          </table:table-cell>
          <table:table-cell office:value-type="string" office:string-value=" " table:formula="msoxl:=IF(E11=&quot;Vehicle or Mileage&quot;,H11,&quot; &quot;)" table:style-name="ce28">
            <text:p><text:s/></text:p>
          </table:table-cell>
          <table:table-cell office:value-type="string" office:string-value=" " table:formula="msoxl:=IF(E11=&quot;Other Expenses&quot;,H1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2&gt;0,IF(G$3=&quot;X&quot;,F12*H$5/100/(1+H$5/100),&quot; &quot;),&quot; &quot;)" table:style-name="ce11">
            <text:p><text:s/></text:p>
          </table:table-cell>
          <table:table-cell office:value-type="string" office:string-value=" " table:formula="msoxl:=IF(F12&gt;0,IF(G12=&quot; &quot;,F12,F12-G12),&quot; &quot;)" table:style-name="ce11">
            <text:p><text:s/></text:p>
          </table:table-cell>
          <table:table-cell table:style-name="ce1"/>
          <table:table-cell office:value-type="string" office:string-value=" " table:formula="msoxl:=IF(E12=&quot;General Admin&quot;,H12,&quot; &quot;)" table:style-name="ce28">
            <text:p><text:s/></text:p>
          </table:table-cell>
          <table:table-cell office:value-type="string" office:string-value=" " table:formula="msoxl:=IF(E12=&quot;Hotel &amp; Travel&quot;,H12,&quot; &quot;)" table:style-name="ce28">
            <text:p><text:s/></text:p>
          </table:table-cell>
          <table:table-cell office:value-type="string" office:string-value=" " table:formula="msoxl:=IF(E12=&quot;Vehicle or Mileage&quot;,H12,&quot; &quot;)" table:style-name="ce28">
            <text:p><text:s/></text:p>
          </table:table-cell>
          <table:table-cell office:value-type="string" office:string-value=" " table:formula="msoxl:=IF(E12=&quot;Other Expenses&quot;,H1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3&gt;0,IF(G$3=&quot;X&quot;,F13*H$5/100/(1+H$5/100),&quot; &quot;),&quot; &quot;)" table:style-name="ce11">
            <text:p><text:s/></text:p>
          </table:table-cell>
          <table:table-cell office:value-type="string" office:string-value=" " table:formula="msoxl:=IF(F13&gt;0,IF(G13=&quot; &quot;,F13,F13-G13),&quot; &quot;)" table:style-name="ce11">
            <text:p><text:s/></text:p>
          </table:table-cell>
          <table:table-cell table:style-name="ce1"/>
          <table:table-cell office:value-type="string" office:string-value=" " table:formula="msoxl:=IF(E13=&quot;General Admin&quot;,H13,&quot; &quot;)" table:style-name="ce28">
            <text:p><text:s/></text:p>
          </table:table-cell>
          <table:table-cell office:value-type="string" office:string-value=" " table:formula="msoxl:=IF(E13=&quot;Hotel &amp; Travel&quot;,H13,&quot; &quot;)" table:style-name="ce28">
            <text:p><text:s/></text:p>
          </table:table-cell>
          <table:table-cell office:value-type="string" office:string-value=" " table:formula="msoxl:=IF(E13=&quot;Vehicle or Mileage&quot;,H13,&quot; &quot;)" table:style-name="ce28">
            <text:p><text:s/></text:p>
          </table:table-cell>
          <table:table-cell office:value-type="string" office:string-value=" " table:formula="msoxl:=IF(E13=&quot;Other Expenses&quot;,H1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4&gt;0,IF(G$3=&quot;X&quot;,F14*H$5/100/(1+H$5/100),&quot; &quot;),&quot; &quot;)" table:style-name="ce11">
            <text:p><text:s/></text:p>
          </table:table-cell>
          <table:table-cell office:value-type="string" office:string-value=" " table:formula="msoxl:=IF(F14&gt;0,IF(G14=&quot; &quot;,F14,F14-G14),&quot; &quot;)" table:style-name="ce11">
            <text:p><text:s/></text:p>
          </table:table-cell>
          <table:table-cell table:style-name="ce1"/>
          <table:table-cell office:value-type="string" office:string-value=" " table:formula="msoxl:=IF(E14=&quot;General Admin&quot;,H14,&quot; &quot;)" table:style-name="ce28">
            <text:p><text:s/></text:p>
          </table:table-cell>
          <table:table-cell office:value-type="string" office:string-value=" " table:formula="msoxl:=IF(E14=&quot;Hotel &amp; Travel&quot;,H14,&quot; &quot;)" table:style-name="ce28">
            <text:p><text:s/></text:p>
          </table:table-cell>
          <table:table-cell office:value-type="string" office:string-value=" " table:formula="msoxl:=IF(E14=&quot;Vehicle or Mileage&quot;,H14,&quot; &quot;)" table:style-name="ce28">
            <text:p><text:s/></text:p>
          </table:table-cell>
          <table:table-cell office:value-type="string" office:string-value=" " table:formula="msoxl:=IF(E14=&quot;Other Expenses&quot;,H1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5&gt;0,IF(G$3=&quot;X&quot;,F15*H$5/100/(1+H$5/100),&quot; &quot;),&quot; &quot;)" table:style-name="ce11">
            <text:p><text:s/></text:p>
          </table:table-cell>
          <table:table-cell office:value-type="string" office:string-value=" " table:formula="msoxl:=IF(F15&gt;0,IF(G15=&quot; &quot;,F15,F15-G15),&quot; &quot;)" table:style-name="ce11">
            <text:p><text:s/></text:p>
          </table:table-cell>
          <table:table-cell table:style-name="ce1"/>
          <table:table-cell office:value-type="string" office:string-value=" " table:formula="msoxl:=IF(E15=&quot;General Admin&quot;,H15,&quot; &quot;)" table:style-name="ce28">
            <text:p><text:s/></text:p>
          </table:table-cell>
          <table:table-cell office:value-type="string" office:string-value=" " table:formula="msoxl:=IF(E15=&quot;Hotel &amp; Travel&quot;,H15,&quot; &quot;)" table:style-name="ce28">
            <text:p><text:s/></text:p>
          </table:table-cell>
          <table:table-cell office:value-type="string" office:string-value=" " table:formula="msoxl:=IF(E15=&quot;Vehicle or Mileage&quot;,H15,&quot; &quot;)" table:style-name="ce28">
            <text:p><text:s/></text:p>
          </table:table-cell>
          <table:table-cell office:value-type="string" office:string-value=" " table:formula="msoxl:=IF(E15=&quot;Other Expenses&quot;,H1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6&gt;0,IF(G$3=&quot;X&quot;,F16*H$5/100/(1+H$5/100),&quot; &quot;),&quot; &quot;)" table:style-name="ce11">
            <text:p><text:s/></text:p>
          </table:table-cell>
          <table:table-cell office:value-type="string" office:string-value=" " table:formula="msoxl:=IF(F16&gt;0,IF(G16=&quot; &quot;,F16,F16-G16),&quot; &quot;)" table:style-name="ce11">
            <text:p><text:s/></text:p>
          </table:table-cell>
          <table:table-cell table:style-name="ce1"/>
          <table:table-cell office:value-type="string" office:string-value=" " table:formula="msoxl:=IF(E16=&quot;General Admin&quot;,H16,&quot; &quot;)" table:style-name="ce28">
            <text:p><text:s/></text:p>
          </table:table-cell>
          <table:table-cell office:value-type="string" office:string-value=" " table:formula="msoxl:=IF(E16=&quot;Hotel &amp; Travel&quot;,H16,&quot; &quot;)" table:style-name="ce28">
            <text:p><text:s/></text:p>
          </table:table-cell>
          <table:table-cell office:value-type="string" office:string-value=" " table:formula="msoxl:=IF(E16=&quot;Vehicle or Mileage&quot;,H16,&quot; &quot;)" table:style-name="ce28">
            <text:p><text:s/></text:p>
          </table:table-cell>
          <table:table-cell office:value-type="string" office:string-value=" " table:formula="msoxl:=IF(E16=&quot;Other Expenses&quot;,H1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7&gt;0,IF(G$3=&quot;X&quot;,F17*H$5/100/(1+H$5/100),&quot; &quot;),&quot; &quot;)" table:style-name="ce11">
            <text:p><text:s/></text:p>
          </table:table-cell>
          <table:table-cell office:value-type="string" office:string-value=" " table:formula="msoxl:=IF(F17&gt;0,IF(G17=&quot; &quot;,F17,F17-G17),&quot; &quot;)" table:style-name="ce11">
            <text:p><text:s/></text:p>
          </table:table-cell>
          <table:table-cell table:style-name="ce1"/>
          <table:table-cell office:value-type="string" office:string-value=" " table:formula="msoxl:=IF(E17=&quot;General Admin&quot;,H17,&quot; &quot;)" table:style-name="ce28">
            <text:p><text:s/></text:p>
          </table:table-cell>
          <table:table-cell office:value-type="string" office:string-value=" " table:formula="msoxl:=IF(E17=&quot;Hotel &amp; Travel&quot;,H17,&quot; &quot;)" table:style-name="ce28">
            <text:p><text:s/></text:p>
          </table:table-cell>
          <table:table-cell office:value-type="string" office:string-value=" " table:formula="msoxl:=IF(E17=&quot;Vehicle or Mileage&quot;,H17,&quot; &quot;)" table:style-name="ce28">
            <text:p><text:s/></text:p>
          </table:table-cell>
          <table:table-cell office:value-type="string" office:string-value=" " table:formula="msoxl:=IF(E17=&quot;Other Expenses&quot;,H1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8&gt;0,IF(G$3=&quot;X&quot;,F18*H$5/100/(1+H$5/100),&quot; &quot;),&quot; &quot;)" table:style-name="ce11">
            <text:p><text:s/></text:p>
          </table:table-cell>
          <table:table-cell office:value-type="string" office:string-value=" " table:formula="msoxl:=IF(F18&gt;0,IF(G18=&quot; &quot;,F18,F18-G18),&quot; &quot;)" table:style-name="ce11">
            <text:p><text:s/></text:p>
          </table:table-cell>
          <table:table-cell table:style-name="ce1"/>
          <table:table-cell office:value-type="string" office:string-value=" " table:formula="msoxl:=IF(E18=&quot;General Admin&quot;,H18,&quot; &quot;)" table:style-name="ce28">
            <text:p><text:s/></text:p>
          </table:table-cell>
          <table:table-cell office:value-type="string" office:string-value=" " table:formula="msoxl:=IF(E18=&quot;Hotel &amp; Travel&quot;,H18,&quot; &quot;)" table:style-name="ce28">
            <text:p><text:s/></text:p>
          </table:table-cell>
          <table:table-cell office:value-type="string" office:string-value=" " table:formula="msoxl:=IF(E18=&quot;Vehicle or Mileage&quot;,H18,&quot; &quot;)" table:style-name="ce28">
            <text:p><text:s/></text:p>
          </table:table-cell>
          <table:table-cell office:value-type="string" office:string-value=" " table:formula="msoxl:=IF(E18=&quot;Other Expenses&quot;,H1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9&gt;0,IF(G$3=&quot;X&quot;,F19*H$5/100/(1+H$5/100),&quot; &quot;),&quot; &quot;)" table:style-name="ce11">
            <text:p><text:s/></text:p>
          </table:table-cell>
          <table:table-cell office:value-type="string" office:string-value=" " table:formula="msoxl:=IF(F19&gt;0,IF(G19=&quot; &quot;,F19,F19-G19),&quot; &quot;)" table:style-name="ce11">
            <text:p><text:s/></text:p>
          </table:table-cell>
          <table:table-cell table:style-name="ce1"/>
          <table:table-cell office:value-type="string" office:string-value=" " table:formula="msoxl:=IF(E19=&quot;General Admin&quot;,H19,&quot; &quot;)" table:style-name="ce28">
            <text:p><text:s/></text:p>
          </table:table-cell>
          <table:table-cell office:value-type="string" office:string-value=" " table:formula="msoxl:=IF(E19=&quot;Hotel &amp; Travel&quot;,H19,&quot; &quot;)" table:style-name="ce28">
            <text:p><text:s/></text:p>
          </table:table-cell>
          <table:table-cell office:value-type="string" office:string-value=" " table:formula="msoxl:=IF(E19=&quot;Vehicle or Mileage&quot;,H19,&quot; &quot;)" table:style-name="ce28">
            <text:p><text:s/></text:p>
          </table:table-cell>
          <table:table-cell office:value-type="string" office:string-value=" " table:formula="msoxl:=IF(E19=&quot;Other Expenses&quot;,H1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0&gt;0,IF(G$3=&quot;X&quot;,F20*H$5/100/(1+H$5/100),&quot; &quot;),&quot; &quot;)" table:style-name="ce11">
            <text:p><text:s/></text:p>
          </table:table-cell>
          <table:table-cell office:value-type="string" office:string-value=" " table:formula="msoxl:=IF(F20&gt;0,IF(G20=&quot; &quot;,F20,F20-G20),&quot; &quot;)" table:style-name="ce11">
            <text:p><text:s/></text:p>
          </table:table-cell>
          <table:table-cell table:style-name="ce1"/>
          <table:table-cell office:value-type="string" office:string-value=" " table:formula="msoxl:=IF(E20=&quot;General Admin&quot;,H20,&quot; &quot;)" table:style-name="ce28">
            <text:p><text:s/></text:p>
          </table:table-cell>
          <table:table-cell office:value-type="string" office:string-value=" " table:formula="msoxl:=IF(E20=&quot;Hotel &amp; Travel&quot;,H20,&quot; &quot;)" table:style-name="ce28">
            <text:p><text:s/></text:p>
          </table:table-cell>
          <table:table-cell office:value-type="string" office:string-value=" " table:formula="msoxl:=IF(E20=&quot;Vehicle or Mileage&quot;,H20,&quot; &quot;)" table:style-name="ce28">
            <text:p><text:s/></text:p>
          </table:table-cell>
          <table:table-cell office:value-type="string" office:string-value=" " table:formula="msoxl:=IF(E20=&quot;Other Expenses&quot;,H2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1&gt;0,IF(G$3=&quot;X&quot;,F21*H$5/100/(1+H$5/100),&quot; &quot;),&quot; &quot;)" table:style-name="ce11">
            <text:p><text:s/></text:p>
          </table:table-cell>
          <table:table-cell office:value-type="string" office:string-value=" " table:formula="msoxl:=IF(F21&gt;0,IF(G21=&quot; &quot;,F21,F21-G21),&quot; &quot;)" table:style-name="ce11">
            <text:p><text:s/></text:p>
          </table:table-cell>
          <table:table-cell table:style-name="ce1"/>
          <table:table-cell office:value-type="string" office:string-value=" " table:formula="msoxl:=IF(E21=&quot;General Admin&quot;,H21,&quot; &quot;)" table:style-name="ce28">
            <text:p><text:s/></text:p>
          </table:table-cell>
          <table:table-cell office:value-type="string" office:string-value=" " table:formula="msoxl:=IF(E21=&quot;Hotel &amp; Travel&quot;,H21,&quot; &quot;)" table:style-name="ce28">
            <text:p><text:s/></text:p>
          </table:table-cell>
          <table:table-cell office:value-type="string" office:string-value=" " table:formula="msoxl:=IF(E21=&quot;Vehicle or Mileage&quot;,H21,&quot; &quot;)" table:style-name="ce28">
            <text:p><text:s/></text:p>
          </table:table-cell>
          <table:table-cell office:value-type="string" office:string-value=" " table:formula="msoxl:=IF(E21=&quot;Other Expenses&quot;,H2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2&gt;0,IF(G$3=&quot;X&quot;,F22*H$5/100/(1+H$5/100),&quot; &quot;),&quot; &quot;)" table:style-name="ce11">
            <text:p><text:s/></text:p>
          </table:table-cell>
          <table:table-cell office:value-type="string" office:string-value=" " table:formula="msoxl:=IF(F22&gt;0,IF(G22=&quot; &quot;,F22,F22-G22),&quot; &quot;)" table:style-name="ce11">
            <text:p><text:s/></text:p>
          </table:table-cell>
          <table:table-cell table:style-name="ce1"/>
          <table:table-cell office:value-type="string" office:string-value=" " table:formula="msoxl:=IF(E22=&quot;General Admin&quot;,H22,&quot; &quot;)" table:style-name="ce28">
            <text:p><text:s/></text:p>
          </table:table-cell>
          <table:table-cell office:value-type="string" office:string-value=" " table:formula="msoxl:=IF(E22=&quot;Hotel &amp; Travel&quot;,H22,&quot; &quot;)" table:style-name="ce28">
            <text:p><text:s/></text:p>
          </table:table-cell>
          <table:table-cell office:value-type="string" office:string-value=" " table:formula="msoxl:=IF(E22=&quot;Vehicle or Mileage&quot;,H22,&quot; &quot;)" table:style-name="ce28">
            <text:p><text:s/></text:p>
          </table:table-cell>
          <table:table-cell office:value-type="string" office:string-value=" " table:formula="msoxl:=IF(E22=&quot;Other Expenses&quot;,H2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3&gt;0,IF(G$3=&quot;X&quot;,F23*H$5/100/(1+H$5/100),&quot; &quot;),&quot; &quot;)" table:style-name="ce11">
            <text:p><text:s/></text:p>
          </table:table-cell>
          <table:table-cell office:value-type="string" office:string-value=" " table:formula="msoxl:=IF(F23&gt;0,IF(G23=&quot; &quot;,F23,F23-G23),&quot; &quot;)" table:style-name="ce11">
            <text:p><text:s/></text:p>
          </table:table-cell>
          <table:table-cell table:style-name="ce1"/>
          <table:table-cell office:value-type="string" office:string-value=" " table:formula="msoxl:=IF(E23=&quot;General Admin&quot;,H23,&quot; &quot;)" table:style-name="ce28">
            <text:p><text:s/></text:p>
          </table:table-cell>
          <table:table-cell office:value-type="string" office:string-value=" " table:formula="msoxl:=IF(E23=&quot;Hotel &amp; Travel&quot;,H23,&quot; &quot;)" table:style-name="ce28">
            <text:p><text:s/></text:p>
          </table:table-cell>
          <table:table-cell office:value-type="string" office:string-value=" " table:formula="msoxl:=IF(E23=&quot;Vehicle or Mileage&quot;,H23,&quot; &quot;)" table:style-name="ce28">
            <text:p><text:s/></text:p>
          </table:table-cell>
          <table:table-cell office:value-type="string" office:string-value=" " table:formula="msoxl:=IF(E23=&quot;Other Expenses&quot;,H2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4&gt;0,IF(G$3=&quot;X&quot;,F24*H$5/100/(1+H$5/100),&quot; &quot;),&quot; &quot;)" table:style-name="ce11">
            <text:p><text:s/></text:p>
          </table:table-cell>
          <table:table-cell office:value-type="string" office:string-value=" " table:formula="msoxl:=IF(F24&gt;0,IF(G24=&quot; &quot;,F24,F24-G24),&quot; &quot;)" table:style-name="ce11">
            <text:p><text:s/></text:p>
          </table:table-cell>
          <table:table-cell table:style-name="ce1"/>
          <table:table-cell office:value-type="string" office:string-value=" " table:formula="msoxl:=IF(E24=&quot;General Admin&quot;,H24,&quot; &quot;)" table:style-name="ce28">
            <text:p><text:s/></text:p>
          </table:table-cell>
          <table:table-cell office:value-type="string" office:string-value=" " table:formula="msoxl:=IF(E24=&quot;Hotel &amp; Travel&quot;,H24,&quot; &quot;)" table:style-name="ce28">
            <text:p><text:s/></text:p>
          </table:table-cell>
          <table:table-cell office:value-type="string" office:string-value=" " table:formula="msoxl:=IF(E24=&quot;Vehicle or Mileage&quot;,H24,&quot; &quot;)" table:style-name="ce28">
            <text:p><text:s/></text:p>
          </table:table-cell>
          <table:table-cell office:value-type="string" office:string-value=" " table:formula="msoxl:=IF(E24=&quot;Other Expenses&quot;,H2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5&gt;0,IF(G$3=&quot;X&quot;,F25*H$5/100/(1+H$5/100),&quot; &quot;),&quot; &quot;)" table:style-name="ce11">
            <text:p><text:s/></text:p>
          </table:table-cell>
          <table:table-cell office:value-type="string" office:string-value=" " table:formula="msoxl:=IF(F25&gt;0,IF(G25=&quot; &quot;,F25,F25-G25),&quot; &quot;)" table:style-name="ce11">
            <text:p><text:s/></text:p>
          </table:table-cell>
          <table:table-cell table:style-name="ce1"/>
          <table:table-cell office:value-type="string" office:string-value=" " table:formula="msoxl:=IF(E25=&quot;General Admin&quot;,H25,&quot; &quot;)" table:style-name="ce28">
            <text:p><text:s/></text:p>
          </table:table-cell>
          <table:table-cell office:value-type="string" office:string-value=" " table:formula="msoxl:=IF(E25=&quot;Hotel &amp; Travel&quot;,H25,&quot; &quot;)" table:style-name="ce28">
            <text:p><text:s/></text:p>
          </table:table-cell>
          <table:table-cell office:value-type="string" office:string-value=" " table:formula="msoxl:=IF(E25=&quot;Vehicle or Mileage&quot;,H25,&quot; &quot;)" table:style-name="ce28">
            <text:p><text:s/></text:p>
          </table:table-cell>
          <table:table-cell office:value-type="string" office:string-value=" " table:formula="msoxl:=IF(E25=&quot;Other Expenses&quot;,H2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6&gt;0,IF(G$3=&quot;X&quot;,F26*H$5/100/(1+H$5/100),&quot; &quot;),&quot; &quot;)" table:style-name="ce11">
            <text:p><text:s/></text:p>
          </table:table-cell>
          <table:table-cell office:value-type="string" office:string-value=" " table:formula="msoxl:=IF(F26&gt;0,IF(G26=&quot; &quot;,F26,F26-G26),&quot; &quot;)" table:style-name="ce11">
            <text:p><text:s/></text:p>
          </table:table-cell>
          <table:table-cell table:style-name="ce1"/>
          <table:table-cell office:value-type="string" office:string-value=" " table:formula="msoxl:=IF(E26=&quot;General Admin&quot;,H26,&quot; &quot;)" table:style-name="ce28">
            <text:p><text:s/></text:p>
          </table:table-cell>
          <table:table-cell office:value-type="string" office:string-value=" " table:formula="msoxl:=IF(E26=&quot;Hotel &amp; Travel&quot;,H26,&quot; &quot;)" table:style-name="ce28">
            <text:p><text:s/></text:p>
          </table:table-cell>
          <table:table-cell office:value-type="string" office:string-value=" " table:formula="msoxl:=IF(E26=&quot;Vehicle or Mileage&quot;,H26,&quot; &quot;)" table:style-name="ce28">
            <text:p><text:s/></text:p>
          </table:table-cell>
          <table:table-cell office:value-type="string" office:string-value=" " table:formula="msoxl:=IF(E26=&quot;Other Expenses&quot;,H2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7&gt;0,IF(G$3=&quot;X&quot;,F27*H$5/100/(1+H$5/100),&quot; &quot;),&quot; &quot;)" table:style-name="ce11">
            <text:p><text:s/></text:p>
          </table:table-cell>
          <table:table-cell office:value-type="string" office:string-value=" " table:formula="msoxl:=IF(F27&gt;0,IF(G27=&quot; &quot;,F27,F27-G27),&quot; &quot;)" table:style-name="ce11">
            <text:p><text:s/></text:p>
          </table:table-cell>
          <table:table-cell table:style-name="ce1"/>
          <table:table-cell office:value-type="string" office:string-value=" " table:formula="msoxl:=IF(E27=&quot;General Admin&quot;,H27,&quot; &quot;)" table:style-name="ce28">
            <text:p><text:s/></text:p>
          </table:table-cell>
          <table:table-cell office:value-type="string" office:string-value=" " table:formula="msoxl:=IF(E27=&quot;Hotel &amp; Travel&quot;,H27,&quot; &quot;)" table:style-name="ce28">
            <text:p><text:s/></text:p>
          </table:table-cell>
          <table:table-cell office:value-type="string" office:string-value=" " table:formula="msoxl:=IF(E27=&quot;Vehicle or Mileage&quot;,H27,&quot; &quot;)" table:style-name="ce28">
            <text:p><text:s/></text:p>
          </table:table-cell>
          <table:table-cell office:value-type="string" office:string-value=" " table:formula="msoxl:=IF(E27=&quot;Other Expenses&quot;,H2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8&gt;0,IF(G$3=&quot;X&quot;,F28*H$5/100/(1+H$5/100),&quot; &quot;),&quot; &quot;)" table:style-name="ce11">
            <text:p><text:s/></text:p>
          </table:table-cell>
          <table:table-cell office:value-type="string" office:string-value=" " table:formula="msoxl:=IF(F28&gt;0,IF(G28=&quot; &quot;,F28,F28-G28),&quot; &quot;)" table:style-name="ce11">
            <text:p><text:s/></text:p>
          </table:table-cell>
          <table:table-cell table:style-name="ce1"/>
          <table:table-cell office:value-type="string" office:string-value=" " table:formula="msoxl:=IF(E28=&quot;General Admin&quot;,H28,&quot; &quot;)" table:style-name="ce28">
            <text:p><text:s/></text:p>
          </table:table-cell>
          <table:table-cell office:value-type="string" office:string-value=" " table:formula="msoxl:=IF(E28=&quot;Hotel &amp; Travel&quot;,H28,&quot; &quot;)" table:style-name="ce28">
            <text:p><text:s/></text:p>
          </table:table-cell>
          <table:table-cell office:value-type="string" office:string-value=" " table:formula="msoxl:=IF(E28=&quot;Vehicle or Mileage&quot;,H28,&quot; &quot;)" table:style-name="ce28">
            <text:p><text:s/></text:p>
          </table:table-cell>
          <table:table-cell office:value-type="string" office:string-value=" " table:formula="msoxl:=IF(E28=&quot;Other Expenses&quot;,H2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9&gt;0,IF(G$3=&quot;X&quot;,F29*H$5/100/(1+H$5/100),&quot; &quot;),&quot; &quot;)" table:style-name="ce11">
            <text:p><text:s/></text:p>
          </table:table-cell>
          <table:table-cell office:value-type="string" office:string-value=" " table:formula="msoxl:=IF(F29&gt;0,IF(G29=&quot; &quot;,F29,F29-G29),&quot; &quot;)" table:style-name="ce11">
            <text:p><text:s/></text:p>
          </table:table-cell>
          <table:table-cell table:style-name="ce1"/>
          <table:table-cell office:value-type="string" office:string-value=" " table:formula="msoxl:=IF(E29=&quot;General Admin&quot;,H29,&quot; &quot;)" table:style-name="ce28">
            <text:p><text:s/></text:p>
          </table:table-cell>
          <table:table-cell office:value-type="string" office:string-value=" " table:formula="msoxl:=IF(E29=&quot;Hotel &amp; Travel&quot;,H29,&quot; &quot;)" table:style-name="ce28">
            <text:p><text:s/></text:p>
          </table:table-cell>
          <table:table-cell office:value-type="string" office:string-value=" " table:formula="msoxl:=IF(E29=&quot;Vehicle or Mileage&quot;,H29,&quot; &quot;)" table:style-name="ce28">
            <text:p><text:s/></text:p>
          </table:table-cell>
          <table:table-cell office:value-type="string" office:string-value=" " table:formula="msoxl:=IF(E29=&quot;Other Expenses&quot;,H2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6"/>
          <table:table-cell office:value-type="string" office:string-value="Mileage Claim @ 45p" table:formula="msoxl:=&quot;Mileage Claim @ &quot; &amp; TEXT(C30*100,0) &amp; &quot;p&quot;" table:style-name="ce12">
            <text:p>Mileage Claim @ 45p</text:p>
          </table:table-cell>
          <table:table-cell office:value-type="float" office:value="0.45" table:formula="msoxl:=Month_10!C30" table:style-name="ce18">
            <text:p>0.45</text:p>
          </table:table-cell>
          <table:table-cell office:value-type="float" office:value="0" table:formula="msoxl:=SUM(D10:D29)" table:style-name="ce10">
            <text:p>0</text:p>
          </table:table-cell>
          <table:table-cell office:value-type="string" table:style-name="ce26">
            <text:p>Vehicle or Mileage</text:p>
          </table:table-cell>
          <table:table-cell office:value-type="string" office:string-value=" " table:formula="msoxl:=IF(D30&gt;0,D30*C30,&quot; &quot;)" table:style-name="ce11">
            <text:p><text:s/></text:p>
          </table:table-cell>
          <table:table-cell table:style-name="ce11"/>
          <table:table-cell office:value-type="string" office:string-value=" " table:formula="msoxl:=IF(D30&gt;0,F30-G30,&quot; &quot;)" table:style-name="ce11">
            <text:p><text:s/></text:p>
          </table:table-cell>
          <table:table-cell table:style-name="ce1"/>
          <table:table-cell office:value-type="string" office:string-value=" " table:formula="msoxl:=IF(E30=&quot;General Admin&quot;,H30,&quot; &quot;)" table:style-name="ce28">
            <text:p><text:s/></text:p>
          </table:table-cell>
          <table:table-cell office:value-type="string" office:string-value=" " table:formula="msoxl:=IF(E30=&quot;Hotel &amp; Travel&quot;,H30,&quot; &quot;)" table:style-name="ce28">
            <text:p><text:s/></text:p>
          </table:table-cell>
          <table:table-cell office:value-type="string" office:string-value=" " table:formula="msoxl:=IF(E30=&quot;Vehicle or Mileage&quot;,H30,&quot; &quot;)" table:style-name="ce28">
            <text:p><text:s/></text:p>
          </table:table-cell>
          <table:table-cell office:value-type="string" office:string-value=" " table:formula="msoxl:=IF(E30=&quot;Other Expenses&quot;,H3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number-columns-repeated="5" table:style-name="ce6"/>
          <table:table-cell office:value-type="float" office:value="0" table:formula="msoxl:=SUM(F10:F30)" table:style-name="ce11">
            <text:p>0.00</text:p>
          </table:table-cell>
          <table:table-cell office:value-type="float" office:value="0" table:formula="msoxl:=SUM(G10:G30)" table:style-name="ce11">
            <text:p>0.00</text:p>
          </table:table-cell>
          <table:table-cell office:value-type="float" office:value="0" table:formula="msoxl:=SUM(H10:H30)" table:style-name="ce11">
            <text:p>0.00</text:p>
          </table:table-cell>
          <table:table-cell table:style-name="ce1"/>
          <table:table-cell office:value-type="float" office:value="0" table:formula="msoxl:=SUM(J10:J30)" table:style-name="ce11">
            <text:p>0.00</text:p>
          </table:table-cell>
          <table:table-cell office:value-type="float" office:value="0" table:formula="msoxl:=SUM(K10:K30)" table:style-name="ce11">
            <text:p>0.00</text:p>
          </table:table-cell>
          <table:table-cell office:value-type="float" office:value="0" table:formula="msoxl:=SUM(L10:L30)" table:style-name="ce11">
            <text:p>0.00</text:p>
          </table:table-cell>
          <table:table-cell office:value-type="float" office:value="0" table:formula="msoxl:=SUM(M10:M30)" table:style-name="ce11">
            <text:p>0.00</text:p>
          </table:table-cell>
          <table:table-cell table:number-columns-repeated="16371"/>
        </table:table-row>
        <table:table-row table:style-name="ro4">
          <table:table-cell table:number-columns-spanned="8" table:number-rows-spanned="1" table:style-name="ce52"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6"/>
          <table:table-cell table:style-name="ce13"/>
          <table:table-cell office:value-type="string" table:number-columns-spanned="2" table:number-rows-spanned="1" table:style-name="ce69">
            <text:p>TOTAL AMOUNT PAYABLE</text:p>
          </table:table-cell>
          <table:covered-table-cell/>
          <table:table-cell office:value-type="string" table:style-name="ce14">
            <text:p>£<text:s/></text:p>
          </table:table-cell>
          <table:table-cell office:value-type="float" office:value="0" table:formula="msoxl:=F31" table:style-name="ce15">
            <text:p>0.00</text:p>
          </table:table-cell>
          <table:table-cell table:number-columns-spanned="2" table:number-rows-spanned="1" table:style-name="ce66"/>
          <table:covered-table-cell/>
          <table:table-cell table:number-columns-repeated="16376"/>
        </table:table-row>
        <table:table-row table:style-name="ro4">
          <table:table-cell table:number-columns-spanned="8" table:number-rows-spanned="1" table:style-name="ce52"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53">
            <text:p>I confirm the amount claimed has been incurred solely on business and does not include travel expenses from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53">
            <text:p>home to normal place of work, personal or third party expens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1">
            <text:p>Signed</text:p>
          </table:table-cell>
          <table:table-cell office:value-type="string" table:number-columns-spanned="2" table:number-rows-spanned="1" table:style-name="ce51">
            <text:p>…………………………………………………………….</text:p>
          </table:table-cell>
          <table:covered-table-cell/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1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50">
            <text:p>Payment Authorised By</text:p>
          </table:table-cell>
          <table:covered-table-cell/>
          <table:table-cell office:value-type="string" table:style-name="ce1">
            <text:p>…………………………</text:p>
          </table:table-cell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1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35">
            <text:p>OFFICE USE: Accounting Summary</text:p>
          </table:table-cell>
          <table:table-cell table:style-name="ce36"/>
          <table:table-cell office:value-type="string" table:style-name="ce39">
            <text:p>Reference</text:p>
          </table:table-cell>
          <table:table-cell office:value-type="string" table:style-name="ce40">
            <text:p>Exp01</text:p>
          </table:table-cell>
          <table:table-cell table:number-columns-repeated="2" table:style-name="ce19"/>
          <table:table-cell office:value-type="string" table:number-columns-spanned="1" table:number-rows-spanned="2" table:style-name="ce62">
            <text:p>Entry Code Letter</text:p>
          </table:table-cell>
          <table:table-cell table:style-name="ce31"/>
          <table:table-cell table:number-columns-repeated="16376"/>
        </table:table-row>
        <table:table-row table:style-name="ro2">
          <table:table-cell table:style-name="ce29"/>
          <table:table-cell table:style-name="ce30"/>
          <table:table-cell table:number-columns-repeated="4" table:style-name="ce6"/>
          <table:covered-table-cell/>
          <table:table-cell table:style-name="ce32"/>
          <table:table-cell table:number-columns-repeated="16376"/>
        </table:table-row>
        <table:table-row table:style-name="ro2">
          <table:table-cell office:value-type="date" office:date-value="2014-02-28T00:00:00" table:formula="msoxl:=IF(G7&gt;0,G7,&quot; &quot;)" table:style-name="ce20">
            <text:p>28-Feb-14</text:p>
          </table:table-cell>
          <table:table-cell office:value-type="string" office:string-value="" table:formula="msoxl:=IF(B5&gt;0,B5,&quot; &quot;)" table:number-columns-spanned="2" table:number-rows-spanned="1" table:style-name="ce52"/>
          <table:covered-table-cell/>
          <table:table-cell office:value-type="string" table:style-name="ce6">
            <text:p>Total Purchases</text:p>
          </table:table-cell>
          <table:table-cell table:style-name="ce6"/>
          <table:table-cell office:value-type="string" office:string-value=" " table:formula="msoxl:=IF(F31&gt;0,F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Vat Input</text:p>
          </table:table-cell>
          <table:table-cell table:style-name="ce6"/>
          <table:table-cell office:value-type="string" office:string-value=" " table:formula="msoxl:=IF(G31&gt;0,G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Expense analysis</text:p>
          </table:table-cell>
          <table:table-cell table:number-columns-repeated="3"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52">
            <text:p>General Admin</text:p>
          </table:table-cell>
          <table:covered-table-cell/>
          <table:table-cell office:value-type="string" office:string-value=" " table:formula="msoxl:=IF(J31&gt;0,J31,&quot; &quot;)" table:style-name="ce27">
            <text:p><text:s/></text:p>
          </table:table-cell>
          <table:table-cell office:value-type="string" table:style-name="ce38">
            <text:p>G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52">
            <text:p>Hotel &amp; Travel</text:p>
          </table:table-cell>
          <table:covered-table-cell/>
          <table:table-cell office:value-type="string" office:string-value=" " table:formula="msoxl:=IF(K31&gt;0,K31,&quot; &quot;)" table:style-name="ce27">
            <text:p><text:s/></text:p>
          </table:table-cell>
          <table:table-cell office:value-type="string" table:style-name="ce38">
            <text:p>H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1"/>
          <table:table-cell table:style-name="ce33"/>
          <table:table-cell office:value-type="string" table:number-columns-spanned="2" table:number-rows-spanned="1" table:style-name="ce52">
            <text:p>Vehicle or Mileage</text:p>
          </table:table-cell>
          <table:covered-table-cell/>
          <table:table-cell office:value-type="string" office:string-value=" " table:formula="msoxl:=IF(L31&gt;0,L31,&quot; &quot;)" table:style-name="ce27">
            <text:p><text:s/></text:p>
          </table:table-cell>
          <table:table-cell office:value-type="string" table:style-name="ce38">
            <text:p>V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office:value-type="string" table:number-columns-spanned="1" table:number-rows-spanned="2" table:style-name="ce60">
            <text:p>Manual analysis required of Other Expenses for accounts</text:p>
          </table:table-cell>
          <table:table-cell table:style-name="ce33"/>
          <table:table-cell office:value-type="string" table:number-columns-spanned="2" table:number-rows-spanned="1" table:style-name="ce52">
            <text:p>Other Expenses</text:p>
          </table:table-cell>
          <table:covered-table-cell/>
          <table:table-cell office:value-type="string" office:string-value=" " table:formula="msoxl:=IF(M31&gt;0,M31,&quot; &quot;)" table:style-name="ce27">
            <text:p><text:s/></text:p>
          </table:table-cell>
          <table:table-cell office:value-type="string" table:number-columns-spanned="2" table:number-rows-spanned="1" table:style-name="ce68">
            <text:p>To be allocated manually</text:p>
          </table:table-cell>
          <table:covered-table-cell/>
          <table:table-cell table:number-columns-repeated="16376"/>
        </table:table-row>
        <table:table-row table:style-name="ro2">
          <table:table-cell table:style-name="ce22"/>
          <table:covered-table-cell/>
          <table:table-cell table:style-name="ce33"/>
          <table:table-cell table:number-columns-repeated="2" table:style-name="ce7"/>
          <table:table-cell table:style-name="ce27"/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3"/>
          <table:table-cell table:number-columns-repeated="2" table:style-name="ce34"/>
          <table:table-cell table:number-columns-repeated="4" table:style-name="ce24"/>
          <table:table-cell table:style-name="ce25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  <table:table table:name="Month_12" table:style-name="ta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4" table:default-cell-style-name="ce1" table:visibility="collapse"/>
        <table:table-column table:style-name="co10" table:number-columns-repeated="16371" table:default-cell-style-name="ce1"/>
        <table:table-row table:style-name="ro1">
          <table:table-cell office:value-type="string" table:number-columns-spanned="8" table:number-rows-spanned="1" table:style-name="ce44">
            <text:p>EXPENSES CLAIM FORM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45">
            <text:p>Attach all receipts to support the claim for re-imbursement of business expenses incurred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number-columns-spanned="6" table:number-rows-spanned="1" table:style-name="ce47">
            <text:p>Enter X if vat registered leave blank if not registered or flat rate scheme</text:p>
          </table:table-cell>
          <table:covered-table-cell table:number-columns-repeated="5"/>
          <table:table-cell office:value-type="string" table:style-name="ce16">
            <text:p>x</text:p>
          </table:table-cell>
          <table:table-cell table:number-columns-repeated="16377" table:style-name="ce1"/>
        </table:table-row>
        <table:table-row table:style-name="ro3">
          <table:table-cell table:number-columns-spanned="8" table:number-rows-spanned="1" table:style-name="ce51"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">
            <text:p>Name</text:p>
          </table:table-cell>
          <table:table-cell office:value-type="string" office:string-value="" table:formula="msoxl:=IF(Month_11!B5:D5&gt;0,Month_11!B5:D5,&quot;&quot;)" table:number-columns-spanned="3" table:number-rows-spanned="1" table:style-name="ce46"/>
          <table:covered-table-cell table:number-columns-repeated="2"/>
          <table:table-cell table:style-name="ce1"/>
          <table:table-cell office:value-type="string" table:number-columns-spanned="2" table:number-rows-spanned="1" table:style-name="ce45">
            <text:p>Vat rate applied</text:p>
          </table:table-cell>
          <table:covered-table-cell/>
          <table:table-cell office:value-type="float" office:value="20" table:formula="msoxl:=Month_11!H5" table:style-name="ce41">
            <text:p>20.0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Address</text:p>
          </table:table-cell>
          <table:table-cell office:value-type="string" office:string-value="" table:formula="msoxl:=IF(Month_11!B6:D6&gt;0,Month_11!B6:D6,&quot;&quot;)" table:number-columns-spanned="3" table:number-rows-spanned="1" table:style-name="ce46"/>
          <table:covered-table-cell table:number-columns-repeated="2"/>
          <table:table-cell table:style-name="ce1"/>
          <table:table-cell office:value-type="string" table:style-name="ce1">
            <text:p>Date From:</text:p>
          </table:table-cell>
          <table:table-cell office:value-type="date" office:date-value="2014-03-01T00:00:00" table:formula="msoxl:=DATE(YEAR(Month_11!G6),MONTH(Month_11!G6)+1,1)" table:number-columns-spanned="2" table:number-rows-spanned="1" table:style-name="ce56">
            <text:p>01-Mar-14</text:p>
          </table:table-cell>
          <table:covered-table-cell/>
          <table:table-cell table:number-columns-repeated="16376" table:style-name="ce1"/>
        </table:table-row>
        <table:table-row table:style-name="ro2">
          <table:table-cell table:style-name="ce1"/>
          <table:table-cell office:value-type="string" office:string-value="" table:formula="msoxl:=IF(Month_11!B7&gt;0,Month_11!B7,&quot;&quot;)" table:style-name="ce4"/>
          <table:table-cell office:value-type="string" table:style-name="ce5">
            <text:p>Post Code</text:p>
          </table:table-cell>
          <table:table-cell office:value-type="string" office:string-value="" table:formula="msoxl:=IF(Month_11!D7&gt;0,Month_11!D7,&quot;&quot;)" table:style-name="ce3"/>
          <table:table-cell table:style-name="ce1"/>
          <table:table-cell office:value-type="string" table:style-name="ce1">
            <text:p>Date To:</text:p>
          </table:table-cell>
          <table:table-cell office:value-type="date" office:date-value="2014-03-31T00:00:00" table:formula="msoxl:=DATE(YEAR(G6),MONTH(G6),DAY(DATE(YEAR(G6),MONTH(G6)+1,1)-1))" table:number-columns-spanned="2" table:number-rows-spanned="1" table:style-name="ce56">
            <text:p>31-Mar-14</text:p>
          </table:table-cell>
          <table:covered-table-cell/>
          <table:table-cell table:number-columns-repeated="16376" table:style-name="ce1"/>
        </table:table-row>
        <table:table-row table:style-name="ro4">
          <table:table-cell table:style-name="ce6"/>
          <table:table-cell table:number-columns-repeated="3" table:style-name="ce7"/>
          <table:table-cell table:number-columns-repeated="4" table:style-name="ce6"/>
          <table:table-cell table:number-columns-repeated="16376" table:style-name="ce1"/>
        </table:table-row>
        <table:table-row table:style-name="ro5">
          <table:table-cell office:value-type="string" table:style-name="ce37">
            <text:p>Date</text:p>
          </table:table-cell>
          <table:table-cell office:value-type="string" table:style-name="ce37">
            <text:p>Description of Expense</text:p>
          </table:table-cell>
          <table:table-cell office:value-type="string" table:style-name="ce37">
            <text:p>Destination and Purpose</text:p>
          </table:table-cell>
          <table:table-cell office:value-type="string" table:style-name="ce37">
            <text:p>Mileage</text:p>
          </table:table-cell>
          <table:table-cell office:value-type="string" table:style-name="ce37">
            <text:p>Expense Type</text:p>
          </table:table-cell>
          <table:table-cell office:value-type="string" table:style-name="ce37">
            <text:p>Total Claimed</text:p>
          </table:table-cell>
          <table:table-cell office:value-type="string" table:style-name="ce37">
            <text:p>Vat</text:p>
          </table:table-cell>
          <table:table-cell office:value-type="string" table:style-name="ce37">
            <text:p>Net Expense</text:p>
          </table:table-cell>
          <table:table-cell table:style-name="ce8"/>
          <table:table-cell office:value-type="string" table:style-name="ce8">
            <text:p>General Admin</text:p>
          </table:table-cell>
          <table:table-cell office:value-type="string" table:style-name="ce8">
            <text:p>Hotel &amp; Travel</text:p>
          </table:table-cell>
          <table:table-cell office:value-type="string" table:style-name="ce8">
            <text:p>Vehicle or Mileage</text:p>
          </table:table-cell>
          <table:table-cell office:value-type="string" table:style-name="ce8">
            <text:p>Other Expenses</text:p>
          </table:table-cell>
          <table:table-cell table:number-columns-repeated="16371" table:style-name="ce8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0&gt;0,IF(G$3=&quot;X&quot;,F10*H$5/100/(1+H$5/100),&quot; &quot;),&quot; &quot;)" table:style-name="ce11">
            <text:p><text:s/></text:p>
          </table:table-cell>
          <table:table-cell office:value-type="string" office:string-value=" " table:formula="msoxl:=IF(F10&gt;0,IF(G10=&quot; &quot;,F10,F10-G10),&quot; &quot;)" table:style-name="ce11">
            <text:p><text:s/></text:p>
          </table:table-cell>
          <table:table-cell table:style-name="ce1"/>
          <table:table-cell office:value-type="string" office:string-value=" " table:formula="msoxl:=IF(E10=&quot;General Admin&quot;,H10,&quot; &quot;)" table:style-name="ce28">
            <text:p><text:s/></text:p>
          </table:table-cell>
          <table:table-cell office:value-type="string" office:string-value=" " table:formula="msoxl:=IF(E10=&quot;Hotel &amp; Travel&quot;,H10,&quot; &quot;)" table:style-name="ce28">
            <text:p><text:s/></text:p>
          </table:table-cell>
          <table:table-cell office:value-type="string" office:string-value=" " table:formula="msoxl:=IF(E10=&quot;Vehicle or Mileage&quot;,H10,&quot; &quot;)" table:style-name="ce28">
            <text:p><text:s/></text:p>
          </table:table-cell>
          <table:table-cell office:value-type="string" office:string-value=" " table:formula="msoxl:=IF(E10=&quot;Other Expenses&quot;,H1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1&gt;0,IF(G$3=&quot;X&quot;,F11*H$5/100/(1+H$5/100),&quot; &quot;),&quot; &quot;)" table:style-name="ce11">
            <text:p><text:s/></text:p>
          </table:table-cell>
          <table:table-cell office:value-type="string" office:string-value=" " table:formula="msoxl:=IF(F11&gt;0,IF(G11=&quot; &quot;,F11,F11-G11),&quot; &quot;)" table:style-name="ce11">
            <text:p><text:s/></text:p>
          </table:table-cell>
          <table:table-cell table:style-name="ce1"/>
          <table:table-cell office:value-type="string" office:string-value=" " table:formula="msoxl:=IF(E11=&quot;General Admin&quot;,H11,&quot; &quot;)" table:style-name="ce28">
            <text:p><text:s/></text:p>
          </table:table-cell>
          <table:table-cell office:value-type="string" office:string-value=" " table:formula="msoxl:=IF(E11=&quot;Hotel &amp; Travel&quot;,H11,&quot; &quot;)" table:style-name="ce28">
            <text:p><text:s/></text:p>
          </table:table-cell>
          <table:table-cell office:value-type="string" office:string-value=" " table:formula="msoxl:=IF(E11=&quot;Vehicle or Mileage&quot;,H11,&quot; &quot;)" table:style-name="ce28">
            <text:p><text:s/></text:p>
          </table:table-cell>
          <table:table-cell office:value-type="string" office:string-value=" " table:formula="msoxl:=IF(E11=&quot;Other Expenses&quot;,H1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2&gt;0,IF(G$3=&quot;X&quot;,F12*H$5/100/(1+H$5/100),&quot; &quot;),&quot; &quot;)" table:style-name="ce11">
            <text:p><text:s/></text:p>
          </table:table-cell>
          <table:table-cell office:value-type="string" office:string-value=" " table:formula="msoxl:=IF(F12&gt;0,IF(G12=&quot; &quot;,F12,F12-G12),&quot; &quot;)" table:style-name="ce11">
            <text:p><text:s/></text:p>
          </table:table-cell>
          <table:table-cell table:style-name="ce1"/>
          <table:table-cell office:value-type="string" office:string-value=" " table:formula="msoxl:=IF(E12=&quot;General Admin&quot;,H12,&quot; &quot;)" table:style-name="ce28">
            <text:p><text:s/></text:p>
          </table:table-cell>
          <table:table-cell office:value-type="string" office:string-value=" " table:formula="msoxl:=IF(E12=&quot;Hotel &amp; Travel&quot;,H12,&quot; &quot;)" table:style-name="ce28">
            <text:p><text:s/></text:p>
          </table:table-cell>
          <table:table-cell office:value-type="string" office:string-value=" " table:formula="msoxl:=IF(E12=&quot;Vehicle or Mileage&quot;,H12,&quot; &quot;)" table:style-name="ce28">
            <text:p><text:s/></text:p>
          </table:table-cell>
          <table:table-cell office:value-type="string" office:string-value=" " table:formula="msoxl:=IF(E12=&quot;Other Expenses&quot;,H1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3&gt;0,IF(G$3=&quot;X&quot;,F13*H$5/100/(1+H$5/100),&quot; &quot;),&quot; &quot;)" table:style-name="ce11">
            <text:p><text:s/></text:p>
          </table:table-cell>
          <table:table-cell office:value-type="string" office:string-value=" " table:formula="msoxl:=IF(F13&gt;0,IF(G13=&quot; &quot;,F13,F13-G13),&quot; &quot;)" table:style-name="ce11">
            <text:p><text:s/></text:p>
          </table:table-cell>
          <table:table-cell table:style-name="ce1"/>
          <table:table-cell office:value-type="string" office:string-value=" " table:formula="msoxl:=IF(E13=&quot;General Admin&quot;,H13,&quot; &quot;)" table:style-name="ce28">
            <text:p><text:s/></text:p>
          </table:table-cell>
          <table:table-cell office:value-type="string" office:string-value=" " table:formula="msoxl:=IF(E13=&quot;Hotel &amp; Travel&quot;,H13,&quot; &quot;)" table:style-name="ce28">
            <text:p><text:s/></text:p>
          </table:table-cell>
          <table:table-cell office:value-type="string" office:string-value=" " table:formula="msoxl:=IF(E13=&quot;Vehicle or Mileage&quot;,H13,&quot; &quot;)" table:style-name="ce28">
            <text:p><text:s/></text:p>
          </table:table-cell>
          <table:table-cell office:value-type="string" office:string-value=" " table:formula="msoxl:=IF(E13=&quot;Other Expenses&quot;,H1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4&gt;0,IF(G$3=&quot;X&quot;,F14*H$5/100/(1+H$5/100),&quot; &quot;),&quot; &quot;)" table:style-name="ce11">
            <text:p><text:s/></text:p>
          </table:table-cell>
          <table:table-cell office:value-type="string" office:string-value=" " table:formula="msoxl:=IF(F14&gt;0,IF(G14=&quot; &quot;,F14,F14-G14),&quot; &quot;)" table:style-name="ce11">
            <text:p><text:s/></text:p>
          </table:table-cell>
          <table:table-cell table:style-name="ce1"/>
          <table:table-cell office:value-type="string" office:string-value=" " table:formula="msoxl:=IF(E14=&quot;General Admin&quot;,H14,&quot; &quot;)" table:style-name="ce28">
            <text:p><text:s/></text:p>
          </table:table-cell>
          <table:table-cell office:value-type="string" office:string-value=" " table:formula="msoxl:=IF(E14=&quot;Hotel &amp; Travel&quot;,H14,&quot; &quot;)" table:style-name="ce28">
            <text:p><text:s/></text:p>
          </table:table-cell>
          <table:table-cell office:value-type="string" office:string-value=" " table:formula="msoxl:=IF(E14=&quot;Vehicle or Mileage&quot;,H14,&quot; &quot;)" table:style-name="ce28">
            <text:p><text:s/></text:p>
          </table:table-cell>
          <table:table-cell office:value-type="string" office:string-value=" " table:formula="msoxl:=IF(E14=&quot;Other Expenses&quot;,H1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5&gt;0,IF(G$3=&quot;X&quot;,F15*H$5/100/(1+H$5/100),&quot; &quot;),&quot; &quot;)" table:style-name="ce11">
            <text:p><text:s/></text:p>
          </table:table-cell>
          <table:table-cell office:value-type="string" office:string-value=" " table:formula="msoxl:=IF(F15&gt;0,IF(G15=&quot; &quot;,F15,F15-G15),&quot; &quot;)" table:style-name="ce11">
            <text:p><text:s/></text:p>
          </table:table-cell>
          <table:table-cell table:style-name="ce1"/>
          <table:table-cell office:value-type="string" office:string-value=" " table:formula="msoxl:=IF(E15=&quot;General Admin&quot;,H15,&quot; &quot;)" table:style-name="ce28">
            <text:p><text:s/></text:p>
          </table:table-cell>
          <table:table-cell office:value-type="string" office:string-value=" " table:formula="msoxl:=IF(E15=&quot;Hotel &amp; Travel&quot;,H15,&quot; &quot;)" table:style-name="ce28">
            <text:p><text:s/></text:p>
          </table:table-cell>
          <table:table-cell office:value-type="string" office:string-value=" " table:formula="msoxl:=IF(E15=&quot;Vehicle or Mileage&quot;,H15,&quot; &quot;)" table:style-name="ce28">
            <text:p><text:s/></text:p>
          </table:table-cell>
          <table:table-cell office:value-type="string" office:string-value=" " table:formula="msoxl:=IF(E15=&quot;Other Expenses&quot;,H1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6&gt;0,IF(G$3=&quot;X&quot;,F16*H$5/100/(1+H$5/100),&quot; &quot;),&quot; &quot;)" table:style-name="ce11">
            <text:p><text:s/></text:p>
          </table:table-cell>
          <table:table-cell office:value-type="string" office:string-value=" " table:formula="msoxl:=IF(F16&gt;0,IF(G16=&quot; &quot;,F16,F16-G16),&quot; &quot;)" table:style-name="ce11">
            <text:p><text:s/></text:p>
          </table:table-cell>
          <table:table-cell table:style-name="ce1"/>
          <table:table-cell office:value-type="string" office:string-value=" " table:formula="msoxl:=IF(E16=&quot;General Admin&quot;,H16,&quot; &quot;)" table:style-name="ce28">
            <text:p><text:s/></text:p>
          </table:table-cell>
          <table:table-cell office:value-type="string" office:string-value=" " table:formula="msoxl:=IF(E16=&quot;Hotel &amp; Travel&quot;,H16,&quot; &quot;)" table:style-name="ce28">
            <text:p><text:s/></text:p>
          </table:table-cell>
          <table:table-cell office:value-type="string" office:string-value=" " table:formula="msoxl:=IF(E16=&quot;Vehicle or Mileage&quot;,H16,&quot; &quot;)" table:style-name="ce28">
            <text:p><text:s/></text:p>
          </table:table-cell>
          <table:table-cell office:value-type="string" office:string-value=" " table:formula="msoxl:=IF(E16=&quot;Other Expenses&quot;,H1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7&gt;0,IF(G$3=&quot;X&quot;,F17*H$5/100/(1+H$5/100),&quot; &quot;),&quot; &quot;)" table:style-name="ce11">
            <text:p><text:s/></text:p>
          </table:table-cell>
          <table:table-cell office:value-type="string" office:string-value=" " table:formula="msoxl:=IF(F17&gt;0,IF(G17=&quot; &quot;,F17,F17-G17),&quot; &quot;)" table:style-name="ce11">
            <text:p><text:s/></text:p>
          </table:table-cell>
          <table:table-cell table:style-name="ce1"/>
          <table:table-cell office:value-type="string" office:string-value=" " table:formula="msoxl:=IF(E17=&quot;General Admin&quot;,H17,&quot; &quot;)" table:style-name="ce28">
            <text:p><text:s/></text:p>
          </table:table-cell>
          <table:table-cell office:value-type="string" office:string-value=" " table:formula="msoxl:=IF(E17=&quot;Hotel &amp; Travel&quot;,H17,&quot; &quot;)" table:style-name="ce28">
            <text:p><text:s/></text:p>
          </table:table-cell>
          <table:table-cell office:value-type="string" office:string-value=" " table:formula="msoxl:=IF(E17=&quot;Vehicle or Mileage&quot;,H17,&quot; &quot;)" table:style-name="ce28">
            <text:p><text:s/></text:p>
          </table:table-cell>
          <table:table-cell office:value-type="string" office:string-value=" " table:formula="msoxl:=IF(E17=&quot;Other Expenses&quot;,H1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8&gt;0,IF(G$3=&quot;X&quot;,F18*H$5/100/(1+H$5/100),&quot; &quot;),&quot; &quot;)" table:style-name="ce11">
            <text:p><text:s/></text:p>
          </table:table-cell>
          <table:table-cell office:value-type="string" office:string-value=" " table:formula="msoxl:=IF(F18&gt;0,IF(G18=&quot; &quot;,F18,F18-G18),&quot; &quot;)" table:style-name="ce11">
            <text:p><text:s/></text:p>
          </table:table-cell>
          <table:table-cell table:style-name="ce1"/>
          <table:table-cell office:value-type="string" office:string-value=" " table:formula="msoxl:=IF(E18=&quot;General Admin&quot;,H18,&quot; &quot;)" table:style-name="ce28">
            <text:p><text:s/></text:p>
          </table:table-cell>
          <table:table-cell office:value-type="string" office:string-value=" " table:formula="msoxl:=IF(E18=&quot;Hotel &amp; Travel&quot;,H18,&quot; &quot;)" table:style-name="ce28">
            <text:p><text:s/></text:p>
          </table:table-cell>
          <table:table-cell office:value-type="string" office:string-value=" " table:formula="msoxl:=IF(E18=&quot;Vehicle or Mileage&quot;,H18,&quot; &quot;)" table:style-name="ce28">
            <text:p><text:s/></text:p>
          </table:table-cell>
          <table:table-cell office:value-type="string" office:string-value=" " table:formula="msoxl:=IF(E18=&quot;Other Expenses&quot;,H1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19&gt;0,IF(G$3=&quot;X&quot;,F19*H$5/100/(1+H$5/100),&quot; &quot;),&quot; &quot;)" table:style-name="ce11">
            <text:p><text:s/></text:p>
          </table:table-cell>
          <table:table-cell office:value-type="string" office:string-value=" " table:formula="msoxl:=IF(F19&gt;0,IF(G19=&quot; &quot;,F19,F19-G19),&quot; &quot;)" table:style-name="ce11">
            <text:p><text:s/></text:p>
          </table:table-cell>
          <table:table-cell table:style-name="ce1"/>
          <table:table-cell office:value-type="string" office:string-value=" " table:formula="msoxl:=IF(E19=&quot;General Admin&quot;,H19,&quot; &quot;)" table:style-name="ce28">
            <text:p><text:s/></text:p>
          </table:table-cell>
          <table:table-cell office:value-type="string" office:string-value=" " table:formula="msoxl:=IF(E19=&quot;Hotel &amp; Travel&quot;,H19,&quot; &quot;)" table:style-name="ce28">
            <text:p><text:s/></text:p>
          </table:table-cell>
          <table:table-cell office:value-type="string" office:string-value=" " table:formula="msoxl:=IF(E19=&quot;Vehicle or Mileage&quot;,H19,&quot; &quot;)" table:style-name="ce28">
            <text:p><text:s/></text:p>
          </table:table-cell>
          <table:table-cell office:value-type="string" office:string-value=" " table:formula="msoxl:=IF(E19=&quot;Other Expenses&quot;,H1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0&gt;0,IF(G$3=&quot;X&quot;,F20*H$5/100/(1+H$5/100),&quot; &quot;),&quot; &quot;)" table:style-name="ce11">
            <text:p><text:s/></text:p>
          </table:table-cell>
          <table:table-cell office:value-type="string" office:string-value=" " table:formula="msoxl:=IF(F20&gt;0,IF(G20=&quot; &quot;,F20,F20-G20),&quot; &quot;)" table:style-name="ce11">
            <text:p><text:s/></text:p>
          </table:table-cell>
          <table:table-cell table:style-name="ce1"/>
          <table:table-cell office:value-type="string" office:string-value=" " table:formula="msoxl:=IF(E20=&quot;General Admin&quot;,H20,&quot; &quot;)" table:style-name="ce28">
            <text:p><text:s/></text:p>
          </table:table-cell>
          <table:table-cell office:value-type="string" office:string-value=" " table:formula="msoxl:=IF(E20=&quot;Hotel &amp; Travel&quot;,H20,&quot; &quot;)" table:style-name="ce28">
            <text:p><text:s/></text:p>
          </table:table-cell>
          <table:table-cell office:value-type="string" office:string-value=" " table:formula="msoxl:=IF(E20=&quot;Vehicle or Mileage&quot;,H20,&quot; &quot;)" table:style-name="ce28">
            <text:p><text:s/></text:p>
          </table:table-cell>
          <table:table-cell office:value-type="string" office:string-value=" " table:formula="msoxl:=IF(E20=&quot;Other Expenses&quot;,H2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1&gt;0,IF(G$3=&quot;X&quot;,F21*H$5/100/(1+H$5/100),&quot; &quot;),&quot; &quot;)" table:style-name="ce11">
            <text:p><text:s/></text:p>
          </table:table-cell>
          <table:table-cell office:value-type="string" office:string-value=" " table:formula="msoxl:=IF(F21&gt;0,IF(G21=&quot; &quot;,F21,F21-G21),&quot; &quot;)" table:style-name="ce11">
            <text:p><text:s/></text:p>
          </table:table-cell>
          <table:table-cell table:style-name="ce1"/>
          <table:table-cell office:value-type="string" office:string-value=" " table:formula="msoxl:=IF(E21=&quot;General Admin&quot;,H21,&quot; &quot;)" table:style-name="ce28">
            <text:p><text:s/></text:p>
          </table:table-cell>
          <table:table-cell office:value-type="string" office:string-value=" " table:formula="msoxl:=IF(E21=&quot;Hotel &amp; Travel&quot;,H21,&quot; &quot;)" table:style-name="ce28">
            <text:p><text:s/></text:p>
          </table:table-cell>
          <table:table-cell office:value-type="string" office:string-value=" " table:formula="msoxl:=IF(E21=&quot;Vehicle or Mileage&quot;,H21,&quot; &quot;)" table:style-name="ce28">
            <text:p><text:s/></text:p>
          </table:table-cell>
          <table:table-cell office:value-type="string" office:string-value=" " table:formula="msoxl:=IF(E21=&quot;Other Expenses&quot;,H21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2&gt;0,IF(G$3=&quot;X&quot;,F22*H$5/100/(1+H$5/100),&quot; &quot;),&quot; &quot;)" table:style-name="ce11">
            <text:p><text:s/></text:p>
          </table:table-cell>
          <table:table-cell office:value-type="string" office:string-value=" " table:formula="msoxl:=IF(F22&gt;0,IF(G22=&quot; &quot;,F22,F22-G22),&quot; &quot;)" table:style-name="ce11">
            <text:p><text:s/></text:p>
          </table:table-cell>
          <table:table-cell table:style-name="ce1"/>
          <table:table-cell office:value-type="string" office:string-value=" " table:formula="msoxl:=IF(E22=&quot;General Admin&quot;,H22,&quot; &quot;)" table:style-name="ce28">
            <text:p><text:s/></text:p>
          </table:table-cell>
          <table:table-cell office:value-type="string" office:string-value=" " table:formula="msoxl:=IF(E22=&quot;Hotel &amp; Travel&quot;,H22,&quot; &quot;)" table:style-name="ce28">
            <text:p><text:s/></text:p>
          </table:table-cell>
          <table:table-cell office:value-type="string" office:string-value=" " table:formula="msoxl:=IF(E22=&quot;Vehicle or Mileage&quot;,H22,&quot; &quot;)" table:style-name="ce28">
            <text:p><text:s/></text:p>
          </table:table-cell>
          <table:table-cell office:value-type="string" office:string-value=" " table:formula="msoxl:=IF(E22=&quot;Other Expenses&quot;,H22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3&gt;0,IF(G$3=&quot;X&quot;,F23*H$5/100/(1+H$5/100),&quot; &quot;),&quot; &quot;)" table:style-name="ce11">
            <text:p><text:s/></text:p>
          </table:table-cell>
          <table:table-cell office:value-type="string" office:string-value=" " table:formula="msoxl:=IF(F23&gt;0,IF(G23=&quot; &quot;,F23,F23-G23),&quot; &quot;)" table:style-name="ce11">
            <text:p><text:s/></text:p>
          </table:table-cell>
          <table:table-cell table:style-name="ce1"/>
          <table:table-cell office:value-type="string" office:string-value=" " table:formula="msoxl:=IF(E23=&quot;General Admin&quot;,H23,&quot; &quot;)" table:style-name="ce28">
            <text:p><text:s/></text:p>
          </table:table-cell>
          <table:table-cell office:value-type="string" office:string-value=" " table:formula="msoxl:=IF(E23=&quot;Hotel &amp; Travel&quot;,H23,&quot; &quot;)" table:style-name="ce28">
            <text:p><text:s/></text:p>
          </table:table-cell>
          <table:table-cell office:value-type="string" office:string-value=" " table:formula="msoxl:=IF(E23=&quot;Vehicle or Mileage&quot;,H23,&quot; &quot;)" table:style-name="ce28">
            <text:p><text:s/></text:p>
          </table:table-cell>
          <table:table-cell office:value-type="string" office:string-value=" " table:formula="msoxl:=IF(E23=&quot;Other Expenses&quot;,H23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4&gt;0,IF(G$3=&quot;X&quot;,F24*H$5/100/(1+H$5/100),&quot; &quot;),&quot; &quot;)" table:style-name="ce11">
            <text:p><text:s/></text:p>
          </table:table-cell>
          <table:table-cell office:value-type="string" office:string-value=" " table:formula="msoxl:=IF(F24&gt;0,IF(G24=&quot; &quot;,F24,F24-G24),&quot; &quot;)" table:style-name="ce11">
            <text:p><text:s/></text:p>
          </table:table-cell>
          <table:table-cell table:style-name="ce1"/>
          <table:table-cell office:value-type="string" office:string-value=" " table:formula="msoxl:=IF(E24=&quot;General Admin&quot;,H24,&quot; &quot;)" table:style-name="ce28">
            <text:p><text:s/></text:p>
          </table:table-cell>
          <table:table-cell office:value-type="string" office:string-value=" " table:formula="msoxl:=IF(E24=&quot;Hotel &amp; Travel&quot;,H24,&quot; &quot;)" table:style-name="ce28">
            <text:p><text:s/></text:p>
          </table:table-cell>
          <table:table-cell office:value-type="string" office:string-value=" " table:formula="msoxl:=IF(E24=&quot;Vehicle or Mileage&quot;,H24,&quot; &quot;)" table:style-name="ce28">
            <text:p><text:s/></text:p>
          </table:table-cell>
          <table:table-cell office:value-type="string" office:string-value=" " table:formula="msoxl:=IF(E24=&quot;Other Expenses&quot;,H24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5&gt;0,IF(G$3=&quot;X&quot;,F25*H$5/100/(1+H$5/100),&quot; &quot;),&quot; &quot;)" table:style-name="ce11">
            <text:p><text:s/></text:p>
          </table:table-cell>
          <table:table-cell office:value-type="string" office:string-value=" " table:formula="msoxl:=IF(F25&gt;0,IF(G25=&quot; &quot;,F25,F25-G25),&quot; &quot;)" table:style-name="ce11">
            <text:p><text:s/></text:p>
          </table:table-cell>
          <table:table-cell table:style-name="ce1"/>
          <table:table-cell office:value-type="string" office:string-value=" " table:formula="msoxl:=IF(E25=&quot;General Admin&quot;,H25,&quot; &quot;)" table:style-name="ce28">
            <text:p><text:s/></text:p>
          </table:table-cell>
          <table:table-cell office:value-type="string" office:string-value=" " table:formula="msoxl:=IF(E25=&quot;Hotel &amp; Travel&quot;,H25,&quot; &quot;)" table:style-name="ce28">
            <text:p><text:s/></text:p>
          </table:table-cell>
          <table:table-cell office:value-type="string" office:string-value=" " table:formula="msoxl:=IF(E25=&quot;Vehicle or Mileage&quot;,H25,&quot; &quot;)" table:style-name="ce28">
            <text:p><text:s/></text:p>
          </table:table-cell>
          <table:table-cell office:value-type="string" office:string-value=" " table:formula="msoxl:=IF(E25=&quot;Other Expenses&quot;,H25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6&gt;0,IF(G$3=&quot;X&quot;,F26*H$5/100/(1+H$5/100),&quot; &quot;),&quot; &quot;)" table:style-name="ce11">
            <text:p><text:s/></text:p>
          </table:table-cell>
          <table:table-cell office:value-type="string" office:string-value=" " table:formula="msoxl:=IF(F26&gt;0,IF(G26=&quot; &quot;,F26,F26-G26),&quot; &quot;)" table:style-name="ce11">
            <text:p><text:s/></text:p>
          </table:table-cell>
          <table:table-cell table:style-name="ce1"/>
          <table:table-cell office:value-type="string" office:string-value=" " table:formula="msoxl:=IF(E26=&quot;General Admin&quot;,H26,&quot; &quot;)" table:style-name="ce28">
            <text:p><text:s/></text:p>
          </table:table-cell>
          <table:table-cell office:value-type="string" office:string-value=" " table:formula="msoxl:=IF(E26=&quot;Hotel &amp; Travel&quot;,H26,&quot; &quot;)" table:style-name="ce28">
            <text:p><text:s/></text:p>
          </table:table-cell>
          <table:table-cell office:value-type="string" office:string-value=" " table:formula="msoxl:=IF(E26=&quot;Vehicle or Mileage&quot;,H26,&quot; &quot;)" table:style-name="ce28">
            <text:p><text:s/></text:p>
          </table:table-cell>
          <table:table-cell office:value-type="string" office:string-value=" " table:formula="msoxl:=IF(E26=&quot;Other Expenses&quot;,H26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7&gt;0,IF(G$3=&quot;X&quot;,F27*H$5/100/(1+H$5/100),&quot; &quot;),&quot; &quot;)" table:style-name="ce11">
            <text:p><text:s/></text:p>
          </table:table-cell>
          <table:table-cell office:value-type="string" office:string-value=" " table:formula="msoxl:=IF(F27&gt;0,IF(G27=&quot; &quot;,F27,F27-G27),&quot; &quot;)" table:style-name="ce11">
            <text:p><text:s/></text:p>
          </table:table-cell>
          <table:table-cell table:style-name="ce1"/>
          <table:table-cell office:value-type="string" office:string-value=" " table:formula="msoxl:=IF(E27=&quot;General Admin&quot;,H27,&quot; &quot;)" table:style-name="ce28">
            <text:p><text:s/></text:p>
          </table:table-cell>
          <table:table-cell office:value-type="string" office:string-value=" " table:formula="msoxl:=IF(E27=&quot;Hotel &amp; Travel&quot;,H27,&quot; &quot;)" table:style-name="ce28">
            <text:p><text:s/></text:p>
          </table:table-cell>
          <table:table-cell office:value-type="string" office:string-value=" " table:formula="msoxl:=IF(E27=&quot;Vehicle or Mileage&quot;,H27,&quot; &quot;)" table:style-name="ce28">
            <text:p><text:s/></text:p>
          </table:table-cell>
          <table:table-cell office:value-type="string" office:string-value=" " table:formula="msoxl:=IF(E27=&quot;Other Expenses&quot;,H27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8&gt;0,IF(G$3=&quot;X&quot;,F28*H$5/100/(1+H$5/100),&quot; &quot;),&quot; &quot;)" table:style-name="ce11">
            <text:p><text:s/></text:p>
          </table:table-cell>
          <table:table-cell office:value-type="string" office:string-value=" " table:formula="msoxl:=IF(F28&gt;0,IF(G28=&quot; &quot;,F28,F28-G28),&quot; &quot;)" table:style-name="ce11">
            <text:p><text:s/></text:p>
          </table:table-cell>
          <table:table-cell table:style-name="ce1"/>
          <table:table-cell office:value-type="string" office:string-value=" " table:formula="msoxl:=IF(E28=&quot;General Admin&quot;,H28,&quot; &quot;)" table:style-name="ce28">
            <text:p><text:s/></text:p>
          </table:table-cell>
          <table:table-cell office:value-type="string" office:string-value=" " table:formula="msoxl:=IF(E28=&quot;Hotel &amp; Travel&quot;,H28,&quot; &quot;)" table:style-name="ce28">
            <text:p><text:s/></text:p>
          </table:table-cell>
          <table:table-cell office:value-type="string" office:string-value=" " table:formula="msoxl:=IF(E28=&quot;Vehicle or Mileage&quot;,H28,&quot; &quot;)" table:style-name="ce28">
            <text:p><text:s/></text:p>
          </table:table-cell>
          <table:table-cell office:value-type="string" office:string-value=" " table:formula="msoxl:=IF(E28=&quot;Other Expenses&quot;,H28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17"/>
          <table:table-cell table:number-columns-repeated="2" table:style-name="ce9"/>
          <table:table-cell table:style-name="ce10"/>
          <table:table-cell table:style-name="ce26"/>
          <table:table-cell table:style-name="ce11"/>
          <table:table-cell office:value-type="string" office:string-value=" " table:formula="msoxl:=IF(F29&gt;0,IF(G$3=&quot;X&quot;,F29*H$5/100/(1+H$5/100),&quot; &quot;),&quot; &quot;)" table:style-name="ce11">
            <text:p><text:s/></text:p>
          </table:table-cell>
          <table:table-cell office:value-type="string" office:string-value=" " table:formula="msoxl:=IF(F29&gt;0,IF(G29=&quot; &quot;,F29,F29-G29),&quot; &quot;)" table:style-name="ce11">
            <text:p><text:s/></text:p>
          </table:table-cell>
          <table:table-cell table:style-name="ce1"/>
          <table:table-cell office:value-type="string" office:string-value=" " table:formula="msoxl:=IF(E29=&quot;General Admin&quot;,H29,&quot; &quot;)" table:style-name="ce28">
            <text:p><text:s/></text:p>
          </table:table-cell>
          <table:table-cell office:value-type="string" office:string-value=" " table:formula="msoxl:=IF(E29=&quot;Hotel &amp; Travel&quot;,H29,&quot; &quot;)" table:style-name="ce28">
            <text:p><text:s/></text:p>
          </table:table-cell>
          <table:table-cell office:value-type="string" office:string-value=" " table:formula="msoxl:=IF(E29=&quot;Vehicle or Mileage&quot;,H29,&quot; &quot;)" table:style-name="ce28">
            <text:p><text:s/></text:p>
          </table:table-cell>
          <table:table-cell office:value-type="string" office:string-value=" " table:formula="msoxl:=IF(E29=&quot;Other Expenses&quot;,H29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style-name="ce6"/>
          <table:table-cell office:value-type="string" office:string-value="Mileage Claim @ 45p" table:formula="msoxl:=&quot;Mileage Claim @ &quot; &amp; TEXT(C30*100,0) &amp; &quot;p&quot;" table:style-name="ce12">
            <text:p>Mileage Claim @ 45p</text:p>
          </table:table-cell>
          <table:table-cell office:value-type="float" office:value="0.45" table:formula="msoxl:=Month_11!C30" table:style-name="ce18">
            <text:p>0.45</text:p>
          </table:table-cell>
          <table:table-cell office:value-type="float" office:value="0" table:formula="msoxl:=SUM(D10:D29)" table:style-name="ce10">
            <text:p>0</text:p>
          </table:table-cell>
          <table:table-cell office:value-type="string" table:style-name="ce26">
            <text:p>Vehicle or Mileage</text:p>
          </table:table-cell>
          <table:table-cell office:value-type="string" office:string-value=" " table:formula="msoxl:=IF(D30&gt;0,D30*C30,&quot; &quot;)" table:style-name="ce11">
            <text:p><text:s/></text:p>
          </table:table-cell>
          <table:table-cell table:style-name="ce11"/>
          <table:table-cell office:value-type="string" office:string-value=" " table:formula="msoxl:=IF(D30&gt;0,F30-G30,&quot; &quot;)" table:style-name="ce11">
            <text:p><text:s/></text:p>
          </table:table-cell>
          <table:table-cell table:style-name="ce1"/>
          <table:table-cell office:value-type="string" office:string-value=" " table:formula="msoxl:=IF(E30=&quot;General Admin&quot;,H30,&quot; &quot;)" table:style-name="ce28">
            <text:p><text:s/></text:p>
          </table:table-cell>
          <table:table-cell office:value-type="string" office:string-value=" " table:formula="msoxl:=IF(E30=&quot;Hotel &amp; Travel&quot;,H30,&quot; &quot;)" table:style-name="ce28">
            <text:p><text:s/></text:p>
          </table:table-cell>
          <table:table-cell office:value-type="string" office:string-value=" " table:formula="msoxl:=IF(E30=&quot;Vehicle or Mileage&quot;,H30,&quot; &quot;)" table:style-name="ce28">
            <text:p><text:s/></text:p>
          </table:table-cell>
          <table:table-cell office:value-type="string" office:string-value=" " table:formula="msoxl:=IF(E30=&quot;Other Expenses&quot;,H30,&quot; &quot;)" table:style-name="ce28">
            <text:p><text:s/></text:p>
          </table:table-cell>
          <table:table-cell table:number-columns-repeated="16371"/>
        </table:table-row>
        <table:table-row table:style-name="ro2">
          <table:table-cell table:number-columns-repeated="5" table:style-name="ce6"/>
          <table:table-cell office:value-type="float" office:value="0" table:formula="msoxl:=SUM(F10:F30)" table:style-name="ce11">
            <text:p>0.00</text:p>
          </table:table-cell>
          <table:table-cell office:value-type="float" office:value="0" table:formula="msoxl:=SUM(G10:G30)" table:style-name="ce11">
            <text:p>0.00</text:p>
          </table:table-cell>
          <table:table-cell office:value-type="float" office:value="0" table:formula="msoxl:=SUM(H10:H30)" table:style-name="ce11">
            <text:p>0.00</text:p>
          </table:table-cell>
          <table:table-cell table:style-name="ce1"/>
          <table:table-cell office:value-type="float" office:value="0" table:formula="msoxl:=SUM(J10:J30)" table:style-name="ce11">
            <text:p>0.00</text:p>
          </table:table-cell>
          <table:table-cell office:value-type="float" office:value="0" table:formula="msoxl:=SUM(K10:K30)" table:style-name="ce11">
            <text:p>0.00</text:p>
          </table:table-cell>
          <table:table-cell office:value-type="float" office:value="0" table:formula="msoxl:=SUM(L10:L30)" table:style-name="ce11">
            <text:p>0.00</text:p>
          </table:table-cell>
          <table:table-cell office:value-type="float" office:value="0" table:formula="msoxl:=SUM(M10:M30)" table:style-name="ce11">
            <text:p>0.00</text:p>
          </table:table-cell>
          <table:table-cell table:number-columns-repeated="16371"/>
        </table:table-row>
        <table:table-row table:style-name="ro4">
          <table:table-cell table:number-columns-spanned="8" table:number-rows-spanned="1" table:style-name="ce52"/>
          <table:covered-table-cell table:number-columns-repeated="7"/>
          <table:table-cell table:number-columns-repeated="16376" table:style-name="ce1"/>
        </table:table-row>
        <table:table-row table:style-name="ro1">
          <table:table-cell table:style-name="ce6"/>
          <table:table-cell table:style-name="ce13"/>
          <table:table-cell office:value-type="string" table:number-columns-spanned="2" table:number-rows-spanned="1" table:style-name="ce69">
            <text:p>TOTAL AMOUNT PAYABLE</text:p>
          </table:table-cell>
          <table:covered-table-cell/>
          <table:table-cell office:value-type="string" table:style-name="ce14">
            <text:p>£<text:s/></text:p>
          </table:table-cell>
          <table:table-cell office:value-type="float" office:value="0" table:formula="msoxl:=F31" table:style-name="ce15">
            <text:p>0.00</text:p>
          </table:table-cell>
          <table:table-cell table:number-columns-spanned="2" table:number-rows-spanned="1" table:style-name="ce66"/>
          <table:covered-table-cell/>
          <table:table-cell table:number-columns-repeated="16376"/>
        </table:table-row>
        <table:table-row table:style-name="ro4">
          <table:table-cell table:number-columns-spanned="8" table:number-rows-spanned="1" table:style-name="ce52"/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7" table:number-rows-spanned="1" table:style-name="ce53">
            <text:p>I confirm the amount claimed has been incurred solely on business and does not include travel expenses from<text:s/></text:p>
          </table:table-cell>
          <table:covered-table-cell table:number-columns-repeated="6"/>
          <table:table-cell table:number-columns-repeated="16377" table:style-name="ce1"/>
        </table:table-row>
        <table:table-row table:style-name="ro2">
          <table:table-cell office:value-type="string" table:number-columns-spanned="7" table:number-rows-spanned="1" table:style-name="ce53">
            <text:p>home to normal place of work, personal or third party expenses</text:p>
          </table:table-cell>
          <table:covered-table-cell table:number-columns-repeated="6"/>
          <table:table-cell table:number-columns-repeated="16377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1">
            <text:p>Signed</text:p>
          </table:table-cell>
          <table:table-cell office:value-type="string" table:number-columns-spanned="2" table:number-rows-spanned="1" table:style-name="ce51">
            <text:p>…………………………………………………………….</text:p>
          </table:table-cell>
          <table:covered-table-cell/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1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2"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50">
            <text:p>Payment Authorised By</text:p>
          </table:table-cell>
          <table:covered-table-cell/>
          <table:table-cell office:value-type="string" table:style-name="ce1">
            <text:p>…………………………</text:p>
          </table:table-cell>
          <table:table-cell office:value-type="string" table:style-name="ce2">
            <text:p>Date</text:p>
          </table:table-cell>
          <table:table-cell office:value-type="string" table:number-columns-spanned="2" table:number-rows-spanned="1" table:style-name="ce51">
            <text:p>…………………………….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style-name="ce35">
            <text:p>OFFICE USE: Accounting Summary</text:p>
          </table:table-cell>
          <table:table-cell table:style-name="ce36"/>
          <table:table-cell office:value-type="string" table:style-name="ce39">
            <text:p>Reference</text:p>
          </table:table-cell>
          <table:table-cell office:value-type="string" table:style-name="ce40">
            <text:p>Exp01</text:p>
          </table:table-cell>
          <table:table-cell table:number-columns-repeated="2" table:style-name="ce19"/>
          <table:table-cell office:value-type="string" table:number-columns-spanned="1" table:number-rows-spanned="2" table:style-name="ce62">
            <text:p>Entry Code Letter</text:p>
          </table:table-cell>
          <table:table-cell table:style-name="ce31"/>
          <table:table-cell table:number-columns-repeated="16376"/>
        </table:table-row>
        <table:table-row table:style-name="ro2">
          <table:table-cell table:style-name="ce29"/>
          <table:table-cell table:style-name="ce30"/>
          <table:table-cell table:number-columns-repeated="4" table:style-name="ce6"/>
          <table:covered-table-cell/>
          <table:table-cell table:style-name="ce32"/>
          <table:table-cell table:number-columns-repeated="16376"/>
        </table:table-row>
        <table:table-row table:style-name="ro2">
          <table:table-cell office:value-type="date" office:date-value="2014-03-31T00:00:00" table:formula="msoxl:=IF(G7&gt;0,G7,&quot; &quot;)" table:style-name="ce20">
            <text:p>31-Mar-14</text:p>
          </table:table-cell>
          <table:table-cell office:value-type="string" office:string-value="" table:formula="msoxl:=IF(B5&gt;0,B5,&quot; &quot;)" table:number-columns-spanned="2" table:number-rows-spanned="1" table:style-name="ce52"/>
          <table:covered-table-cell/>
          <table:table-cell office:value-type="string" table:style-name="ce6">
            <text:p>Total Purchases</text:p>
          </table:table-cell>
          <table:table-cell table:style-name="ce6"/>
          <table:table-cell office:value-type="string" office:string-value=" " table:formula="msoxl:=IF(F31&gt;0,F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Vat Input</text:p>
          </table:table-cell>
          <table:table-cell table:style-name="ce6"/>
          <table:table-cell office:value-type="string" office:string-value=" " table:formula="msoxl:=IF(G31&gt;0,G31,&quot; &quot;)" table:style-name="ce27">
            <text:p><text:s/></text:p>
          </table:table-cell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style-name="ce6">
            <text:p>Expense analysis</text:p>
          </table:table-cell>
          <table:table-cell table:number-columns-repeated="3" table:style-name="ce6"/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52">
            <text:p>General Admin</text:p>
          </table:table-cell>
          <table:covered-table-cell/>
          <table:table-cell office:value-type="string" office:string-value=" " table:formula="msoxl:=IF(J31&gt;0,J31,&quot; &quot;)" table:style-name="ce27">
            <text:p><text:s/></text:p>
          </table:table-cell>
          <table:table-cell office:value-type="string" table:style-name="ce38">
            <text:p>G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number-columns-repeated="2" table:style-name="ce6"/>
          <table:table-cell office:value-type="string" table:number-columns-spanned="2" table:number-rows-spanned="1" table:style-name="ce52">
            <text:p>Hotel &amp; Travel</text:p>
          </table:table-cell>
          <table:covered-table-cell/>
          <table:table-cell office:value-type="string" office:string-value=" " table:formula="msoxl:=IF(K31&gt;0,K31,&quot; &quot;)" table:style-name="ce27">
            <text:p><text:s/></text:p>
          </table:table-cell>
          <table:table-cell office:value-type="string" table:style-name="ce38">
            <text:p>H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table:style-name="ce1"/>
          <table:table-cell table:style-name="ce33"/>
          <table:table-cell office:value-type="string" table:number-columns-spanned="2" table:number-rows-spanned="1" table:style-name="ce52">
            <text:p>Vehicle or Mileage</text:p>
          </table:table-cell>
          <table:covered-table-cell/>
          <table:table-cell office:value-type="string" office:string-value=" " table:formula="msoxl:=IF(L31&gt;0,L31,&quot; &quot;)" table:style-name="ce27">
            <text:p><text:s/></text:p>
          </table:table-cell>
          <table:table-cell office:value-type="string" table:style-name="ce38">
            <text:p>V</text:p>
          </table:table-cell>
          <table:table-cell table:style-name="ce21"/>
          <table:table-cell table:number-columns-repeated="16376"/>
        </table:table-row>
        <table:table-row table:style-name="ro2">
          <table:table-cell table:style-name="ce22"/>
          <table:table-cell office:value-type="string" table:number-columns-spanned="1" table:number-rows-spanned="2" table:style-name="ce60">
            <text:p>Manual analysis required of Other Expenses for accounts</text:p>
          </table:table-cell>
          <table:table-cell table:style-name="ce33"/>
          <table:table-cell office:value-type="string" table:number-columns-spanned="2" table:number-rows-spanned="1" table:style-name="ce52">
            <text:p>Other Expenses</text:p>
          </table:table-cell>
          <table:covered-table-cell/>
          <table:table-cell office:value-type="string" office:string-value=" " table:formula="msoxl:=IF(M31&gt;0,M31,&quot; &quot;)" table:style-name="ce27">
            <text:p><text:s/></text:p>
          </table:table-cell>
          <table:table-cell office:value-type="string" table:number-columns-spanned="2" table:number-rows-spanned="1" table:style-name="ce68">
            <text:p>To be allocated manually</text:p>
          </table:table-cell>
          <table:covered-table-cell/>
          <table:table-cell table:number-columns-repeated="16376"/>
        </table:table-row>
        <table:table-row table:style-name="ro2">
          <table:table-cell table:style-name="ce22"/>
          <table:covered-table-cell/>
          <table:table-cell table:style-name="ce33"/>
          <table:table-cell table:number-columns-repeated="2" table:style-name="ce7"/>
          <table:table-cell table:style-name="ce27"/>
          <table:table-cell table:style-name="ce6"/>
          <table:table-cell table:style-name="ce21"/>
          <table:table-cell table:number-columns-repeated="16376"/>
        </table:table-row>
        <table:table-row table:style-name="ro2">
          <table:table-cell table:style-name="ce23"/>
          <table:table-cell table:number-columns-repeated="2" table:style-name="ce34"/>
          <table:table-cell table:number-columns-repeated="4" table:style-name="ce24"/>
          <table:table-cell table:style-name="ce25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number-style style:name="N36P0">
      <number:number number:decimal-places="2" number:min-integer-digits="1"/>
      <number:text> </number:text>
    </number:number-style>
    <number:number-style style:name="N36">
      <style:text-properties fo:color="#FF0000"/>
      <number:text>-</number:text>
      <number:number number:decimal-places="2" number:min-integer-digits="1"/>
      <number:text> </number:text>
      <style:map style:condition="value()&gt;=0" style:apply-style-name="N36P0"/>
    </number:number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118110236220472in" fo:margin-bottom="0.118110236220472in" fo:margin-left="0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Terry</meta:initial-creator>
    <dc:creator>Antony Cartwright</dc:creator>
    <meta:creation-date>2008-11-16T13:05:06Z</meta:creation-date>
    <dc:date>2014-01-11T12:19:41Z</dc:date>
    <meta:print-date>2008-12-17T15:51:17Z</meta:print-date>
  </office:meta>
</office:document-meta>
</file>